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data" table:style-name="ta1">
        <office:forms form:automatic-focus="false" form:apply-design-mode="false"/>
        <table:shapes>
          <draw:frame draw:z-index="0" draw:style-name="gr1" draw:text-style-name="P1" svg:width="159.99mm" svg:height="89.99mm" svg:x="91.32mm" svg:y="1mm">
            <loext:p draw:notify-on-update-of-ranges="data.D1:data.D1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89.96mm" svg:x="253.31mm" svg:y="0mm">
            <loext:p draw:notify-on-update-of-ranges="data.E1:data.E1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number-columns-repeated="2" table:style-name="ce1" office:value-type="string" calcext:value-type="string">
            <text:p>0.017818927764892578</text:p>
          </table:table-cell>
          <table:table-cell table:style-name="ce1" office:value-type="string" calcext:value-type="string">
            <text:p>7.152557373046875e-07</text:p>
          </table:table-cell>
          <table:table-cell table:style-name="ce1" office:value-type="float" office:value="0.289722353219986" calcext:value-type="float">
            <text:p>0,2897223532</text:p>
          </table:table-cell>
          <table:table-cell table:style-name="ce1" office:value-type="float" office:value="2.91496157646179" calcext:value-type="float">
            <text:p>2,9149615765</text:p>
          </table:table-cell>
          <table:table-cell table:style-name="ce1" office:value-type="float" office:value="3.98762536048889" calcext:value-type="float">
            <text:p>3,987625360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0.131777822971344" calcext:value-type="float">
            <text:p>-0,131777823</text:p>
          </table:table-cell>
          <table:table-cell table:style-name="ce1" office:value-type="float" office:value="7.26252317428589" calcext:value-type="float">
            <text:p>7,2625231743</text:p>
          </table:table-cell>
          <table:table-cell table:style-name="ce1" office:value-type="float" office:value="-4.85013484954834" calcext:value-type="float">
            <text:p>-4,8501348495</text:p>
          </table:table-cell>
          <table:table-cell table:number-columns-repeated="2" table:style-name="ce1" office:value-type="string" calcext:value-type="string">
            <text:p>0.0</text:p>
          </table:table-cell>
          <table:table-cell table:style-name="ce1" office:value-type="string" calcext:value-type="string">
            <text:p>0.0557288343296406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56" calcext:value-type="float">
            <text:p>0,01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02274656295776" calcext:value-type="float">
            <text:p>0,06022746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4943348364272" calcext:value-type="float">
            <text:p>1,4943348364</text:p>
          </table:table-cell>
          <table:table-cell table:style-name="ce1" office:value-type="float" office:value="0.200765609741211" calcext:value-type="float">
            <text:p>0,2007656097</text:p>
          </table:table-cell>
          <table:table-cell table:style-name="ce1" office:value-type="float" office:value="0.200761795043945" calcext:value-type="float">
            <text:p>0,200761795</text:p>
          </table:table-cell>
          <table:table-cell table:style-name="ce1" office:value-type="float" office:value="0.200758218765259" calcext:value-type="float">
            <text:p>0,2007582188</text:p>
          </table:table-cell>
          <table:table-cell table:style-name="ce1" office:value-type="float" office:value="-0.131777822971344" calcext:value-type="float">
            <text:p>-0,131777823</text:p>
          </table:table-cell>
          <table:table-cell table:style-name="ce1" office:value-type="float" office:value="7.26252317428589" calcext:value-type="float">
            <text:p>7,2625231743</text:p>
          </table:table-cell>
          <table:table-cell table:style-name="ce1" office:value-type="float" office:value="-4.85013484954834" calcext:value-type="float">
            <text:p>-4,8501348495</text:p>
          </table:table-cell>
        </table:table-row>
        <table:table-row table:style-name="ro1">
          <table:table-cell table:style-name="ce1" office:value-type="string" calcext:value-type="string">
            <text:p>0.03091573715209961</text:p>
          </table:table-cell>
          <table:table-cell table:style-name="ce1" office:value-type="string" calcext:value-type="string">
            <text:p>0.013096809387207031</text:p>
          </table:table-cell>
          <table:table-cell table:style-name="ce1" office:value-type="string" calcext:value-type="string">
            <text:p>0.4226970672607422</text:p>
          </table:table-cell>
          <table:table-cell table:style-name="ce1" office:value-type="float" office:value="0.278015285730362" calcext:value-type="float">
            <text:p>0,2780152857</text:p>
          </table:table-cell>
          <table:table-cell table:style-name="ce1" office:value-type="float" office:value="2.85705089569092" calcext:value-type="float">
            <text:p>2,8570508957</text:p>
          </table:table-cell>
          <table:table-cell table:style-name="ce1" office:value-type="float" office:value="3.98932361602783" calcext:value-type="float">
            <text:p>3,989323616</text:p>
          </table:table-cell>
          <table:table-cell table:style-name="ce1" office:value-type="float" office:value="-0.137023445701346" calcext:value-type="float">
            <text:p>-0,137023445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130681350827217" calcext:value-type="float">
            <text:p>-0,1306813508</text:p>
          </table:table-cell>
          <table:table-cell table:style-name="ce1" office:value-type="float" office:value="7.23106956481934" calcext:value-type="float">
            <text:p>7,2310695648</text:p>
          </table:table-cell>
          <table:table-cell table:style-name="ce1" office:value-type="float" office:value="-4.83637285232544" calcext:value-type="float">
            <text:p>-4,8363728523</text:p>
          </table:table-cell>
          <table:table-cell table:style-name="ce1" office:value-type="string" calcext:value-type="string">
            <text:p>-0.13702344570134603</text:p>
          </table:table-cell>
          <table:table-cell table:style-name="ce1" office:value-type="string" calcext:value-type="string">
            <text:p>-1.3471709462251282</text:p>
          </table:table-cell>
          <table:table-cell table:style-name="ce1" office:value-type="string" calcext:value-type="string">
            <text:p>-0.47344221671714004</text:p>
          </table:table-cell>
          <table:table-cell table:style-name="ce1" office:value-type="float" office:value="-0.0869167059659958" calcext:value-type="float">
            <text:p>-0,086916706</text:p>
          </table:table-cell>
          <table:table-cell table:style-name="ce1" office:value-type="float" office:value="-0.874488472938538" calcext:value-type="float">
            <text:p>-0,8744884729</text:p>
          </table:table-cell>
          <table:table-cell table:style-name="ce1" office:value-type="float" office:value="-0.191756518745422" calcext:value-type="float">
            <text:p>-0,1917565187</text:p>
          </table:table-cell>
          <table:table-cell table:style-name="ce1" office:value-type="float" office:value="-0.122545883301129" calcext:value-type="float">
            <text:p>-0,122545883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68496011203465" calcext:value-type="float">
            <text:p>-0,684960112</text:p>
          </table:table-cell>
          <table:table-cell table:style-name="ce1" office:value-type="float" office:value="-6.89147904666512" calcext:value-type="float">
            <text:p>-6,8914790467</text:p>
          </table:table-cell>
          <table:table-cell table:style-name="ce1" office:value-type="float" office:value="-9.42742791886871" calcext:value-type="float">
            <text:p>-9,4274279189</text:p>
          </table:table-cell>
          <table:table-cell table:style-name="ce1" office:value-type="float" office:value="0.422976970672607" calcext:value-type="float">
            <text:p>0,4229769707</text:p>
          </table:table-cell>
          <table:table-cell table:style-name="ce1" office:value-type="float" office:value="0.422980546951294" calcext:value-type="float">
            <text:p>0,422980547</text:p>
          </table:table-cell>
          <table:table-cell table:style-name="ce1" office:value-type="float" office:value="0.422981262207031" calcext:value-type="float">
            <text:p>0,4229812622</text:p>
          </table:table-cell>
          <table:table-cell table:style-name="ce1" office:value-type="float" office:value="-0.130681350827217" calcext:value-type="float">
            <text:p>-0,1306813508</text:p>
          </table:table-cell>
          <table:table-cell table:style-name="ce1" office:value-type="float" office:value="7.23106956481934" calcext:value-type="float">
            <text:p>7,2310695648</text:p>
          </table:table-cell>
          <table:table-cell table:style-name="ce1" office:value-type="float" office:value="-4.83637285232544" calcext:value-type="float">
            <text:p>-4,8363728523</text:p>
          </table:table-cell>
        </table:table-row>
        <table:table-row table:style-name="ro1">
          <table:table-cell table:style-name="ce1" office:value-type="string" calcext:value-type="string">
            <text:p>0.044701576232910156</text:p>
          </table:table-cell>
          <table:table-cell table:style-name="ce1" office:value-type="string" calcext:value-type="string">
            <text:p>0.013785839080810547</text:p>
          </table:table-cell>
          <table:table-cell table:style-name="ce1" office:value-type="string" calcext:value-type="string">
            <text:p>0.8397328853607178</text:p>
          </table:table-cell>
          <table:table-cell table:style-name="ce1" office:value-type="float" office:value="0.27784863114357" calcext:value-type="float">
            <text:p>0,2778486311</text:p>
          </table:table-cell>
          <table:table-cell table:style-name="ce1" office:value-type="float" office:value="2.81986808776855" calcext:value-type="float">
            <text:p>2,8198680878</text:p>
          </table:table-cell>
          <table:table-cell table:style-name="ce1" office:value-type="float" office:value="3.98693227767944" calcext:value-type="float">
            <text:p>3,9869322777</text:p>
          </table:table-cell>
          <table:table-cell table:style-name="ce1" office:value-type="float" office:value="-0.114203358753258" calcext:value-type="float">
            <text:p>-0,1142033588</text:p>
          </table:table-cell>
          <table:table-cell table:number-columns-repeated="2" table:style-name="ce1" office:value-type="float" office:value="-0.985302404934155" calcext:value-type="float">
            <text:p>-0,9853024049</text:p>
          </table:table-cell>
          <table:table-cell table:style-name="ce1" office:value-type="float" office:value="-0.130681350827217" calcext:value-type="float">
            <text:p>-0,1306813508</text:p>
          </table:table-cell>
          <table:table-cell table:style-name="ce1" office:value-type="float" office:value="7.23106956481934" calcext:value-type="float">
            <text:p>7,2310695648</text:p>
          </table:table-cell>
          <table:table-cell table:style-name="ce1" office:value-type="float" office:value="-4.83637285232544" calcext:value-type="float">
            <text:p>-4,8363728523</text:p>
          </table:table-cell>
          <table:table-cell table:style-name="ce1" office:value-type="string" calcext:value-type="string">
            <text:p>-0.11420335875325786</text:p>
          </table:table-cell>
          <table:table-cell table:style-name="ce1" office:value-type="string" calcext:value-type="string">
            <text:p>-0.9853024049341553</text:p>
          </table:table-cell>
          <table:table-cell table:style-name="ce1" office:value-type="string" calcext:value-type="string">
            <text:p>-0.23794676190050593</text:p>
          </table:table-cell>
          <table:table-cell table:style-name="ce1" office:value-type="float" office:value="-0.0834045857191086" calcext:value-type="float">
            <text:p>-0,0834045857</text:p>
          </table:table-cell>
          <table:table-cell table:style-name="ce1" office:value-type="float" office:value="-0.857115268707275" calcext:value-type="float">
            <text:p>-0,8571152687</text:p>
          </table:table-cell>
          <table:table-cell table:style-name="ce1" office:value-type="float" office:value="-0.191844828033447" calcext:value-type="float">
            <text:p>-0,191844828</text:p>
          </table:table-cell>
          <table:table-cell table:style-name="ce1" office:value-type="float" office:value="-0.238341131213147" calcext:value-type="float">
            <text:p>-0,238341131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81077485637875" calcext:value-type="float">
            <text:p>0,0281077486</text:p>
          </table:table-cell>
          <table:table-cell table:style-name="ce1" office:value-type="float" office:value="0.139038036186124" calcext:value-type="float">
            <text:p>0,1390380362</text:p>
          </table:table-cell>
          <table:table-cell table:style-name="ce1" office:value-type="float" office:value="-0.00407735468234642" calcext:value-type="float">
            <text:p>-0,0040773547</text:p>
          </table:table-cell>
          <table:table-cell table:style-name="ce1" office:value-type="float" office:value="0.416506767272949" calcext:value-type="float">
            <text:p>0,4165067673</text:p>
          </table:table-cell>
          <table:table-cell table:style-name="ce1" office:value-type="float" office:value="0.416509628295898" calcext:value-type="float">
            <text:p>0,4165096283</text:p>
          </table:table-cell>
          <table:table-cell table:style-name="ce1" office:value-type="float" office:value="0.41650915145874" calcext:value-type="float">
            <text:p>0,4165091515</text:p>
          </table:table-cell>
          <table:table-cell table:style-name="ce1" office:value-type="float" office:value="-0.130681350827217" calcext:value-type="float">
            <text:p>-0,1306813508</text:p>
          </table:table-cell>
          <table:table-cell table:style-name="ce1" office:value-type="float" office:value="7.23106956481934" calcext:value-type="float">
            <text:p>7,2310695648</text:p>
          </table:table-cell>
          <table:table-cell table:style-name="ce1" office:value-type="float" office:value="-4.83637285232544" calcext:value-type="float">
            <text:p>-4,8363728523</text:p>
          </table:table-cell>
        </table:table-row>
        <table:table-row table:style-name="ro1">
          <table:table-cell table:style-name="ce1" office:value-type="string" calcext:value-type="string">
            <text:p>0.0625143051147461</text:p>
          </table:table-cell>
          <table:table-cell table:style-name="ce1" office:value-type="string" calcext:value-type="string">
            <text:p>0.017812728881835938</text:p>
          </table:table-cell>
          <table:table-cell table:style-name="ce1" office:value-type="string" calcext:value-type="string">
            <text:p>1.2572860717773438</text:p>
          </table:table-cell>
          <table:table-cell table:style-name="ce1" office:value-type="float" office:value="-0.135178551077843" calcext:value-type="float">
            <text:p>-0,1351785511</text:p>
          </table:table-cell>
          <table:table-cell table:style-name="ce1" office:value-type="float" office:value="2.88576817512512" calcext:value-type="float">
            <text:p>2,8857681751</text:p>
          </table:table-cell>
          <table:table-cell table:style-name="ce1" office:value-type="float" office:value="3.96376943588257" calcext:value-type="float">
            <text:p>3,9637694359</text:p>
          </table:table-cell>
          <table:table-cell table:style-name="ce1" office:value-type="float" office:value="-0.131180701770349" calcext:value-type="float">
            <text:p>-0,1311807018</text:p>
          </table:table-cell>
          <table:table-cell table:number-columns-repeated="2" table:style-name="ce1" office:value-type="float" office:value="-0.976599031568913" calcext:value-type="float">
            <text:p>-0,9765990316</text:p>
          </table:table-cell>
          <table:table-cell table:style-name="ce1" office:value-type="float" office:value="-0.132427841424942" calcext:value-type="float">
            <text:p>-0,1324278414</text:p>
          </table:table-cell>
          <table:table-cell table:style-name="ce1" office:value-type="float" office:value="7.19892644882202" calcext:value-type="float">
            <text:p>7,1989264488</text:p>
          </table:table-cell>
          <table:table-cell table:style-name="ce1" office:value-type="float" office:value="-4.80505514144897" calcext:value-type="float">
            <text:p>-4,8050551414</text:p>
          </table:table-cell>
          <table:table-cell table:style-name="ce1" office:value-type="string" calcext:value-type="string">
            <text:p>-0.1311807017703495</text:p>
          </table:table-cell>
          <table:table-cell table:style-name="ce1" office:value-type="string" calcext:value-type="string">
            <text:p>-0.9765990315689127</text:p>
          </table:table-cell>
          <table:table-cell table:style-name="ce1" office:value-type="string" calcext:value-type="string">
            <text:p>-0.23757736960756137</text:p>
          </table:table-cell>
          <table:table-cell table:style-name="ce1" office:value-type="float" office:value="-0.083354589343071" calcext:value-type="float">
            <text:p>-0,0833545893</text:p>
          </table:table-cell>
          <table:table-cell table:style-name="ce1" office:value-type="float" office:value="-0.845960426330566" calcext:value-type="float">
            <text:p>-0,8459604263</text:p>
          </table:table-cell>
          <table:table-cell table:style-name="ce1" office:value-type="float" office:value="-0.191720478439331" calcext:value-type="float">
            <text:p>-0,1917204784</text:p>
          </table:table-cell>
          <table:table-cell table:style-name="ce1" office:value-type="float" office:value="-0.354412297771937" calcext:value-type="float">
            <text:p>-0,354412297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0398934121080786" calcext:value-type="float">
            <text:p>0,0003989341</text:p>
          </table:table-cell>
          <table:table-cell table:style-name="ce1" office:value-type="float" office:value="0.0890080563602784" calcext:value-type="float">
            <text:p>0,0890080564</text:p>
          </table:table-cell>
          <table:table-cell table:style-name="ce1" office:value-type="float" office:value="0.00572435327078588" calcext:value-type="float">
            <text:p>0,0057243533</text:p>
          </table:table-cell>
          <table:table-cell table:style-name="ce1" office:value-type="float" office:value="0.417749643325806" calcext:value-type="float">
            <text:p>0,4177496433</text:p>
          </table:table-cell>
          <table:table-cell table:style-name="ce1" office:value-type="float" office:value="0.417746543884277" calcext:value-type="float">
            <text:p>0,4177465439</text:p>
          </table:table-cell>
          <table:table-cell table:style-name="ce1" office:value-type="float" office:value="0.417748212814331" calcext:value-type="float">
            <text:p>0,4177482128</text:p>
          </table:table-cell>
          <table:table-cell table:style-name="ce1" office:value-type="float" office:value="-0.132427841424942" calcext:value-type="float">
            <text:p>-0,1324278414</text:p>
          </table:table-cell>
          <table:table-cell table:style-name="ce1" office:value-type="float" office:value="7.19892644882202" calcext:value-type="float">
            <text:p>7,1989264488</text:p>
          </table:table-cell>
          <table:table-cell table:style-name="ce1" office:value-type="float" office:value="-4.80505514144897" calcext:value-type="float">
            <text:p>-4,8050551414</text:p>
          </table:table-cell>
        </table:table-row>
        <table:table-row table:style-name="ro1">
          <table:table-cell table:style-name="ce1" office:value-type="string" calcext:value-type="string">
            <text:p>0.07660293579101562</text:p>
          </table:table-cell>
          <table:table-cell table:style-name="ce1" office:value-type="string" calcext:value-type="string">
            <text:p>0.014088630676269531</text:p>
          </table:table-cell>
          <table:table-cell table:style-name="ce1" office:value-type="string" calcext:value-type="string">
            <text:p>1.6822350025177002</text:p>
          </table:table-cell>
          <table:table-cell table:style-name="ce1" office:value-type="float" office:value="0.273770987987518" calcext:value-type="float">
            <text:p>0,273770988</text:p>
          </table:table-cell>
          <table:table-cell table:style-name="ce1" office:value-type="float" office:value="2.81343388557434" calcext:value-type="float">
            <text:p>2,8134338856</text:p>
          </table:table-cell>
          <table:table-cell table:style-name="ce1" office:value-type="float" office:value="3.92842078208923" calcext:value-type="float">
            <text:p>3,9284207821</text:p>
          </table:table-cell>
          <table:table-cell table:style-name="ce1" office:value-type="float" office:value="0.0481076873622504" calcext:value-type="float">
            <text:p>0,048107687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132427841424942" calcext:value-type="float">
            <text:p>-0,1324278414</text:p>
          </table:table-cell>
          <table:table-cell table:style-name="ce1" office:value-type="float" office:value="7.19892644882202" calcext:value-type="float">
            <text:p>7,1989264488</text:p>
          </table:table-cell>
          <table:table-cell table:style-name="ce1" office:value-type="float" office:value="-4.80505514144897" calcext:value-type="float">
            <text:p>-4,8050551414</text:p>
          </table:table-cell>
          <table:table-cell table:style-name="ce1" office:value-type="string" calcext:value-type="string">
            <text:p>0.04810768736225044</text:p>
          </table:table-cell>
          <table:table-cell table:style-name="ce1" office:value-type="string" calcext:value-type="string">
            <text:p>-1.008332909218923</text:p>
          </table:table-cell>
          <table:table-cell table:style-name="ce1" office:value-type="string" calcext:value-type="string">
            <text:p>-0.23515266670108184</text:p>
          </table:table-cell>
          <table:table-cell table:style-name="ce1" office:value-type="float" office:value="0.0405535653233528" calcext:value-type="float">
            <text:p>0,0405535653</text:p>
          </table:table-cell>
          <table:table-cell table:style-name="ce1" office:value-type="float" office:value="-0.865730452537536" calcext:value-type="float">
            <text:p>-0,8657304525</text:p>
          </table:table-cell>
          <table:table-cell table:style-name="ce1" office:value-type="float" office:value="-0.190516010665894" calcext:value-type="float">
            <text:p>-0,1905160107</text:p>
          </table:table-cell>
          <table:table-cell table:style-name="ce1" office:value-type="float" office:value="-0.296996420788457" calcext:value-type="float">
            <text:p>-0,296996420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72421200925291" calcext:value-type="float">
            <text:p>0,9724212009</text:p>
          </table:table-cell>
          <table:table-cell table:style-name="ce1" office:value-type="float" office:value="-0.155152177171151" calcext:value-type="float">
            <text:p>-0,1551521772</text:p>
          </table:table-cell>
          <table:table-cell table:style-name="ce1" office:value-type="float" office:value="0.0545337585924686" calcext:value-type="float">
            <text:p>0,0545337586</text:p>
          </table:table-cell>
          <table:table-cell table:style-name="ce1" office:value-type="float" office:value="0.42474102973938" calcext:value-type="float">
            <text:p>0,4247410297</text:p>
          </table:table-cell>
          <table:table-cell table:style-name="ce1" office:value-type="float" office:value="0.424744844436646" calcext:value-type="float">
            <text:p>0,4247448444</text:p>
          </table:table-cell>
          <table:table-cell table:style-name="ce1" office:value-type="float" office:value="0.424743175506592" calcext:value-type="float">
            <text:p>0,4247431755</text:p>
          </table:table-cell>
          <table:table-cell table:style-name="ce1" office:value-type="float" office:value="-0.132427841424942" calcext:value-type="float">
            <text:p>-0,1324278414</text:p>
          </table:table-cell>
          <table:table-cell table:style-name="ce1" office:value-type="float" office:value="7.19892644882202" calcext:value-type="float">
            <text:p>7,1989264488</text:p>
          </table:table-cell>
          <table:table-cell table:style-name="ce1" office:value-type="float" office:value="-4.80505514144897" calcext:value-type="float">
            <text:p>-4,8050551414</text:p>
          </table:table-cell>
        </table:table-row>
        <table:table-row table:style-name="ro1">
          <table:table-cell table:style-name="ce1" office:value-type="string" calcext:value-type="string">
            <text:p>0.08941316604614258</text:p>
          </table:table-cell>
          <table:table-cell table:style-name="ce1" office:value-type="string" calcext:value-type="string">
            <text:p>0.012810230255126953</text:p>
          </table:table-cell>
          <table:table-cell table:style-name="ce1" office:value-type="string" calcext:value-type="string">
            <text:p>2.1073262691497803</text:p>
          </table:table-cell>
          <table:table-cell table:style-name="ce1" office:value-type="float" office:value="0.258972942829132" calcext:value-type="float">
            <text:p>0,2589729428</text:p>
          </table:table-cell>
          <table:table-cell table:style-name="ce1" office:value-type="float" office:value="2.69907355308533" calcext:value-type="float">
            <text:p>2,6990735531</text:p>
          </table:table-cell>
          <table:table-cell table:style-name="ce1" office:value-type="float" office:value="3.88123846054077" calcext:value-type="float">
            <text:p>3,8812384605</text:p>
          </table:table-cell>
          <table:table-cell table:style-name="ce1" office:value-type="float" office:value="-0.185064399445765" calcext:value-type="float">
            <text:p>-0,1850643994</text:p>
          </table:table-cell>
          <table:table-cell table:number-columns-repeated="2" table:style-name="ce1" office:value-type="float" office:value="-0.970695243982803" calcext:value-type="float">
            <text:p>-0,970695244</text:p>
          </table:table-cell>
          <table:table-cell table:style-name="ce1" office:value-type="float" office:value="-0.148692578077316" calcext:value-type="float">
            <text:p>-0,1486925781</text:p>
          </table:table-cell>
          <table:table-cell table:style-name="ce1" office:value-type="float" office:value="7.08627796173096" calcext:value-type="float">
            <text:p>7,0862779617</text:p>
          </table:table-cell>
          <table:table-cell table:style-name="ce1" office:value-type="float" office:value="-4.75570344924927" calcext:value-type="float">
            <text:p>-4,7557034492</text:p>
          </table:table-cell>
          <table:table-cell table:style-name="ce1" office:value-type="string" calcext:value-type="string">
            <text:p>-0.18506439944576467</text:p>
          </table:table-cell>
          <table:table-cell table:style-name="ce1" office:value-type="string" calcext:value-type="string">
            <text:p>-0.9706952439828026</text:p>
          </table:table-cell>
          <table:table-cell table:style-name="ce1" office:value-type="string" calcext:value-type="string">
            <text:p>-0.23259974630383892</text:p>
          </table:table-cell>
          <table:table-cell table:style-name="ce1" office:value-type="float" office:value="-0.0821312963962555" calcext:value-type="float">
            <text:p>-0,0821312964</text:p>
          </table:table-cell>
          <table:table-cell table:style-name="ce1" office:value-type="float" office:value="-0.844030165672302" calcext:value-type="float">
            <text:p>-0,8440301657</text:p>
          </table:table-cell>
          <table:table-cell table:style-name="ce1" office:value-type="float" office:value="-0.18867788066864" calcext:value-type="float">
            <text:p>-0,1886778807</text:p>
          </table:table-cell>
          <table:table-cell table:style-name="ce1" office:value-type="float" office:value="-0.413417613323187" calcext:value-type="float">
            <text:p>-0,413417613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61667862262836" calcext:value-type="float">
            <text:p>-0,9616678623</text:p>
          </table:table-cell>
          <table:table-cell table:style-name="ce1" office:value-type="float" office:value="0.17010044264285" calcext:value-type="float">
            <text:p>0,1701004426</text:p>
          </table:table-cell>
          <table:table-cell table:style-name="ce1" office:value-type="float" office:value="0.0831253745920486" calcext:value-type="float">
            <text:p>0,0831253746</text:p>
          </table:table-cell>
          <table:table-cell table:style-name="ce1" office:value-type="float" office:value="0.425250291824341" calcext:value-type="float">
            <text:p>0,4252502918</text:p>
          </table:table-cell>
          <table:table-cell table:style-name="ce1" office:value-type="float" office:value="0.425244569778442" calcext:value-type="float">
            <text:p>0,4252445698</text:p>
          </table:table-cell>
          <table:table-cell table:style-name="ce1" office:value-type="float" office:value="0.425245046615601" calcext:value-type="float">
            <text:p>0,4252450466</text:p>
          </table:table-cell>
          <table:table-cell table:style-name="ce1" office:value-type="float" office:value="-0.148692578077316" calcext:value-type="float">
            <text:p>-0,1486925781</text:p>
          </table:table-cell>
          <table:table-cell table:style-name="ce1" office:value-type="float" office:value="7.08627796173096" calcext:value-type="float">
            <text:p>7,0862779617</text:p>
          </table:table-cell>
          <table:table-cell table:style-name="ce1" office:value-type="float" office:value="-4.75570344924927" calcext:value-type="float">
            <text:p>-4,7557034492</text:p>
          </table:table-cell>
        </table:table-row>
        <table:table-row table:style-name="ro1">
          <table:table-cell table:style-name="ce1" office:value-type="string" calcext:value-type="string">
            <text:p>0.10311102867126465</text:p>
          </table:table-cell>
          <table:table-cell table:style-name="ce1" office:value-type="string" calcext:value-type="string">
            <text:p>0.01369786262512207</text:p>
          </table:table-cell>
          <table:table-cell table:style-name="ce1" office:value-type="string" calcext:value-type="string">
            <text:p>2.526911497116089</text:p>
          </table:table-cell>
          <table:table-cell table:style-name="ce1" office:value-type="float" office:value="-0.154097080230713" calcext:value-type="float">
            <text:p>-0,1540970802</text:p>
          </table:table-cell>
          <table:table-cell table:style-name="ce1" office:value-type="float" office:value="2.50550436973572" calcext:value-type="float">
            <text:p>2,5055043697</text:p>
          </table:table-cell>
          <table:table-cell table:style-name="ce1" office:value-type="float" office:value="3.84909892082214" calcext:value-type="float">
            <text:p>3,8490989208</text:p>
          </table:table-cell>
          <table:table-cell table:style-name="ce1" office:value-type="float" office:value="-0.14645944507367" calcext:value-type="float">
            <text:p>-0,1464594451</text:p>
          </table:table-cell>
          <table:table-cell table:number-columns-repeated="2" table:style-name="ce1" office:value-type="float" office:value="-0.931379590264958" calcext:value-type="float">
            <text:p>-0,9313795903</text:p>
          </table:table-cell>
          <table:table-cell table:style-name="ce1" office:value-type="float" office:value="-0.165600463747978" calcext:value-type="float">
            <text:p>-0,1656004637</text:p>
          </table:table-cell>
          <table:table-cell table:style-name="ce1" office:value-type="float" office:value="6.87257528305054" calcext:value-type="float">
            <text:p>6,8725752831</text:p>
          </table:table-cell>
          <table:table-cell table:style-name="ce1" office:value-type="float" office:value="-4.6998176574707" calcext:value-type="float">
            <text:p>-4,6998176575</text:p>
          </table:table-cell>
          <table:table-cell table:style-name="ce1" office:value-type="string" calcext:value-type="string">
            <text:p>-0.1464594450736695</text:p>
          </table:table-cell>
          <table:table-cell table:style-name="ce1" office:value-type="string" calcext:value-type="string">
            <text:p>-0.9313795902649584</text:p>
          </table:table-cell>
          <table:table-cell table:style-name="ce1" office:value-type="string" calcext:value-type="string">
            <text:p>-0.2294158396558324</text:p>
          </table:table-cell>
          <table:table-cell table:style-name="ce1" office:value-type="float" office:value="-0.0776918828487396" calcext:value-type="float">
            <text:p>-0,0776918828</text:p>
          </table:table-cell>
          <table:table-cell table:style-name="ce1" office:value-type="float" office:value="-0.809722065925598" calcext:value-type="float">
            <text:p>-0,8097220659</text:p>
          </table:table-cell>
          <table:table-cell table:style-name="ce1" office:value-type="float" office:value="-0.18622439994812" calcext:value-type="float">
            <text:p>-0,1862243999</text:p>
          </table:table-cell>
          <table:table-cell table:style-name="ce1" office:value-type="float" office:value="-0.52217867456228" calcext:value-type="float">
            <text:p>-0,522178674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352358947138352" calcext:value-type="float">
            <text:p>0,0352358947</text:p>
          </table:table-cell>
          <table:table-cell table:style-name="ce1" office:value-type="float" office:value="0.27229542164571" calcext:value-type="float">
            <text:p>0,2722954216</text:p>
          </table:table-cell>
          <table:table-cell table:style-name="ce1" office:value-type="float" office:value="0.112342411691508" calcext:value-type="float">
            <text:p>0,1123424117</text:p>
          </table:table-cell>
          <table:table-cell table:style-name="ce1" office:value-type="float" office:value="0.419970750808716" calcext:value-type="float">
            <text:p>0,4199707508</text:p>
          </table:table-cell>
          <table:table-cell table:style-name="ce1" office:value-type="float" office:value="0.419986248016357" calcext:value-type="float">
            <text:p>0,419986248</text:p>
          </table:table-cell>
          <table:table-cell table:style-name="ce1" office:value-type="float" office:value="0.419986724853516" calcext:value-type="float">
            <text:p>0,4199867249</text:p>
          </table:table-cell>
          <table:table-cell table:style-name="ce1" office:value-type="float" office:value="-0.165600463747978" calcext:value-type="float">
            <text:p>-0,1656004637</text:p>
          </table:table-cell>
          <table:table-cell table:style-name="ce1" office:value-type="float" office:value="6.87257528305054" calcext:value-type="float">
            <text:p>6,8725752831</text:p>
          </table:table-cell>
          <table:table-cell table:style-name="ce1" office:value-type="float" office:value="-4.6998176574707" calcext:value-type="float">
            <text:p>-4,6998176575</text:p>
          </table:table-cell>
        </table:table-row>
        <table:table-row table:style-name="ro1">
          <table:table-cell table:style-name="ce1" office:value-type="string" calcext:value-type="string">
            <text:p>0.11922860145568848</text:p>
          </table:table-cell>
          <table:table-cell table:style-name="ce1" office:value-type="string" calcext:value-type="string">
            <text:p>0.016117572784423828</text:p>
          </table:table-cell>
          <table:table-cell table:style-name="ce1" office:value-type="string" calcext:value-type="string">
            <text:p>2.947460174560547</text:p>
          </table:table-cell>
          <table:table-cell table:style-name="ce1" office:value-type="float" office:value="-0.152171194553375" calcext:value-type="float">
            <text:p>-0,1521711946</text:p>
          </table:table-cell>
          <table:table-cell table:style-name="ce1" office:value-type="float" office:value="2.27129602432251" calcext:value-type="float">
            <text:p>2,2712960243</text:p>
          </table:table-cell>
          <table:table-cell table:style-name="ce1" office:value-type="float" office:value="3.8009934425354" calcext:value-type="float">
            <text:p>3,8009934425</text:p>
          </table:table-cell>
          <table:table-cell table:style-name="ce1" office:value-type="float" office:value="0.0326319192015098" calcext:value-type="float">
            <text:p>0,0326319192</text:p>
          </table:table-cell>
          <table:table-cell table:number-columns-repeated="2" table:style-name="ce1" office:value-type="float" office:value="-0.864085895199887" calcext:value-type="float">
            <text:p>-0,8640858952</text:p>
          </table:table-cell>
          <table:table-cell table:style-name="ce1" office:value-type="float" office:value="-0.165600463747978" calcext:value-type="float">
            <text:p>-0,1656004637</text:p>
          </table:table-cell>
          <table:table-cell table:style-name="ce1" office:value-type="float" office:value="6.87257528305054" calcext:value-type="float">
            <text:p>6,8725752831</text:p>
          </table:table-cell>
          <table:table-cell table:style-name="ce1" office:value-type="float" office:value="-4.6998176574707" calcext:value-type="float">
            <text:p>-4,6998176575</text:p>
          </table:table-cell>
          <table:table-cell table:style-name="ce1" office:value-type="string" calcext:value-type="string">
            <text:p>0.03263191920150983</text:p>
          </table:table-cell>
          <table:table-cell table:style-name="ce1" office:value-type="string" calcext:value-type="string">
            <text:p>-0.8640858951998872</text:p>
          </table:table-cell>
          <table:table-cell table:style-name="ce1" office:value-type="string" calcext:value-type="string">
            <text:p>-0.22864157386639286</text:p>
          </table:table-cell>
          <table:table-cell table:style-name="ce1" office:value-type="float" office:value="0.0462291240692139" calcext:value-type="float">
            <text:p>0,0462291241</text:p>
          </table:table-cell>
          <table:table-cell table:style-name="ce1" office:value-type="float" office:value="-0.751651310920715" calcext:value-type="float">
            <text:p>-0,7516513109</text:p>
          </table:table-cell>
          <table:table-cell table:style-name="ce1" office:value-type="float" office:value="-0.184553143882751" calcext:value-type="float">
            <text:p>-0,1845531439</text:p>
          </table:table-cell>
          <table:table-cell table:style-name="ce1" office:value-type="float" office:value="-0.457405535168856" calcext:value-type="float">
            <text:p>-0,457405535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82704946532481" calcext:value-type="float">
            <text:p>0,9827049465</text:p>
          </table:table-cell>
          <table:table-cell table:style-name="ce1" office:value-type="float" office:value="0.460518688180167" calcext:value-type="float">
            <text:p>0,4605186882</text:p>
          </table:table-cell>
          <table:table-cell table:style-name="ce1" office:value-type="float" office:value="0.0764628006543436" calcext:value-type="float">
            <text:p>0,0764628007</text:p>
          </table:table-cell>
          <table:table-cell table:style-name="ce1" office:value-type="float" office:value="0.420339822769165" calcext:value-type="float">
            <text:p>0,4203398228</text:p>
          </table:table-cell>
          <table:table-cell table:style-name="ce1" office:value-type="float" office:value="0.420328617095947" calcext:value-type="float">
            <text:p>0,4203286171</text:p>
          </table:table-cell>
          <table:table-cell table:style-name="ce1" office:value-type="float" office:value="0.420329093933106" calcext:value-type="float">
            <text:p>0,4203290939</text:p>
          </table:table-cell>
          <table:table-cell table:style-name="ce1" office:value-type="float" office:value="-0.165600463747978" calcext:value-type="float">
            <text:p>-0,1656004637</text:p>
          </table:table-cell>
          <table:table-cell table:style-name="ce1" office:value-type="float" office:value="6.87257528305054" calcext:value-type="float">
            <text:p>6,8725752831</text:p>
          </table:table-cell>
          <table:table-cell table:style-name="ce1" office:value-type="float" office:value="-4.6998176574707" calcext:value-type="float">
            <text:p>-4,6998176575</text:p>
          </table:table-cell>
        </table:table-row>
        <table:table-row table:style-name="ro1">
          <table:table-cell table:style-name="ce1" office:value-type="string" calcext:value-type="string">
            <text:p>0.134796142578125</text:p>
          </table:table-cell>
          <table:table-cell table:style-name="ce1" office:value-type="string" calcext:value-type="string">
            <text:p>0.015567541122436523</text:p>
          </table:table-cell>
          <table:table-cell table:style-name="ce1" office:value-type="string" calcext:value-type="string">
            <text:p>3.372286319732666</text:p>
          </table:table-cell>
          <table:table-cell table:style-name="ce1" office:value-type="float" office:value="0.238708481192589" calcext:value-type="float">
            <text:p>0,2387084812</text:p>
          </table:table-cell>
          <table:table-cell table:style-name="ce1" office:value-type="float" office:value="2.18168473243713" calcext:value-type="float">
            <text:p>2,1816847324</text:p>
          </table:table-cell>
          <table:table-cell table:style-name="ce1" office:value-type="float" office:value="3.74393105506897" calcext:value-type="float">
            <text:p>3,7439310551</text:p>
          </table:table-cell>
          <table:table-cell table:style-name="ce1" office:value-type="float" office:value="-0.00751884868060488" calcext:value-type="float">
            <text:p>-0,0075188487</text:p>
          </table:table-cell>
          <table:table-cell table:number-columns-repeated="2" table:style-name="ce1" office:value-type="float" office:value="-0.789597664262297" calcext:value-type="float">
            <text:p>-0,7895976643</text:p>
          </table:table-cell>
          <table:table-cell table:style-name="ce1" office:value-type="float" office:value="-0.191140726208687" calcext:value-type="float">
            <text:p>-0,1911407262</text:p>
          </table:table-cell>
          <table:table-cell table:style-name="ce1" office:value-type="float" office:value="6.62845802307129" calcext:value-type="float">
            <text:p>6,6284580231</text:p>
          </table:table-cell>
          <table:table-cell table:style-name="ce1" office:value-type="float" office:value="-4.64212512969971" calcext:value-type="float">
            <text:p>-4,6421251297</text:p>
          </table:table-cell>
          <table:table-cell table:style-name="ce1" office:value-type="string" calcext:value-type="string">
            <text:p>-0.007518848680604875</text:p>
          </table:table-cell>
          <table:table-cell table:style-name="ce1" office:value-type="string" calcext:value-type="string">
            <text:p>-0.7895976642622974</text:p>
          </table:table-cell>
          <table:table-cell table:style-name="ce1" office:value-type="string" calcext:value-type="string">
            <text:p>-0.22524410377465362</text:p>
          </table:table-cell>
          <table:table-cell table:style-name="ce1" office:value-type="float" office:value="0.0456513583660126" calcext:value-type="float">
            <text:p>0,0456513584</text:p>
          </table:table-cell>
          <table:table-cell table:style-name="ce1" office:value-type="float" office:value="-0.681388807296753" calcext:value-type="float">
            <text:p>-0,6813888073</text:p>
          </table:table-cell>
          <table:table-cell table:style-name="ce1" office:value-type="float" office:value="-0.182051659011841" calcext:value-type="float">
            <text:p>-0,182051659</text:p>
          </table:table-cell>
          <table:table-cell table:style-name="ce1" office:value-type="float" office:value="-0.392221520779483" calcext:value-type="float">
            <text:p>-0,392221520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449595390586256" calcext:value-type="float">
            <text:p>-0,0044959539</text:p>
          </table:table-cell>
          <table:table-cell table:style-name="ce1" office:value-type="float" office:value="0.546758021111337" calcext:value-type="float">
            <text:p>0,5467580211</text:p>
          </table:table-cell>
          <table:table-cell table:style-name="ce1" office:value-type="float" office:value="0.112302209487488" calcext:value-type="float">
            <text:p>0,1123022095</text:p>
          </table:table-cell>
          <table:table-cell table:style-name="ce1" office:value-type="float" office:value="0.428359746932983" calcext:value-type="float">
            <text:p>0,4283597469</text:p>
          </table:table-cell>
          <table:table-cell table:style-name="ce1" office:value-type="float" office:value="0.428358316421509" calcext:value-type="float">
            <text:p>0,4283583164</text:p>
          </table:table-cell>
          <table:table-cell table:style-name="ce1" office:value-type="float" office:value="0.428357362747192" calcext:value-type="float">
            <text:p>0,4283573627</text:p>
          </table:table-cell>
          <table:table-cell table:style-name="ce1" office:value-type="float" office:value="-0.191140726208687" calcext:value-type="float">
            <text:p>-0,1911407262</text:p>
          </table:table-cell>
          <table:table-cell table:style-name="ce1" office:value-type="float" office:value="6.62845802307129" calcext:value-type="float">
            <text:p>6,6284580231</text:p>
          </table:table-cell>
          <table:table-cell table:style-name="ce1" office:value-type="float" office:value="-4.64212512969971" calcext:value-type="float">
            <text:p>-4,6421251297</text:p>
          </table:table-cell>
        </table:table-row>
        <table:table-row table:style-name="ro1">
          <table:table-cell table:style-name="ce1" office:value-type="string" calcext:value-type="string">
            <text:p>0.1487722396850586</text:p>
          </table:table-cell>
          <table:table-cell table:style-name="ce1" office:value-type="string" calcext:value-type="string">
            <text:p>0.013976097106933594</text:p>
          </table:table-cell>
          <table:table-cell table:style-name="ce1" office:value-type="string" calcext:value-type="string">
            <text:p>3.799053192138672</text:p>
          </table:table-cell>
          <table:table-cell table:style-name="ce1" office:value-type="float" office:value="0.223958596587181" calcext:value-type="float">
            <text:p>0,2239585966</text:p>
          </table:table-cell>
          <table:table-cell table:style-name="ce1" office:value-type="float" office:value="2.00470280647278" calcext:value-type="float">
            <text:p>2,0047028065</text:p>
          </table:table-cell>
          <table:table-cell table:style-name="ce1" office:value-type="float" office:value="3.68393802642822" calcext:value-type="float">
            <text:p>3,6839380264</text:p>
          </table:table-cell>
          <table:table-cell table:style-name="ce1" office:value-type="float" office:value="-0.183477146073342" calcext:value-type="float">
            <text:p>-0,1834771461</text:p>
          </table:table-cell>
          <table:table-cell table:number-columns-repeated="2" table:style-name="ce1" office:value-type="float" office:value="-0.779123484204354" calcext:value-type="float">
            <text:p>-0,7791234842</text:p>
          </table:table-cell>
          <table:table-cell table:style-name="ce1" office:value-type="float" office:value="-0.217645049095154" calcext:value-type="float">
            <text:p>-0,2176450491</text:p>
          </table:table-cell>
          <table:table-cell table:style-name="ce1" office:value-type="float" office:value="6.38087606430054" calcext:value-type="float">
            <text:p>6,3808760643</text:p>
          </table:table-cell>
          <table:table-cell table:style-name="ce1" office:value-type="float" office:value="-4.58244943618774" calcext:value-type="float">
            <text:p>-4,5824494362</text:p>
          </table:table-cell>
          <table:table-cell table:style-name="ce1" office:value-type="string" calcext:value-type="string">
            <text:p>-0.18347714607334192</text:p>
          </table:table-cell>
          <table:table-cell table:style-name="ce1" office:value-type="string" calcext:value-type="string">
            <text:p>-0.7791234842043541</text:p>
          </table:table-cell>
          <table:table-cell table:style-name="ce1" office:value-type="string" calcext:value-type="string">
            <text:p>-0.22171146833646554</text:p>
          </table:table-cell>
          <table:table-cell table:style-name="ce1" office:value-type="float" office:value="-0.0716125443577766" calcext:value-type="float">
            <text:p>-0,0716125444</text:p>
          </table:table-cell>
          <table:table-cell table:style-name="ce1" office:value-type="float" office:value="-0.65450541973114" calcext:value-type="float">
            <text:p>-0,6545054197</text:p>
          </table:table-cell>
          <table:table-cell table:style-name="ce1" office:value-type="float" office:value="-0.179084414863586" calcext:value-type="float">
            <text:p>-0,1790844149</text:p>
          </table:table-cell>
          <table:table-cell table:style-name="ce1" office:value-type="float" office:value="-0.493182312398385" calcext:value-type="float">
            <text:p>-0,493182312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24183460036393" calcext:value-type="float">
            <text:p>-0,92418346</text:p>
          </table:table-cell>
          <table:table-cell table:style-name="ce1" office:value-type="float" office:value="0.211876235240532" calcext:value-type="float">
            <text:p>0,2118762352</text:p>
          </table:table-cell>
          <table:table-cell table:style-name="ce1" office:value-type="float" office:value="0.134917861084836" calcext:value-type="float">
            <text:p>0,1349178611</text:p>
          </table:table-cell>
          <table:table-cell table:style-name="ce1" office:value-type="float" office:value="0.422945976257324" calcext:value-type="float">
            <text:p>0,4229459763</text:p>
          </table:table-cell>
          <table:table-cell table:number-columns-repeated="2" table:style-name="ce1" office:value-type="float" office:value="0.4229416847229" calcext:value-type="float">
            <text:p>0,4229416847</text:p>
          </table:table-cell>
          <table:table-cell table:style-name="ce1" office:value-type="float" office:value="-0.217645049095154" calcext:value-type="float">
            <text:p>-0,2176450491</text:p>
          </table:table-cell>
          <table:table-cell table:style-name="ce1" office:value-type="float" office:value="6.38087606430054" calcext:value-type="float">
            <text:p>6,3808760643</text:p>
          </table:table-cell>
          <table:table-cell table:style-name="ce1" office:value-type="float" office:value="-4.58244943618774" calcext:value-type="float">
            <text:p>-4,5824494362</text:p>
          </table:table-cell>
        </table:table-row>
        <table:table-row table:style-name="ro1">
          <table:table-cell table:style-name="ce1" office:value-type="string" calcext:value-type="string">
            <text:p>0.16139006614685059</text:p>
          </table:table-cell>
          <table:table-cell table:style-name="ce1" office:value-type="string" calcext:value-type="string">
            <text:p>0.012617826461791992</text:p>
          </table:table-cell>
          <table:table-cell table:style-name="ce1" office:value-type="string" calcext:value-type="string">
            <text:p>4.222301006317139</text:p>
          </table:table-cell>
          <table:table-cell table:style-name="ce1" office:value-type="float" office:value="-0.275865852832794" calcext:value-type="float">
            <text:p>-0,2758658528</text:p>
          </table:table-cell>
          <table:table-cell table:style-name="ce1" office:value-type="float" office:value="1.85533332824707" calcext:value-type="float">
            <text:p>1,8553333282</text:p>
          </table:table-cell>
          <table:table-cell table:style-name="ce1" office:value-type="float" office:value="3.64801168441772" calcext:value-type="float">
            <text:p>3,6480116844</text:p>
          </table:table-cell>
          <table:table-cell table:style-name="ce1" office:value-type="float" office:value="-0.144853470782128" calcext:value-type="float">
            <text:p>-0,1448534708</text:p>
          </table:table-cell>
          <table:table-cell table:number-columns-repeated="2" table:style-name="ce1" office:value-type="float" office:value="-0.715917629914591" calcext:value-type="float">
            <text:p>-0,7159176299</text:p>
          </table:table-cell>
          <table:table-cell table:style-name="ce1" office:value-type="float" office:value="-0.230569079518318" calcext:value-type="float">
            <text:p>-0,2305690795</text:p>
          </table:table-cell>
          <table:table-cell table:style-name="ce1" office:value-type="float" office:value="6.14780330657959" calcext:value-type="float">
            <text:p>6,1478033066</text:p>
          </table:table-cell>
          <table:table-cell table:style-name="ce1" office:value-type="float" office:value="-4.52252721786499" calcext:value-type="float">
            <text:p>-4,5225272179</text:p>
          </table:table-cell>
          <table:table-cell table:style-name="ce1" office:value-type="string" calcext:value-type="string">
            <text:p>-0.14485347078212835</text:p>
          </table:table-cell>
          <table:table-cell table:style-name="ce1" office:value-type="string" calcext:value-type="string">
            <text:p>-0.7159176299145914</text:p>
          </table:table-cell>
          <table:table-cell table:style-name="ce1" office:value-type="string" calcext:value-type="string">
            <text:p>-0.21842050328077037</text:p>
          </table:table-cell>
          <table:table-cell table:style-name="ce1" office:value-type="float" office:value="-0.0671875789761543" calcext:value-type="float">
            <text:p>-0,067187579</text:p>
          </table:table-cell>
          <table:table-cell table:style-name="ce1" office:value-type="float" office:value="-0.601410841941833" calcext:value-type="float">
            <text:p>-0,6014108419</text:p>
          </table:table-cell>
          <table:table-cell table:style-name="ce1" office:value-type="float" office:value="-0.175964777374268" calcext:value-type="float">
            <text:p>-0,1759647774</text:p>
          </table:table-cell>
          <table:table-cell table:style-name="ce1" office:value-type="float" office:value="-0.58795430445533" calcext:value-type="float">
            <text:p>-0,587954304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348559039897053" calcext:value-type="float">
            <text:p>0,034855904</text:p>
          </table:table-cell>
          <table:table-cell table:style-name="ce1" office:value-type="float" office:value="0.418228816882491" calcext:value-type="float">
            <text:p>0,4182288169</text:p>
          </table:table-cell>
          <table:table-cell table:style-name="ce1" office:value-type="float" office:value="0.141770963739888" calcext:value-type="float">
            <text:p>0,1417709637</text:p>
          </table:table-cell>
          <table:table-cell table:style-name="ce1" office:value-type="float" office:value="0.42316746711731" calcext:value-type="float">
            <text:p>0,4231674671</text:p>
          </table:table-cell>
          <table:table-cell table:style-name="ce1" office:value-type="float" office:value="0.42317008972168" calcext:value-type="float">
            <text:p>0,4231700897</text:p>
          </table:table-cell>
          <table:table-cell table:style-name="ce1" office:value-type="float" office:value="0.423168659210205" calcext:value-type="float">
            <text:p>0,4231686592</text:p>
          </table:table-cell>
          <table:table-cell table:style-name="ce1" office:value-type="float" office:value="-0.230569079518318" calcext:value-type="float">
            <text:p>-0,2305690795</text:p>
          </table:table-cell>
          <table:table-cell table:style-name="ce1" office:value-type="float" office:value="6.14780330657959" calcext:value-type="float">
            <text:p>6,1478033066</text:p>
          </table:table-cell>
          <table:table-cell table:style-name="ce1" office:value-type="float" office:value="-4.52252721786499" calcext:value-type="float">
            <text:p>-4,5225272179</text:p>
          </table:table-cell>
        </table:table-row>
        <table:table-row table:style-name="ro1">
          <table:table-cell table:style-name="ce1" office:value-type="string" calcext:value-type="string">
            <text:p>0.17579078674316406</text:p>
          </table:table-cell>
          <table:table-cell table:style-name="ce1" office:value-type="string" calcext:value-type="string">
            <text:p>0.014400720596313477</text:p>
          </table:table-cell>
          <table:table-cell table:style-name="ce1" office:value-type="string" calcext:value-type="string">
            <text:p>4.642440557479858</text:p>
          </table:table-cell>
          <table:table-cell table:style-name="ce1" office:value-type="float" office:value="-0.282065033912659" calcext:value-type="float">
            <text:p>-0,2820650339</text:p>
          </table:table-cell>
          <table:table-cell table:style-name="ce1" office:value-type="float" office:value="1.61256051063538" calcext:value-type="float">
            <text:p>1,6125605106</text:p>
          </table:table-cell>
          <table:table-cell table:style-name="ce1" office:value-type="float" office:value="3.58923435211182" calcext:value-type="float">
            <text:p>3,5892343521</text:p>
          </table:table-cell>
          <table:table-cell table:style-name="ce1" office:value-type="float" office:value="0.0773261025167434" calcext:value-type="float">
            <text:p>0,0773261025</text:p>
          </table:table-cell>
          <table:table-cell table:number-columns-repeated="2" table:style-name="ce1" office:value-type="float" office:value="-0.674179456357544" calcext:value-type="float">
            <text:p>-0,6741794564</text:p>
          </table:table-cell>
          <table:table-cell table:style-name="ce1" office:value-type="float" office:value="-0.260395735502243" calcext:value-type="float">
            <text:p>-0,2603957355</text:p>
          </table:table-cell>
          <table:table-cell table:style-name="ce1" office:value-type="float" office:value="5.92965030670166" calcext:value-type="float">
            <text:p>5,9296503067</text:p>
          </table:table-cell>
          <table:table-cell table:style-name="ce1" office:value-type="float" office:value="-4.46289300918579" calcext:value-type="float">
            <text:p>-4,4628930092</text:p>
          </table:table-cell>
          <table:table-cell table:style-name="ce1" office:value-type="string" calcext:value-type="string">
            <text:p>0.07732610251674335</text:p>
          </table:table-cell>
          <table:table-cell table:style-name="ce1" office:value-type="string" calcext:value-type="string">
            <text:p>-0.6741794563575444</text:p>
          </table:table-cell>
          <table:table-cell table:style-name="ce1" office:value-type="string" calcext:value-type="string">
            <text:p>-0.2179588645637809</text:p>
          </table:table-cell>
          <table:table-cell table:style-name="ce1" office:value-type="float" office:value="0.0827597558498383" calcext:value-type="float">
            <text:p>0,0827597558</text:p>
          </table:table-cell>
          <table:table-cell table:style-name="ce1" office:value-type="float" office:value="-0.556599998474121" calcext:value-type="float">
            <text:p>-0,5565999985</text:p>
          </table:table-cell>
          <table:table-cell table:style-name="ce1" office:value-type="float" office:value="-0.174096607589722" calcext:value-type="float">
            <text:p>-0,1740966076</text:p>
          </table:table-cell>
          <table:table-cell table:style-name="ce1" office:value-type="float" office:value="-0.472051885778861" calcext:value-type="float">
            <text:p>-0,472051885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.18966022953166" calcext:value-type="float">
            <text:p>1,1896602295</text:p>
          </table:table-cell>
          <table:table-cell table:style-name="ce1" office:value-type="float" office:value="0.35552126768524" calcext:value-type="float">
            <text:p>0,3555212677</text:p>
          </table:table-cell>
          <table:table-cell table:style-name="ce1" office:value-type="float" office:value="0.0855097210376295" calcext:value-type="float">
            <text:p>0,085509721</text:p>
          </table:table-cell>
          <table:table-cell table:style-name="ce1" office:value-type="float" office:value="0.420140504837036" calcext:value-type="float">
            <text:p>0,4201405048</text:p>
          </table:table-cell>
          <table:table-cell table:style-name="ce1" office:value-type="float" office:value="0.42014217376709" calcext:value-type="float">
            <text:p>0,4201421738</text:p>
          </table:table-cell>
          <table:table-cell table:style-name="ce1" office:value-type="float" office:value="0.420143365859985" calcext:value-type="float">
            <text:p>0,4201433659</text:p>
          </table:table-cell>
          <table:table-cell table:style-name="ce1" office:value-type="float" office:value="-0.260395735502243" calcext:value-type="float">
            <text:p>-0,2603957355</text:p>
          </table:table-cell>
          <table:table-cell table:style-name="ce1" office:value-type="float" office:value="5.92965030670166" calcext:value-type="float">
            <text:p>5,9296503067</text:p>
          </table:table-cell>
          <table:table-cell table:style-name="ce1" office:value-type="float" office:value="-4.46289300918579" calcext:value-type="float">
            <text:p>-4,4628930092</text:p>
          </table:table-cell>
        </table:table-row>
        <table:table-row table:style-name="ro1">
          <table:table-cell table:style-name="ce1" office:value-type="string" calcext:value-type="string">
            <text:p>0.18909955024719238</text:p>
          </table:table-cell>
          <table:table-cell table:style-name="ce1" office:value-type="string" calcext:value-type="string">
            <text:p>0.01330876350402832</text:p>
          </table:table-cell>
          <table:table-cell table:style-name="ce1" office:value-type="string" calcext:value-type="string">
            <text:p>5.067113161087036</text:p>
          </table:table-cell>
          <table:table-cell table:style-name="ce1" office:value-type="float" office:value="0.140977591276169" calcext:value-type="float">
            <text:p>0,1409775913</text:p>
          </table:table-cell>
          <table:table-cell table:style-name="ce1" office:value-type="float" office:value="1.63429582118988" calcext:value-type="float">
            <text:p>1,6342958212</text:p>
          </table:table-cell>
          <table:table-cell table:style-name="ce1" office:value-type="float" office:value="3.52139496803284" calcext:value-type="float">
            <text:p>3,521394968</text:p>
          </table:table-cell>
          <table:table-cell table:style-name="ce1" office:value-type="float" office:value="0.0377797373154826" calcext:value-type="float">
            <text:p>0,0377797373</text:p>
          </table:table-cell>
          <table:table-cell table:number-columns-repeated="2" table:style-name="ce1" office:value-type="float" office:value="-0.590758105029726" calcext:value-type="float">
            <text:p>-0,590758105</text:p>
          </table:table-cell>
          <table:table-cell table:style-name="ce1" office:value-type="float" office:value="-0.260395735502243" calcext:value-type="float">
            <text:p>-0,2603957355</text:p>
          </table:table-cell>
          <table:table-cell table:style-name="ce1" office:value-type="float" office:value="5.92965030670166" calcext:value-type="float">
            <text:p>5,9296503067</text:p>
          </table:table-cell>
          <table:table-cell table:style-name="ce1" office:value-type="float" office:value="-4.46289300918579" calcext:value-type="float">
            <text:p>-4,4628930092</text:p>
          </table:table-cell>
          <table:table-cell table:style-name="ce1" office:value-type="string" calcext:value-type="string">
            <text:p>0.03777973731548264</text:p>
          </table:table-cell>
          <table:table-cell table:style-name="ce1" office:value-type="string" calcext:value-type="string">
            <text:p>-0.5907581050297255</text:p>
          </table:table-cell>
          <table:table-cell table:style-name="ce1" office:value-type="string" calcext:value-type="string">
            <text:p>-0.2135802540460619</text:p>
          </table:table-cell>
          <table:table-cell table:style-name="ce1" office:value-type="float" office:value="0.0846195101737976" calcext:value-type="float">
            <text:p>0,0846195102</text:p>
          </table:table-cell>
          <table:table-cell table:style-name="ce1" office:value-type="float" office:value="-0.483768153190613" calcext:value-type="float">
            <text:p>-0,4837681532</text:p>
          </table:table-cell>
          <table:table-cell table:style-name="ce1" office:value-type="float" office:value="-0.171040186309814" calcext:value-type="float">
            <text:p>-0,1710401863</text:p>
          </table:table-cell>
          <table:table-cell table:style-name="ce1" office:value-type="float" office:value="-0.352259330489808" calcext:value-type="float">
            <text:p>-0,352259330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145966685267168" calcext:value-type="float">
            <text:p>0,0145966685</text:p>
          </table:table-cell>
          <table:table-cell table:style-name="ce1" office:value-type="float" office:value="0.571633635936476" calcext:value-type="float">
            <text:p>0,5716336359</text:p>
          </table:table-cell>
          <table:table-cell table:style-name="ce1" office:value-type="float" office:value="0.138397290550103" calcext:value-type="float">
            <text:p>0,1383972906</text:p>
          </table:table-cell>
          <table:table-cell table:style-name="ce1" office:value-type="float" office:value="0.424698352813721" calcext:value-type="float">
            <text:p>0,4246983528</text:p>
          </table:table-cell>
          <table:table-cell table:number-columns-repeated="2" table:style-name="ce1" office:value-type="float" office:value="0.424700021743774" calcext:value-type="float">
            <text:p>0,4247000217</text:p>
          </table:table-cell>
          <table:table-cell table:style-name="ce1" office:value-type="float" office:value="-0.260395735502243" calcext:value-type="float">
            <text:p>-0,2603957355</text:p>
          </table:table-cell>
          <table:table-cell table:style-name="ce1" office:value-type="float" office:value="5.92965030670166" calcext:value-type="float">
            <text:p>5,9296503067</text:p>
          </table:table-cell>
          <table:table-cell table:style-name="ce1" office:value-type="float" office:value="-4.46289300918579" calcext:value-type="float">
            <text:p>-4,4628930092</text:p>
          </table:table-cell>
        </table:table-row>
        <table:table-row table:style-name="ro1">
          <table:table-cell table:style-name="ce1" office:value-type="string" calcext:value-type="string">
            <text:p>0.20261263847351074</text:p>
          </table:table-cell>
          <table:table-cell table:style-name="ce1" office:value-type="string" calcext:value-type="string">
            <text:p>0.01351308822631836</text:p>
          </table:table-cell>
          <table:table-cell table:style-name="ce1" office:value-type="string" calcext:value-type="string">
            <text:p>5.4920666217803955</text:p>
          </table:table-cell>
          <table:table-cell table:style-name="ce1" office:value-type="float" office:value="0.0982171446084976" calcext:value-type="float">
            <text:p>0,0982171446</text:p>
          </table:table-cell>
          <table:table-cell table:style-name="ce1" office:value-type="float" office:value="1.5559663772583" calcext:value-type="float">
            <text:p>1,5559663773</text:p>
          </table:table-cell>
          <table:table-cell table:style-name="ce1" office:value-type="float" office:value="3.4862790107727" calcext:value-type="float">
            <text:p>3,4862790108</text:p>
          </table:table-cell>
          <table:table-cell table:style-name="ce1" office:value-type="float" office:value="-0.146698019863919" calcext:value-type="float">
            <text:p>-0,1466980199</text:p>
          </table:table-cell>
          <table:table-cell table:number-columns-repeated="2" table:style-name="ce1" office:value-type="float" office:value="-0.627793925732556" calcext:value-type="float">
            <text:p>-0,6277939257</text:p>
          </table:table-cell>
          <table:table-cell table:style-name="ce1" office:value-type="float" office:value="-0.291049748659134" calcext:value-type="float">
            <text:p>-0,2910497487</text:p>
          </table:table-cell>
          <table:table-cell table:style-name="ce1" office:value-type="float" office:value="5.73052024841309" calcext:value-type="float">
            <text:p>5,7305202484</text:p>
          </table:table-cell>
          <table:table-cell table:style-name="ce1" office:value-type="float" office:value="-4.40474510192871" calcext:value-type="float">
            <text:p>-4,4047451019</text:p>
          </table:table-cell>
          <table:table-cell table:style-name="ce1" office:value-type="string" calcext:value-type="string">
            <text:p>-0.14669801986391895</text:p>
          </table:table-cell>
          <table:table-cell table:style-name="ce1" office:value-type="string" calcext:value-type="string">
            <text:p>-0.6277939257325564</text:p>
          </table:table-cell>
          <table:table-cell table:style-name="ce1" office:value-type="string" calcext:value-type="string">
            <text:p>-0.20952321675749655</text:p>
          </table:table-cell>
          <table:table-cell table:style-name="ce1" office:value-type="float" office:value="-0.0422932773828507" calcext:value-type="float">
            <text:p>-0,0422932774</text:p>
          </table:table-cell>
          <table:table-cell table:style-name="ce1" office:value-type="float" office:value="-0.490288746356964" calcext:value-type="float">
            <text:p>-0,4902887464</text:p>
          </table:table-cell>
          <table:table-cell table:style-name="ce1" office:value-type="float" office:value="-0.167512538337708" calcext:value-type="float">
            <text:p>-0,1675125383</text:p>
          </table:table-cell>
          <table:table-cell table:style-name="ce1" office:value-type="float" office:value="-0.412194227609149" calcext:value-type="float">
            <text:p>-0,412194227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95071872527209" calcext:value-type="float">
            <text:p>-0,9950718725</text:p>
          </table:table-cell>
          <table:table-cell table:style-name="ce1" office:value-type="float" office:value="-0.0511261097059665" calcext:value-type="float">
            <text:p>-0,0511261097</text:p>
          </table:table-cell>
          <table:table-cell table:style-name="ce1" office:value-type="float" office:value="0.159572863208439" calcext:value-type="float">
            <text:p>0,1595728632</text:p>
          </table:table-cell>
          <table:table-cell table:style-name="ce1" office:value-type="float" office:value="0.425137758255005" calcext:value-type="float">
            <text:p>0,4251377583</text:p>
          </table:table-cell>
          <table:table-cell table:style-name="ce1" office:value-type="float" office:value="0.425131320953369" calcext:value-type="float">
            <text:p>0,425131321</text:p>
          </table:table-cell>
          <table:table-cell table:style-name="ce1" office:value-type="float" office:value="0.42513108253479" calcext:value-type="float">
            <text:p>0,4251310825</text:p>
          </table:table-cell>
          <table:table-cell table:style-name="ce1" office:value-type="float" office:value="-0.291049748659134" calcext:value-type="float">
            <text:p>-0,2910497487</text:p>
          </table:table-cell>
          <table:table-cell table:style-name="ce1" office:value-type="float" office:value="5.73052024841309" calcext:value-type="float">
            <text:p>5,7305202484</text:p>
          </table:table-cell>
          <table:table-cell table:style-name="ce1" office:value-type="float" office:value="-4.40474510192871" calcext:value-type="float">
            <text:p>-4,4047451019</text:p>
          </table:table-cell>
        </table:table-row>
        <table:table-row table:style-name="ro1">
          <table:table-cell table:style-name="ce1" office:value-type="string" calcext:value-type="string">
            <text:p>0.21526479721069336</text:p>
          </table:table-cell>
          <table:table-cell table:style-name="ce1" office:value-type="string" calcext:value-type="string">
            <text:p>0.012652158737182617</text:p>
          </table:table-cell>
          <table:table-cell table:style-name="ce1" office:value-type="string" calcext:value-type="string">
            <text:p>5.91592812538147</text:p>
          </table:table-cell>
          <table:table-cell table:style-name="ce1" office:value-type="float" office:value="0.0153084583580494" calcext:value-type="float">
            <text:p>0,0153084584</text:p>
          </table:table-cell>
          <table:table-cell table:style-name="ce1" office:value-type="float" office:value="1.04607808589935" calcext:value-type="float">
            <text:p>1,0460780859</text:p>
          </table:table-cell>
          <table:table-cell table:style-name="ce1" office:value-type="float" office:value="3.44142770767212" calcext:value-type="float">
            <text:p>3,4414277077</text:p>
          </table:table-cell>
          <table:table-cell table:style-name="ce1" office:value-type="float" office:value="-0.0857828046216826" calcext:value-type="float">
            <text:p>-0,0857828046</text:p>
          </table:table-cell>
          <table:table-cell table:number-columns-repeated="2" table:style-name="ce1" office:value-type="float" office:value="-0.592730063879166" calcext:value-type="float">
            <text:p>-0,5927300639</text:p>
          </table:table-cell>
          <table:table-cell table:style-name="ce1" office:value-type="float" office:value="-0.295414417982101" calcext:value-type="float">
            <text:p>-0,295414418</text:p>
          </table:table-cell>
          <table:table-cell table:style-name="ce1" office:value-type="float" office:value="5.5530858039856" calcext:value-type="float">
            <text:p>5,553085804</text:p>
          </table:table-cell>
          <table:table-cell table:style-name="ce1" office:value-type="float" office:value="-4.34802865982056" calcext:value-type="float">
            <text:p>-4,3480286598</text:p>
          </table:table-cell>
          <table:table-cell table:style-name="ce1" office:value-type="string" calcext:value-type="string">
            <text:p>-0.08578280462168264</text:p>
          </table:table-cell>
          <table:table-cell table:style-name="ce1" office:value-type="string" calcext:value-type="string">
            <text:p>-0.5927300638791664</text:p>
          </table:table-cell>
          <table:table-cell table:style-name="ce1" office:value-type="string" calcext:value-type="string">
            <text:p>-0.20961424912247803</text:p>
          </table:table-cell>
          <table:table-cell table:style-name="ce1" office:value-type="float" office:value="-0.0294651433825493" calcext:value-type="float">
            <text:p>-0,0294651434</text:p>
          </table:table-cell>
          <table:table-cell table:style-name="ce1" office:value-type="float" office:value="-0.46678991317749" calcext:value-type="float">
            <text:p>-0,4667899132</text:p>
          </table:table-cell>
          <table:table-cell table:style-name="ce1" office:value-type="float" office:value="-0.165686508560181" calcext:value-type="float">
            <text:p>-0,1656865086</text:p>
          </table:table-cell>
          <table:table-cell table:style-name="ce1" office:value-type="float" office:value="-0.453803408338327" calcext:value-type="float">
            <text:p>-0,453803408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100934671153895" calcext:value-type="float">
            <text:p>0,1009346712</text:p>
          </table:table-cell>
          <table:table-cell table:style-name="ce1" office:value-type="float" office:value="0.184894883639261" calcext:value-type="float">
            <text:p>0,1848948836</text:p>
          </table:table-cell>
          <table:table-cell table:style-name="ce1" office:value-type="float" office:value="0.0828903775081055" calcext:value-type="float">
            <text:p>0,0828903775</text:p>
          </table:table-cell>
          <table:table-cell table:style-name="ce1" office:value-type="float" office:value="0.423644781112671" calcext:value-type="float">
            <text:p>0,4236447811</text:p>
          </table:table-cell>
          <table:table-cell table:style-name="ce1" office:value-type="float" office:value="0.423643112182617" calcext:value-type="float">
            <text:p>0,4236431122</text:p>
          </table:table-cell>
          <table:table-cell table:style-name="ce1" office:value-type="float" office:value="0.423643350601196" calcext:value-type="float">
            <text:p>0,4236433506</text:p>
          </table:table-cell>
          <table:table-cell table:style-name="ce1" office:value-type="float" office:value="-0.295414417982101" calcext:value-type="float">
            <text:p>-0,295414418</text:p>
          </table:table-cell>
          <table:table-cell table:style-name="ce1" office:value-type="float" office:value="5.5530858039856" calcext:value-type="float">
            <text:p>5,553085804</text:p>
          </table:table-cell>
          <table:table-cell table:style-name="ce1" office:value-type="float" office:value="-4.34802865982056" calcext:value-type="float">
            <text:p>-4,3480286598</text:p>
          </table:table-cell>
        </table:table-row>
        <table:table-row table:style-name="ro1">
          <table:table-cell table:style-name="ce1" office:value-type="string" calcext:value-type="string">
            <text:p>0.2448737621307373</text:p>
          </table:table-cell>
          <table:table-cell table:style-name="ce1" office:value-type="string" calcext:value-type="string">
            <text:p>0.029608964920043945</text:p>
          </table:table-cell>
          <table:table-cell table:style-name="ce1" office:value-type="string" calcext:value-type="string">
            <text:p>6.350609064102173</text:p>
          </table:table-cell>
          <table:table-cell table:style-name="ce1" office:value-type="float" office:value="-0.195564597845078" calcext:value-type="float">
            <text:p>-0,1955645978</text:p>
          </table:table-cell>
          <table:table-cell table:style-name="ce1" office:value-type="float" office:value="0.907620310783386" calcext:value-type="float">
            <text:p>0,9076203108</text:p>
          </table:table-cell>
          <table:table-cell table:style-name="ce1" office:value-type="float" office:value="3.38184785842895" calcext:value-type="float">
            <text:p>3,3818478584</text:p>
          </table:table-cell>
          <table:table-cell table:style-name="ce1" office:value-type="float" office:value="-0.057422721499724" calcext:value-type="float">
            <text:p>-0,0574227215</text:p>
          </table:table-cell>
          <table:table-cell table:number-columns-repeated="2" table:style-name="ce1" office:value-type="float" office:value="-0.391426891327021" calcext:value-type="float">
            <text:p>-0,3914268913</text:p>
          </table:table-cell>
          <table:table-cell table:style-name="ce1" office:value-type="float" office:value="-0.30775511264801" calcext:value-type="float">
            <text:p>-0,3077551126</text:p>
          </table:table-cell>
          <table:table-cell table:style-name="ce1" office:value-type="float" office:value="5.38973808288574" calcext:value-type="float">
            <text:p>5,3897380829</text:p>
          </table:table-cell>
          <table:table-cell table:style-name="ce1" office:value-type="float" office:value="-4.29141664505005" calcext:value-type="float">
            <text:p>-4,2914166451</text:p>
          </table:table-cell>
          <table:table-cell table:style-name="ce1" office:value-type="string" calcext:value-type="string">
            <text:p>-0.057422721499723973</text:p>
          </table:table-cell>
          <table:table-cell table:style-name="ce1" office:value-type="string" calcext:value-type="string">
            <text:p>-0.391426891327021</text:p>
          </table:table-cell>
          <table:table-cell table:style-name="ce1" office:value-type="string" calcext:value-type="string">
            <text:p>-0.20677833567200624</text:p>
          </table:table-cell>
          <table:table-cell table:style-name="ce1" office:value-type="float" office:value="-0.00459253750741482" calcext:value-type="float">
            <text:p>-0,0045925375</text:p>
          </table:table-cell>
          <table:table-cell table:style-name="ce1" office:value-type="float" office:value="-0.313823425769806" calcext:value-type="float">
            <text:p>-0,3138234258</text:p>
          </table:table-cell>
          <table:table-cell table:style-name="ce1" office:value-type="float" office:value="-0.16335424079895" calcext:value-type="float">
            <text:p>-0,1633542408</text:p>
          </table:table-cell>
          <table:table-cell table:style-name="ce1" office:value-type="float" office:value="-0.460467061528533" calcext:value-type="float">
            <text:p>-0,460467061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190466720694751" calcext:value-type="float">
            <text:p>0,1904667207</text:p>
          </table:table-cell>
          <table:table-cell table:style-name="ce1" office:value-type="float" office:value="1.17135784577112" calcext:value-type="float">
            <text:p>1,1713578458</text:p>
          </table:table-cell>
          <table:table-cell table:style-name="ce1" office:value-type="float" office:value="0.103036205077759" calcext:value-type="float">
            <text:p>0,1030362051</text:p>
          </table:table-cell>
          <table:table-cell table:style-name="ce1" office:value-type="float" office:value="0.43529224395752" calcext:value-type="float">
            <text:p>0,435292244</text:p>
          </table:table-cell>
          <table:table-cell table:style-name="ce1" office:value-type="float" office:value="0.435296773910522" calcext:value-type="float">
            <text:p>0,4352967739</text:p>
          </table:table-cell>
          <table:table-cell table:style-name="ce1" office:value-type="float" office:value="0.435296535491943" calcext:value-type="float">
            <text:p>0,4352965355</text:p>
          </table:table-cell>
          <table:table-cell table:style-name="ce1" office:value-type="float" office:value="-0.30775511264801" calcext:value-type="float">
            <text:p>-0,3077551126</text:p>
          </table:table-cell>
          <table:table-cell table:style-name="ce1" office:value-type="float" office:value="5.38973808288574" calcext:value-type="float">
            <text:p>5,3897380829</text:p>
          </table:table-cell>
          <table:table-cell table:style-name="ce1" office:value-type="float" office:value="-4.29141664505005" calcext:value-type="float">
            <text:p>-4,2914166451</text:p>
          </table:table-cell>
        </table:table-row>
        <table:table-row table:style-name="ro1">
          <table:table-cell table:style-name="ce1" office:value-type="string" calcext:value-type="string">
            <text:p>0.2637791633605957</text:p>
          </table:table-cell>
          <table:table-cell table:style-name="ce1" office:value-type="string" calcext:value-type="string">
            <text:p>0.0189054012298584</text:p>
          </table:table-cell>
          <table:table-cell table:style-name="ce1" office:value-type="string" calcext:value-type="string">
            <text:p>6.799277067184448</text:p>
          </table:table-cell>
          <table:table-cell table:style-name="ce1" office:value-type="float" office:value="-0.0544119700789452" calcext:value-type="float">
            <text:p>-0,0544119701</text:p>
          </table:table-cell>
          <table:table-cell table:style-name="ce1" office:value-type="float" office:value="1.27126157283783" calcext:value-type="float">
            <text:p>1,2712615728</text:p>
          </table:table-cell>
          <table:table-cell table:style-name="ce1" office:value-type="float" office:value="3.33603191375732" calcext:value-type="float">
            <text:p>3,3360319138</text:p>
          </table:table-cell>
          <table:table-cell table:style-name="ce1" office:value-type="float" office:value="0.0313933677240986" calcext:value-type="float">
            <text:p>0,0313933677</text:p>
          </table:table-cell>
          <table:table-cell table:number-columns-repeated="2" table:style-name="ce1" office:value-type="float" office:value="-0.392148966856137" calcext:value-type="float">
            <text:p>-0,3921489669</text:p>
          </table:table-cell>
          <table:table-cell table:style-name="ce1" office:value-type="float" office:value="-0.30775511264801" calcext:value-type="float">
            <text:p>-0,3077551126</text:p>
          </table:table-cell>
          <table:table-cell table:style-name="ce1" office:value-type="float" office:value="5.38973808288574" calcext:value-type="float">
            <text:p>5,3897380829</text:p>
          </table:table-cell>
          <table:table-cell table:style-name="ce1" office:value-type="float" office:value="-4.29141664505005" calcext:value-type="float">
            <text:p>-4,2914166451</text:p>
          </table:table-cell>
          <table:table-cell table:style-name="ce1" office:value-type="string" calcext:value-type="string">
            <text:p>0.03139336772409865</text:p>
          </table:table-cell>
          <table:table-cell table:style-name="ce1" office:value-type="string" calcext:value-type="string">
            <text:p>-0.3921489668561372</text:p>
          </table:table-cell>
          <table:table-cell table:style-name="ce1" office:value-type="string" calcext:value-type="string">
            <text:p>-0.2029327914065675</text:p>
          </table:table-cell>
          <table:table-cell table:style-name="ce1" office:value-type="float" office:value="0.0586693793535233" calcext:value-type="float">
            <text:p>0,0586693794</text:p>
          </table:table-cell>
          <table:table-cell table:style-name="ce1" office:value-type="float" office:value="-0.272286093235016" calcext:value-type="float">
            <text:p>-0,2722860932</text:p>
          </table:table-cell>
          <table:table-cell table:style-name="ce1" office:value-type="float" office:value="-0.160256088638306" calcext:value-type="float">
            <text:p>-0,1602560886</text:p>
          </table:table-cell>
          <table:table-cell table:style-name="ce1" office:value-type="float" office:value="-0.372815524124803" calcext:value-type="float">
            <text:p>-0,372815524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470491512804568" calcext:value-type="float">
            <text:p>0,4704915128</text:p>
          </table:table-cell>
          <table:table-cell table:style-name="ce1" office:value-type="float" office:value="0.308920946507727" calcext:value-type="float">
            <text:p>0,3089209465</text:p>
          </table:table-cell>
          <table:table-cell table:style-name="ce1" office:value-type="float" office:value="0.132931889269528" calcext:value-type="float">
            <text:p>0,1329318893</text:p>
          </table:table-cell>
          <table:table-cell table:style-name="ce1" office:value-type="float" office:value="0.448197364807129" calcext:value-type="float">
            <text:p>0,4481973648</text:p>
          </table:table-cell>
          <table:table-cell table:style-name="ce1" office:value-type="float" office:value="0.448198080062866" calcext:value-type="float">
            <text:p>0,4481980801</text:p>
          </table:table-cell>
          <table:table-cell table:style-name="ce1" office:value-type="float" office:value="0.448198318481445" calcext:value-type="float">
            <text:p>0,4481983185</text:p>
          </table:table-cell>
          <table:table-cell table:style-name="ce1" office:value-type="float" office:value="-0.30775511264801" calcext:value-type="float">
            <text:p>-0,3077551126</text:p>
          </table:table-cell>
          <table:table-cell table:style-name="ce1" office:value-type="float" office:value="5.38973808288574" calcext:value-type="float">
            <text:p>5,3897380829</text:p>
          </table:table-cell>
          <table:table-cell table:style-name="ce1" office:value-type="float" office:value="-4.29141664505005" calcext:value-type="float">
            <text:p>-4,2914166451</text:p>
          </table:table-cell>
        </table:table-row>
        <table:table-row table:style-name="ro1">
          <table:table-cell table:style-name="ce1" office:value-type="string" calcext:value-type="string">
            <text:p>0.27716732025146484</text:p>
          </table:table-cell>
          <table:table-cell table:style-name="ce1" office:value-type="string" calcext:value-type="string">
            <text:p>0.01338815689086914</text:p>
          </table:table-cell>
          <table:table-cell table:style-name="ce1" office:value-type="string" calcext:value-type="string">
            <text:p>7.256544828414917</text:p>
          </table:table-cell>
          <table:table-cell table:style-name="ce1" office:value-type="float" office:value="0.0923328548669815" calcext:value-type="float">
            <text:p>0,0923328549</text:p>
          </table:table-cell>
          <table:table-cell table:style-name="ce1" office:value-type="float" office:value="0.830995738506317" calcext:value-type="float">
            <text:p>0,8309957385</text:p>
          </table:table-cell>
          <table:table-cell table:style-name="ce1" office:value-type="float" office:value="3.27741241455078" calcext:value-type="float">
            <text:p>3,2774124146</text:p>
          </table:table-cell>
          <table:table-cell table:style-name="ce1" office:value-type="float" office:value="-0.0457746438383685" calcext:value-type="float">
            <text:p>-0,0457746438</text:p>
          </table:table-cell>
          <table:table-cell table:number-columns-repeated="2" table:style-name="ce1" office:value-type="float" office:value="-0.555348365765422" calcext:value-type="float">
            <text:p>-0,5553483658</text:p>
          </table:table-cell>
          <table:table-cell table:style-name="ce1" office:value-type="float" office:value="-0.328363806009293" calcext:value-type="float">
            <text:p>-0,328363806</text:p>
          </table:table-cell>
          <table:table-cell table:style-name="ce1" office:value-type="float" office:value="5.24804782867432" calcext:value-type="float">
            <text:p>5,2480478287</text:p>
          </table:table-cell>
          <table:table-cell table:style-name="ce1" office:value-type="float" office:value="-4.23664331436157" calcext:value-type="float">
            <text:p>-4,2366433144</text:p>
          </table:table-cell>
          <table:table-cell table:style-name="ce1" office:value-type="string" calcext:value-type="string">
            <text:p>-0.045774643838368455</text:p>
          </table:table-cell>
          <table:table-cell table:style-name="ce1" office:value-type="string" calcext:value-type="string">
            <text:p>-0.5553483657654217</text:p>
          </table:table-cell>
          <table:table-cell table:style-name="ce1" office:value-type="string" calcext:value-type="string">
            <text:p>-0.2013686159522397</text:p>
          </table:table-cell>
          <table:table-cell table:style-name="ce1" office:value-type="float" office:value="0.0163235910236835" calcext:value-type="float">
            <text:p>0,016323591</text:p>
          </table:table-cell>
          <table:table-cell table:style-name="ce1" office:value-type="float" office:value="-0.381378471851349" calcext:value-type="float">
            <text:p>-0,3813784719</text:p>
          </table:table-cell>
          <table:table-cell table:style-name="ce1" office:value-type="float" office:value="-0.157873659515381" calcext:value-type="float">
            <text:p>-0,1578736595</text:p>
          </table:table-cell>
          <table:table-cell table:style-name="ce1" office:value-type="float" office:value="-0.347936552469406" calcext:value-type="float">
            <text:p>-0,347936552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308710209769024" calcext:value-type="float">
            <text:p>-0,3087102098</text:p>
          </table:table-cell>
          <table:table-cell table:style-name="ce1" office:value-type="float" office:value="-0.795303957430056" calcext:value-type="float">
            <text:p>-0,7953039574</text:p>
          </table:table-cell>
          <table:table-cell table:style-name="ce1" office:value-type="float" office:value="0.100201742525645" calcext:value-type="float">
            <text:p>0,1002017425</text:p>
          </table:table-cell>
          <table:table-cell table:style-name="ce1" office:value-type="float" office:value="0.457233428955078" calcext:value-type="float">
            <text:p>0,457233429</text:p>
          </table:table-cell>
          <table:table-cell table:style-name="ce1" office:value-type="float" office:value="0.45723557472229" calcext:value-type="float">
            <text:p>0,4572355747</text:p>
          </table:table-cell>
          <table:table-cell table:style-name="ce1" office:value-type="float" office:value="0.457237005233765" calcext:value-type="float">
            <text:p>0,4572370052</text:p>
          </table:table-cell>
          <table:table-cell table:style-name="ce1" office:value-type="float" office:value="-0.328363806009293" calcext:value-type="float">
            <text:p>-0,328363806</text:p>
          </table:table-cell>
          <table:table-cell table:style-name="ce1" office:value-type="float" office:value="5.24804782867432" calcext:value-type="float">
            <text:p>5,2480478287</text:p>
          </table:table-cell>
          <table:table-cell table:style-name="ce1" office:value-type="float" office:value="-4.23664331436157" calcext:value-type="float">
            <text:p>-4,2366433144</text:p>
          </table:table-cell>
        </table:table-row>
        <table:table-row table:style-name="ro1">
          <table:table-cell table:style-name="ce1" office:value-type="string" calcext:value-type="string">
            <text:p>0.29291677474975586</text:p>
          </table:table-cell>
          <table:table-cell table:style-name="ce1" office:value-type="string" calcext:value-type="string">
            <text:p>0.015749454498291016</text:p>
          </table:table-cell>
          <table:table-cell table:style-name="ce1" office:value-type="string" calcext:value-type="string">
            <text:p>7.687203884124756</text:p>
          </table:table-cell>
          <table:table-cell table:style-name="ce1" office:value-type="float" office:value="-0.0623314678668976" calcext:value-type="float">
            <text:p>-0,0623314679</text:p>
          </table:table-cell>
          <table:table-cell table:style-name="ce1" office:value-type="float" office:value="0.628109395503998" calcext:value-type="float">
            <text:p>0,6281093955</text:p>
          </table:table-cell>
          <table:table-cell table:style-name="ce1" office:value-type="float" office:value="3.23364567756653" calcext:value-type="float">
            <text:p>3,2336456776</text:p>
          </table:table-cell>
          <table:table-cell table:style-name="ce1" office:value-type="float" office:value="-0.0967356842365376" calcext:value-type="float">
            <text:p>-0,0967356842</text:p>
          </table:table-cell>
          <table:table-cell table:number-columns-repeated="2" table:style-name="ce1" office:value-type="float" office:value="-0.334210079949525" calcext:value-type="float">
            <text:p>-0,3342100799</text:p>
          </table:table-cell>
          <table:table-cell table:style-name="ce1" office:value-type="float" office:value="-0.337580889463425" calcext:value-type="float">
            <text:p>-0,3375808895</text:p>
          </table:table-cell>
          <table:table-cell table:style-name="ce1" office:value-type="float" office:value="5.13810729980469" calcext:value-type="float">
            <text:p>5,1381072998</text:p>
          </table:table-cell>
          <table:table-cell table:style-name="ce1" office:value-type="float" office:value="-4.18396615982056" calcext:value-type="float">
            <text:p>-4,1839661598</text:p>
          </table:table-cell>
          <table:table-cell table:style-name="ce1" office:value-type="string" calcext:value-type="string">
            <text:p>-0.09673568423653757</text:p>
          </table:table-cell>
          <table:table-cell table:style-name="ce1" office:value-type="string" calcext:value-type="string">
            <text:p>-0.334210079949525</text:p>
          </table:table-cell>
          <table:table-cell table:style-name="ce1" office:value-type="string" calcext:value-type="string">
            <text:p>-0.1974228634093609</text:p>
          </table:table-cell>
          <table:table-cell table:style-name="ce1" office:value-type="float" office:value="-0.0276998564600945" calcext:value-type="float">
            <text:p>-0,0276998565</text:p>
          </table:table-cell>
          <table:table-cell table:style-name="ce1" office:value-type="float" office:value="-0.249298721551895" calcext:value-type="float">
            <text:p>-0,2492987216</text:p>
          </table:table-cell>
          <table:table-cell table:style-name="ce1" office:value-type="float" office:value="-0.154825445556641" calcext:value-type="float">
            <text:p>-0,1548254456</text:p>
          </table:table-cell>
          <table:table-cell table:style-name="ce1" office:value-type="float" office:value="-0.3877013690844" calcext:value-type="float">
            <text:p>-0,387701369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340737611225491" calcext:value-type="float">
            <text:p>-0,3407376112</text:p>
          </table:table-cell>
          <table:table-cell table:style-name="ce1" office:value-type="float" office:value="1.02221717555857" calcext:value-type="float">
            <text:p>1,0222171756</text:p>
          </table:table-cell>
          <table:table-cell table:style-name="ce1" office:value-type="float" office:value="0.136103285891188" calcext:value-type="float">
            <text:p>0,1361032859</text:p>
          </table:table-cell>
          <table:table-cell table:style-name="ce1" office:value-type="float" office:value="0.430668115615845" calcext:value-type="float">
            <text:p>0,4306681156</text:p>
          </table:table-cell>
          <table:table-cell table:style-name="ce1" office:value-type="float" office:value="0.430696964263916" calcext:value-type="float">
            <text:p>0,4306969643</text:p>
          </table:table-cell>
          <table:table-cell table:style-name="ce1" office:value-type="float" office:value="0.43069863319397" calcext:value-type="float">
            <text:p>0,4306986332</text:p>
          </table:table-cell>
          <table:table-cell table:style-name="ce1" office:value-type="float" office:value="-0.337580889463425" calcext:value-type="float">
            <text:p>-0,3375808895</text:p>
          </table:table-cell>
          <table:table-cell table:style-name="ce1" office:value-type="float" office:value="5.13810729980469" calcext:value-type="float">
            <text:p>5,1381072998</text:p>
          </table:table-cell>
          <table:table-cell table:style-name="ce1" office:value-type="float" office:value="-4.18396615982056" calcext:value-type="float">
            <text:p>-4,1839661598</text:p>
          </table:table-cell>
        </table:table-row>
        <table:table-row table:style-name="ro1">
          <table:table-cell table:style-name="ce1" office:value-type="string" calcext:value-type="string">
            <text:p>0.3063347339630127</text:p>
          </table:table-cell>
          <table:table-cell table:style-name="ce1" office:value-type="string" calcext:value-type="string">
            <text:p>0.013417959213256836</text:p>
          </table:table-cell>
          <table:table-cell table:style-name="ce1" office:value-type="string" calcext:value-type="string">
            <text:p>8.11898684501648</text:p>
          </table:table-cell>
          <table:table-cell table:style-name="ce1" office:value-type="float" office:value="-0.0142350513488054" calcext:value-type="float">
            <text:p>-0,0142350513</text:p>
          </table:table-cell>
          <table:table-cell table:style-name="ce1" office:value-type="float" office:value="0.57414710521698" calcext:value-type="float">
            <text:p>0,5741471052</text:p>
          </table:table-cell>
          <table:table-cell table:style-name="ce1" office:value-type="float" office:value="3.20011973381042" calcext:value-type="float">
            <text:p>3,2001197338</text:p>
          </table:table-cell>
          <table:table-cell table:style-name="ce1" office:value-type="float" office:value="-0.0124554756225593" calcext:value-type="float">
            <text:p>-0,0124554756</text:p>
          </table:table-cell>
          <table:table-cell table:number-columns-repeated="2" table:style-name="ce1" office:value-type="float" office:value="-0.300407624636579" calcext:value-type="float">
            <text:p>-0,3004076246</text:p>
          </table:table-cell>
          <table:table-cell table:style-name="ce1" office:value-type="float" office:value="-0.33851683139801" calcext:value-type="float">
            <text:p>-0,3385168314</text:p>
          </table:table-cell>
          <table:table-cell table:style-name="ce1" office:value-type="float" office:value="5.03334140777588" calcext:value-type="float">
            <text:p>5,0333414078</text:p>
          </table:table-cell>
          <table:table-cell table:style-name="ce1" office:value-type="float" office:value="-4.13219451904297" calcext:value-type="float">
            <text:p>-4,132194519</text:p>
          </table:table-cell>
          <table:table-cell table:style-name="ce1" office:value-type="string" calcext:value-type="string">
            <text:p>-0.012455475622559324</text:p>
          </table:table-cell>
          <table:table-cell table:style-name="ce1" office:value-type="string" calcext:value-type="string">
            <text:p>-0.30040762463657933</text:p>
          </table:table-cell>
          <table:table-cell table:style-name="ce1" office:value-type="string" calcext:value-type="string">
            <text:p>-0.19601537468744346</text:p>
          </table:table-cell>
          <table:table-cell table:style-name="ce1" office:value-type="float" office:value="0.0186994403600693" calcext:value-type="float">
            <text:p>0,0186994404</text:p>
          </table:table-cell>
          <table:table-cell table:style-name="ce1" office:value-type="float" office:value="-0.188432818651199" calcext:value-type="float">
            <text:p>-0,1884328187</text:p>
          </table:table-cell>
          <table:table-cell table:style-name="ce1" office:value-type="float" office:value="-0.152549575233459" calcext:value-type="float">
            <text:p>-0,1525495752</text:p>
          </table:table-cell>
          <table:table-cell table:style-name="ce1" office:value-type="float" office:value="-0.360787049448984" calcext:value-type="float">
            <text:p>-0,360787049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358190524346617" calcext:value-type="float">
            <text:p>0,3581905243</text:p>
          </table:table-cell>
          <table:table-cell table:style-name="ce1" office:value-type="float" office:value="0.469901918665714" calcext:value-type="float">
            <text:p>0,4699019187</text:p>
          </table:table-cell>
          <table:table-cell table:style-name="ce1" office:value-type="float" office:value="0.101368021840639" calcext:value-type="float">
            <text:p>0,1013680218</text:p>
          </table:table-cell>
          <table:table-cell table:style-name="ce1" office:value-type="float" office:value="0.431793451309204" calcext:value-type="float">
            <text:p>0,4317934513</text:p>
          </table:table-cell>
          <table:table-cell table:style-name="ce1" office:value-type="float" office:value="0.431763172149658" calcext:value-type="float">
            <text:p>0,4317631721</text:p>
          </table:table-cell>
          <table:table-cell table:style-name="ce1" office:value-type="float" office:value="0.431760787963867" calcext:value-type="float">
            <text:p>0,431760788</text:p>
          </table:table-cell>
          <table:table-cell table:style-name="ce1" office:value-type="float" office:value="-0.33851683139801" calcext:value-type="float">
            <text:p>-0,3385168314</text:p>
          </table:table-cell>
          <table:table-cell table:style-name="ce1" office:value-type="float" office:value="5.03334140777588" calcext:value-type="float">
            <text:p>5,0333414078</text:p>
          </table:table-cell>
          <table:table-cell table:style-name="ce1" office:value-type="float" office:value="-4.13219451904297" calcext:value-type="float">
            <text:p>-4,132194519</text:p>
          </table:table-cell>
        </table:table-row>
        <table:table-row table:style-name="ro1">
          <table:table-cell table:style-name="ce1" office:value-type="string" calcext:value-type="string">
            <text:p>0.32120656967163086</text:p>
          </table:table-cell>
          <table:table-cell table:style-name="ce1" office:value-type="string" calcext:value-type="string">
            <text:p>0.014871835708618164</text:p>
          </table:table-cell>
          <table:table-cell table:style-name="ce1" office:value-type="string" calcext:value-type="string">
            <text:p>8.546498537063599</text:p>
          </table:table-cell>
          <table:table-cell table:style-name="ce1" office:value-type="float" office:value="0.108053982257843" calcext:value-type="float">
            <text:p>0,1080539823</text:p>
          </table:table-cell>
          <table:table-cell table:style-name="ce1" office:value-type="float" office:value="0.775169909000397" calcext:value-type="float">
            <text:p>0,775169909</text:p>
          </table:table-cell>
          <table:table-cell table:style-name="ce1" office:value-type="float" office:value="3.16841006278992" calcext:value-type="float">
            <text:p>3,1684100628</text:p>
          </table:table-cell>
          <table:table-cell table:style-name="ce1" office:value-type="float" office:value="-0.0490933497088448" calcext:value-type="float">
            <text:p>-0,0490933497</text:p>
          </table:table-cell>
          <table:table-cell table:number-columns-repeated="2" table:style-name="ce1" office:value-type="float" office:value="-0.301091802968726" calcext:value-type="float">
            <text:p>-0,301091803</text:p>
          </table:table-cell>
          <table:table-cell table:style-name="ce1" office:value-type="float" office:value="-0.347219556570053" calcext:value-type="float">
            <text:p>-0,3472195566</text:p>
          </table:table-cell>
          <table:table-cell table:style-name="ce1" office:value-type="float" office:value="4.93435192108154" calcext:value-type="float">
            <text:p>4,9343519211</text:p>
          </table:table-cell>
          <table:table-cell table:style-name="ce1" office:value-type="float" office:value="-4.0805721282959" calcext:value-type="float">
            <text:p>-4,0805721283</text:p>
          </table:table-cell>
          <table:table-cell table:style-name="ce1" office:value-type="string" calcext:value-type="string">
            <text:p>-0.049093349708844755</text:p>
          </table:table-cell>
          <table:table-cell table:style-name="ce1" office:value-type="string" calcext:value-type="string">
            <text:p>-0.3010918029687257</text:p>
          </table:table-cell>
          <table:table-cell table:style-name="ce1" office:value-type="string" calcext:value-type="string">
            <text:p>-0.1948560478076209</text:p>
          </table:table-cell>
          <table:table-cell table:style-name="ce1" office:value-type="float" office:value="0.00427051540464163" calcext:value-type="float">
            <text:p>0,0042705154</text:p>
          </table:table-cell>
          <table:table-cell table:style-name="ce1" office:value-type="float" office:value="-0.172244131565094" calcext:value-type="float">
            <text:p>-0,1722441316</text:p>
          </table:table-cell>
          <table:table-cell table:style-name="ce1" office:value-type="float" office:value="-0.150806226158142" calcext:value-type="float">
            <text:p>-0,1508062262</text:p>
          </table:table-cell>
          <table:table-cell table:style-name="ce1" office:value-type="float" office:value="-0.354669085231761" calcext:value-type="float">
            <text:p>-0,354669085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111908951167319" calcext:value-type="float">
            <text:p>-0,1119089512</text:p>
          </table:table-cell>
          <table:table-cell table:style-name="ce1" office:value-type="float" office:value="0.125557726456496" calcext:value-type="float">
            <text:p>0,1255577265</text:p>
          </table:table-cell>
          <table:table-cell table:style-name="ce1" office:value-type="float" office:value="0.0780071340208473" calcext:value-type="float">
            <text:p>0,078007134</text:p>
          </table:table-cell>
          <table:table-cell table:style-name="ce1" office:value-type="float" office:value="0.429781675338745" calcext:value-type="float">
            <text:p>0,4297816753</text:p>
          </table:table-cell>
          <table:table-cell table:style-name="ce1" office:value-type="float" office:value="0.429780721664429" calcext:value-type="float">
            <text:p>0,4297807217</text:p>
          </table:table-cell>
          <table:table-cell table:style-name="ce1" office:value-type="float" office:value="0.42978048324585" calcext:value-type="float">
            <text:p>0,4297804832</text:p>
          </table:table-cell>
          <table:table-cell table:style-name="ce1" office:value-type="float" office:value="-0.347219556570053" calcext:value-type="float">
            <text:p>-0,3472195566</text:p>
          </table:table-cell>
          <table:table-cell table:style-name="ce1" office:value-type="float" office:value="4.93435192108154" calcext:value-type="float">
            <text:p>4,9343519211</text:p>
          </table:table-cell>
          <table:table-cell table:style-name="ce1" office:value-type="float" office:value="-4.0805721282959" calcext:value-type="float">
            <text:p>-4,0805721283</text:p>
          </table:table-cell>
        </table:table-row>
        <table:table-row table:style-name="ro1">
          <table:table-cell table:style-name="ce1" office:value-type="string" calcext:value-type="string">
            <text:p>0.33715319633483887</text:p>
          </table:table-cell>
          <table:table-cell table:style-name="ce1" office:value-type="string" calcext:value-type="string">
            <text:p>0.015946626663208008</text:p>
          </table:table-cell>
          <table:table-cell table:style-name="ce1" office:value-type="string" calcext:value-type="string">
            <text:p>8.989259004592896</text:p>
          </table:table-cell>
          <table:table-cell table:style-name="ce1" office:value-type="float" office:value="0.0880454406142235" calcext:value-type="float">
            <text:p>0,0880454406</text:p>
          </table:table-cell>
          <table:table-cell table:style-name="ce1" office:value-type="float" office:value="0.746069252490997" calcext:value-type="float">
            <text:p>0,7460692525</text:p>
          </table:table-cell>
          <table:table-cell table:style-name="ce1" office:value-type="float" office:value="3.12522792816162" calcext:value-type="float">
            <text:p>3,1252279282</text:p>
          </table:table-cell>
          <table:table-cell table:style-name="ce1" office:value-type="float" office:value="-0.100256473332478" calcext:value-type="float">
            <text:p>-0,1002564733</text:p>
          </table:table-cell>
          <table:table-cell table:number-columns-repeated="2" table:style-name="ce1" office:value-type="float" office:value="-0.389695693398598" calcext:value-type="float">
            <text:p>-0,3896956934</text:p>
          </table:table-cell>
          <table:table-cell table:style-name="ce1" office:value-type="float" office:value="-0.347219556570053" calcext:value-type="float">
            <text:p>-0,3472195566</text:p>
          </table:table-cell>
          <table:table-cell table:style-name="ce1" office:value-type="float" office:value="4.93435192108154" calcext:value-type="float">
            <text:p>4,9343519211</text:p>
          </table:table-cell>
          <table:table-cell table:style-name="ce1" office:value-type="float" office:value="-4.0805721282959" calcext:value-type="float">
            <text:p>-4,0805721283</text:p>
          </table:table-cell>
          <table:table-cell table:style-name="ce1" office:value-type="string" calcext:value-type="string">
            <text:p>-0.1002564733324776</text:p>
          </table:table-cell>
          <table:table-cell table:style-name="ce1" office:value-type="string" calcext:value-type="string">
            <text:p>-0.389695693398598</text:p>
          </table:table-cell>
          <table:table-cell table:style-name="ce1" office:value-type="string" calcext:value-type="string">
            <text:p>-0.1933751035465967</text:p>
          </table:table-cell>
          <table:table-cell table:style-name="ce1" office:value-type="float" office:value="-0.0324161946773529" calcext:value-type="float">
            <text:p>-0,0324161947</text:p>
          </table:table-cell>
          <table:table-cell table:style-name="ce1" office:value-type="float" office:value="-0.232550972700119" calcext:value-type="float">
            <text:p>-0,2325509727</text:p>
          </table:table-cell>
          <table:table-cell table:style-name="ce1" office:value-type="float" office:value="-0.149157323265076" calcext:value-type="float">
            <text:p>-0,1491573233</text:p>
          </table:table-cell>
          <table:table-cell table:style-name="ce1" office:value-type="float" office:value="-0.402731923695895" calcext:value-type="float">
            <text:p>-0,402731923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274927937881202" calcext:value-type="float">
            <text:p>-0,2749279379</text:p>
          </table:table-cell>
          <table:table-cell table:style-name="ce1" office:value-type="float" office:value="-0.451933075479162" calcext:value-type="float">
            <text:p>-0,4519330755</text:p>
          </table:table-cell>
          <table:table-cell table:style-name="ce1" office:value-type="float" office:value="0.0712887887391586" calcext:value-type="float">
            <text:p>0,0712887887</text:p>
          </table:table-cell>
          <table:table-cell table:style-name="ce1" office:value-type="float" office:value="0.444803953170776" calcext:value-type="float">
            <text:p>0,4448039532</text:p>
          </table:table-cell>
          <table:table-cell table:style-name="ce1" office:value-type="float" office:value="0.444806575775147" calcext:value-type="float">
            <text:p>0,4448065758</text:p>
          </table:table-cell>
          <table:table-cell table:style-name="ce1" office:value-type="float" office:value="0.444805860519409" calcext:value-type="float">
            <text:p>0,4448058605</text:p>
          </table:table-cell>
          <table:table-cell table:style-name="ce1" office:value-type="float" office:value="-0.347219556570053" calcext:value-type="float">
            <text:p>-0,3472195566</text:p>
          </table:table-cell>
          <table:table-cell table:style-name="ce1" office:value-type="float" office:value="4.93435192108154" calcext:value-type="float">
            <text:p>4,9343519211</text:p>
          </table:table-cell>
          <table:table-cell table:style-name="ce1" office:value-type="float" office:value="-4.0805721282959" calcext:value-type="float">
            <text:p>-4,0805721283</text:p>
          </table:table-cell>
        </table:table-row>
        <table:table-row table:style-name="ro1">
          <table:table-cell table:style-name="ce1" office:value-type="string" calcext:value-type="string">
            <text:p>0.3501572608947754</text:p>
          </table:table-cell>
          <table:table-cell table:style-name="ce1" office:value-type="string" calcext:value-type="string">
            <text:p>0.013004064559936523</text:p>
          </table:table-cell>
          <table:table-cell table:style-name="ce1" office:value-type="string" calcext:value-type="string">
            <text:p>9.434868097305298</text:p>
          </table:table-cell>
          <table:table-cell table:style-name="ce1" office:value-type="float" office:value="0.0409618392586708" calcext:value-type="float">
            <text:p>0,0409618393</text:p>
          </table:table-cell>
          <table:table-cell table:style-name="ce1" office:value-type="float" office:value="0.459682881832123" calcext:value-type="float">
            <text:p>0,4596828818</text:p>
          </table:table-cell>
          <table:table-cell table:style-name="ce1" office:value-type="float" office:value="3.06948399543762" calcext:value-type="float">
            <text:p>3,0694839954</text:p>
          </table:table-cell>
          <table:table-cell table:style-name="ce1" office:value-type="float" office:value="-0.0838033114430354" calcext:value-type="float">
            <text:p>-0,0838033114</text:p>
          </table:table-cell>
          <table:table-cell table:number-columns-repeated="2" table:style-name="ce1" office:value-type="float" office:value="-0.355588316539525" calcext:value-type="float">
            <text:p>-0,3555883165</text:p>
          </table:table-cell>
          <table:table-cell table:style-name="ce1" office:value-type="float" office:value="-0.352743238210678" calcext:value-type="float">
            <text:p>-0,3527432382</text:p>
          </table:table-cell>
          <table:table-cell table:style-name="ce1" office:value-type="float" office:value="4.86174583435059" calcext:value-type="float">
            <text:p>4,8617458344</text:p>
          </table:table-cell>
          <table:table-cell table:style-name="ce1" office:value-type="float" office:value="-4.03019714355469" calcext:value-type="float">
            <text:p>-4,0301971436</text:p>
          </table:table-cell>
          <table:table-cell table:style-name="ce1" office:value-type="string" calcext:value-type="string">
            <text:p>-0.08380331144303536</text:p>
          </table:table-cell>
          <table:table-cell table:style-name="ce1" office:value-type="string" calcext:value-type="string">
            <text:p>-0.35558831653952505</text:p>
          </table:table-cell>
          <table:table-cell table:style-name="ce1" office:value-type="string" calcext:value-type="string">
            <text:p>-0.19046462098031416</text:p>
          </table:table-cell>
          <table:table-cell table:style-name="ce1" office:value-type="float" office:value="-0.026413632184267" calcext:value-type="float">
            <text:p>-0,0264136322</text:p>
          </table:table-cell>
          <table:table-cell table:style-name="ce1" office:value-type="float" office:value="-0.223820775747299" calcext:value-type="float">
            <text:p>-0,2238207757</text:p>
          </table:table-cell>
          <table:table-cell table:style-name="ce1" office:value-type="float" office:value="-0.146911852264404" calcext:value-type="float">
            <text:p>-0,1469118523</text:p>
          </table:table-cell>
          <table:table-cell table:style-name="ce1" office:value-type="float" office:value="-0.441571696006186" calcext:value-type="float">
            <text:p>-0,44157169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453571367768736" calcext:value-type="float">
            <text:p>0,0453571368</text:p>
          </table:table-cell>
          <table:table-cell table:style-name="ce1" office:value-type="float" office:value="0.0659685552606973" calcext:value-type="float">
            <text:p>0,0659685553</text:p>
          </table:table-cell>
          <table:table-cell table:style-name="ce1" office:value-type="float" office:value="0.0978892513636039" calcext:value-type="float">
            <text:p>0,0978892514</text:p>
          </table:table-cell>
          <table:table-cell table:style-name="ce1" office:value-type="float" office:value="0.441133260726929" calcext:value-type="float">
            <text:p>0,4411332607</text:p>
          </table:table-cell>
          <table:table-cell table:style-name="ce1" office:value-type="float" office:value="0.441129207611084" calcext:value-type="float">
            <text:p>0,4411292076</text:p>
          </table:table-cell>
          <table:table-cell table:style-name="ce1" office:value-type="float" office:value="0.441132545471191" calcext:value-type="float">
            <text:p>0,4411325455</text:p>
          </table:table-cell>
          <table:table-cell table:style-name="ce1" office:value-type="float" office:value="-0.352743238210678" calcext:value-type="float">
            <text:p>-0,3527432382</text:p>
          </table:table-cell>
          <table:table-cell table:style-name="ce1" office:value-type="float" office:value="4.86174583435059" calcext:value-type="float">
            <text:p>4,8617458344</text:p>
          </table:table-cell>
          <table:table-cell table:style-name="ce1" office:value-type="float" office:value="-4.03019714355469" calcext:value-type="float">
            <text:p>-4,0301971436</text:p>
          </table:table-cell>
        </table:table-row>
        <table:table-row table:style-name="ro1">
          <table:table-cell table:style-name="ce1" office:value-type="string" calcext:value-type="string">
            <text:p>0.36593055725097656</text:p>
          </table:table-cell>
          <table:table-cell table:style-name="ce1" office:value-type="string" calcext:value-type="string">
            <text:p>0.015773296356201172</text:p>
          </table:table-cell>
          <table:table-cell table:style-name="ce1" office:value-type="string" calcext:value-type="string">
            <text:p>9.864162683486938</text:p>
          </table:table-cell>
          <table:table-cell table:style-name="ce1" office:value-type="float" office:value="0.0406682379543781" calcext:value-type="float">
            <text:p>0,040668238</text:p>
          </table:table-cell>
          <table:table-cell table:style-name="ce1" office:value-type="float" office:value="0.438313245773315" calcext:value-type="float">
            <text:p>0,4383132458</text:p>
          </table:table-cell>
          <table:table-cell table:style-name="ce1" office:value-type="float" office:value="3.04748296737671" calcext:value-type="float">
            <text:p>3,0474829674</text:p>
          </table:table-cell>
          <table:table-cell table:style-name="ce1" office:value-type="float" office:value="-0.0689115085083145" calcext:value-type="float">
            <text:p>-0,0689115085</text:p>
          </table:table-cell>
          <table:table-cell table:number-columns-repeated="2" table:style-name="ce1" office:value-type="float" office:value="-0.240263374834539" calcext:value-type="float">
            <text:p>-0,2402633748</text:p>
          </table:table-cell>
          <table:table-cell table:style-name="ce1" office:value-type="float" office:value="-0.360659927129745" calcext:value-type="float">
            <text:p>-0,3606599271</text:p>
          </table:table-cell>
          <table:table-cell table:style-name="ce1" office:value-type="float" office:value="4.79070377349854" calcext:value-type="float">
            <text:p>4,7907037735</text:p>
          </table:table-cell>
          <table:table-cell table:style-name="ce1" office:value-type="float" office:value="-3.98079681396484" calcext:value-type="float">
            <text:p>-3,980796814</text:p>
          </table:table-cell>
          <table:table-cell table:style-name="ce1" office:value-type="string" calcext:value-type="string">
            <text:p>-0.06891150850831446</text:p>
          </table:table-cell>
          <table:table-cell table:style-name="ce1" office:value-type="string" calcext:value-type="string">
            <text:p>-0.2402633748345395</text:p>
          </table:table-cell>
          <table:table-cell table:style-name="ce1" office:value-type="string" calcext:value-type="string">
            <text:p>-0.18677155355930997</text:p>
          </table:table-cell>
          <table:table-cell table:style-name="ce1" office:value-type="float" office:value="-0.0122885517776012" calcext:value-type="float">
            <text:p>-0,0122885518</text:p>
          </table:table-cell>
          <table:table-cell table:style-name="ce1" office:value-type="float" office:value="-0.137904864549637" calcext:value-type="float">
            <text:p>-0,1379048645</text:p>
          </table:table-cell>
          <table:table-cell table:style-name="ce1" office:value-type="float" office:value="-0.144013167762756" calcext:value-type="float">
            <text:p>-0,1440131678</text:p>
          </table:table-cell>
          <table:table-cell table:style-name="ce1" office:value-type="float" office:value="-0.459181383196507" calcext:value-type="float">
            <text:p>-0,459181383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109521020424801" calcext:value-type="float">
            <text:p>0,1095210204</text:p>
          </table:table-cell>
          <table:table-cell table:style-name="ce1" office:value-type="float" office:value="0.666152851328516" calcext:value-type="float">
            <text:p>0,6661528513</text:p>
          </table:table-cell>
          <table:table-cell table:style-name="ce1" office:value-type="float" office:value="0.129664568137855" calcext:value-type="float">
            <text:p>0,1296645681</text:p>
          </table:table-cell>
          <table:table-cell table:style-name="ce1" office:value-type="float" office:value="0.429904699325562" calcext:value-type="float">
            <text:p>0,4299046993</text:p>
          </table:table-cell>
          <table:table-cell table:style-name="ce1" office:value-type="float" office:value="0.429910898208618" calcext:value-type="float">
            <text:p>0,4299108982</text:p>
          </table:table-cell>
          <table:table-cell table:style-name="ce1" office:value-type="float" office:value="0.429908752441406" calcext:value-type="float">
            <text:p>0,4299087524</text:p>
          </table:table-cell>
          <table:table-cell table:style-name="ce1" office:value-type="float" office:value="-0.360659927129745" calcext:value-type="float">
            <text:p>-0,3606599271</text:p>
          </table:table-cell>
          <table:table-cell table:style-name="ce1" office:value-type="float" office:value="4.79070377349854" calcext:value-type="float">
            <text:p>4,7907037735</text:p>
          </table:table-cell>
          <table:table-cell table:style-name="ce1" office:value-type="float" office:value="-3.98079681396484" calcext:value-type="float">
            <text:p>-3,980796814</text:p>
          </table:table-cell>
        </table:table-row>
        <table:table-row table:style-name="ro1">
          <table:table-cell table:style-name="ce1" office:value-type="string" calcext:value-type="string">
            <text:p>0.37905263900756836</text:p>
          </table:table-cell>
          <table:table-cell table:style-name="ce1" office:value-type="string" calcext:value-type="string">
            <text:p>0.013122081756591797</text:p>
          </table:table-cell>
          <table:table-cell table:style-name="ce1" office:value-type="string" calcext:value-type="string">
            <text:p>10.296417474746704</text:p>
          </table:table-cell>
          <table:table-cell table:style-name="ce1" office:value-type="float" office:value="0.0582144036889076" calcext:value-type="float">
            <text:p>0,0582144037</text:p>
          </table:table-cell>
          <table:table-cell table:style-name="ce1" office:value-type="float" office:value="0.658270597457886" calcext:value-type="float">
            <text:p>0,6582705975</text:p>
          </table:table-cell>
          <table:table-cell table:style-name="ce1" office:value-type="float" office:value="3.02005982398987" calcext:value-type="float">
            <text:p>3,020059824</text:p>
          </table:table-cell>
          <table:table-cell table:style-name="ce1" office:value-type="float" office:value="-0.0765273959648251" calcext:value-type="float">
            <text:p>-0,076527396</text:p>
          </table:table-cell>
          <table:table-cell table:number-columns-repeated="2" table:style-name="ce1" office:value-type="float" office:value="-0.264069022513641" calcext:value-type="float">
            <text:p>-0,2640690225</text:p>
          </table:table-cell>
          <table:table-cell table:style-name="ce1" office:value-type="float" office:value="-0.372687250375748" calcext:value-type="float">
            <text:p>-0,3726872504</text:p>
          </table:table-cell>
          <table:table-cell table:style-name="ce1" office:value-type="float" office:value="4.71554803848267" calcext:value-type="float">
            <text:p>4,7155480385</text:p>
          </table:table-cell>
          <table:table-cell table:style-name="ce1" office:value-type="float" office:value="-3.93261313438416" calcext:value-type="float">
            <text:p>-3,9326131344</text:p>
          </table:table-cell>
          <table:table-cell table:style-name="ce1" office:value-type="string" calcext:value-type="string">
            <text:p>-0.07652739596482509</text:p>
          </table:table-cell>
          <table:table-cell table:style-name="ce1" office:value-type="string" calcext:value-type="string">
            <text:p>-0.26406902251364056</text:p>
          </table:table-cell>
          <table:table-cell table:style-name="ce1" office:value-type="string" calcext:value-type="string">
            <text:p>-0.1875953384143793</text:p>
          </table:table-cell>
          <table:table-cell table:style-name="ce1" office:value-type="float" office:value="-0.0122004713863134" calcext:value-type="float">
            <text:p>-0,0122004714</text:p>
          </table:table-cell>
          <table:table-cell table:style-name="ce1" office:value-type="float" office:value="-0.131493973731995" calcext:value-type="float">
            <text:p>-0,1314939737</text:p>
          </table:table-cell>
          <table:table-cell table:style-name="ce1" office:value-type="float" office:value="-0.142869114303589" calcext:value-type="float">
            <text:p>-0,1428691143</text:p>
          </table:table-cell>
          <table:table-cell table:style-name="ce1" office:value-type="float" office:value="-0.476742524971144" calcext:value-type="float">
            <text:p>-0,47674252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0679924338629013" calcext:value-type="float">
            <text:p>0,0006799243</text:p>
          </table:table-cell>
          <table:table-cell table:style-name="ce1" office:value-type="float" office:value="0.0494888003745724" calcext:value-type="float">
            <text:p>0,0494888004</text:p>
          </table:table-cell>
          <table:table-cell table:style-name="ce1" office:value-type="float" office:value="0.0509510355683824" calcext:value-type="float">
            <text:p>0,0509510356</text:p>
          </table:table-cell>
          <table:table-cell table:style-name="ce1" office:value-type="float" office:value="0.431814670562744" calcext:value-type="float">
            <text:p>0,4318146706</text:p>
          </table:table-cell>
          <table:table-cell table:style-name="ce1" office:value-type="float" office:value="0.431807518005371" calcext:value-type="float">
            <text:p>0,431807518</text:p>
          </table:table-cell>
          <table:table-cell table:style-name="ce1" office:value-type="float" office:value="0.431807279586792" calcext:value-type="float">
            <text:p>0,4318072796</text:p>
          </table:table-cell>
          <table:table-cell table:style-name="ce1" office:value-type="float" office:value="-0.372687250375748" calcext:value-type="float">
            <text:p>-0,3726872504</text:p>
          </table:table-cell>
          <table:table-cell table:style-name="ce1" office:value-type="float" office:value="4.71554803848267" calcext:value-type="float">
            <text:p>4,7155480385</text:p>
          </table:table-cell>
          <table:table-cell table:style-name="ce1" office:value-type="float" office:value="-3.93261313438416" calcext:value-type="float">
            <text:p>-3,9326131344</text:p>
          </table:table-cell>
        </table:table-row>
        <table:table-row table:style-name="ro1">
          <table:table-cell table:style-name="ce1" office:value-type="string" calcext:value-type="string">
            <text:p>0.39908456802368164</text:p>
          </table:table-cell>
          <table:table-cell table:style-name="ce1" office:value-type="string" calcext:value-type="string">
            <text:p>0.02003192901611328</text:p>
          </table:table-cell>
          <table:table-cell table:style-name="ce1" office:value-type="string" calcext:value-type="string">
            <text:p>10.730827331542969</text:p>
          </table:table-cell>
          <table:table-cell table:style-name="ce1" office:value-type="float" office:value="0.0308282040059566" calcext:value-type="float">
            <text:p>0,030828204</text:p>
          </table:table-cell>
          <table:table-cell table:style-name="ce1" office:value-type="float" office:value="0.339110255241394" calcext:value-type="float">
            <text:p>0,3391102552</text:p>
          </table:table-cell>
          <table:table-cell table:style-name="ce1" office:value-type="float" office:value="2.97015166282654" calcext:value-type="float">
            <text:p>2,9701516628</text:p>
          </table:table-cell>
          <table:table-cell table:style-name="ce1" office:value-type="float" office:value="-0.0872179516831977" calcext:value-type="float">
            <text:p>-0,0872179517</text:p>
          </table:table-cell>
          <table:table-cell table:number-columns-repeated="2" table:style-name="ce1" office:value-type="float" office:value="-0.35728743663164" calcext:value-type="float">
            <text:p>-0,3572874366</text:p>
          </table:table-cell>
          <table:table-cell table:style-name="ce1" office:value-type="float" office:value="-0.38339576125145" calcext:value-type="float">
            <text:p>-0,3833957613</text:p>
          </table:table-cell>
          <table:table-cell table:style-name="ce1" office:value-type="float" office:value="4.65407848358154" calcext:value-type="float">
            <text:p>4,6540784836</text:p>
          </table:table-cell>
          <table:table-cell table:style-name="ce1" office:value-type="float" office:value="-3.88480305671692" calcext:value-type="float">
            <text:p>-3,8848030567</text:p>
          </table:table-cell>
          <table:table-cell table:style-name="ce1" office:value-type="string" calcext:value-type="string">
            <text:p>-0.08721795168319768</text:p>
          </table:table-cell>
          <table:table-cell table:style-name="ce1" office:value-type="string" calcext:value-type="string">
            <text:p>-0.35728743663164</text:p>
          </table:table-cell>
          <table:table-cell table:style-name="ce1" office:value-type="string" calcext:value-type="string">
            <text:p>-0.1858651929456824</text:p>
          </table:table-cell>
          <table:table-cell table:style-name="ce1" office:value-type="float" office:value="-0.0174643211066723" calcext:value-type="float">
            <text:p>-0,0174643211</text:p>
          </table:table-cell>
          <table:table-cell table:style-name="ce1" office:value-type="float" office:value="-0.197481179237366" calcext:value-type="float">
            <text:p>-0,1974811792</text:p>
          </table:table-cell>
          <table:table-cell table:style-name="ce1" office:value-type="float" office:value="-0.141443110847473" calcext:value-type="float">
            <text:p>-0,1414431108</text:p>
          </table:table-cell>
          <table:table-cell table:style-name="ce1" office:value-type="float" office:value="-0.502035613439141" calcext:value-type="float">
            <text:p>-0,502035613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403841380049255" calcext:value-type="float">
            <text:p>-0,040384138</text:p>
          </table:table-cell>
          <table:table-cell table:style-name="ce1" office:value-type="float" office:value="-0.506250150903556" calcext:value-type="float">
            <text:p>-0,5062501509</text:p>
          </table:table-cell>
          <table:table-cell table:style-name="ce1" office:value-type="float" office:value="0.0631167160716304" calcext:value-type="float">
            <text:p>0,0631167161</text:p>
          </table:table-cell>
          <table:table-cell table:style-name="ce1" office:value-type="float" office:value="0.434481620788574" calcext:value-type="float">
            <text:p>0,4344816208</text:p>
          </table:table-cell>
          <table:table-cell table:style-name="ce1" office:value-type="float" office:value="0.434483528137207" calcext:value-type="float">
            <text:p>0,4344835281</text:p>
          </table:table-cell>
          <table:table-cell table:style-name="ce1" office:value-type="float" office:value="0.434483051300049" calcext:value-type="float">
            <text:p>0,4344830513</text:p>
          </table:table-cell>
          <table:table-cell table:style-name="ce1" office:value-type="float" office:value="-0.38339576125145" calcext:value-type="float">
            <text:p>-0,3833957613</text:p>
          </table:table-cell>
          <table:table-cell table:style-name="ce1" office:value-type="float" office:value="4.65407848358154" calcext:value-type="float">
            <text:p>4,6540784836</text:p>
          </table:table-cell>
          <table:table-cell table:style-name="ce1" office:value-type="float" office:value="-3.88480305671692" calcext:value-type="float">
            <text:p>-3,8848030567</text:p>
          </table:table-cell>
        </table:table-row>
        <table:table-row table:style-name="ro1">
          <table:table-cell table:style-name="ce1" office:value-type="string" calcext:value-type="string">
            <text:p>0.41906023025512695</text:p>
          </table:table-cell>
          <table:table-cell table:style-name="ce1" office:value-type="string" calcext:value-type="string">
            <text:p>0.019975662231445312</text:p>
          </table:table-cell>
          <table:table-cell table:style-name="ce1" office:value-type="string" calcext:value-type="string">
            <text:p>11.179909706115723</text:p>
          </table:table-cell>
          <table:table-cell table:style-name="ce1" office:value-type="float" office:value="0.0217435881495476" calcext:value-type="float">
            <text:p>0,0217435881</text:p>
          </table:table-cell>
          <table:table-cell table:style-name="ce1" office:value-type="float" office:value="0.308758974075317" calcext:value-type="float">
            <text:p>0,3087589741</text:p>
          </table:table-cell>
          <table:table-cell table:style-name="ce1" office:value-type="float" office:value="2.93284869194031" calcext:value-type="float">
            <text:p>2,9328486919</text:p>
          </table:table-cell>
          <table:table-cell table:style-name="ce1" office:value-type="float" office:value="-0.075907135705094" calcext:value-type="float">
            <text:p>-0,0759071357</text:p>
          </table:table-cell>
          <table:table-cell table:number-columns-repeated="2" table:style-name="ce1" office:value-type="float" office:value="-0.201931091885603" calcext:value-type="float">
            <text:p>-0,2019310919</text:p>
          </table:table-cell>
          <table:table-cell table:style-name="ce1" office:value-type="float" office:value="-0.38339576125145" calcext:value-type="float">
            <text:p>-0,3833957613</text:p>
          </table:table-cell>
          <table:table-cell table:style-name="ce1" office:value-type="float" office:value="4.65407848358154" calcext:value-type="float">
            <text:p>4,6540784836</text:p>
          </table:table-cell>
          <table:table-cell table:style-name="ce1" office:value-type="float" office:value="-3.88480305671692" calcext:value-type="float">
            <text:p>-3,8848030567</text:p>
          </table:table-cell>
          <table:table-cell table:style-name="ce1" office:value-type="string" calcext:value-type="string">
            <text:p>-0.075907135705094</text:p>
          </table:table-cell>
          <table:table-cell table:style-name="ce1" office:value-type="string" calcext:value-type="string">
            <text:p>-0.20193109188560315</text:p>
          </table:table-cell>
          <table:table-cell table:style-name="ce1" office:value-type="string" calcext:value-type="string">
            <text:p>-0.18207130393564078</text:p>
          </table:table-cell>
          <table:table-cell table:style-name="ce1" office:value-type="float" office:value="-0.009248461201787" calcext:value-type="float">
            <text:p>-0,0092484612</text:p>
          </table:table-cell>
          <table:table-cell table:style-name="ce1" office:value-type="float" office:value="-0.101733076572418" calcext:value-type="float">
            <text:p>-0,1017330766</text:p>
          </table:table-cell>
          <table:table-cell table:style-name="ce1" office:value-type="float" office:value="-0.13884788646698" calcext:value-type="float">
            <text:p>-0,1388478865</text:p>
          </table:table-cell>
          <table:table-cell table:style-name="ce1" office:value-type="float" office:value="-0.515888623367383" calcext:value-type="float">
            <text:p>-0,515888623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609446867610129" calcext:value-type="float">
            <text:p>0,0609446868</text:p>
          </table:table-cell>
          <table:table-cell table:style-name="ce1" office:value-type="float" office:value="0.710244585445206" calcext:value-type="float">
            <text:p>0,7102445854</text:p>
          </table:table-cell>
          <table:table-cell table:style-name="ce1" office:value-type="float" office:value="0.111063301253567" calcext:value-type="float">
            <text:p>0,1110633013</text:p>
          </table:table-cell>
          <table:table-cell table:style-name="ce1" office:value-type="float" office:value="0.449361562728882" calcext:value-type="float">
            <text:p>0,4493615627</text:p>
          </table:table-cell>
          <table:table-cell table:number-columns-repeated="2" table:style-name="ce1" office:value-type="float" office:value="0.449366807937622" calcext:value-type="float">
            <text:p>0,4493668079</text:p>
          </table:table-cell>
          <table:table-cell table:style-name="ce1" office:value-type="float" office:value="-0.38339576125145" calcext:value-type="float">
            <text:p>-0,3833957613</text:p>
          </table:table-cell>
          <table:table-cell table:style-name="ce1" office:value-type="float" office:value="4.65407848358154" calcext:value-type="float">
            <text:p>4,6540784836</text:p>
          </table:table-cell>
          <table:table-cell table:style-name="ce1" office:value-type="float" office:value="-3.88480305671692" calcext:value-type="float">
            <text:p>-3,8848030567</text:p>
          </table:table-cell>
        </table:table-row>
        <table:table-row table:style-name="ro1">
          <table:table-cell table:style-name="ce1" office:value-type="string" calcext:value-type="string">
            <text:p>0.43495607376098633</text:p>
          </table:table-cell>
          <table:table-cell table:style-name="ce1" office:value-type="string" calcext:value-type="string">
            <text:p>0.015895843505859375</text:p>
          </table:table-cell>
          <table:table-cell table:style-name="ce1" office:value-type="string" calcext:value-type="string">
            <text:p>11.639788389205933</text:p>
          </table:table-cell>
          <table:table-cell table:style-name="ce1" office:value-type="float" office:value="0.0128500210121274" calcext:value-type="float">
            <text:p>0,012850021</text:p>
          </table:table-cell>
          <table:table-cell table:style-name="ce1" office:value-type="float" office:value="0.244150400161743" calcext:value-type="float">
            <text:p>0,2441504002</text:p>
          </table:table-cell>
          <table:table-cell table:style-name="ce1" office:value-type="float" office:value="2.88875699043274" calcext:value-type="float">
            <text:p>2,8887569904</text:p>
          </table:table-cell>
          <table:table-cell table:style-name="ce1" office:value-type="float" office:value="-0.0765480639736655" calcext:value-type="float">
            <text:p>-0,076548064</text:p>
          </table:table-cell>
          <table:table-cell table:number-columns-repeated="2" table:style-name="ce1" office:value-type="float" office:value="-0.224391041322814" calcext:value-type="float">
            <text:p>-0,2243910413</text:p>
          </table:table-cell>
          <table:table-cell table:style-name="ce1" office:value-type="float" office:value="-0.396360576152802" calcext:value-type="float">
            <text:p>-0,3963605762</text:p>
          </table:table-cell>
          <table:table-cell table:style-name="ce1" office:value-type="float" office:value="4.58983850479126" calcext:value-type="float">
            <text:p>4,5898385048</text:p>
          </table:table-cell>
          <table:table-cell table:style-name="ce1" office:value-type="float" office:value="-3.83731389045715" calcext:value-type="float">
            <text:p>-3,8373138905</text:p>
          </table:table-cell>
          <table:table-cell table:style-name="ce1" office:value-type="string" calcext:value-type="string">
            <text:p>-0.07654806397366551</text:p>
          </table:table-cell>
          <table:table-cell table:style-name="ce1" office:value-type="string" calcext:value-type="string">
            <text:p>-0.22439104132281387</text:p>
          </table:table-cell>
          <table:table-cell table:style-name="ce1" office:value-type="string" calcext:value-type="string">
            <text:p>-0.18087855510733167</text:p>
          </table:table-cell>
          <table:table-cell table:style-name="ce1" office:value-type="float" office:value="-0.00652307644486427" calcext:value-type="float">
            <text:p>-0,0065230764</text:p>
          </table:table-cell>
          <table:table-cell table:style-name="ce1" office:value-type="float" office:value="-0.0926276922225952" calcext:value-type="float">
            <text:p>-0,0926276922</text:p>
          </table:table-cell>
          <table:table-cell table:style-name="ce1" office:value-type="float" office:value="-0.136908131980896" calcext:value-type="float">
            <text:p>-0,136908132</text:p>
          </table:table-cell>
          <table:table-cell table:style-name="ce1" office:value-type="float" office:value="-0.525879700058023" calcext:value-type="float">
            <text:p>-0,525879700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197708567149372" calcext:value-type="float">
            <text:p>0,0197708567</text:p>
          </table:table-cell>
          <table:table-cell table:style-name="ce1" office:value-type="float" office:value="0.0660540999955377" calcext:value-type="float">
            <text:p>0,0660541</text:p>
          </table:table-cell>
          <table:table-cell table:style-name="ce1" office:value-type="float" office:value="0.0811830749425736" calcext:value-type="float">
            <text:p>0,0811830749</text:p>
          </table:table-cell>
          <table:table-cell table:style-name="ce1" office:value-type="float" office:value="0.459495306015015" calcext:value-type="float">
            <text:p>0,459495306</text:p>
          </table:table-cell>
          <table:table-cell table:style-name="ce1" office:value-type="float" office:value="0.45949125289917" calcext:value-type="float">
            <text:p>0,4594912529</text:p>
          </table:table-cell>
          <table:table-cell table:style-name="ce1" office:value-type="float" office:value="0.459491968154907" calcext:value-type="float">
            <text:p>0,4594919682</text:p>
          </table:table-cell>
          <table:table-cell table:style-name="ce1" office:value-type="float" office:value="-0.396360576152802" calcext:value-type="float">
            <text:p>-0,3963605762</text:p>
          </table:table-cell>
          <table:table-cell table:style-name="ce1" office:value-type="float" office:value="4.58983850479126" calcext:value-type="float">
            <text:p>4,5898385048</text:p>
          </table:table-cell>
          <table:table-cell table:style-name="ce1" office:value-type="float" office:value="-3.83731389045715" calcext:value-type="float">
            <text:p>-3,8373138905</text:p>
          </table:table-cell>
        </table:table-row>
        <table:table-row table:style-name="ro1">
          <table:table-cell table:style-name="ce1" office:value-type="string" calcext:value-type="string">
            <text:p>0.45464658737182617</text:p>
          </table:table-cell>
          <table:table-cell table:style-name="ce1" office:value-type="string" calcext:value-type="string">
            <text:p>0.019690513610839844</text:p>
          </table:table-cell>
          <table:table-cell table:style-name="ce1" office:value-type="string" calcext:value-type="string">
            <text:p>12.080813884735107</text:p>
          </table:table-cell>
          <table:table-cell table:style-name="ce1" office:value-type="float" office:value="-0.00423550512641668" calcext:value-type="float">
            <text:p>-0,0042355051</text:p>
          </table:table-cell>
          <table:table-cell table:style-name="ce1" office:value-type="float" office:value="0.199068754911423" calcext:value-type="float">
            <text:p>0,1990687549</text:p>
          </table:table-cell>
          <table:table-cell table:style-name="ce1" office:value-type="float" office:value="2.85649633407593" calcext:value-type="float">
            <text:p>2,8564963341</text:p>
          </table:table-cell>
          <table:table-cell table:style-name="ce1" office:value-type="float" office:value="-0.0746264003406212" calcext:value-type="float">
            <text:p>-0,0746264003</text:p>
          </table:table-cell>
          <table:table-cell table:number-columns-repeated="2" table:style-name="ce1" office:value-type="float" office:value="-0.201069624701805" calcext:value-type="float">
            <text:p>-0,2010696247</text:p>
          </table:table-cell>
          <table:table-cell table:style-name="ce1" office:value-type="float" office:value="-0.412577122449875" calcext:value-type="float">
            <text:p>-0,4125771224</text:p>
          </table:table-cell>
          <table:table-cell table:style-name="ce1" office:value-type="float" office:value="4.52351570129395" calcext:value-type="float">
            <text:p>4,5235157013</text:p>
          </table:table-cell>
          <table:table-cell table:style-name="ce1" office:value-type="float" office:value="-3.79189467430115" calcext:value-type="float">
            <text:p>-3,7918946743</text:p>
          </table:table-cell>
          <table:table-cell table:style-name="ce1" office:value-type="string" calcext:value-type="string">
            <text:p>-0.07462640034062117</text:p>
          </table:table-cell>
          <table:table-cell table:style-name="ce1" office:value-type="string" calcext:value-type="string">
            <text:p>-0.2010696247018046</text:p>
          </table:table-cell>
          <table:table-cell table:style-name="ce1" office:value-type="string" calcext:value-type="string">
            <text:p>-0.178116967099748</text:p>
          </table:table-cell>
          <table:table-cell table:style-name="ce1" office:value-type="float" office:value="-0.00385500630363822" calcext:value-type="float">
            <text:p>-0,0038550063</text:p>
          </table:table-cell>
          <table:table-cell table:style-name="ce1" office:value-type="float" office:value="-0.073245120048523" calcext:value-type="float">
            <text:p>-0,07324512</text:p>
          </table:table-cell>
          <table:table-cell table:style-name="ce1" office:value-type="float" office:value="-0.134615363502502" calcext:value-type="float">
            <text:p>-0,1346153635</text:p>
          </table:table-cell>
          <table:table-cell table:style-name="ce1" office:value-type="float" office:value="-0.531549089731074" calcext:value-type="float">
            <text:p>-0,531549089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0157817892083" calcext:value-type="float">
            <text:p>0,0201578179</text:p>
          </table:table-cell>
          <table:table-cell table:style-name="ce1" office:value-type="float" office:value="0.146438680545273" calcext:value-type="float">
            <text:p>0,1464386805</text:p>
          </table:table-cell>
          <table:table-cell table:style-name="ce1" office:value-type="float" office:value="0.0999358561101783" calcext:value-type="float">
            <text:p>0,0999358561</text:p>
          </table:table-cell>
          <table:table-cell table:style-name="ce1" office:value-type="float" office:value="0.441196918487549" calcext:value-type="float">
            <text:p>0,4411969185</text:p>
          </table:table-cell>
          <table:table-cell table:style-name="ce1" office:value-type="float" office:value="0.441198825836182" calcext:value-type="float">
            <text:p>0,4411988258</text:p>
          </table:table-cell>
          <table:table-cell table:style-name="ce1" office:value-type="float" office:value="0.441200017929077" calcext:value-type="float">
            <text:p>0,4412000179</text:p>
          </table:table-cell>
          <table:table-cell table:style-name="ce1" office:value-type="float" office:value="-0.412577122449875" calcext:value-type="float">
            <text:p>-0,4125771224</text:p>
          </table:table-cell>
          <table:table-cell table:style-name="ce1" office:value-type="float" office:value="4.52351570129395" calcext:value-type="float">
            <text:p>4,5235157013</text:p>
          </table:table-cell>
          <table:table-cell table:style-name="ce1" office:value-type="float" office:value="-3.79189467430115" calcext:value-type="float">
            <text:p>-3,7918946743</text:p>
          </table:table-cell>
        </table:table-row>
        <table:table-row table:style-name="ro1">
          <table:table-cell table:style-name="ce1" office:value-type="string" calcext:value-type="string">
            <text:p>0.4748690128326416</text:p>
          </table:table-cell>
          <table:table-cell table:style-name="ce1" office:value-type="string" calcext:value-type="string">
            <text:p>0.02022242546081543</text:p>
          </table:table-cell>
          <table:table-cell table:style-name="ce1" office:value-type="string" calcext:value-type="string">
            <text:p>12.533037900924683</text:p>
          </table:table-cell>
          <table:table-cell table:style-name="ce1" office:value-type="float" office:value="-0.0208819266408682" calcext:value-type="float">
            <text:p>-0,0208819266</text:p>
          </table:table-cell>
          <table:table-cell table:style-name="ce1" office:value-type="float" office:value="0.154526263475418" calcext:value-type="float">
            <text:p>0,1545262635</text:p>
          </table:table-cell>
          <table:table-cell table:style-name="ce1" office:value-type="float" office:value="2.81662487983704" calcext:value-type="float">
            <text:p>2,8166248798</text:p>
          </table:table-cell>
          <table:table-cell table:style-name="ce1" office:value-type="float" office:value="-0.0683784167260931" calcext:value-type="float">
            <text:p>-0,0683784167</text:p>
          </table:table-cell>
          <table:table-cell table:number-columns-repeated="2" table:style-name="ce1" office:value-type="float" office:value="-0.189835416878397" calcext:value-type="float">
            <text:p>-0,1898354169</text:p>
          </table:table-cell>
          <table:table-cell table:style-name="ce1" office:value-type="float" office:value="-0.429893642663956" calcext:value-type="float">
            <text:p>-0,4298936427</text:p>
          </table:table-cell>
          <table:table-cell table:style-name="ce1" office:value-type="float" office:value="4.46823453903198" calcext:value-type="float">
            <text:p>4,468234539</text:p>
          </table:table-cell>
          <table:table-cell table:style-name="ce1" office:value-type="float" office:value="-3.7479555606842" calcext:value-type="float">
            <text:p>-3,7479555607</text:p>
          </table:table-cell>
          <table:table-cell table:style-name="ce1" office:value-type="string" calcext:value-type="string">
            <text:p>-0.06837841672609309</text:p>
          </table:table-cell>
          <table:table-cell table:style-name="ce1" office:value-type="string" calcext:value-type="string">
            <text:p>-0.1898354168783966</text:p>
          </table:table-cell>
          <table:table-cell table:style-name="ce1" office:value-type="string" calcext:value-type="string">
            <text:p>-0.17715420601097945</text:p>
          </table:table-cell>
          <table:table-cell table:style-name="ce1" office:value-type="float" office:value="0.00127065153792501" calcext:value-type="float">
            <text:p>0,0012706515</text:p>
          </table:table-cell>
          <table:table-cell table:style-name="ce1" office:value-type="float" office:value="-0.0597206264734268" calcext:value-type="float">
            <text:p>-0,0597206265</text:p>
          </table:table-cell>
          <table:table-cell table:style-name="ce1" office:value-type="float" office:value="-0.132937809371948" calcext:value-type="float">
            <text:p>-0,1329378094</text:p>
          </table:table-cell>
          <table:table-cell table:style-name="ce1" office:value-type="float" office:value="-0.529633939998877" calcext:value-type="float">
            <text:p>-0,5296339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377859925679666" calcext:value-type="float">
            <text:p>0,0377859926</text:p>
          </table:table-cell>
          <table:table-cell table:style-name="ce1" office:value-type="float" office:value="0.0996981550006169" calcext:value-type="float">
            <text:p>0,099698155</text:p>
          </table:table-cell>
          <table:table-cell table:style-name="ce1" office:value-type="float" office:value="0.0713441344387524" calcext:value-type="float">
            <text:p>0,0713441344</text:p>
          </table:table-cell>
          <table:table-cell table:style-name="ce1" office:value-type="float" office:value="0.452165603637695" calcext:value-type="float">
            <text:p>0,4521656036</text:p>
          </table:table-cell>
          <table:table-cell table:style-name="ce1" office:value-type="float" office:value="0.452181339263916" calcext:value-type="float">
            <text:p>0,4521813393</text:p>
          </table:table-cell>
          <table:table-cell table:style-name="ce1" office:value-type="float" office:value="0.452183723449707" calcext:value-type="float">
            <text:p>0,4521837234</text:p>
          </table:table-cell>
          <table:table-cell table:style-name="ce1" office:value-type="float" office:value="-0.429893642663956" calcext:value-type="float">
            <text:p>-0,4298936427</text:p>
          </table:table-cell>
          <table:table-cell table:style-name="ce1" office:value-type="float" office:value="4.46823453903198" calcext:value-type="float">
            <text:p>4,468234539</text:p>
          </table:table-cell>
          <table:table-cell table:style-name="ce1" office:value-type="float" office:value="-3.7479555606842" calcext:value-type="float">
            <text:p>-3,7479555607</text:p>
          </table:table-cell>
        </table:table-row>
        <table:table-row table:style-name="ro1">
          <table:table-cell table:style-name="ce1" office:value-type="string" calcext:value-type="string">
            <text:p>0.5002315044403076</text:p>
          </table:table-cell>
          <table:table-cell table:style-name="ce1" office:value-type="string" calcext:value-type="string">
            <text:p>0.025362491607666016</text:p>
          </table:table-cell>
          <table:table-cell table:style-name="ce1" office:value-type="string" calcext:value-type="string">
            <text:p>12.978705644607544</text:p>
          </table:table-cell>
          <table:table-cell table:style-name="ce1" office:value-type="float" office:value="-0.0289631523191929" calcext:value-type="float">
            <text:p>-0,0289631523</text:p>
          </table:table-cell>
          <table:table-cell table:style-name="ce1" office:value-type="float" office:value="0.128265395760536" calcext:value-type="float">
            <text:p>0,1282653958</text:p>
          </table:table-cell>
          <table:table-cell table:style-name="ce1" office:value-type="float" office:value="2.79046273231506" calcext:value-type="float">
            <text:p>2,7904627323</text:p>
          </table:table-cell>
          <table:table-cell table:style-name="ce1" office:value-type="float" office:value="-0.0621492732476842" calcext:value-type="float">
            <text:p>-0,0621492732</text:p>
          </table:table-cell>
          <table:table-cell table:number-columns-repeated="2" table:style-name="ce1" office:value-type="float" office:value="-0.176459256925332" calcext:value-type="float">
            <text:p>-0,1764592569</text:p>
          </table:table-cell>
          <table:table-cell table:style-name="ce1" office:value-type="float" office:value="-0.429893642663956" calcext:value-type="float">
            <text:p>-0,4298936427</text:p>
          </table:table-cell>
          <table:table-cell table:style-name="ce1" office:value-type="float" office:value="4.46823453903198" calcext:value-type="float">
            <text:p>4,468234539</text:p>
          </table:table-cell>
          <table:table-cell table:style-name="ce1" office:value-type="float" office:value="-3.7479555606842" calcext:value-type="float">
            <text:p>-3,7479555607</text:p>
          </table:table-cell>
          <table:table-cell table:style-name="ce1" office:value-type="string" calcext:value-type="string">
            <text:p>-0.062149273247684156</text:p>
          </table:table-cell>
          <table:table-cell table:style-name="ce1" office:value-type="string" calcext:value-type="string">
            <text:p>-0.17645925692533243</text:p>
          </table:table-cell>
          <table:table-cell table:style-name="ce1" office:value-type="string" calcext:value-type="string">
            <text:p>-0.17462728213701664</text:p>
          </table:table-cell>
          <table:table-cell table:style-name="ce1" office:value-type="float" office:value="0.00626457799226046" calcext:value-type="float">
            <text:p>0,006264578</text:p>
          </table:table-cell>
          <table:table-cell table:style-name="ce1" office:value-type="float" office:value="-0.0463578790426254" calcext:value-type="float">
            <text:p>-0,046357879</text:p>
          </table:table-cell>
          <table:table-cell table:style-name="ce1" office:value-type="float" office:value="-0.130864493751526" calcext:value-type="float">
            <text:p>-0,1308644938</text:p>
          </table:table-cell>
          <table:table-cell table:style-name="ce1" office:value-type="float" office:value="-0.520329744406291" calcext:value-type="float">
            <text:p>-0,520329744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373604949980549" calcext:value-type="float">
            <text:p>0,037360495</text:p>
          </table:table-cell>
          <table:table-cell table:style-name="ce1" office:value-type="float" office:value="0.0999718799447552" calcext:value-type="float">
            <text:p>0,0999718799</text:p>
          </table:table-cell>
          <table:table-cell table:style-name="ce1" office:value-type="float" office:value="0.0894884645803701" calcext:value-type="float">
            <text:p>0,0894884646</text:p>
          </table:table-cell>
          <table:table-cell table:style-name="ce1" office:value-type="float" office:value="0.445562124252319" calcext:value-type="float">
            <text:p>0,4455621243</text:p>
          </table:table-cell>
          <table:table-cell table:style-name="ce1" office:value-type="float" office:value="0.445550203323364" calcext:value-type="float">
            <text:p>0,4455502033</text:p>
          </table:table-cell>
          <table:table-cell table:style-name="ce1" office:value-type="float" office:value="0.445548534393311" calcext:value-type="float">
            <text:p>0,4455485344</text:p>
          </table:table-cell>
          <table:table-cell table:style-name="ce1" office:value-type="float" office:value="-0.429893642663956" calcext:value-type="float">
            <text:p>-0,4298936427</text:p>
          </table:table-cell>
          <table:table-cell table:style-name="ce1" office:value-type="float" office:value="4.46823453903198" calcext:value-type="float">
            <text:p>4,468234539</text:p>
          </table:table-cell>
          <table:table-cell table:style-name="ce1" office:value-type="float" office:value="-3.7479555606842" calcext:value-type="float">
            <text:p>-3,7479555607</text:p>
          </table:table-cell>
        </table:table-row>
        <table:table-row table:style-name="ro1">
          <table:table-cell table:style-name="ce1" office:value-type="string" calcext:value-type="string">
            <text:p>0.5164775848388672</text:p>
          </table:table-cell>
          <table:table-cell table:style-name="ce1" office:value-type="string" calcext:value-type="string">
            <text:p>0.01624608039855957</text:p>
          </table:table-cell>
          <table:table-cell table:style-name="ce1" office:value-type="string" calcext:value-type="string">
            <text:p>13.440197944641113</text:p>
          </table:table-cell>
          <table:table-cell table:style-name="ce1" office:value-type="float" office:value="-0.0369318462908268" calcext:value-type="float">
            <text:p>-0,0369318463</text:p>
          </table:table-cell>
          <table:table-cell table:style-name="ce1" office:value-type="float" office:value="0.102588459849358" calcext:value-type="float">
            <text:p>0,1025884598</text:p>
          </table:table-cell>
          <table:table-cell table:style-name="ce1" office:value-type="float" office:value="2.76749563217163" calcext:value-type="float">
            <text:p>2,7674956322</text:p>
          </table:table-cell>
          <table:table-cell table:style-name="ce1" office:value-type="float" office:value="-0.0588930174208549" calcext:value-type="float">
            <text:p>-0,0588930174</text:p>
          </table:table-cell>
          <table:table-cell table:number-columns-repeated="2" table:style-name="ce1" office:value-type="float" office:value="-0.170691452224912" calcext:value-type="float">
            <text:p>-0,1706914522</text:p>
          </table:table-cell>
          <table:table-cell table:style-name="ce1" office:value-type="float" office:value="-0.447217136621475" calcext:value-type="float">
            <text:p>-0,4472171366</text:p>
          </table:table-cell>
          <table:table-cell table:style-name="ce1" office:value-type="float" office:value="4.41754388809204" calcext:value-type="float">
            <text:p>4,4175438881</text:p>
          </table:table-cell>
          <table:table-cell table:style-name="ce1" office:value-type="float" office:value="-3.70344090461731" calcext:value-type="float">
            <text:p>-3,7034409046</text:p>
          </table:table-cell>
          <table:table-cell table:style-name="ce1" office:value-type="string" calcext:value-type="string">
            <text:p>-0.058893017420854926</text:p>
          </table:table-cell>
          <table:table-cell table:style-name="ce1" office:value-type="string" calcext:value-type="string">
            <text:p>-0.17069145222491172</text:p>
          </table:table-cell>
          <table:table-cell table:style-name="ce1" office:value-type="string" calcext:value-type="string">
            <text:p>-0.17408686990110617</text:p>
          </table:table-cell>
          <table:table-cell table:style-name="ce1" office:value-type="float" office:value="0.00868894569575787" calcext:value-type="float">
            <text:p>0,0086889457</text:p>
          </table:table-cell>
          <table:table-cell table:style-name="ce1" office:value-type="float" office:value="-0.0384796187281609" calcext:value-type="float">
            <text:p>-0,0384796187</text:p>
          </table:table-cell>
          <table:table-cell table:style-name="ce1" office:value-type="float" office:value="-0.129504062080383" calcext:value-type="float">
            <text:p>-0,1295040621</text:p>
          </table:table-cell>
          <table:table-cell table:style-name="ce1" office:value-type="float" office:value="-0.506962581835667" calcext:value-type="float">
            <text:p>-0,506962581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175099067592294" calcext:value-type="float">
            <text:p>0,0175099068</text:p>
          </table:table-cell>
          <table:table-cell table:style-name="ce1" office:value-type="float" office:value="0.0569013572091663" calcext:value-type="float">
            <text:p>0,0569013572</text:p>
          </table:table-cell>
          <table:table-cell table:style-name="ce1" office:value-type="float" office:value="0.0566876871710865" calcext:value-type="float">
            <text:p>0,0566876872</text:p>
          </table:table-cell>
          <table:table-cell table:style-name="ce1" office:value-type="float" office:value="0.461523056030273" calcext:value-type="float">
            <text:p>0,461523056</text:p>
          </table:table-cell>
          <table:table-cell table:style-name="ce1" office:value-type="float" office:value="0.461515665054321" calcext:value-type="float">
            <text:p>0,4615156651</text:p>
          </table:table-cell>
          <table:table-cell table:style-name="ce1" office:value-type="float" office:value="0.461513757705689" calcext:value-type="float">
            <text:p>0,4615137577</text:p>
          </table:table-cell>
          <table:table-cell table:style-name="ce1" office:value-type="float" office:value="-0.447217136621475" calcext:value-type="float">
            <text:p>-0,4472171366</text:p>
          </table:table-cell>
          <table:table-cell table:style-name="ce1" office:value-type="float" office:value="4.41754388809204" calcext:value-type="float">
            <text:p>4,4175438881</text:p>
          </table:table-cell>
          <table:table-cell table:style-name="ce1" office:value-type="float" office:value="-3.70344090461731" calcext:value-type="float">
            <text:p>-3,7034409046</text:p>
          </table:table-cell>
        </table:table-row>
        <table:table-row table:style-name="ro1">
          <table:table-cell table:style-name="ce1" office:value-type="string" calcext:value-type="string">
            <text:p>0.537696361541748</text:p>
          </table:table-cell>
          <table:table-cell table:style-name="ce1" office:value-type="string" calcext:value-type="string">
            <text:p>0.02121877670288086</text:p>
          </table:table-cell>
          <table:table-cell table:style-name="ce1" office:value-type="string" calcext:value-type="string">
            <text:p>13.893504858016968</text:p>
          </table:table-cell>
          <table:table-cell table:style-name="ce1" office:value-type="float" office:value="-0.248109374094654" calcext:value-type="float">
            <text:p>-0,2481093741</text:p>
          </table:table-cell>
          <table:table-cell table:style-name="ce1" office:value-type="float" office:value="0.220197653045525" calcext:value-type="float">
            <text:p>0,220197653</text:p>
          </table:table-cell>
          <table:table-cell table:style-name="ce1" office:value-type="float" office:value="2.90248174602921" calcext:value-type="float">
            <text:p>2,902481746</text:p>
          </table:table-cell>
          <table:table-cell table:style-name="ce1" office:value-type="float" office:value="-0.0542377540773412" calcext:value-type="float">
            <text:p>-0,0542377541</text:p>
          </table:table-cell>
          <table:table-cell table:number-columns-repeated="2" table:style-name="ce1" office:value-type="float" office:value="-0.163003332316586" calcext:value-type="float">
            <text:p>-0,1630033323</text:p>
          </table:table-cell>
          <table:table-cell table:style-name="ce1" office:value-type="float" office:value="-0.464236408472061" calcext:value-type="float">
            <text:p>-0,4642364085</text:p>
          </table:table-cell>
          <table:table-cell table:style-name="ce1" office:value-type="float" office:value="4.37058973312378" calcext:value-type="float">
            <text:p>4,3705897331</text:p>
          </table:table-cell>
          <table:table-cell table:style-name="ce1" office:value-type="float" office:value="-3.65876650810242" calcext:value-type="float">
            <text:p>-3,6587665081</text:p>
          </table:table-cell>
          <table:table-cell table:style-name="ce1" office:value-type="string" calcext:value-type="string">
            <text:p>-0.05423775407734124</text:p>
          </table:table-cell>
          <table:table-cell table:style-name="ce1" office:value-type="string" calcext:value-type="string">
            <text:p>-0.16300333231658573</text:p>
          </table:table-cell>
          <table:table-cell table:style-name="ce1" office:value-type="string" calcext:value-type="string">
            <text:p>-0.17304419471742047</text:p>
          </table:table-cell>
          <table:table-cell table:style-name="ce1" office:value-type="float" office:value="0.011079553887248" calcext:value-type="float">
            <text:p>0,0110795539</text:p>
          </table:table-cell>
          <table:table-cell table:style-name="ce1" office:value-type="float" office:value="-0.0307765379548073" calcext:value-type="float">
            <text:p>-0,030776538</text:p>
          </table:table-cell>
          <table:table-cell table:style-name="ce1" office:value-type="float" office:value="-0.128309772872925" calcext:value-type="float">
            <text:p>-0,1283097729</text:p>
          </table:table-cell>
          <table:table-cell table:style-name="ce1" office:value-type="float" office:value="-0.49020711145414" calcext:value-type="float">
            <text:p>-0,490207111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175643281983585" calcext:value-type="float">
            <text:p>0,0175643282</text:p>
          </table:table-cell>
          <table:table-cell table:style-name="ce1" office:value-type="float" office:value="0.0565960334330931" calcext:value-type="float">
            <text:p>0,0565960334</text:p>
          </table:table-cell>
          <table:table-cell table:style-name="ce1" office:value-type="float" office:value="0.0506231262201739" calcext:value-type="float">
            <text:p>0,0506231262</text:p>
          </table:table-cell>
          <table:table-cell table:style-name="ce1" office:value-type="float" office:value="0.453686237335205" calcext:value-type="float">
            <text:p>0,4536862373</text:p>
          </table:table-cell>
          <table:table-cell table:number-columns-repeated="2" table:style-name="ce1" office:value-type="float" office:value="0.453687906265259" calcext:value-type="float">
            <text:p>0,4536879063</text:p>
          </table:table-cell>
          <table:table-cell table:style-name="ce1" office:value-type="float" office:value="-0.464236408472061" calcext:value-type="float">
            <text:p>-0,4642364085</text:p>
          </table:table-cell>
          <table:table-cell table:style-name="ce1" office:value-type="float" office:value="4.37058973312378" calcext:value-type="float">
            <text:p>4,3705897331</text:p>
          </table:table-cell>
          <table:table-cell table:style-name="ce1" office:value-type="float" office:value="-3.65876650810242" calcext:value-type="float">
            <text:p>-3,6587665081</text:p>
          </table:table-cell>
        </table:table-row>
        <table:table-row table:style-name="ro1">
          <table:table-cell table:style-name="ce1" office:value-type="string" calcext:value-type="string">
            <text:p>0.5636951923370361</text:p>
          </table:table-cell>
          <table:table-cell table:style-name="ce1" office:value-type="string" calcext:value-type="string">
            <text:p>0.025998830795288086</text:p>
          </table:table-cell>
          <table:table-cell table:style-name="ce1" office:value-type="string" calcext:value-type="string">
            <text:p>14.346545457839966</text:p>
          </table:table-cell>
          <table:table-cell table:style-name="ce1" office:value-type="float" office:value="-0.0681826546788216" calcext:value-type="float">
            <text:p>-0,0681826547</text:p>
          </table:table-cell>
          <table:table-cell table:style-name="ce1" office:value-type="float" office:value="0.0360966995358467" calcext:value-type="float">
            <text:p>0,0360966995</text:p>
          </table:table-cell>
          <table:table-cell table:style-name="ce1" office:value-type="float" office:value="2.704913854599" calcext:value-type="float">
            <text:p>2,7049138546</text:p>
          </table:table-cell>
          <table:table-cell table:style-name="ce1" office:value-type="float" office:value="0.0462785018031177" calcext:value-type="float">
            <text:p>0,0462785018</text:p>
          </table:table-cell>
          <table:table-cell table:number-columns-repeated="2" table:style-name="ce1" office:value-type="float" office:value="-0.213793907897067" calcext:value-type="float">
            <text:p>-0,2137939079</text:p>
          </table:table-cell>
          <table:table-cell table:style-name="ce1" office:value-type="float" office:value="-0.464236408472061" calcext:value-type="float">
            <text:p>-0,4642364085</text:p>
          </table:table-cell>
          <table:table-cell table:style-name="ce1" office:value-type="float" office:value="4.37058973312378" calcext:value-type="float">
            <text:p>4,3705897331</text:p>
          </table:table-cell>
          <table:table-cell table:style-name="ce1" office:value-type="float" office:value="-3.65876650810242" calcext:value-type="float">
            <text:p>-3,6587665081</text:p>
          </table:table-cell>
          <table:table-cell table:style-name="ce1" office:value-type="string" calcext:value-type="string">
            <text:p>0.04627850180311767</text:p>
          </table:table-cell>
          <table:table-cell table:style-name="ce1" office:value-type="string" calcext:value-type="string">
            <text:p>-0.21379390789706681</text:p>
          </table:table-cell>
          <table:table-cell table:style-name="ce1" office:value-type="string" calcext:value-type="string">
            <text:p>-0.18878576496792665</text:p>
          </table:table-cell>
          <table:table-cell table:style-name="ce1" office:value-type="float" office:value="0.0744328122283961" calcext:value-type="float">
            <text:p>0,0744328122</text:p>
          </table:table-cell>
          <table:table-cell table:style-name="ce1" office:value-type="float" office:value="-0.0660592959136576" calcext:value-type="float">
            <text:p>-0,0660592959</text:p>
          </table:table-cell>
          <table:table-cell table:style-name="ce1" office:value-type="float" office:value="-0.135329050793519" calcext:value-type="float">
            <text:p>-0,1353290508</text:p>
          </table:table-cell>
          <table:table-cell table:style-name="ce1" office:value-type="float" office:value="-0.377929252950894" calcext:value-type="float">
            <text:p>-0,37792925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466655892308006" calcext:value-type="float">
            <text:p>0,4666558923</text:p>
          </table:table-cell>
          <table:table-cell table:style-name="ce1" office:value-type="float" office:value="-0.259890040477738" calcext:value-type="float">
            <text:p>-0,2598900405</text:p>
          </table:table-cell>
          <table:table-cell table:style-name="ce1" office:value-type="float" office:value="-0.29826856697631" calcext:value-type="float">
            <text:p>-0,298268567</text:p>
          </table:table-cell>
          <table:table-cell table:style-name="ce1" office:value-type="float" office:value="0.452533721923828" calcext:value-type="float">
            <text:p>0,4525337219</text:p>
          </table:table-cell>
          <table:table-cell table:style-name="ce1" office:value-type="float" office:value="0.452534437179565" calcext:value-type="float">
            <text:p>0,4525344372</text:p>
          </table:table-cell>
          <table:table-cell table:style-name="ce1" office:value-type="float" office:value="0.452565670013428" calcext:value-type="float">
            <text:p>0,45256567</text:p>
          </table:table-cell>
          <table:table-cell table:style-name="ce1" office:value-type="float" office:value="-0.464236408472061" calcext:value-type="float">
            <text:p>-0,4642364085</text:p>
          </table:table-cell>
          <table:table-cell table:style-name="ce1" office:value-type="float" office:value="4.37058973312378" calcext:value-type="float">
            <text:p>4,3705897331</text:p>
          </table:table-cell>
          <table:table-cell table:style-name="ce1" office:value-type="float" office:value="-3.65876650810242" calcext:value-type="float">
            <text:p>-3,6587665081</text:p>
          </table:table-cell>
        </table:table-row>
        <table:table-row table:style-name="ro1">
          <table:table-cell table:style-name="ce1" office:value-type="string" calcext:value-type="string">
            <text:p>0.5770561695098877</text:p>
          </table:table-cell>
          <table:table-cell table:style-name="ce1" office:value-type="string" calcext:value-type="string">
            <text:p>0.013360977172851562</text:p>
          </table:table-cell>
          <table:table-cell table:style-name="ce1" office:value-type="string" calcext:value-type="string">
            <text:p>14.816089868545532</text:p>
          </table:table-cell>
          <table:table-cell table:style-name="ce1" office:value-type="float" office:value="-0.0830644592642784" calcext:value-type="float">
            <text:p>-0,0830644593</text:p>
          </table:table-cell>
          <table:table-cell table:style-name="ce1" office:value-type="float" office:value="0.00395545037463307" calcext:value-type="float">
            <text:p>0,0039554504</text:p>
          </table:table-cell>
          <table:table-cell table:style-name="ce1" office:value-type="float" office:value="2.66762256622314" calcext:value-type="float">
            <text:p>2,6676225662</text:p>
          </table:table-cell>
          <table:table-cell table:style-name="ce1" office:value-type="float" office:value="-0.04501745443265" calcext:value-type="float">
            <text:p>-0,0450174544</text:p>
          </table:table-cell>
          <table:table-cell table:number-columns-repeated="2" table:style-name="ce1" office:value-type="float" office:value="-0.126619204606133" calcext:value-type="float">
            <text:p>-0,1266192046</text:p>
          </table:table-cell>
          <table:table-cell table:style-name="ce1" office:value-type="float" office:value="-0.481136292219162" calcext:value-type="float">
            <text:p>-0,4811362922</text:p>
          </table:table-cell>
          <table:table-cell table:style-name="ce1" office:value-type="float" office:value="4.3270115852356" calcext:value-type="float">
            <text:p>4,3270115852</text:p>
          </table:table-cell>
          <table:table-cell table:style-name="ce1" office:value-type="float" office:value="-3.61507511138916" calcext:value-type="float">
            <text:p>-3,6150751114</text:p>
          </table:table-cell>
          <table:table-cell table:style-name="ce1" office:value-type="string" calcext:value-type="string">
            <text:p>-0.04501745443264999</text:p>
          </table:table-cell>
          <table:table-cell table:style-name="ce1" office:value-type="string" calcext:value-type="string">
            <text:p>-0.1266192046061334</text:p>
          </table:table-cell>
          <table:table-cell table:style-name="ce1" office:value-type="string" calcext:value-type="string">
            <text:p>-0.1605369649276589</text:p>
          </table:table-cell>
          <table:table-cell table:style-name="ce1" office:value-type="float" office:value="0.0204547964036465" calcext:value-type="float">
            <text:p>0,0204547964</text:p>
          </table:table-cell>
          <table:table-cell table:style-name="ce1" office:value-type="float" office:value="-0.010829009860754" calcext:value-type="float">
            <text:p>-0,0108290099</text:p>
          </table:table-cell>
          <table:table-cell table:style-name="ce1" office:value-type="float" office:value="-0.125055520439148" calcext:value-type="float">
            <text:p>-0,1250555204</text:p>
          </table:table-cell>
          <table:table-cell table:style-name="ce1" office:value-type="float" office:value="-0.345910697144684" calcext:value-type="float">
            <text:p>-0,345910697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383149116770697" calcext:value-type="float">
            <text:p>-0,3831491168</text:p>
          </table:table-cell>
          <table:table-cell table:style-name="ce1" office:value-type="float" office:value="0.392036841931033" calcext:value-type="float">
            <text:p>0,3920368419</text:p>
          </table:table-cell>
          <table:table-cell table:style-name="ce1" office:value-type="float" office:value="0.420742220459563" calcext:value-type="float">
            <text:p>0,4207422205</text:p>
          </table:table-cell>
          <table:table-cell table:style-name="ce1" office:value-type="float" office:value="0.469599723815918" calcext:value-type="float">
            <text:p>0,4695997238</text:p>
          </table:table-cell>
          <table:table-cell table:style-name="ce1" office:value-type="float" office:value="0.469601154327393" calcext:value-type="float">
            <text:p>0,4696011543</text:p>
          </table:table-cell>
          <table:table-cell table:style-name="ce1" office:value-type="float" office:value="0.46956992149353" calcext:value-type="float">
            <text:p>0,4695699215</text:p>
          </table:table-cell>
          <table:table-cell table:style-name="ce1" office:value-type="float" office:value="-0.481136292219162" calcext:value-type="float">
            <text:p>-0,4811362922</text:p>
          </table:table-cell>
          <table:table-cell table:style-name="ce1" office:value-type="float" office:value="4.3270115852356" calcext:value-type="float">
            <text:p>4,3270115852</text:p>
          </table:table-cell>
          <table:table-cell table:style-name="ce1" office:value-type="float" office:value="-3.61507511138916" calcext:value-type="float">
            <text:p>-3,6150751114</text:p>
          </table:table-cell>
        </table:table-row>
        <table:table-row table:style-name="ro1">
          <table:table-cell table:style-name="ce1" office:value-type="string" calcext:value-type="string">
            <text:p>0.5921082496643066</text:p>
          </table:table-cell>
          <table:table-cell table:style-name="ce1" office:value-type="string" calcext:value-type="string">
            <text:p>0.015052080154418945</text:p>
          </table:table-cell>
          <table:table-cell table:style-name="ce1" office:value-type="string" calcext:value-type="string">
            <text:p>15.25727128982544</text:p>
          </table:table-cell>
          <table:table-cell table:style-name="ce1" office:value-type="float" office:value="-0.0900486409664154" calcext:value-type="float">
            <text:p>-0,090048641</text:p>
          </table:table-cell>
          <table:table-cell table:style-name="ce1" office:value-type="float" office:value="-0.027406107634306" calcext:value-type="float">
            <text:p>-0,0274061076</text:p>
          </table:table-cell>
          <table:table-cell table:style-name="ce1" office:value-type="float" office:value="2.64044880867004" calcext:value-type="float">
            <text:p>2,6404488087</text:p>
          </table:table-cell>
          <table:table-cell table:style-name="ce1" office:value-type="float" office:value="-0.0151784736867633" calcext:value-type="float">
            <text:p>-0,0151784737</text:p>
          </table:table-cell>
          <table:table-cell table:number-columns-repeated="2" table:style-name="ce1" office:value-type="float" office:value="-0.132616849905804" calcext:value-type="float">
            <text:p>-0,1326168499</text:p>
          </table:table-cell>
          <table:table-cell table:style-name="ce1" office:value-type="float" office:value="-0.492755651473999" calcext:value-type="float">
            <text:p>-0,4927556515</text:p>
          </table:table-cell>
          <table:table-cell table:style-name="ce1" office:value-type="float" office:value="4.28222703933716" calcext:value-type="float">
            <text:p>4,2822270393</text:p>
          </table:table-cell>
          <table:table-cell table:style-name="ce1" office:value-type="float" office:value="-3.5716540813446" calcext:value-type="float">
            <text:p>-3,5716540813</text:p>
          </table:table-cell>
          <table:table-cell table:style-name="ce1" office:value-type="string" calcext:value-type="string">
            <text:p>-0.015178473686763342</text:p>
          </table:table-cell>
          <table:table-cell table:style-name="ce1" office:value-type="string" calcext:value-type="string">
            <text:p>-0.1326168499058037</text:p>
          </table:table-cell>
          <table:table-cell table:style-name="ce1" office:value-type="string" calcext:value-type="string">
            <text:p>-0.16700321729667006</text:p>
          </table:table-cell>
          <table:table-cell table:style-name="ce1" office:value-type="float" office:value="0.0249193377792835" calcext:value-type="float">
            <text:p>0,0249193378</text:p>
          </table:table-cell>
          <table:table-cell table:style-name="ce1" office:value-type="float" office:value="-0.00118663511238992" calcext:value-type="float">
            <text:p>-0,0011866351</text:p>
          </table:table-cell>
          <table:table-cell table:style-name="ce1" office:value-type="float" office:value="-0.123116373443604" calcext:value-type="float">
            <text:p>-0,1231163734</text:p>
          </table:table-cell>
          <table:table-cell table:style-name="ce1" office:value-type="float" office:value="-0.309264181144512" calcext:value-type="float">
            <text:p>-0,309264181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337316936420871" calcext:value-type="float">
            <text:p>0,0337316936</text:p>
          </table:table-cell>
          <table:table-cell table:style-name="ce1" office:value-type="float" office:value="0.0728527593180864" calcext:value-type="float">
            <text:p>0,0728527593</text:p>
          </table:table-cell>
          <table:table-cell table:style-name="ce1" office:value-type="float" office:value="0.0845262458773386" calcext:value-type="float">
            <text:p>0,0845262459</text:p>
          </table:table-cell>
          <table:table-cell table:style-name="ce1" office:value-type="float" office:value="0.441181659698486" calcext:value-type="float">
            <text:p>0,4411816597</text:p>
          </table:table-cell>
          <table:table-cell table:style-name="ce1" office:value-type="float" office:value="0.441180944442749" calcext:value-type="float">
            <text:p>0,4411809444</text:p>
          </table:table-cell>
          <table:table-cell table:style-name="ce1" office:value-type="float" office:value="0.441179990768433" calcext:value-type="float">
            <text:p>0,4411799908</text:p>
          </table:table-cell>
          <table:table-cell table:style-name="ce1" office:value-type="float" office:value="-0.492755651473999" calcext:value-type="float">
            <text:p>-0,4927556515</text:p>
          </table:table-cell>
          <table:table-cell table:style-name="ce1" office:value-type="float" office:value="4.28222703933716" calcext:value-type="float">
            <text:p>4,2822270393</text:p>
          </table:table-cell>
          <table:table-cell table:style-name="ce1" office:value-type="float" office:value="-3.5716540813446" calcext:value-type="float">
            <text:p>-3,5716540813</text:p>
          </table:table-cell>
        </table:table-row>
        <table:table-row table:style-name="ro1">
          <table:table-cell table:style-name="ce1" office:value-type="string" calcext:value-type="string">
            <text:p>0.60662841796875</text:p>
          </table:table-cell>
          <table:table-cell table:style-name="ce1" office:value-type="string" calcext:value-type="string">
            <text:p>0.01452016830444336</text:p>
          </table:table-cell>
          <table:table-cell table:style-name="ce1" office:value-type="string" calcext:value-type="string">
            <text:p>15.70485806465149</text:p>
          </table:table-cell>
          <table:table-cell table:style-name="ce1" office:value-type="float" office:value="-0.0968216955661774" calcext:value-type="float">
            <text:p>-0,0968216956</text:p>
          </table:table-cell>
          <table:table-cell table:style-name="ce1" office:value-type="float" office:value="-0.0580930188298225" calcext:value-type="float">
            <text:p>-0,0580930188</text:p>
          </table:table-cell>
          <table:table-cell table:style-name="ce1" office:value-type="float" office:value="2.61192750930786" calcext:value-type="float">
            <text:p>2,6119275093</text:p>
          </table:table-cell>
          <table:table-cell table:style-name="ce1" office:value-type="float" office:value="-0.00853030630418118" calcext:value-type="float">
            <text:p>-0,0085303063</text:p>
          </table:table-cell>
          <table:table-cell table:number-columns-repeated="2" table:style-name="ce1" office:value-type="float" office:value="-0.121688844567149" calcext:value-type="float">
            <text:p>-0,1216888446</text:p>
          </table:table-cell>
          <table:table-cell table:style-name="ce1" office:value-type="float" office:value="-0.492755651473999" calcext:value-type="float">
            <text:p>-0,4927556515</text:p>
          </table:table-cell>
          <table:table-cell table:style-name="ce1" office:value-type="float" office:value="4.28222703933716" calcext:value-type="float">
            <text:p>4,2822270393</text:p>
          </table:table-cell>
          <table:table-cell table:style-name="ce1" office:value-type="float" office:value="-3.5716540813446" calcext:value-type="float">
            <text:p>-3,5716540813</text:p>
          </table:table-cell>
          <table:table-cell table:style-name="ce1" office:value-type="string" calcext:value-type="string">
            <text:p>-0.008530306304181182</text:p>
          </table:table-cell>
          <table:table-cell table:style-name="ce1" office:value-type="string" calcext:value-type="string">
            <text:p>-0.12168884456714889</text:p>
          </table:table-cell>
          <table:table-cell table:style-name="ce1" office:value-type="string" calcext:value-type="string">
            <text:p>-0.16618555262861362</text:p>
          </table:table-cell>
          <table:table-cell table:style-name="ce1" office:value-type="float" office:value="0.0270145922899246" calcext:value-type="float">
            <text:p>0,0270145923</text:p>
          </table:table-cell>
          <table:table-cell table:style-name="ce1" office:value-type="float" office:value="0.00822183229029179" calcext:value-type="float">
            <text:p>0,0082218323</text:p>
          </table:table-cell>
          <table:table-cell table:style-name="ce1" office:value-type="float" office:value="-0.121703338050842" calcext:value-type="float">
            <text:p>-0,1217033381</text:p>
          </table:table-cell>
          <table:table-cell table:style-name="ce1" office:value-type="float" office:value="-0.268959192440774" calcext:value-type="float">
            <text:p>-0,2689591924</text:p>
          </table:table-cell>
          <table:table-cell table:style-name="ce1" office:value-type="float" office:value="-0.987733342934549" calcext:value-type="float">
            <text:p>-0,987733342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56039262326256" calcext:value-type="float">
            <text:p>0,0156039262</text:p>
          </table:table-cell>
          <table:table-cell table:style-name="ce1" office:value-type="float" office:value="0.070067845688233" calcext:value-type="float">
            <text:p>0,0700678457</text:p>
          </table:table-cell>
          <table:table-cell table:style-name="ce1" office:value-type="float" office:value="0.0607114168891465" calcext:value-type="float">
            <text:p>0,0607114169</text:p>
          </table:table-cell>
          <table:table-cell table:style-name="ce1" office:value-type="float" office:value="0.447591304779053" calcext:value-type="float">
            <text:p>0,4475913048</text:p>
          </table:table-cell>
          <table:table-cell table:style-name="ce1" office:value-type="float" office:value="0.447588443756104" calcext:value-type="float">
            <text:p>0,4475884438</text:p>
          </table:table-cell>
          <table:table-cell table:style-name="ce1" office:value-type="float" office:value="0.447588920593262" calcext:value-type="float">
            <text:p>0,4475889206</text:p>
          </table:table-cell>
          <table:table-cell table:style-name="ce1" office:value-type="float" office:value="-0.492755651473999" calcext:value-type="float">
            <text:p>-0,4927556515</text:p>
          </table:table-cell>
          <table:table-cell table:style-name="ce1" office:value-type="float" office:value="4.28222703933716" calcext:value-type="float">
            <text:p>4,2822270393</text:p>
          </table:table-cell>
          <table:table-cell table:style-name="ce1" office:value-type="float" office:value="-3.5716540813446" calcext:value-type="float">
            <text:p>-3,5716540813</text:p>
          </table:table-cell>
        </table:table-row>
        <table:table-row table:style-name="ro1">
          <table:table-cell table:style-name="ce1" office:value-type="string" calcext:value-type="string">
            <text:p>0.6239211559295654</text:p>
          </table:table-cell>
          <table:table-cell table:style-name="ce1" office:value-type="string" calcext:value-type="string">
            <text:p>0.01729273796081543</text:p>
          </table:table-cell>
          <table:table-cell table:style-name="ce1" office:value-type="string" calcext:value-type="string">
            <text:p>16.14813470840454</text:p>
          </table:table-cell>
          <table:table-cell table:style-name="ce1" office:value-type="float" office:value="-0.103228904306889" calcext:value-type="float">
            <text:p>-0,1032289043</text:p>
          </table:table-cell>
          <table:table-cell table:style-name="ce1" office:value-type="float" office:value="-0.0879357308149338" calcext:value-type="float">
            <text:p>-0,0879357308</text:p>
          </table:table-cell>
          <table:table-cell table:style-name="ce1" office:value-type="float" office:value="2.57849311828613" calcext:value-type="float">
            <text:p>2,5784931183</text:p>
          </table:table-cell>
          <table:table-cell table:style-name="ce1" office:value-type="float" office:value="-0.000719143810844528" calcext:value-type="float">
            <text:p>-0,0007191438</text:p>
          </table:table-cell>
          <table:table-cell table:number-columns-repeated="2" table:style-name="ce1" office:value-type="float" office:value="-0.109047509547163" calcext:value-type="float">
            <text:p>-0,1090475095</text:p>
          </table:table-cell>
          <table:table-cell table:style-name="ce1" office:value-type="float" office:value="-0.501188576221466" calcext:value-type="float">
            <text:p>-0,5011885762</text:p>
          </table:table-cell>
          <table:table-cell table:style-name="ce1" office:value-type="float" office:value="4.24180936813355" calcext:value-type="float">
            <text:p>4,2418093681</text:p>
          </table:table-cell>
          <table:table-cell table:style-name="ce1" office:value-type="float" office:value="-3.52897715568542" calcext:value-type="float">
            <text:p>-3,5289771557</text:p>
          </table:table-cell>
          <table:table-cell table:style-name="ce1" office:value-type="string" calcext:value-type="string">
            <text:p>-0.0007191438108445278</text:p>
          </table:table-cell>
          <table:table-cell table:style-name="ce1" office:value-type="string" calcext:value-type="string">
            <text:p>-0.1090475095471628</text:p>
          </table:table-cell>
          <table:table-cell table:style-name="ce1" office:value-type="string" calcext:value-type="string">
            <text:p>-0.16461202943434328</text:p>
          </table:table-cell>
          <table:table-cell table:style-name="ce1" office:value-type="float" office:value="0.0290465086698532" calcext:value-type="float">
            <text:p>0,0290465087</text:p>
          </table:table-cell>
          <table:table-cell table:style-name="ce1" office:value-type="float" office:value="0.0174279056489468" calcext:value-type="float">
            <text:p>0,0174279056</text:p>
          </table:table-cell>
          <table:table-cell table:style-name="ce1" office:value-type="float" office:value="-0.120220230484009" calcext:value-type="float">
            <text:p>-0,1202202305</text:p>
          </table:table-cell>
          <table:table-cell table:style-name="ce1" office:value-type="float" office:value="-0.226031000962648" calcext:value-type="float">
            <text:p>-0,226031001</text:p>
          </table:table-cell>
          <table:table-cell table:style-name="ce1" office:value-type="float" office:value="-0.961976455087905" calcext:value-type="float">
            <text:p>-0,961976455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52761765155051" calcext:value-type="float">
            <text:p>0,0152761765</text:p>
          </table:table-cell>
          <table:table-cell table:style-name="ce1" office:value-type="float" office:value="0.0692123722603598" calcext:value-type="float">
            <text:p>0,0692123723</text:p>
          </table:table-cell>
          <table:table-cell table:style-name="ce1" office:value-type="float" office:value="0.0643280419866211" calcext:value-type="float">
            <text:p>0,064328042</text:p>
          </table:table-cell>
          <table:table-cell table:style-name="ce1" office:value-type="float" office:value="0.443373680114746" calcext:value-type="float">
            <text:p>0,4433736801</text:p>
          </table:table-cell>
          <table:table-cell table:style-name="ce1" office:value-type="float" office:value="0.443373203277588" calcext:value-type="float">
            <text:p>0,4433732033</text:p>
          </table:table-cell>
          <table:table-cell table:style-name="ce1" office:value-type="float" office:value="0.44337272644043" calcext:value-type="float">
            <text:p>0,4433727264</text:p>
          </table:table-cell>
          <table:table-cell table:style-name="ce1" office:value-type="float" office:value="-0.501188576221466" calcext:value-type="float">
            <text:p>-0,5011885762</text:p>
          </table:table-cell>
          <table:table-cell table:style-name="ce1" office:value-type="float" office:value="4.24180936813355" calcext:value-type="float">
            <text:p>4,2418093681</text:p>
          </table:table-cell>
          <table:table-cell table:style-name="ce1" office:value-type="float" office:value="-3.52897715568542" calcext:value-type="float">
            <text:p>-3,5289771557</text:p>
          </table:table-cell>
        </table:table-row>
        <table:table-row table:style-name="ro1">
          <table:table-cell table:style-name="ce1" office:value-type="string" calcext:value-type="string">
            <text:p>0.6385021209716797</text:p>
          </table:table-cell>
          <table:table-cell table:style-name="ce1" office:value-type="string" calcext:value-type="string">
            <text:p>0.014580965042114258</text:p>
          </table:table-cell>
          <table:table-cell table:style-name="ce1" office:value-type="string" calcext:value-type="string">
            <text:p>16.601526260375977</text:p>
          </table:table-cell>
          <table:table-cell table:number-columns-repeated="2" table:style-name="ce1" office:value-type="float" office:value="-0.109728917479515" calcext:value-type="float">
            <text:p>-0,1097289175</text:p>
          </table:table-cell>
          <table:table-cell table:style-name="ce1" office:value-type="float" office:value="2.55182886123657" calcext:value-type="float">
            <text:p>2,5518288612</text:p>
          </table:table-cell>
          <table:table-cell table:style-name="ce1" office:value-type="float" office:value="0.00747090619397012" calcext:value-type="float">
            <text:p>0,0074709062</text:p>
          </table:table-cell>
          <table:table-cell table:number-columns-repeated="2" table:style-name="ce1" office:value-type="float" office:value="-0.0948763790271561" calcext:value-type="float">
            <text:p>-0,094876379</text:p>
          </table:table-cell>
          <table:table-cell table:style-name="ce1" office:value-type="float" office:value="-0.508085310459137" calcext:value-type="float">
            <text:p>-0,5080853105</text:p>
          </table:table-cell>
          <table:table-cell table:style-name="ce1" office:value-type="float" office:value="4.2068042755127" calcext:value-type="float">
            <text:p>4,2068042755</text:p>
          </table:table-cell>
          <table:table-cell table:style-name="ce1" office:value-type="float" office:value="-3.48663330078125" calcext:value-type="float">
            <text:p>-3,4866333008</text:p>
          </table:table-cell>
          <table:table-cell table:style-name="ce1" office:value-type="string" calcext:value-type="string">
            <text:p>0.007470906193970122</text:p>
          </table:table-cell>
          <table:table-cell table:style-name="ce1" office:value-type="string" calcext:value-type="string">
            <text:p>-0.0948763790271561</text:p>
          </table:table-cell>
          <table:table-cell table:style-name="ce1" office:value-type="string" calcext:value-type="string">
            <text:p>-0.1626398913515795</text:p>
          </table:table-cell>
          <table:table-cell table:style-name="ce1" office:value-type="float" office:value="0.0309686712920666" calcext:value-type="float">
            <text:p>0,0309686713</text:p>
          </table:table-cell>
          <table:table-cell table:style-name="ce1" office:value-type="float" office:value="0.0263807192444801" calcext:value-type="float">
            <text:p>0,0263807192</text:p>
          </table:table-cell>
          <table:table-cell table:style-name="ce1" office:value-type="float" office:value="-0.118481642150879" calcext:value-type="float">
            <text:p>-0,1184816422</text:p>
          </table:table-cell>
          <table:table-cell table:style-name="ce1" office:value-type="float" office:value="-0.179181765526037" calcext:value-type="float">
            <text:p>-0,1791817655</text:p>
          </table:table-cell>
          <table:table-cell table:style-name="ce1" office:value-type="float" office:value="-0.922067764388457" calcext:value-type="float">
            <text:p>-0,922067764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41178213860941" calcext:value-type="float">
            <text:p>0,0141178214</text:p>
          </table:table-cell>
          <table:table-cell table:style-name="ce1" office:value-type="float" office:value="0.0657561208327642" calcext:value-type="float">
            <text:p>0,0657561208</text:p>
          </table:table-cell>
          <table:table-cell table:style-name="ce1" office:value-type="float" office:value="0.0736700319719765" calcext:value-type="float">
            <text:p>0,073670032</text:p>
          </table:table-cell>
          <table:table-cell table:style-name="ce1" office:value-type="float" office:value="0.453838348388672" calcext:value-type="float">
            <text:p>0,4538383484</text:p>
          </table:table-cell>
          <table:table-cell table:style-name="ce1" office:value-type="float" office:value="0.453839302062988" calcext:value-type="float">
            <text:p>0,4538393021</text:p>
          </table:table-cell>
          <table:table-cell table:style-name="ce1" office:value-type="float" office:value="0.453839778900147" calcext:value-type="float">
            <text:p>0,4538397789</text:p>
          </table:table-cell>
          <table:table-cell table:style-name="ce1" office:value-type="float" office:value="-0.508085310459137" calcext:value-type="float">
            <text:p>-0,5080853105</text:p>
          </table:table-cell>
          <table:table-cell table:style-name="ce1" office:value-type="float" office:value="4.2068042755127" calcext:value-type="float">
            <text:p>4,2068042755</text:p>
          </table:table-cell>
          <table:table-cell table:style-name="ce1" office:value-type="float" office:value="-3.48663330078125" calcext:value-type="float">
            <text:p>-3,4866333008</text:p>
          </table:table-cell>
        </table:table-row>
        <table:table-row table:style-name="ro1">
          <table:table-cell table:style-name="ce1" office:value-type="string" calcext:value-type="string">
            <text:p>0.6638603210449219</text:p>
          </table:table-cell>
          <table:table-cell table:style-name="ce1" office:value-type="string" calcext:value-type="string">
            <text:p>0.025358200073242188</text:p>
          </table:table-cell>
          <table:table-cell table:style-name="ce1" office:value-type="string" calcext:value-type="string">
            <text:p>17.054383039474487</text:p>
          </table:table-cell>
          <table:table-cell table:style-name="ce1" office:value-type="float" office:value="-0.10874716937542" calcext:value-type="float">
            <text:p>-0,1087471694</text:p>
          </table:table-cell>
          <table:table-cell table:style-name="ce1" office:value-type="float" office:value="-0.123746775090694" calcext:value-type="float">
            <text:p>-0,1237467751</text:p>
          </table:table-cell>
          <table:table-cell table:style-name="ce1" office:value-type="float" office:value="2.52899742126465" calcext:value-type="float">
            <text:p>2,5289974213</text:p>
          </table:table-cell>
          <table:table-cell table:style-name="ce1" office:value-type="float" office:value="0.0161336986181728" calcext:value-type="float">
            <text:p>0,0161336986</text:p>
          </table:table-cell>
          <table:table-cell table:number-columns-repeated="2" table:style-name="ce1" office:value-type="float" office:value="-0.0824991814034016" calcext:value-type="float">
            <text:p>-0,0824991814</text:p>
          </table:table-cell>
          <table:table-cell table:style-name="ce1" office:value-type="float" office:value="-0.511896431446075" calcext:value-type="float">
            <text:p>-0,5118964314</text:p>
          </table:table-cell>
          <table:table-cell table:style-name="ce1" office:value-type="float" office:value="4.17479228973389" calcext:value-type="float">
            <text:p>4,1747922897</text:p>
          </table:table-cell>
          <table:table-cell table:style-name="ce1" office:value-type="float" office:value="-3.44436120986938" calcext:value-type="float">
            <text:p>-3,4443612099</text:p>
          </table:table-cell>
          <table:table-cell table:style-name="ce1" office:value-type="string" calcext:value-type="string">
            <text:p>0.01613369861817279</text:p>
          </table:table-cell>
          <table:table-cell table:style-name="ce1" office:value-type="string" calcext:value-type="string">
            <text:p>-0.08249918140340161</text:p>
          </table:table-cell>
          <table:table-cell table:style-name="ce1" office:value-type="string" calcext:value-type="string">
            <text:p>-0.16162136081234338</text:p>
          </table:table-cell>
          <table:table-cell table:number-columns-repeated="2" table:style-name="ce1" office:value-type="float" office:value="0.0329186752438545" calcext:value-type="float">
            <text:p>0,0329186752</text:p>
          </table:table-cell>
          <table:table-cell table:style-name="ce1" office:value-type="float" office:value="-0.117095100784302" calcext:value-type="float">
            <text:p>-0,1170951008</text:p>
          </table:table-cell>
          <table:table-cell table:style-name="ce1" office:value-type="float" office:value="-0.129549066076392" calcext:value-type="float">
            <text:p>-0,1295490661</text:p>
          </table:table-cell>
          <table:table-cell table:style-name="ce1" office:value-type="float" office:value="-0.87243485564751" calcext:value-type="float">
            <text:p>-0,872434855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43703529516565" calcext:value-type="float">
            <text:p>0,014370353</text:p>
          </table:table-cell>
          <table:table-cell table:style-name="ce1" office:value-type="float" office:value="0.0481805890848523" calcext:value-type="float">
            <text:p>0,0481805891</text:p>
          </table:table-cell>
          <table:table-cell table:style-name="ce1" office:value-type="float" office:value="0.0589495988783352" calcext:value-type="float">
            <text:p>0,0589495989</text:p>
          </table:table-cell>
          <table:table-cell table:style-name="ce1" office:value-type="float" office:value="0.45232105255127" calcext:value-type="float">
            <text:p>0,4523210526</text:p>
          </table:table-cell>
          <table:table-cell table:number-columns-repeated="2" table:style-name="ce1" office:value-type="float" office:value="0.452322959899902" calcext:value-type="float">
            <text:p>0,4523229599</text:p>
          </table:table-cell>
          <table:table-cell table:style-name="ce1" office:value-type="float" office:value="-0.511896431446075" calcext:value-type="float">
            <text:p>-0,5118964314</text:p>
          </table:table-cell>
          <table:table-cell table:style-name="ce1" office:value-type="float" office:value="4.17479228973389" calcext:value-type="float">
            <text:p>4,1747922897</text:p>
          </table:table-cell>
          <table:table-cell table:style-name="ce1" office:value-type="float" office:value="-3.44436120986938" calcext:value-type="float">
            <text:p>-3,4443612099</text:p>
          </table:table-cell>
        </table:table-row>
        <table:table-row table:style-name="ro1">
          <table:table-cell table:style-name="ce1" office:value-type="string" calcext:value-type="string">
            <text:p>0.6843271255493164</text:p>
          </table:table-cell>
          <table:table-cell table:style-name="ce1" office:value-type="string" calcext:value-type="string">
            <text:p>0.02046680450439453</text:p>
          </table:table-cell>
          <table:table-cell table:style-name="ce1" office:value-type="string" calcext:value-type="string">
            <text:p>17.52108120918274</text:p>
          </table:table-cell>
          <table:table-cell table:style-name="ce1" office:value-type="float" office:value="-0.115150131285191" calcext:value-type="float">
            <text:p>-0,1151501313</text:p>
          </table:table-cell>
          <table:table-cell table:style-name="ce1" office:value-type="float" office:value="-0.144866302609444" calcext:value-type="float">
            <text:p>-0,1448663026</text:p>
          </table:table-cell>
          <table:table-cell table:style-name="ce1" office:value-type="float" office:value="2.50513529777527" calcext:value-type="float">
            <text:p>2,5051352978</text:p>
          </table:table-cell>
          <table:table-cell table:style-name="ce1" office:value-type="float" office:value="0.0218833103726712" calcext:value-type="float">
            <text:p>0,0218833104</text:p>
          </table:table-cell>
          <table:table-cell table:number-columns-repeated="2" table:style-name="ce1" office:value-type="float" office:value="-0.0713865180405113" calcext:value-type="float">
            <text:p>-0,071386518</text:p>
          </table:table-cell>
          <table:table-cell table:style-name="ce1" office:value-type="float" office:value="-0.511896431446075" calcext:value-type="float">
            <text:p>-0,5118964314</text:p>
          </table:table-cell>
          <table:table-cell table:style-name="ce1" office:value-type="float" office:value="4.17479228973389" calcext:value-type="float">
            <text:p>4,1747922897</text:p>
          </table:table-cell>
          <table:table-cell table:style-name="ce1" office:value-type="float" office:value="-3.44436120986938" calcext:value-type="float">
            <text:p>-3,4443612099</text:p>
          </table:table-cell>
          <table:table-cell table:style-name="ce1" office:value-type="string" calcext:value-type="string">
            <text:p>0.02188331037267117</text:p>
          </table:table-cell>
          <table:table-cell table:style-name="ce1" office:value-type="string" calcext:value-type="string">
            <text:p>-0.07138651804051134</text:p>
          </table:table-cell>
          <table:table-cell table:style-name="ce1" office:value-type="string" calcext:value-type="string">
            <text:p>-0.16068479687379503</text:p>
          </table:table-cell>
          <table:table-cell table:style-name="ce1" office:value-type="float" office:value="0.0326241508126259" calcext:value-type="float">
            <text:p>0,0326241508</text:p>
          </table:table-cell>
          <table:table-cell table:style-name="ce1" office:value-type="float" office:value="0.0371240325272083" calcext:value-type="float">
            <text:p>0,0371240325</text:p>
          </table:table-cell>
          <table:table-cell table:style-name="ce1" office:value-type="float" office:value="-0.115907865905762" calcext:value-type="float">
            <text:p>-0,1159078659</text:p>
          </table:table-cell>
          <table:table-cell table:style-name="ce1" office:value-type="float" office:value="-0.0787982316078648" calcext:value-type="float">
            <text:p>-0,0787982316</text:p>
          </table:table-cell>
          <table:table-cell table:style-name="ce1" office:value-type="float" office:value="-0.814684232417202" calcext:value-type="float">
            <text:p>-0,814684232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10365658965222" calcext:value-type="float">
            <text:p>-0,0021036566</text:p>
          </table:table-cell>
          <table:table-cell table:style-name="ce1" office:value-type="float" office:value="0.0300371593592362" calcext:value-type="float">
            <text:p>0,0300371594</text:p>
          </table:table-cell>
          <table:table-cell table:style-name="ce1" office:value-type="float" office:value="0.048922761278668" calcext:value-type="float">
            <text:p>0,0489227613</text:p>
          </table:table-cell>
          <table:table-cell table:style-name="ce1" office:value-type="float" office:value="0.466686487197876" calcext:value-type="float">
            <text:p>0,4666864872</text:p>
          </table:table-cell>
          <table:table-cell table:style-name="ce1" office:value-type="float" office:value="0.466683864593506" calcext:value-type="float">
            <text:p>0,4666838646</text:p>
          </table:table-cell>
          <table:table-cell table:style-name="ce1" office:value-type="float" office:value="0.466683387756348" calcext:value-type="float">
            <text:p>0,4666833878</text:p>
          </table:table-cell>
          <table:table-cell table:style-name="ce1" office:value-type="float" office:value="-0.511896431446075" calcext:value-type="float">
            <text:p>-0,5118964314</text:p>
          </table:table-cell>
          <table:table-cell table:style-name="ce1" office:value-type="float" office:value="4.17479228973389" calcext:value-type="float">
            <text:p>4,1747922897</text:p>
          </table:table-cell>
          <table:table-cell table:style-name="ce1" office:value-type="float" office:value="-3.44436120986938" calcext:value-type="float">
            <text:p>-3,4443612099</text:p>
          </table:table-cell>
        </table:table-row>
        <table:table-row table:style-name="ro1">
          <table:table-cell table:style-name="ce1" office:value-type="string" calcext:value-type="string">
            <text:p>0.7108070850372314</text:p>
          </table:table-cell>
          <table:table-cell table:style-name="ce1" office:value-type="string" calcext:value-type="string">
            <text:p>0.02647995948791504</text:p>
          </table:table-cell>
          <table:table-cell table:style-name="ce1" office:value-type="string" calcext:value-type="string">
            <text:p>17.99796772003174</text:p>
          </table:table-cell>
          <table:table-cell table:style-name="ce1" office:value-type="float" office:value="-0.113254696130753" calcext:value-type="float">
            <text:p>-0,1132546961</text:p>
          </table:table-cell>
          <table:table-cell table:style-name="ce1" office:value-type="float" office:value="-0.171708732843399" calcext:value-type="float">
            <text:p>-0,1717087328</text:p>
          </table:table-cell>
          <table:table-cell table:style-name="ce1" office:value-type="float" office:value="2.46389937400818" calcext:value-type="float">
            <text:p>2,463899374</text:p>
          </table:table-cell>
          <table:table-cell table:style-name="ce1" office:value-type="float" office:value="0.0319844814363178" calcext:value-type="float">
            <text:p>0,0319844814</text:p>
          </table:table-cell>
          <table:table-cell table:number-columns-repeated="2" table:style-name="ce1" office:value-type="float" office:value="-0.0550196331770537" calcext:value-type="float">
            <text:p>-0,0550196332</text:p>
          </table:table-cell>
          <table:table-cell table:style-name="ce1" office:value-type="float" office:value="-0.513308882713318" calcext:value-type="float">
            <text:p>-0,5133088827</text:p>
          </table:table-cell>
          <table:table-cell table:style-name="ce1" office:value-type="float" office:value="4.14846563339233" calcext:value-type="float">
            <text:p>4,1484656334</text:p>
          </table:table-cell>
          <table:table-cell table:style-name="ce1" office:value-type="float" office:value="-3.40531730651855" calcext:value-type="float">
            <text:p>-3,4053173065</text:p>
          </table:table-cell>
          <table:table-cell table:style-name="ce1" office:value-type="string" calcext:value-type="string">
            <text:p>0.03198448143631783</text:p>
          </table:table-cell>
          <table:table-cell table:style-name="ce1" office:value-type="string" calcext:value-type="string">
            <text:p>-0.05501963317705368</text:p>
          </table:table-cell>
          <table:table-cell table:style-name="ce1" office:value-type="string" calcext:value-type="string">
            <text:p>-0.15941721780272483</text:p>
          </table:table-cell>
          <table:table-cell table:style-name="ce1" office:value-type="float" office:value="0.0345450393855572" calcext:value-type="float">
            <text:p>0,0345450394</text:p>
          </table:table-cell>
          <table:table-cell table:style-name="ce1" office:value-type="float" office:value="0.0434598907828331" calcext:value-type="float">
            <text:p>0,0434598908</text:p>
          </table:table-cell>
          <table:table-cell table:style-name="ce1" office:value-type="float" office:value="-0.114667035484314" calcext:value-type="float">
            <text:p>-0,1146670355</text:p>
          </table:table-cell>
          <table:table-cell table:style-name="ce1" office:value-type="float" office:value="-0.0238361487260161" calcext:value-type="float">
            <text:p>-0,0238361487</text:p>
          </table:table-cell>
          <table:table-cell table:style-name="ce1" office:value-type="float" office:value="-0.745537933191281" calcext:value-type="float">
            <text:p>-0,745537933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34147373218946" calcext:value-type="float">
            <text:p>0,0134147373</text:p>
          </table:table-cell>
          <table:table-cell table:style-name="ce1" office:value-type="float" office:value="0.0442468779782896" calcext:value-type="float">
            <text:p>0,044246878</text:p>
          </table:table-cell>
          <table:table-cell table:style-name="ce1" office:value-type="float" office:value="0.0499927072635655" calcext:value-type="float">
            <text:p>0,0499927073</text:p>
          </table:table-cell>
          <table:table-cell table:style-name="ce1" office:value-type="float" office:value="0.477308034896851" calcext:value-type="float">
            <text:p>0,4773080349</text:p>
          </table:table-cell>
          <table:table-cell table:style-name="ce1" office:value-type="float" office:value="0.477311134338379" calcext:value-type="float">
            <text:p>0,4773111343</text:p>
          </table:table-cell>
          <table:table-cell table:style-name="ce1" office:value-type="float" office:value="0.477312088012695" calcext:value-type="float">
            <text:p>0,477312088</text:p>
          </table:table-cell>
          <table:table-cell table:style-name="ce1" office:value-type="float" office:value="-0.513308882713318" calcext:value-type="float">
            <text:p>-0,5133088827</text:p>
          </table:table-cell>
          <table:table-cell table:style-name="ce1" office:value-type="float" office:value="4.14846563339233" calcext:value-type="float">
            <text:p>4,1484656334</text:p>
          </table:table-cell>
          <table:table-cell table:style-name="ce1" office:value-type="float" office:value="-3.40531730651855" calcext:value-type="float">
            <text:p>-3,4053173065</text:p>
          </table:table-cell>
        </table:table-row>
        <table:table-row table:style-name="ro1">
          <table:table-cell table:style-name="ce1" office:value-type="string" calcext:value-type="string">
            <text:p>0.7239947319030762</text:p>
          </table:table-cell>
          <table:table-cell table:style-name="ce1" office:value-type="string" calcext:value-type="string">
            <text:p>0.013187646865844727</text:p>
          </table:table-cell>
          <table:table-cell table:style-name="ce1" office:value-type="string" calcext:value-type="string">
            <text:p>18.512308597564697</text:p>
          </table:table-cell>
          <table:table-cell table:style-name="ce1" office:value-type="float" office:value="-0.111879773437977" calcext:value-type="float">
            <text:p>-0,1118797734</text:p>
          </table:table-cell>
          <table:table-cell table:style-name="ce1" office:value-type="float" office:value="-0.184060275554657" calcext:value-type="float">
            <text:p>-0,1840602756</text:p>
          </table:table-cell>
          <table:table-cell table:style-name="ce1" office:value-type="float" office:value="2.4339873790741" calcext:value-type="float">
            <text:p>2,4339873791</text:p>
          </table:table-cell>
          <table:table-cell table:style-name="ce1" office:value-type="float" office:value="0.0384360334888848" calcext:value-type="float">
            <text:p>0,0384360335</text:p>
          </table:table-cell>
          <table:table-cell table:number-columns-repeated="2" table:style-name="ce1" office:value-type="float" office:value="-0.0346619188948471" calcext:value-type="float">
            <text:p>-0,0346619189</text:p>
          </table:table-cell>
          <table:table-cell table:style-name="ce1" office:value-type="float" office:value="-0.511646270751953" calcext:value-type="float">
            <text:p>-0,5116462708</text:p>
          </table:table-cell>
          <table:table-cell table:style-name="ce1" office:value-type="float" office:value="4.1263484954834" calcext:value-type="float">
            <text:p>4,1263484955</text:p>
          </table:table-cell>
          <table:table-cell table:style-name="ce1" office:value-type="float" office:value="-3.36489725112915" calcext:value-type="float">
            <text:p>-3,3648972511</text:p>
          </table:table-cell>
          <table:table-cell table:style-name="ce1" office:value-type="string" calcext:value-type="string">
            <text:p>0.038436033488884844</text:p>
          </table:table-cell>
          <table:table-cell table:style-name="ce1" office:value-type="string" calcext:value-type="string">
            <text:p>-0.03466191889484715</text:p>
          </table:table-cell>
          <table:table-cell table:style-name="ce1" office:value-type="string" calcext:value-type="string">
            <text:p>-0.1565169781725023</text:p>
          </table:table-cell>
          <table:table-cell table:style-name="ce1" office:value-type="float" office:value="0.0339764088392258" calcext:value-type="float">
            <text:p>0,0339764088</text:p>
          </table:table-cell>
          <table:table-cell table:style-name="ce1" office:value-type="float" office:value="0.0515126198530197" calcext:value-type="float">
            <text:p>0,0515126199</text:p>
          </table:table-cell>
          <table:table-cell table:style-name="ce1" office:value-type="float" office:value="-0.112522767448425" calcext:value-type="float">
            <text:p>-0,1125227674</text:p>
          </table:table-cell>
          <table:table-cell table:style-name="ce1" office:value-type="float" office:value="0.0343728158772083" calcext:value-type="float">
            <text:p>0,0343728159</text:p>
          </table:table-cell>
          <table:table-cell table:style-name="ce1" office:value-type="float" office:value="-0.65728620515838" calcext:value-type="float">
            <text:p>-0,657286205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68786721967449" calcext:value-type="float">
            <text:p>-0,0036878672</text:p>
          </table:table-cell>
          <table:table-cell table:style-name="ce1" office:value-type="float" office:value="0.0522265091533563" calcext:value-type="float">
            <text:p>0,0522265092</text:p>
          </table:table-cell>
          <table:table-cell table:style-name="ce1" office:value-type="float" office:value="0.0802315710369206" calcext:value-type="float">
            <text:p>0,080231571</text:p>
          </table:table-cell>
          <table:table-cell table:style-name="ce1" office:value-type="float" office:value="0.513965129852295" calcext:value-type="float">
            <text:p>0,5139651299</text:p>
          </table:table-cell>
          <table:table-cell table:style-name="ce1" office:value-type="float" office:value="0.513961791992188" calcext:value-type="float">
            <text:p>0,513961792</text:p>
          </table:table-cell>
          <table:table-cell table:style-name="ce1" office:value-type="float" office:value="0.513961315155029" calcext:value-type="float">
            <text:p>0,5139613152</text:p>
          </table:table-cell>
          <table:table-cell table:style-name="ce1" office:value-type="float" office:value="-0.511646270751953" calcext:value-type="float">
            <text:p>-0,5116462708</text:p>
          </table:table-cell>
          <table:table-cell table:style-name="ce1" office:value-type="float" office:value="4.1263484954834" calcext:value-type="float">
            <text:p>4,1263484955</text:p>
          </table:table-cell>
          <table:table-cell table:style-name="ce1" office:value-type="float" office:value="-3.36489725112915" calcext:value-type="float">
            <text:p>-3,3648972511</text:p>
          </table:table-cell>
        </table:table-row>
        <table:table-row table:style-name="ro1">
          <table:table-cell table:style-name="ce1" office:value-type="string" calcext:value-type="string">
            <text:p>0.7382411956787109</text:p>
          </table:table-cell>
          <table:table-cell table:style-name="ce1" office:value-type="string" calcext:value-type="string">
            <text:p>0.014246463775634766</text:p>
          </table:table-cell>
          <table:table-cell table:style-name="ce1" office:value-type="string" calcext:value-type="string">
            <text:p>18.992392539978027</text:p>
          </table:table-cell>
          <table:table-cell table:style-name="ce1" office:value-type="float" office:value="-0.103488706052303" calcext:value-type="float">
            <text:p>-0,1034887061</text:p>
          </table:table-cell>
          <table:table-cell table:style-name="ce1" office:value-type="float" office:value="-0.196271687746048" calcext:value-type="float">
            <text:p>-0,1962716877</text:p>
          </table:table-cell>
          <table:table-cell table:style-name="ce1" office:value-type="float" office:value="2.40670800209045" calcext:value-type="float">
            <text:p>2,4067080021</text:p>
          </table:table-cell>
          <table:table-cell table:style-name="ce1" office:value-type="float" office:value="0.045314214315043" calcext:value-type="float">
            <text:p>0,0453142143</text:p>
          </table:table-cell>
          <table:table-cell table:number-columns-repeated="2" table:style-name="ce1" office:value-type="float" office:value="-0.0203268574631259" calcext:value-type="float">
            <text:p>-0,0203268575</text:p>
          </table:table-cell>
          <table:table-cell table:style-name="ce1" office:value-type="float" office:value="-0.506883680820465" calcext:value-type="float">
            <text:p>-0,5068836808</text:p>
          </table:table-cell>
          <table:table-cell table:style-name="ce1" office:value-type="float" office:value="4.10877895355225" calcext:value-type="float">
            <text:p>4,1087789536</text:p>
          </table:table-cell>
          <table:table-cell table:style-name="ce1" office:value-type="float" office:value="-3.32466864585876" calcext:value-type="float">
            <text:p>-3,3246686459</text:p>
          </table:table-cell>
          <table:table-cell table:style-name="ce1" office:value-type="string" calcext:value-type="string">
            <text:p>0.045314214315043025</text:p>
          </table:table-cell>
          <table:table-cell table:style-name="ce1" office:value-type="string" calcext:value-type="string">
            <text:p>-0.02032685746312594</text:p>
          </table:table-cell>
          <table:table-cell table:style-name="ce1" office:value-type="string" calcext:value-type="string">
            <text:p>-0.15540953028292018</text:p>
          </table:table-cell>
          <table:table-cell table:style-name="ce1" office:value-type="float" office:value="0.033563932031393" calcext:value-type="float">
            <text:p>0,033563932</text:p>
          </table:table-cell>
          <table:table-cell table:style-name="ce1" office:value-type="float" office:value="0.0552180826663971" calcext:value-type="float">
            <text:p>0,0552180827</text:p>
          </table:table-cell>
          <table:table-cell table:style-name="ce1" office:value-type="float" office:value="-0.110967343711853" calcext:value-type="float">
            <text:p>-0,1109673437</text:p>
          </table:table-cell>
          <table:table-cell table:style-name="ce1" office:value-type="float" office:value="0.0880787369548339" calcext:value-type="float">
            <text:p>0,088078737</text:p>
          </table:table-cell>
          <table:table-cell table:style-name="ce1" office:value-type="float" office:value="-0.568931432890688" calcext:value-type="float">
            <text:p>-0,568931432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86422867862454" calcext:value-type="float">
            <text:p>-0,0028642287</text:p>
          </table:table-cell>
          <table:table-cell table:style-name="ce1" office:value-type="float" office:value="0.0257306798106088" calcext:value-type="float">
            <text:p>0,0257306798</text:p>
          </table:table-cell>
          <table:table-cell table:style-name="ce1" office:value-type="float" office:value="0.0623125371573146" calcext:value-type="float">
            <text:p>0,0623125372</text:p>
          </table:table-cell>
          <table:table-cell table:style-name="ce1" office:value-type="float" office:value="0.480032444000244" calcext:value-type="float">
            <text:p>0,480032444</text:p>
          </table:table-cell>
          <table:table-cell table:number-columns-repeated="2" table:style-name="ce1" office:value-type="float" office:value="0.480031728744507" calcext:value-type="float">
            <text:p>0,4800317287</text:p>
          </table:table-cell>
          <table:table-cell table:style-name="ce1" office:value-type="float" office:value="-0.506883680820465" calcext:value-type="float">
            <text:p>-0,5068836808</text:p>
          </table:table-cell>
          <table:table-cell table:style-name="ce1" office:value-type="float" office:value="4.10877895355225" calcext:value-type="float">
            <text:p>4,1087789536</text:p>
          </table:table-cell>
          <table:table-cell table:style-name="ce1" office:value-type="float" office:value="-3.32466864585876" calcext:value-type="float">
            <text:p>-3,3246686459</text:p>
          </table:table-cell>
        </table:table-row>
        <table:table-row table:style-name="ro1">
          <table:table-cell table:style-name="ce1" office:value-type="string" calcext:value-type="string">
            <text:p>0.757274866104126</text:p>
          </table:table-cell>
          <table:table-cell table:style-name="ce1" office:value-type="string" calcext:value-type="string">
            <text:p>0.01903367042541504</text:p>
          </table:table-cell>
          <table:table-cell table:style-name="ce1" office:value-type="string" calcext:value-type="string">
            <text:p>19.45428204536438</text:p>
          </table:table-cell>
          <table:table-cell table:style-name="ce1" office:value-type="float" office:value="-0.102337211370468" calcext:value-type="float">
            <text:p>-0,1023372114</text:p>
          </table:table-cell>
          <table:table-cell table:style-name="ce1" office:value-type="float" office:value="-0.208203285932541" calcext:value-type="float">
            <text:p>-0,2082032859</text:p>
          </table:table-cell>
          <table:table-cell table:style-name="ce1" office:value-type="float" office:value="2.37992906570435" calcext:value-type="float">
            <text:p>2,3799290657</text:p>
          </table:table-cell>
          <table:table-cell table:style-name="ce1" office:value-type="float" office:value="0.0485041387624535" calcext:value-type="float">
            <text:p>0,0485041388</text:p>
          </table:table-cell>
          <table:table-cell table:number-columns-repeated="2" table:style-name="ce1" office:value-type="float" office:value="-0.00438400924928676" calcext:value-type="float">
            <text:p>-0,0043840092</text:p>
          </table:table-cell>
          <table:table-cell table:style-name="ce1" office:value-type="float" office:value="-0.497993469238281" calcext:value-type="float">
            <text:p>-0,4979934692</text:p>
          </table:table-cell>
          <table:table-cell table:style-name="ce1" office:value-type="float" office:value="4.09736347198486" calcext:value-type="float">
            <text:p>4,097363472</text:p>
          </table:table-cell>
          <table:table-cell table:style-name="ce1" office:value-type="float" office:value="-3.28443241119385" calcext:value-type="float">
            <text:p>-3,2844324112</text:p>
          </table:table-cell>
          <table:table-cell table:style-name="ce1" office:value-type="string" calcext:value-type="string">
            <text:p>0.04850413876245352</text:p>
          </table:table-cell>
          <table:table-cell table:style-name="ce1" office:value-type="string" calcext:value-type="string">
            <text:p>-0.004384009249286759</text:p>
          </table:table-cell>
          <table:table-cell table:style-name="ce1" office:value-type="string" calcext:value-type="string">
            <text:p>-0.15407314410001607</text:p>
          </table:table-cell>
          <table:table-cell table:style-name="ce1" office:value-type="float" office:value="0.031046611815691" calcext:value-type="float">
            <text:p>0,0310466118</text:p>
          </table:table-cell>
          <table:table-cell table:style-name="ce1" office:value-type="float" office:value="0.0588815063238144" calcext:value-type="float">
            <text:p>0,0588815063</text:p>
          </table:table-cell>
          <table:table-cell table:style-name="ce1" office:value-type="float" office:value="-0.109548816108704" calcext:value-type="float">
            <text:p>-0,1095488161</text:p>
          </table:table-cell>
          <table:table-cell table:style-name="ce1" office:value-type="float" office:value="0.135905287601731" calcext:value-type="float">
            <text:p>0,1359052876</text:p>
          </table:table-cell>
          <table:table-cell table:style-name="ce1" office:value-type="float" office:value="-0.478223985433269" calcext:value-type="float">
            <text:p>-0,478223985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81568750912495" calcext:value-type="float">
            <text:p>-0,0181568751</text:p>
          </table:table-cell>
          <table:table-cell table:style-name="ce1" office:value-type="float" office:value="0.0264229073549015" calcext:value-type="float">
            <text:p>0,0264229074</text:p>
          </table:table-cell>
          <table:table-cell table:style-name="ce1" office:value-type="float" office:value="0.0590268803475022" calcext:value-type="float">
            <text:p>0,0590268803</text:p>
          </table:table-cell>
          <table:table-cell table:style-name="ce1" office:value-type="float" office:value="0.462142705917358" calcext:value-type="float">
            <text:p>0,4621427059</text:p>
          </table:table-cell>
          <table:table-cell table:style-name="ce1" office:value-type="float" office:value="0.462152481079102" calcext:value-type="float">
            <text:p>0,4621524811</text:p>
          </table:table-cell>
          <table:table-cell table:style-name="ce1" office:value-type="float" office:value="0.462151765823364" calcext:value-type="float">
            <text:p>0,4621517658</text:p>
          </table:table-cell>
          <table:table-cell table:style-name="ce1" office:value-type="float" office:value="-0.497993469238281" calcext:value-type="float">
            <text:p>-0,4979934692</text:p>
          </table:table-cell>
          <table:table-cell table:style-name="ce1" office:value-type="float" office:value="4.09736347198486" calcext:value-type="float">
            <text:p>4,097363472</text:p>
          </table:table-cell>
          <table:table-cell table:style-name="ce1" office:value-type="float" office:value="-3.28443241119385" calcext:value-type="float">
            <text:p>-3,2844324112</text:p>
          </table:table-cell>
        </table:table-row>
        <table:table-row table:style-name="ro1">
          <table:table-cell table:style-name="ce1" office:value-type="string" calcext:value-type="string">
            <text:p>0.7742562294006348</text:p>
          </table:table-cell>
          <table:table-cell table:style-name="ce1" office:value-type="string" calcext:value-type="string">
            <text:p>0.01698136329650879</text:p>
          </table:table-cell>
          <table:table-cell table:style-name="ce1" office:value-type="string" calcext:value-type="string">
            <text:p>19.91318941116333</text:p>
          </table:table-cell>
          <table:table-cell table:style-name="ce1" office:value-type="float" office:value="-0.0941167548298836" calcext:value-type="float">
            <text:p>-0,0941167548</text:p>
          </table:table-cell>
          <table:table-cell table:style-name="ce1" office:value-type="float" office:value="-0.212634161114693" calcext:value-type="float">
            <text:p>-0,2126341611</text:p>
          </table:table-cell>
          <table:table-cell table:style-name="ce1" office:value-type="float" office:value="2.35088634490967" calcext:value-type="float">
            <text:p>2,3508863449</text:p>
          </table:table-cell>
          <table:table-cell table:style-name="ce1" office:value-type="float" office:value="0.0552694772432623" calcext:value-type="float">
            <text:p>0,0552694772</text:p>
          </table:table-cell>
          <table:table-cell table:number-columns-repeated="2" table:style-name="ce1" office:value-type="float" office:value="0.0120804313424404" calcext:value-type="float">
            <text:p>0,0120804313</text:p>
          </table:table-cell>
          <table:table-cell table:style-name="ce1" office:value-type="float" office:value="-0.497993469238281" calcext:value-type="float">
            <text:p>-0,4979934692</text:p>
          </table:table-cell>
          <table:table-cell table:style-name="ce1" office:value-type="float" office:value="4.09736347198486" calcext:value-type="float">
            <text:p>4,097363472</text:p>
          </table:table-cell>
          <table:table-cell table:style-name="ce1" office:value-type="float" office:value="-3.28443241119385" calcext:value-type="float">
            <text:p>-3,2844324112</text:p>
          </table:table-cell>
          <table:table-cell table:style-name="ce1" office:value-type="string" calcext:value-type="string">
            <text:p>0.05526947724326231</text:p>
          </table:table-cell>
          <table:table-cell table:style-name="ce1" office:value-type="string" calcext:value-type="string">
            <text:p>0.012080431342440422</text:p>
          </table:table-cell>
          <table:table-cell table:style-name="ce1" office:value-type="string" calcext:value-type="string">
            <text:p>-0.15269834337901755</text:p>
          </table:table-cell>
          <table:table-cell table:style-name="ce1" office:value-type="float" office:value="0.0307011634111404" calcext:value-type="float">
            <text:p>0,0307011634</text:p>
          </table:table-cell>
          <table:table-cell table:style-name="ce1" office:value-type="float" office:value="0.0624609857797623" calcext:value-type="float">
            <text:p>0,0624609858</text:p>
          </table:table-cell>
          <table:table-cell table:style-name="ce1" office:value-type="float" office:value="-0.108156311416626" calcext:value-type="float">
            <text:p>-0,1081563114</text:p>
          </table:table-cell>
          <table:table-cell table:style-name="ce1" office:value-type="float" office:value="0.182897695812345" calcext:value-type="float">
            <text:p>0,1828976958</text:p>
          </table:table-cell>
          <table:table-cell table:style-name="ce1" office:value-type="float" office:value="-0.382620679915819" calcext:value-type="float">
            <text:p>-0,382620679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50765515397276" calcext:value-type="float">
            <text:p>-0,0025076552</text:p>
          </table:table-cell>
          <table:table-cell table:style-name="ce1" office:value-type="float" office:value="0.0259844357410962" calcext:value-type="float">
            <text:p>0,0259844357</text:p>
          </table:table-cell>
          <table:table-cell table:style-name="ce1" office:value-type="float" office:value="0.0583187215043373" calcext:value-type="float">
            <text:p>0,0583187215</text:p>
          </table:table-cell>
          <table:table-cell table:style-name="ce1" office:value-type="float" office:value="0.459191799163818" calcext:value-type="float">
            <text:p>0,4591917992</text:p>
          </table:table-cell>
          <table:table-cell table:number-columns-repeated="2" table:style-name="ce1" office:value-type="float" office:value="0.459182500839233" calcext:value-type="float">
            <text:p>0,4591825008</text:p>
          </table:table-cell>
          <table:table-cell table:style-name="ce1" office:value-type="float" office:value="-0.497993469238281" calcext:value-type="float">
            <text:p>-0,4979934692</text:p>
          </table:table-cell>
          <table:table-cell table:style-name="ce1" office:value-type="float" office:value="4.09736347198486" calcext:value-type="float">
            <text:p>4,097363472</text:p>
          </table:table-cell>
          <table:table-cell table:style-name="ce1" office:value-type="float" office:value="-3.28443241119385" calcext:value-type="float">
            <text:p>-3,2844324112</text:p>
          </table:table-cell>
        </table:table-row>
        <table:table-row table:style-name="ro1">
          <table:table-cell table:style-name="ce1" office:value-type="string" calcext:value-type="string">
            <text:p>0.7885246276855469</text:p>
          </table:table-cell>
          <table:table-cell table:style-name="ce1" office:value-type="string" calcext:value-type="string">
            <text:p>0.01426839828491211</text:p>
          </table:table-cell>
          <table:table-cell table:style-name="ce1" office:value-type="string" calcext:value-type="string">
            <text:p>20.36988377571106</text:p>
          </table:table-cell>
          <table:table-cell table:style-name="ce1" office:value-type="float" office:value="-0.0864366888999939" calcext:value-type="float">
            <text:p>-0,0864366889</text:p>
          </table:table-cell>
          <table:table-cell table:style-name="ce1" office:value-type="float" office:value="-0.210905522108078" calcext:value-type="float">
            <text:p>-0,2109055221</text:p>
          </table:table-cell>
          <table:table-cell table:style-name="ce1" office:value-type="float" office:value="2.33177447319031" calcext:value-type="float">
            <text:p>2,3317744732</text:p>
          </table:table-cell>
          <table:table-cell table:style-name="ce1" office:value-type="float" office:value="0.0578806698239346" calcext:value-type="float">
            <text:p>0,0578806698</text:p>
          </table:table-cell>
          <table:table-cell table:number-columns-repeated="2" table:style-name="ce1" office:value-type="float" office:value="0.0257855659623653" calcext:value-type="float">
            <text:p>0,025785566</text:p>
          </table:table-cell>
          <table:table-cell table:style-name="ce1" office:value-type="float" office:value="-0.486063599586487" calcext:value-type="float">
            <text:p>-0,4860635996</text:p>
          </table:table-cell>
          <table:table-cell table:style-name="ce1" office:value-type="float" office:value="4.0922417640686" calcext:value-type="float">
            <text:p>4,0922417641</text:p>
          </table:table-cell>
          <table:table-cell table:style-name="ce1" office:value-type="float" office:value="-3.24614119529724" calcext:value-type="float">
            <text:p>-3,2461411953</text:p>
          </table:table-cell>
          <table:table-cell table:style-name="ce1" office:value-type="string" calcext:value-type="string">
            <text:p>0.057880669823934625</text:p>
          </table:table-cell>
          <table:table-cell table:style-name="ce1" office:value-type="string" calcext:value-type="string">
            <text:p>0.025785565962365323</text:p>
          </table:table-cell>
          <table:table-cell table:style-name="ce1" office:value-type="string" calcext:value-type="string">
            <text:p>-0.15106427235790126</text:p>
          </table:table-cell>
          <table:table-cell table:style-name="ce1" office:value-type="float" office:value="0.0282350264489651" calcext:value-type="float">
            <text:p>0,0282350264</text:p>
          </table:table-cell>
          <table:table-cell table:style-name="ce1" office:value-type="float" office:value="0.0637902483344078" calcext:value-type="float">
            <text:p>0,0637902483</text:p>
          </table:table-cell>
          <table:table-cell table:style-name="ce1" office:value-type="float" office:value="-0.106646089935303" calcext:value-type="float">
            <text:p>-0,1066460899</text:p>
          </table:table-cell>
          <table:table-cell table:style-name="ce1" office:value-type="float" office:value="0.226097767913884" calcext:value-type="float">
            <text:p>0,2260977679</text:p>
          </table:table-cell>
          <table:table-cell table:style-name="ce1" office:value-type="float" office:value="-0.285019903475421" calcext:value-type="float">
            <text:p>-0,285019903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7909291702139" calcext:value-type="float">
            <text:p>-0,0179092917</text:p>
          </table:table-cell>
          <table:table-cell table:style-name="ce1" office:value-type="float" office:value="0.00965315504365997" calcext:value-type="float">
            <text:p>0,009653155</text:p>
          </table:table-cell>
          <table:table-cell table:style-name="ce1" office:value-type="float" office:value="0.0632727030960585" calcext:value-type="float">
            <text:p>0,0632727031</text:p>
          </table:table-cell>
          <table:table-cell table:style-name="ce1" office:value-type="float" office:value="0.459005117416382" calcext:value-type="float">
            <text:p>0,4590051174</text:p>
          </table:table-cell>
          <table:table-cell table:style-name="ce1" office:value-type="float" office:value="0.459007978439331" calcext:value-type="float">
            <text:p>0,4590079784</text:p>
          </table:table-cell>
          <table:table-cell table:style-name="ce1" office:value-type="float" office:value="0.459008693695068" calcext:value-type="float">
            <text:p>0,4590086937</text:p>
          </table:table-cell>
          <table:table-cell table:style-name="ce1" office:value-type="float" office:value="-0.486063599586487" calcext:value-type="float">
            <text:p>-0,4860635996</text:p>
          </table:table-cell>
          <table:table-cell table:style-name="ce1" office:value-type="float" office:value="4.0922417640686" calcext:value-type="float">
            <text:p>4,0922417641</text:p>
          </table:table-cell>
          <table:table-cell table:style-name="ce1" office:value-type="float" office:value="-3.24614119529724" calcext:value-type="float">
            <text:p>-3,2461411953</text:p>
          </table:table-cell>
        </table:table-row>
        <table:table-row table:style-name="ro1">
          <table:table-cell table:style-name="ce1" office:value-type="string" calcext:value-type="string">
            <text:p>0.8036363124847412</text:p>
          </table:table-cell>
          <table:table-cell table:style-name="ce1" office:value-type="string" calcext:value-type="string">
            <text:p>0.015111684799194336</text:p>
          </table:table-cell>
          <table:table-cell table:style-name="ce1" office:value-type="string" calcext:value-type="string">
            <text:p>20.83509087562561</text:p>
          </table:table-cell>
          <table:table-cell table:style-name="ce1" office:value-type="float" office:value="-0.07175712287426" calcext:value-type="float">
            <text:p>-0,0717571229</text:p>
          </table:table-cell>
          <table:table-cell table:style-name="ce1" office:value-type="float" office:value="-0.21527136862278" calcext:value-type="float">
            <text:p>-0,2152713686</text:p>
          </table:table-cell>
          <table:table-cell table:style-name="ce1" office:value-type="float" office:value="2.30448651313782" calcext:value-type="float">
            <text:p>2,3044865131</text:p>
          </table:table-cell>
          <table:table-cell table:style-name="ce1" office:value-type="float" office:value="0.0610357798822973" calcext:value-type="float">
            <text:p>0,0610357799</text:p>
          </table:table-cell>
          <table:table-cell table:number-columns-repeated="2" table:style-name="ce1" office:value-type="float" office:value="0.0377759399403946" calcext:value-type="float">
            <text:p>0,0377759399</text:p>
          </table:table-cell>
          <table:table-cell table:style-name="ce1" office:value-type="float" office:value="-0.471243262290955" calcext:value-type="float">
            <text:p>-0,4712432623</text:p>
          </table:table-cell>
          <table:table-cell table:style-name="ce1" office:value-type="float" office:value="4.09255218505859" calcext:value-type="float">
            <text:p>4,0925521851</text:p>
          </table:table-cell>
          <table:table-cell table:style-name="ce1" office:value-type="float" office:value="-3.2080135345459" calcext:value-type="float">
            <text:p>-3,2080135345</text:p>
          </table:table-cell>
          <table:table-cell table:style-name="ce1" office:value-type="string" calcext:value-type="string">
            <text:p>0.061035779882297254</text:p>
          </table:table-cell>
          <table:table-cell table:style-name="ce1" office:value-type="string" calcext:value-type="string">
            <text:p>0.03777593994039463</text:p>
          </table:table-cell>
          <table:table-cell table:style-name="ce1" office:value-type="string" calcext:value-type="string">
            <text:p>-0.15061895097720757</text:p>
          </table:table-cell>
          <table:table-cell table:style-name="ce1" office:value-type="float" office:value="0.0259310066699982" calcext:value-type="float">
            <text:p>0,0259310067</text:p>
          </table:table-cell>
          <table:table-cell table:style-name="ce1" office:value-type="float" office:value="0.0632716566324234" calcext:value-type="float">
            <text:p>0,0632716566</text:p>
          </table:table-cell>
          <table:table-cell table:style-name="ce1" office:value-type="float" office:value="-0.105652272605896" calcext:value-type="float">
            <text:p>-0,1056522726</text:p>
          </table:table-cell>
          <table:table-cell table:style-name="ce1" office:value-type="float" office:value="0.266064152203526" calcext:value-type="float">
            <text:p>0,2660641522</text:p>
          </table:table-cell>
          <table:table-cell table:style-name="ce1" office:value-type="float" office:value="-0.187500215608472" calcext:value-type="float">
            <text:p>-0,187500215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66099456158552" calcext:value-type="float">
            <text:p>-0,0166099456</text:p>
          </table:table-cell>
          <table:table-cell table:style-name="ce1" office:value-type="float" office:value="-0.00373852214051251" calcext:value-type="float">
            <text:p>-0,0037385221</text:p>
          </table:table-cell>
          <table:table-cell table:style-name="ce1" office:value-type="float" office:value="0.0413328651475378" calcext:value-type="float">
            <text:p>0,0413328651</text:p>
          </table:table-cell>
          <table:table-cell table:style-name="ce1" office:value-type="float" office:value="0.462377548217773" calcext:value-type="float">
            <text:p>0,4623775482</text:p>
          </table:table-cell>
          <table:table-cell table:style-name="ce1" office:value-type="float" office:value="0.462385654449463" calcext:value-type="float">
            <text:p>0,4623856544</text:p>
          </table:table-cell>
          <table:table-cell table:style-name="ce1" office:value-type="float" office:value="0.462389230728149" calcext:value-type="float">
            <text:p>0,4623892307</text:p>
          </table:table-cell>
          <table:table-cell table:style-name="ce1" office:value-type="float" office:value="-0.471243262290955" calcext:value-type="float">
            <text:p>-0,4712432623</text:p>
          </table:table-cell>
          <table:table-cell table:style-name="ce1" office:value-type="float" office:value="4.09255218505859" calcext:value-type="float">
            <text:p>4,0925521851</text:p>
          </table:table-cell>
          <table:table-cell table:style-name="ce1" office:value-type="float" office:value="-3.2080135345459" calcext:value-type="float">
            <text:p>-3,2080135345</text:p>
          </table:table-cell>
        </table:table-row>
        <table:table-row table:style-name="ro1">
          <table:table-cell table:style-name="ce1" office:value-type="string" calcext:value-type="string">
            <text:p>0.8230555057525635</text:p>
          </table:table-cell>
          <table:table-cell table:style-name="ce1" office:value-type="string" calcext:value-type="string">
            <text:p>0.019419193267822266</text:p>
          </table:table-cell>
          <table:table-cell table:style-name="ce1" office:value-type="string" calcext:value-type="string">
            <text:p>21.300347328186035</text:p>
          </table:table-cell>
          <table:table-cell table:style-name="ce1" office:value-type="float" office:value="-0.0571141913533211" calcext:value-type="float">
            <text:p>-0,0571141914</text:p>
          </table:table-cell>
          <table:table-cell table:style-name="ce1" office:value-type="float" office:value="-0.204939156770706" calcext:value-type="float">
            <text:p>-0,2049391568</text:p>
          </table:table-cell>
          <table:table-cell table:style-name="ce1" office:value-type="float" office:value="2.26581025123596" calcext:value-type="float">
            <text:p>2,2658102512</text:p>
          </table:table-cell>
          <table:table-cell table:style-name="ce1" office:value-type="float" office:value="0.0604395256149746" calcext:value-type="float">
            <text:p>0,0604395256</text:p>
          </table:table-cell>
          <table:table-cell table:number-columns-repeated="2" table:style-name="ce1" office:value-type="float" office:value="0.0533208264054098" calcext:value-type="float">
            <text:p>0,0533208264</text:p>
          </table:table-cell>
          <table:table-cell table:style-name="ce1" office:value-type="float" office:value="-0.454760134220123" calcext:value-type="float">
            <text:p>-0,4547601342</text:p>
          </table:table-cell>
          <table:table-cell table:style-name="ce1" office:value-type="float" office:value="4.09808969497681" calcext:value-type="float">
            <text:p>4,098089695</text:p>
          </table:table-cell>
          <table:table-cell table:style-name="ce1" office:value-type="float" office:value="-3.16995739936829" calcext:value-type="float">
            <text:p>-3,1699573994</text:p>
          </table:table-cell>
          <table:table-cell table:style-name="ce1" office:value-type="string" calcext:value-type="string">
            <text:p>0.06043952561497462</text:p>
          </table:table-cell>
          <table:table-cell table:style-name="ce1" office:value-type="string" calcext:value-type="string">
            <text:p>0.0533208264054098</text:p>
          </table:table-cell>
          <table:table-cell table:style-name="ce1" office:value-type="string" calcext:value-type="string">
            <text:p>-0.14877492924758481</text:p>
          </table:table-cell>
          <table:table-cell table:style-name="ce1" office:value-type="float" office:value="0.021527136862278" calcext:value-type="float">
            <text:p>0,0215271369</text:p>
          </table:table-cell>
          <table:table-cell table:style-name="ce1" office:value-type="float" office:value="0.0645814105868339" calcext:value-type="float">
            <text:p>0,0645814106</text:p>
          </table:table-cell>
          <table:table-cell table:style-name="ce1" office:value-type="float" office:value="-0.104233298683167" calcext:value-type="float">
            <text:p>-0,1042332987</text:p>
          </table:table-cell>
          <table:table-cell table:style-name="ce1" office:value-type="float" office:value="0.299630313776685" calcext:value-type="float">
            <text:p>0,2996303138</text:p>
          </table:table-cell>
          <table:table-cell table:style-name="ce1" office:value-type="float" office:value="-0.0867992673036913" calcext:value-type="float">
            <text:p>-0,086799267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313817062684857" calcext:value-type="float">
            <text:p>-0,0313817063</text:p>
          </table:table-cell>
          <table:table-cell table:style-name="ce1" office:value-type="float" office:value="0.00933299805253418" calcext:value-type="float">
            <text:p>0,0093329981</text:p>
          </table:table-cell>
          <table:table-cell table:style-name="ce1" office:value-type="float" office:value="0.0583347774232679" calcext:value-type="float">
            <text:p>0,0583347774</text:p>
          </table:table-cell>
          <table:table-cell table:style-name="ce1" office:value-type="float" office:value="0.467774629592896" calcext:value-type="float">
            <text:p>0,4677746296</text:p>
          </table:table-cell>
          <table:table-cell table:style-name="ce1" office:value-type="float" office:value="0.467786073684692" calcext:value-type="float">
            <text:p>0,4677860737</text:p>
          </table:table-cell>
          <table:table-cell table:style-name="ce1" office:value-type="float" office:value="0.467782020568848" calcext:value-type="float">
            <text:p>0,4677820206</text:p>
          </table:table-cell>
          <table:table-cell table:style-name="ce1" office:value-type="float" office:value="-0.454760134220123" calcext:value-type="float">
            <text:p>-0,4547601342</text:p>
          </table:table-cell>
          <table:table-cell table:style-name="ce1" office:value-type="float" office:value="4.09808969497681" calcext:value-type="float">
            <text:p>4,098089695</text:p>
          </table:table-cell>
          <table:table-cell table:style-name="ce1" office:value-type="float" office:value="-3.16995739936829" calcext:value-type="float">
            <text:p>-3,1699573994</text:p>
          </table:table-cell>
        </table:table-row>
        <table:table-row table:style-name="ro1">
          <table:table-cell table:style-name="ce1" office:value-type="string" calcext:value-type="string">
            <text:p>0.8364930152893066</text:p>
          </table:table-cell>
          <table:table-cell table:style-name="ce1" office:value-type="string" calcext:value-type="string">
            <text:p>0.013437509536743164</text:p>
          </table:table-cell>
          <table:table-cell table:style-name="ce1" office:value-type="string" calcext:value-type="string">
            <text:p>21.76529097557068</text:p>
          </table:table-cell>
          <table:table-cell table:style-name="ce1" office:value-type="float" office:value="-0.0432104058563709" calcext:value-type="float">
            <text:p>-0,0432104059</text:p>
          </table:table-cell>
          <table:table-cell table:style-name="ce1" office:value-type="float" office:value="-0.196108758449554" calcext:value-type="float">
            <text:p>-0,1961087584</text:p>
          </table:table-cell>
          <table:table-cell table:style-name="ce1" office:value-type="float" office:value="2.24167895317078" calcext:value-type="float">
            <text:p>2,2416789532</text:p>
          </table:table-cell>
          <table:table-cell table:style-name="ce1" office:value-type="float" office:value="0.0596544795223272" calcext:value-type="float">
            <text:p>0,0596544795</text:p>
          </table:table-cell>
          <table:table-cell table:number-columns-repeated="2" table:style-name="ce1" office:value-type="float" office:value="0.0616152335880157" calcext:value-type="float">
            <text:p>0,0616152336</text:p>
          </table:table-cell>
          <table:table-cell table:style-name="ce1" office:value-type="float" office:value="-0.454760134220123" calcext:value-type="float">
            <text:p>-0,4547601342</text:p>
          </table:table-cell>
          <table:table-cell table:style-name="ce1" office:value-type="float" office:value="4.09808969497681" calcext:value-type="float">
            <text:p>4,098089695</text:p>
          </table:table-cell>
          <table:table-cell table:style-name="ce1" office:value-type="float" office:value="-3.16995739936829" calcext:value-type="float">
            <text:p>-3,1699573994</text:p>
          </table:table-cell>
          <table:table-cell table:style-name="ce1" office:value-type="string" calcext:value-type="string">
            <text:p>0.059654479522327206</text:p>
          </table:table-cell>
          <table:table-cell table:style-name="ce1" office:value-type="string" calcext:value-type="string">
            <text:p>0.06161523358801566</text:p>
          </table:table-cell>
          <table:table-cell table:style-name="ce1" office:value-type="string" calcext:value-type="string">
            <text:p>-0.14615389945969404</text:p>
          </table:table-cell>
          <table:table-cell table:style-name="ce1" office:value-type="float" office:value="0.0171342574059963" calcext:value-type="float">
            <text:p>0,0171342574</text:p>
          </table:table-cell>
          <table:table-cell table:style-name="ce1" office:value-type="float" office:value="0.0614817470312118" calcext:value-type="float">
            <text:p>0,061481747</text:p>
          </table:table-cell>
          <table:table-cell table:style-name="ce1" office:value-type="float" office:value="-0.10222213306427" calcext:value-type="float">
            <text:p>-0,1022221331</text:p>
          </table:table-cell>
          <table:table-cell table:style-name="ce1" office:value-type="float" office:value="0.326332640011253" calcext:value-type="float">
            <text:p>0,32633264</text:p>
          </table:table-cell>
          <table:table-cell table:style-name="ce1" office:value-type="float" office:value="0.00901056440409853" calcext:value-type="float">
            <text:p>0,009010564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313200874528224" calcext:value-type="float">
            <text:p>-0,0313200875</text:p>
          </table:table-cell>
          <table:table-cell table:style-name="ce1" office:value-type="float" office:value="-0.0221008089336631" calcext:value-type="float">
            <text:p>-0,0221008089</text:p>
          </table:table-cell>
          <table:table-cell table:style-name="ce1" office:value-type="float" office:value="0.0827293441830393" calcext:value-type="float">
            <text:p>0,0827293442</text:p>
          </table:table-cell>
          <table:table-cell table:style-name="ce1" office:value-type="float" office:value="0.467525243759155" calcext:value-type="float">
            <text:p>0,4675252438</text:p>
          </table:table-cell>
          <table:table-cell table:style-name="ce1" office:value-type="float" office:value="0.467503786087036" calcext:value-type="float">
            <text:p>0,4675037861</text:p>
          </table:table-cell>
          <table:table-cell table:style-name="ce1" office:value-type="float" office:value="0.467503547668457" calcext:value-type="float">
            <text:p>0,4675035477</text:p>
          </table:table-cell>
          <table:table-cell table:style-name="ce1" office:value-type="float" office:value="-0.454760134220123" calcext:value-type="float">
            <text:p>-0,4547601342</text:p>
          </table:table-cell>
          <table:table-cell table:style-name="ce1" office:value-type="float" office:value="4.09808969497681" calcext:value-type="float">
            <text:p>4,098089695</text:p>
          </table:table-cell>
          <table:table-cell table:style-name="ce1" office:value-type="float" office:value="-3.16995739936829" calcext:value-type="float">
            <text:p>-3,1699573994</text:p>
          </table:table-cell>
        </table:table-row>
        <table:table-row table:style-name="ro1">
          <table:table-cell table:style-name="ce1" office:value-type="string" calcext:value-type="string">
            <text:p>0.8524668216705322</text:p>
          </table:table-cell>
          <table:table-cell table:style-name="ce1" office:value-type="string" calcext:value-type="string">
            <text:p>0.015973806381225586</text:p>
          </table:table-cell>
          <table:table-cell table:style-name="ce1" office:value-type="string" calcext:value-type="string">
            <text:p>22.227309226989746</text:p>
          </table:table-cell>
          <table:table-cell table:style-name="ce1" office:value-type="float" office:value="-0.0295702442526817" calcext:value-type="float">
            <text:p>-0,0295702443</text:p>
          </table:table-cell>
          <table:table-cell table:style-name="ce1" office:value-type="float" office:value="-0.187278211116791" calcext:value-type="float">
            <text:p>-0,1872782111</text:p>
          </table:table-cell>
          <table:table-cell table:style-name="ce1" office:value-type="float" office:value="2.21585249900818" calcext:value-type="float">
            <text:p>2,215852499</text:p>
          </table:table-cell>
          <table:table-cell table:style-name="ce1" office:value-type="float" office:value="0.0581942743105569" calcext:value-type="float">
            <text:p>0,0581942743</text:p>
          </table:table-cell>
          <table:table-cell table:number-columns-repeated="2" table:style-name="ce1" office:value-type="float" office:value="0.0712047529584876" calcext:value-type="float">
            <text:p>0,071204753</text:p>
          </table:table-cell>
          <table:table-cell table:style-name="ce1" office:value-type="float" office:value="-0.438290953636169" calcext:value-type="float">
            <text:p>-0,4382909536</text:p>
          </table:table-cell>
          <table:table-cell table:style-name="ce1" office:value-type="float" office:value="4.10762929916382" calcext:value-type="float">
            <text:p>4,1076292992</text:p>
          </table:table-cell>
          <table:table-cell table:style-name="ce1" office:value-type="float" office:value="-3.13315892219543" calcext:value-type="float">
            <text:p>-3,1331589222</text:p>
          </table:table-cell>
          <table:table-cell table:style-name="ce1" office:value-type="string" calcext:value-type="string">
            <text:p>0.0581942743105569</text:p>
          </table:table-cell>
          <table:table-cell table:style-name="ce1" office:value-type="string" calcext:value-type="string">
            <text:p>0.07120475295848759</text:p>
          </table:table-cell>
          <table:table-cell table:style-name="ce1" office:value-type="string" calcext:value-type="string">
            <text:p>-0.1456475735012353</text:p>
          </table:table-cell>
          <table:table-cell table:style-name="ce1" office:value-type="float" office:value="0.0129631217569113" calcext:value-type="float">
            <text:p>0,0129631218</text:p>
          </table:table-cell>
          <table:table-cell table:style-name="ce1" office:value-type="float" office:value="0.0588326275348663" calcext:value-type="float">
            <text:p>0,0588326275</text:p>
          </table:table-cell>
          <table:table-cell table:style-name="ce1" office:value-type="float" office:value="-0.10096730556488" calcext:value-type="float">
            <text:p>-0,1009673056</text:p>
          </table:table-cell>
          <table:table-cell table:style-name="ce1" office:value-type="float" office:value="0.346085297584715" calcext:value-type="float">
            <text:p>0,3460852976</text:p>
          </table:table-cell>
          <table:table-cell table:style-name="ce1" office:value-type="float" office:value="0.0986568172670328" calcext:value-type="float">
            <text:p>0,098656817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304155636794064" calcext:value-type="float">
            <text:p>-0,0304155637</text:p>
          </table:table-cell>
          <table:table-cell table:style-name="ce1" office:value-type="float" office:value="-0.0193172430087382" calcext:value-type="float">
            <text:p>-0,019317243</text:p>
          </table:table-cell>
          <table:table-cell table:style-name="ce1" office:value-type="float" office:value="0.0527892825458022" calcext:value-type="float">
            <text:p>0,0527892825</text:p>
          </table:table-cell>
          <table:table-cell table:style-name="ce1" office:value-type="float" office:value="0.457127332687378" calcext:value-type="float">
            <text:p>0,4571273327</text:p>
          </table:table-cell>
          <table:table-cell table:style-name="ce1" office:value-type="float" office:value="0.457125186920166" calcext:value-type="float">
            <text:p>0,4571251869</text:p>
          </table:table-cell>
          <table:table-cell table:style-name="ce1" office:value-type="float" office:value="0.457124948501587" calcext:value-type="float">
            <text:p>0,4571249485</text:p>
          </table:table-cell>
          <table:table-cell table:style-name="ce1" office:value-type="float" office:value="-0.438290953636169" calcext:value-type="float">
            <text:p>-0,4382909536</text:p>
          </table:table-cell>
          <table:table-cell table:style-name="ce1" office:value-type="float" office:value="4.10762929916382" calcext:value-type="float">
            <text:p>4,1076292992</text:p>
          </table:table-cell>
          <table:table-cell table:style-name="ce1" office:value-type="float" office:value="-3.13315892219543" calcext:value-type="float">
            <text:p>-3,1331589222</text:p>
          </table:table-cell>
        </table:table-row>
        <table:table-row table:style-name="ro1">
          <table:table-cell table:style-name="ce1" office:value-type="string" calcext:value-type="string">
            <text:p>0.8737659454345703</text:p>
          </table:table-cell>
          <table:table-cell table:style-name="ce1" office:value-type="string" calcext:value-type="string">
            <text:p>0.021299123764038086</text:p>
          </table:table-cell>
          <table:table-cell table:style-name="ce1" office:value-type="string" calcext:value-type="string">
            <text:p>22.70430040359497</text:p>
          </table:table-cell>
          <table:table-cell table:style-name="ce1" office:value-type="float" office:value="-0.0161981116980314" calcext:value-type="float">
            <text:p>-0,0161981117</text:p>
          </table:table-cell>
          <table:table-cell table:style-name="ce1" office:value-type="float" office:value="-0.171699970960617" calcext:value-type="float">
            <text:p>-0,171699971</text:p>
          </table:table-cell>
          <table:table-cell table:style-name="ce1" office:value-type="float" office:value="2.18485593795776" calcext:value-type="float">
            <text:p>2,184855938</text:p>
          </table:table-cell>
          <table:table-cell table:style-name="ce1" office:value-type="float" office:value="0.0560942286532423" calcext:value-type="float">
            <text:p>0,0560942287</text:p>
          </table:table-cell>
          <table:table-cell table:number-columns-repeated="2" table:style-name="ce1" office:value-type="float" office:value="0.0806497178567105" calcext:value-type="float">
            <text:p>0,0806497179</text:p>
          </table:table-cell>
          <table:table-cell table:style-name="ce1" office:value-type="float" office:value="-0.422680735588074" calcext:value-type="float">
            <text:p>-0,4226807356</text:p>
          </table:table-cell>
          <table:table-cell table:style-name="ce1" office:value-type="float" office:value="4.12185716629028" calcext:value-type="float">
            <text:p>4,1218571663</text:p>
          </table:table-cell>
          <table:table-cell table:style-name="ce1" office:value-type="float" office:value="-3.0962495803833" calcext:value-type="float">
            <text:p>-3,0962495804</text:p>
          </table:table-cell>
          <table:table-cell table:style-name="ce1" office:value-type="string" calcext:value-type="string">
            <text:p>0.0560942286532423</text:p>
          </table:table-cell>
          <table:table-cell table:style-name="ce1" office:value-type="string" calcext:value-type="string">
            <text:p>0.08064971785671046</text:p>
          </table:table-cell>
          <table:table-cell table:style-name="ce1" office:value-type="string" calcext:value-type="string">
            <text:p>-0.14427021291963235</text:p>
          </table:table-cell>
          <table:table-cell table:style-name="ce1" office:value-type="float" office:value="0.00887107327580452" calcext:value-type="float">
            <text:p>0,0088710733</text:p>
          </table:table-cell>
          <table:table-cell table:style-name="ce1" office:value-type="float" office:value="0.0561834633350372" calcext:value-type="float">
            <text:p>0,0561834633</text:p>
          </table:table-cell>
          <table:table-cell table:style-name="ce1" office:value-type="float" office:value="-0.0996243299484253" calcext:value-type="float">
            <text:p>-0,0996243299</text:p>
          </table:table-cell>
          <table:table-cell table:style-name="ce1" office:value-type="float" office:value="0.36018456525901" calcext:value-type="float">
            <text:p>0,3601845653</text:p>
          </table:table-cell>
          <table:table-cell table:style-name="ce1" office:value-type="float" office:value="0.187953562188829" calcext:value-type="float">
            <text:p>0,187953562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8607365969971" calcext:value-type="float">
            <text:p>-0,028607366</text:p>
          </table:table-cell>
          <table:table-cell table:style-name="ce1" office:value-type="float" office:value="-0.0185199259962998" calcext:value-type="float">
            <text:p>-0,018519926</text:p>
          </table:table-cell>
          <table:table-cell table:style-name="ce1" office:value-type="float" office:value="0.054164681151717" calcext:value-type="float">
            <text:p>0,0541646812</text:p>
          </table:table-cell>
          <table:table-cell table:style-name="ce1" office:value-type="float" office:value="0.476805925369263" calcext:value-type="float">
            <text:p>0,4768059254</text:p>
          </table:table-cell>
          <table:table-cell table:style-name="ce1" office:value-type="float" office:value="0.476813316345215" calcext:value-type="float">
            <text:p>0,4768133163</text:p>
          </table:table-cell>
          <table:table-cell table:style-name="ce1" office:value-type="float" office:value="0.476813554763794" calcext:value-type="float">
            <text:p>0,4768135548</text:p>
          </table:table-cell>
          <table:table-cell table:style-name="ce1" office:value-type="float" office:value="-0.422680735588074" calcext:value-type="float">
            <text:p>-0,4226807356</text:p>
          </table:table-cell>
          <table:table-cell table:style-name="ce1" office:value-type="float" office:value="4.12185716629028" calcext:value-type="float">
            <text:p>4,1218571663</text:p>
          </table:table-cell>
          <table:table-cell table:style-name="ce1" office:value-type="float" office:value="-3.0962495803833" calcext:value-type="float">
            <text:p>-3,0962495804</text:p>
          </table:table-cell>
        </table:table-row>
        <table:table-row table:style-name="ro1">
          <table:table-cell table:style-name="ce1" office:value-type="string" calcext:value-type="string">
            <text:p>0.8873929977416992</text:p>
          </table:table-cell>
          <table:table-cell table:style-name="ce1" office:value-type="string" calcext:value-type="string">
            <text:p>0.013627052307128906</text:p>
          </table:table-cell>
          <table:table-cell table:style-name="ce1" office:value-type="string" calcext:value-type="string">
            <text:p>23.185163259506226</text:p>
          </table:table-cell>
          <table:table-cell table:style-name="ce1" office:value-type="float" office:value="-0.00319774402305484" calcext:value-type="float">
            <text:p>-0,003197744</text:p>
          </table:table-cell>
          <table:table-cell table:style-name="ce1" office:value-type="float" office:value="-0.156689465045929" calcext:value-type="float">
            <text:p>-0,156689465</text:p>
          </table:table-cell>
          <table:table-cell table:style-name="ce1" office:value-type="float" office:value="2.15661263465881" calcext:value-type="float">
            <text:p>2,1566126347</text:p>
          </table:table-cell>
          <table:table-cell table:style-name="ce1" office:value-type="float" office:value="0.0531738383447729" calcext:value-type="float">
            <text:p>0,0531738383</text:p>
          </table:table-cell>
          <table:table-cell table:number-columns-repeated="2" table:style-name="ce1" office:value-type="float" office:value="0.0864454103940387" calcext:value-type="float">
            <text:p>0,0864454104</text:p>
          </table:table-cell>
          <table:table-cell table:style-name="ce1" office:value-type="float" office:value="-0.40743812918663" calcext:value-type="float">
            <text:p>-0,4074381292</text:p>
          </table:table-cell>
          <table:table-cell table:style-name="ce1" office:value-type="float" office:value="4.13879585266113" calcext:value-type="float">
            <text:p>4,1387958527</text:p>
          </table:table-cell>
          <table:table-cell table:style-name="ce1" office:value-type="float" office:value="-3.06005644798279" calcext:value-type="float">
            <text:p>-3,060056448</text:p>
          </table:table-cell>
          <table:table-cell table:style-name="ce1" office:value-type="string" calcext:value-type="string">
            <text:p>0.05317383834477286</text:p>
          </table:table-cell>
          <table:table-cell table:style-name="ce1" office:value-type="string" calcext:value-type="string">
            <text:p>0.08644541039403865</text:p>
          </table:table-cell>
          <table:table-cell table:style-name="ce1" office:value-type="string" calcext:value-type="string">
            <text:p>-0.14240137527361807</text:p>
          </table:table-cell>
          <table:table-cell table:style-name="ce1" office:value-type="float" office:value="0.00485943350940943" calcext:value-type="float">
            <text:p>0,0048594335</text:p>
          </table:table-cell>
          <table:table-cell table:style-name="ce1" office:value-type="float" office:value="0.0515099912881851" calcext:value-type="float">
            <text:p>0,0515099913</text:p>
          </table:table-cell>
          <table:table-cell table:style-name="ce1" office:value-type="float" office:value="-0.0980125087738037" calcext:value-type="float">
            <text:p>-0,0980125088</text:p>
          </table:table-cell>
          <table:table-cell table:style-name="ce1" office:value-type="float" office:value="0.367975527856575" calcext:value-type="float">
            <text:p>0,3679755279</text:p>
          </table:table-cell>
          <table:table-cell table:style-name="ce1" office:value-type="float" office:value="0.270536858849566" calcext:value-type="float">
            <text:p>0,270536858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78018658219221" calcext:value-type="float">
            <text:p>-0,0278018658</text:p>
          </table:table-cell>
          <table:table-cell table:style-name="ce1" office:value-type="float" office:value="-0.0323889150783229" calcext:value-type="float">
            <text:p>-0,0323889151</text:p>
          </table:table-cell>
          <table:table-cell table:style-name="ce1" office:value-type="float" office:value="0.0644453400074256" calcext:value-type="float">
            <text:p>0,06444534</text:p>
          </table:table-cell>
          <table:table-cell table:style-name="ce1" office:value-type="float" office:value="0.480979681015015" calcext:value-type="float">
            <text:p>0,480979681</text:p>
          </table:table-cell>
          <table:table-cell table:number-columns-repeated="2" table:style-name="ce1" office:value-type="float" office:value="0.480974435806274" calcext:value-type="float">
            <text:p>0,4809744358</text:p>
          </table:table-cell>
          <table:table-cell table:style-name="ce1" office:value-type="float" office:value="-0.40743812918663" calcext:value-type="float">
            <text:p>-0,4074381292</text:p>
          </table:table-cell>
          <table:table-cell table:style-name="ce1" office:value-type="float" office:value="4.13879585266113" calcext:value-type="float">
            <text:p>4,1387958527</text:p>
          </table:table-cell>
          <table:table-cell table:style-name="ce1" office:value-type="float" office:value="-3.06005644798279" calcext:value-type="float">
            <text:p>-3,060056448</text:p>
          </table:table-cell>
        </table:table-row>
        <table:table-row table:style-name="ro1">
          <table:table-cell table:style-name="ce1" office:value-type="string" calcext:value-type="string">
            <text:p>0.9008774757385254</text:p>
          </table:table-cell>
          <table:table-cell table:style-name="ce1" office:value-type="string" calcext:value-type="string">
            <text:p>0.013484477996826172</text:p>
          </table:table-cell>
          <table:table-cell table:style-name="ce1" office:value-type="string" calcext:value-type="string">
            <text:p>23.625967741012573</text:p>
          </table:table-cell>
          <table:table-cell table:style-name="ce1" office:value-type="float" office:value="0.00315845827572048" calcext:value-type="float">
            <text:p>0,0031584583</text:p>
          </table:table-cell>
          <table:table-cell table:style-name="ce1" office:value-type="float" office:value="-0.142130628228188" calcext:value-type="float">
            <text:p>-0,1421306282</text:p>
          </table:table-cell>
          <table:table-cell table:style-name="ce1" office:value-type="float" office:value="2.13011765480041" calcext:value-type="float">
            <text:p>2,1301176548</text:p>
          </table:table-cell>
          <table:table-cell table:style-name="ce1" office:value-type="float" office:value="0.049402138426218" calcext:value-type="float">
            <text:p>0,0494021384</text:p>
          </table:table-cell>
          <table:table-cell table:number-columns-repeated="2" table:style-name="ce1" office:value-type="float" office:value="0.0913273209029095" calcext:value-type="float">
            <text:p>0,0913273209</text:p>
          </table:table-cell>
          <table:table-cell table:style-name="ce1" office:value-type="float" office:value="-0.392510205507278" calcext:value-type="float">
            <text:p>-0,3925102055</text:p>
          </table:table-cell>
          <table:table-cell table:style-name="ce1" office:value-type="float" office:value="4.15813636779785" calcext:value-type="float">
            <text:p>4,1581363678</text:p>
          </table:table-cell>
          <table:table-cell table:style-name="ce1" office:value-type="float" office:value="-3.02367353439331" calcext:value-type="float">
            <text:p>-3,0236735344</text:p>
          </table:table-cell>
          <table:table-cell table:style-name="ce1" office:value-type="string" calcext:value-type="string">
            <text:p>0.04940213842621803</text:p>
          </table:table-cell>
          <table:table-cell table:style-name="ce1" office:value-type="string" calcext:value-type="string">
            <text:p>0.09132732090290954</text:p>
          </table:table-cell>
          <table:table-cell table:style-name="ce1" office:value-type="string" calcext:value-type="string">
            <text:p>-0.14096255112106748</text:p>
          </table:table-cell>
          <table:table-cell table:style-name="ce1" office:value-type="float" office:value="0.000959323206916451" calcext:value-type="float">
            <text:p>0,0009593232</text:p>
          </table:table-cell>
          <table:table-cell table:style-name="ce1" office:value-type="float" office:value="0.0470068395137787" calcext:value-type="float">
            <text:p>0,0470068395</text:p>
          </table:table-cell>
          <table:table-cell table:style-name="ce1" office:value-type="float" office:value="-0.0965438570022583" calcext:value-type="float">
            <text:p>-0,096543857</text:p>
          </table:table-cell>
          <table:table-cell table:style-name="ce1" office:value-type="float" office:value="0.369403372607451" calcext:value-type="float">
            <text:p>0,3694033726</text:p>
          </table:table-cell>
          <table:table-cell table:style-name="ce1" office:value-type="float" office:value="0.340501516680971" calcext:value-type="float">
            <text:p>0,340501516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91151037286586" calcext:value-type="float">
            <text:p>-0,0291151037</text:p>
          </table:table-cell>
          <table:table-cell table:style-name="ce1" office:value-type="float" office:value="-0.033616803322455" calcext:value-type="float">
            <text:p>-0,0336168033</text:p>
          </table:table-cell>
          <table:table-cell table:style-name="ce1" office:value-type="float" office:value="0.0632522352476326" calcext:value-type="float">
            <text:p>0,0632522352</text:p>
          </table:table-cell>
          <table:table-cell table:style-name="ce1" office:value-type="float" office:value="0.446516275405884" calcext:value-type="float">
            <text:p>0,4465162754</text:p>
          </table:table-cell>
          <table:table-cell table:style-name="ce1" office:value-type="float" office:value="0.446517944335938" calcext:value-type="float">
            <text:p>0,4465179443</text:p>
          </table:table-cell>
          <table:table-cell table:style-name="ce1" office:value-type="float" office:value="0.446518659591675" calcext:value-type="float">
            <text:p>0,4465186596</text:p>
          </table:table-cell>
          <table:table-cell table:style-name="ce1" office:value-type="float" office:value="-0.392510205507278" calcext:value-type="float">
            <text:p>-0,3925102055</text:p>
          </table:table-cell>
          <table:table-cell table:style-name="ce1" office:value-type="float" office:value="4.15813636779785" calcext:value-type="float">
            <text:p>4,1581363678</text:p>
          </table:table-cell>
          <table:table-cell table:style-name="ce1" office:value-type="float" office:value="-3.02367353439331" calcext:value-type="float">
            <text:p>-3,0236735344</text:p>
          </table:table-cell>
        </table:table-row>
        <table:table-row table:style-name="ro1">
          <table:table-cell table:style-name="ce1" office:value-type="string" calcext:value-type="string">
            <text:p>0.916318416595459</text:p>
          </table:table-cell>
          <table:table-cell table:style-name="ce1" office:value-type="string" calcext:value-type="string">
            <text:p>0.015440940856933594</text:p>
          </table:table-cell>
          <table:table-cell table:style-name="ce1" office:value-type="string" calcext:value-type="string">
            <text:p>24.07492423057556</text:p>
          </table:table-cell>
          <table:table-cell table:style-name="ce1" office:value-type="float" office:value="0.0155977681279182" calcext:value-type="float">
            <text:p>0,0155977681</text:p>
          </table:table-cell>
          <table:table-cell table:style-name="ce1" office:value-type="float" office:value="-0.121662594377995" calcext:value-type="float">
            <text:p>-0,1216625944</text:p>
          </table:table-cell>
          <table:table-cell table:style-name="ce1" office:value-type="float" office:value="2.10387969017029" calcext:value-type="float">
            <text:p>2,1038796902</text:p>
          </table:table-cell>
          <table:table-cell table:style-name="ce1" office:value-type="float" office:value="0.048030665289032" calcext:value-type="float">
            <text:p>0,0480306653</text:p>
          </table:table-cell>
          <table:table-cell table:number-columns-repeated="2" table:style-name="ce1" office:value-type="float" office:value="0.0955103321666841" calcext:value-type="float">
            <text:p>0,0955103322</text:p>
          </table:table-cell>
          <table:table-cell table:style-name="ce1" office:value-type="float" office:value="-0.378734052181244" calcext:value-type="float">
            <text:p>-0,3787340522</text:p>
          </table:table-cell>
          <table:table-cell table:style-name="ce1" office:value-type="float" office:value="4.17934513092041" calcext:value-type="float">
            <text:p>4,1793451309</text:p>
          </table:table-cell>
          <table:table-cell table:style-name="ce1" office:value-type="float" office:value="-2.98850607872009" calcext:value-type="float">
            <text:p>-2,9885060787</text:p>
          </table:table-cell>
          <table:table-cell table:style-name="ce1" office:value-type="string" calcext:value-type="string">
            <text:p>0.04803066528903198</text:p>
          </table:table-cell>
          <table:table-cell table:style-name="ce1" office:value-type="string" calcext:value-type="string">
            <text:p>0.0955103321666841</text:p>
          </table:table-cell>
          <table:table-cell table:style-name="ce1" office:value-type="string" calcext:value-type="string">
            <text:p>-0.13967293016173915</text:p>
          </table:table-cell>
          <table:table-cell table:style-name="ce1" office:value-type="float" office:value="-0.000947537482716143" calcext:value-type="float">
            <text:p>-0,0009475375</text:p>
          </table:table-cell>
          <table:table-cell table:style-name="ce1" office:value-type="float" office:value="0.0426391884684563" calcext:value-type="float">
            <text:p>0,0426391885</text:p>
          </table:table-cell>
          <table:table-cell table:style-name="ce1" office:value-type="float" office:value="-0.0951661180496216" calcext:value-type="float">
            <text:p>-0,095166118</text:p>
          </table:table-cell>
          <table:table-cell table:style-name="ce1" office:value-type="float" office:value="0.368002279954878" calcext:value-type="float">
            <text:p>0,36800228</text:p>
          </table:table-cell>
          <table:table-cell table:style-name="ce1" office:value-type="float" office:value="0.403550485309337" calcext:value-type="float">
            <text:p>0,403550485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43286739216414" calcext:value-type="float">
            <text:p>-0,0143286739</text:p>
          </table:table-cell>
          <table:table-cell table:style-name="ce1" office:value-type="float" office:value="-0.0328198330312783" calcext:value-type="float">
            <text:p>-0,032819833</text:p>
          </table:table-cell>
          <table:table-cell table:style-name="ce1" office:value-type="float" office:value="0.0597275155152982" calcext:value-type="float">
            <text:p>0,0597275155</text:p>
          </table:table-cell>
          <table:table-cell table:style-name="ce1" office:value-type="float" office:value="0.443600177764893" calcext:value-type="float">
            <text:p>0,4436001778</text:p>
          </table:table-cell>
          <table:table-cell table:style-name="ce1" office:value-type="float" office:value="0.443598747253418" calcext:value-type="float">
            <text:p>0,4435987473</text:p>
          </table:table-cell>
          <table:table-cell table:style-name="ce1" office:value-type="float" office:value="0.443597555160522" calcext:value-type="float">
            <text:p>0,4435975552</text:p>
          </table:table-cell>
          <table:table-cell table:style-name="ce1" office:value-type="float" office:value="-0.378734052181244" calcext:value-type="float">
            <text:p>-0,3787340522</text:p>
          </table:table-cell>
          <table:table-cell table:style-name="ce1" office:value-type="float" office:value="4.17934513092041" calcext:value-type="float">
            <text:p>4,1793451309</text:p>
          </table:table-cell>
          <table:table-cell table:style-name="ce1" office:value-type="float" office:value="-2.98850607872009" calcext:value-type="float">
            <text:p>-2,9885060787</text:p>
          </table:table-cell>
        </table:table-row>
        <table:table-row table:style-name="ro1">
          <table:table-cell table:style-name="ce1" office:value-type="string" calcext:value-type="string">
            <text:p>0.9303958415985107</text:p>
          </table:table-cell>
          <table:table-cell table:style-name="ce1" office:value-type="string" calcext:value-type="string">
            <text:p>0.014077425003051758</text:p>
          </table:table-cell>
          <table:table-cell table:style-name="ce1" office:value-type="string" calcext:value-type="string">
            <text:p>24.524613857269287</text:p>
          </table:table-cell>
          <table:table-cell table:style-name="ce1" office:value-type="float" office:value="0.0216808449476957" calcext:value-type="float">
            <text:p>0,0216808449</text:p>
          </table:table-cell>
          <table:table-cell table:style-name="ce1" office:value-type="float" office:value="-0.108404226601124" calcext:value-type="float">
            <text:p>-0,1084042266</text:p>
          </table:table-cell>
          <table:table-cell table:style-name="ce1" office:value-type="float" office:value="2.08884692192078" calcext:value-type="float">
            <text:p>2,0888469219</text:p>
          </table:table-cell>
          <table:table-cell table:style-name="ce1" office:value-type="float" office:value="0.0427008729405997" calcext:value-type="float">
            <text:p>0,0427008729</text:p>
          </table:table-cell>
          <table:table-cell table:number-columns-repeated="2" table:style-name="ce1" office:value-type="float" office:value="0.0961874067362109" calcext:value-type="float">
            <text:p>0,0961874067</text:p>
          </table:table-cell>
          <table:table-cell table:style-name="ce1" office:value-type="float" office:value="-0.378734052181244" calcext:value-type="float">
            <text:p>-0,3787340522</text:p>
          </table:table-cell>
          <table:table-cell table:style-name="ce1" office:value-type="float" office:value="4.17934513092041" calcext:value-type="float">
            <text:p>4,1793451309</text:p>
          </table:table-cell>
          <table:table-cell table:style-name="ce1" office:value-type="float" office:value="-2.98850607872009" calcext:value-type="float">
            <text:p>-2,9885060787</text:p>
          </table:table-cell>
          <table:table-cell table:style-name="ce1" office:value-type="string" calcext:value-type="string">
            <text:p>0.042700872940599724</text:p>
          </table:table-cell>
          <table:table-cell table:style-name="ce1" office:value-type="string" calcext:value-type="string">
            <text:p>0.09618740673621093</text:p>
          </table:table-cell>
          <table:table-cell table:style-name="ce1" office:value-type="string" calcext:value-type="string">
            <text:p>-0.13835118214382588</text:p>
          </table:table-cell>
          <table:table-cell table:style-name="ce1" office:value-type="float" office:value="-0.00467933043837547" calcext:value-type="float">
            <text:p>-0,0046793304</text:p>
          </table:table-cell>
          <table:table-cell table:style-name="ce1" office:value-type="float" office:value="0.0364987783133984" calcext:value-type="float">
            <text:p>0,0364987783</text:p>
          </table:table-cell>
          <table:table-cell table:style-name="ce1" office:value-type="float" office:value="-0.093801743888855" calcext:value-type="float">
            <text:p>-0,0938017439</text:p>
          </table:table-cell>
          <table:table-cell table:style-name="ce1" office:value-type="float" office:value="0.360948873518306" calcext:value-type="float">
            <text:p>0,3609488735</text:p>
          </table:table-cell>
          <table:table-cell table:style-name="ce1" office:value-type="float" office:value="0.458566737789429" calcext:value-type="float">
            <text:p>0,458566737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75080519591038" calcext:value-type="float">
            <text:p>-0,027508052</text:p>
          </table:table-cell>
          <table:table-cell table:style-name="ce1" office:value-type="float" office:value="-0.0452628811991908" calcext:value-type="float">
            <text:p>-0,0452628812</text:p>
          </table:table-cell>
          <table:table-cell table:style-name="ce1" office:value-type="float" office:value="0.058022469801163" calcext:value-type="float">
            <text:p>0,0580224698</text:p>
          </table:table-cell>
          <table:table-cell table:style-name="ce1" office:value-type="float" office:value="0.452206134796143" calcext:value-type="float">
            <text:p>0,4522061348</text:p>
          </table:table-cell>
          <table:table-cell table:number-columns-repeated="2" table:style-name="ce1" office:value-type="float" office:value="0.452203512191772" calcext:value-type="float">
            <text:p>0,4522035122</text:p>
          </table:table-cell>
          <table:table-cell table:style-name="ce1" office:value-type="float" office:value="-0.378734052181244" calcext:value-type="float">
            <text:p>-0,3787340522</text:p>
          </table:table-cell>
          <table:table-cell table:style-name="ce1" office:value-type="float" office:value="4.17934513092041" calcext:value-type="float">
            <text:p>4,1793451309</text:p>
          </table:table-cell>
          <table:table-cell table:style-name="ce1" office:value-type="float" office:value="-2.98850607872009" calcext:value-type="float">
            <text:p>-2,9885060787</text:p>
          </table:table-cell>
        </table:table-row>
        <table:table-row table:style-name="ro1">
          <table:table-cell table:style-name="ce1" office:value-type="string" calcext:value-type="string">
            <text:p>0.9433333873748779</text:p>
          </table:table-cell>
          <table:table-cell table:style-name="ce1" office:value-type="string" calcext:value-type="string">
            <text:p>0.012937545776367188</text:p>
          </table:table-cell>
          <table:table-cell table:style-name="ce1" office:value-type="string" calcext:value-type="string">
            <text:p>24.986057996749878</text:p>
          </table:table-cell>
          <table:table-cell table:style-name="ce1" office:value-type="float" office:value="0.0274859089404345" calcext:value-type="float">
            <text:p>0,0274859089</text:p>
          </table:table-cell>
          <table:table-cell table:style-name="ce1" office:value-type="float" office:value="-0.0885657072067261" calcext:value-type="float">
            <text:p>-0,0885657072</text:p>
          </table:table-cell>
          <table:table-cell table:style-name="ce1" office:value-type="float" office:value="2.05966234207153" calcext:value-type="float">
            <text:p>2,0596623421</text:p>
          </table:table-cell>
          <table:table-cell table:style-name="ce1" office:value-type="float" office:value="0.0402302571102055" calcext:value-type="float">
            <text:p>0,0402302571</text:p>
          </table:table-cell>
          <table:table-cell table:number-columns-repeated="2" table:style-name="ce1" office:value-type="float" office:value="0.0997383455525119" calcext:value-type="float">
            <text:p>0,0997383456</text:p>
          </table:table-cell>
          <table:table-cell table:style-name="ce1" office:value-type="float" office:value="-0.366716235876083" calcext:value-type="float">
            <text:p>-0,3667162359</text:p>
          </table:table-cell>
          <table:table-cell table:style-name="ce1" office:value-type="float" office:value="4.20258283615112" calcext:value-type="float">
            <text:p>4,2025828362</text:p>
          </table:table-cell>
          <table:table-cell table:style-name="ce1" office:value-type="float" office:value="-2.95355296134949" calcext:value-type="float">
            <text:p>-2,9535529613</text:p>
          </table:table-cell>
          <table:table-cell table:style-name="ce1" office:value-type="string" calcext:value-type="string">
            <text:p>0.04023025711020552</text:p>
          </table:table-cell>
          <table:table-cell table:style-name="ce1" office:value-type="string" calcext:value-type="string">
            <text:p>0.09973834555251186</text:p>
          </table:table-cell>
          <table:table-cell table:style-name="ce1" office:value-type="string" calcext:value-type="string">
            <text:p>-0.1382021358146611</text:p>
          </table:table-cell>
          <table:table-cell table:style-name="ce1" office:value-type="float" office:value="-0.00650425348430872" calcext:value-type="float">
            <text:p>-0,0065042535</text:p>
          </table:table-cell>
          <table:table-cell table:style-name="ce1" office:value-type="float" office:value="0.0325212679803371" calcext:value-type="float">
            <text:p>0,032521268</text:p>
          </table:table-cell>
          <table:table-cell table:style-name="ce1" office:value-type="float" office:value="-0.0930200399398804" calcext:value-type="float">
            <text:p>-0,0930200399</text:p>
          </table:table-cell>
          <table:table-cell table:style-name="ce1" office:value-type="float" office:value="0.350986735585841" calcext:value-type="float">
            <text:p>0,3509867356</text:p>
          </table:table-cell>
          <table:table-cell table:style-name="ce1" office:value-type="float" office:value="0.508377402462036" calcext:value-type="float">
            <text:p>0,508377402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32387491749868" calcext:value-type="float">
            <text:p>-0,0132387492</text:p>
          </table:table-cell>
          <table:table-cell table:style-name="ce1" office:value-type="float" office:value="-0.0288545257183715" calcext:value-type="float">
            <text:p>-0,0288545257</text:p>
          </table:table-cell>
          <table:table-cell table:style-name="ce1" office:value-type="float" office:value="0.0327161650087716" calcext:value-type="float">
            <text:p>0,032716165</text:p>
          </table:table-cell>
          <table:table-cell table:style-name="ce1" office:value-type="float" office:value="0.459490299224854" calcext:value-type="float">
            <text:p>0,4594902992</text:p>
          </table:table-cell>
          <table:table-cell table:style-name="ce1" office:value-type="float" office:value="0.459490060806274" calcext:value-type="float">
            <text:p>0,4594900608</text:p>
          </table:table-cell>
          <table:table-cell table:style-name="ce1" office:value-type="float" office:value="0.459490537643433" calcext:value-type="float">
            <text:p>0,4594905376</text:p>
          </table:table-cell>
          <table:table-cell table:style-name="ce1" office:value-type="float" office:value="-0.366716235876083" calcext:value-type="float">
            <text:p>-0,3667162359</text:p>
          </table:table-cell>
          <table:table-cell table:style-name="ce1" office:value-type="float" office:value="4.20258283615112" calcext:value-type="float">
            <text:p>4,2025828362</text:p>
          </table:table-cell>
          <table:table-cell table:style-name="ce1" office:value-type="float" office:value="-2.95355296134949" calcext:value-type="float">
            <text:p>-2,9535529613</text:p>
          </table:table-cell>
        </table:table-row>
        <table:table-row table:style-name="ro1">
          <table:table-cell table:style-name="ce1" office:value-type="string" calcext:value-type="string">
            <text:p>0.9587163925170898</text:p>
          </table:table-cell>
          <table:table-cell table:style-name="ce1" office:value-type="string" calcext:value-type="string">
            <text:p>0.015383005142211914</text:p>
          </table:table-cell>
          <table:table-cell table:style-name="ce1" office:value-type="string" calcext:value-type="string">
            <text:p>25.457395792007446</text:p>
          </table:table-cell>
          <table:table-cell table:style-name="ce1" office:value-type="float" office:value="0.03332544490695" calcext:value-type="float">
            <text:p>0,0333254449</text:p>
          </table:table-cell>
          <table:table-cell table:style-name="ce1" office:value-type="float" office:value="-0.0757396444678307" calcext:value-type="float">
            <text:p>-0,0757396445</text:p>
          </table:table-cell>
          <table:table-cell table:style-name="ce1" office:value-type="float" office:value="2.04320383071899" calcext:value-type="float">
            <text:p>2,0432038307</text:p>
          </table:table-cell>
          <table:table-cell table:style-name="ce1" office:value-type="float" office:value="0.0367876424190049" calcext:value-type="float">
            <text:p>0,0367876424</text:p>
          </table:table-cell>
          <table:table-cell table:number-columns-repeated="2" table:style-name="ce1" office:value-type="float" office:value="0.0987561974419051" calcext:value-type="float">
            <text:p>0,0987561974</text:p>
          </table:table-cell>
          <table:table-cell table:style-name="ce1" office:value-type="float" office:value="-0.355387330055237" calcext:value-type="float">
            <text:p>-0,3553873301</text:p>
          </table:table-cell>
          <table:table-cell table:style-name="ce1" office:value-type="float" office:value="4.22602081298828" calcext:value-type="float">
            <text:p>4,226020813</text:p>
          </table:table-cell>
          <table:table-cell table:style-name="ce1" office:value-type="float" office:value="-2.91881251335144" calcext:value-type="float">
            <text:p>-2,9188125134</text:p>
          </table:table-cell>
          <table:table-cell table:style-name="ce1" office:value-type="string" calcext:value-type="string">
            <text:p>0.03678764241900488</text:p>
          </table:table-cell>
          <table:table-cell table:style-name="ce1" office:value-type="string" calcext:value-type="string">
            <text:p>0.09875619744190509</text:p>
          </table:table-cell>
          <table:table-cell table:style-name="ce1" office:value-type="string" calcext:value-type="string">
            <text:p>-0.13595096703180554</text:p>
          </table:table-cell>
          <table:table-cell table:style-name="ce1" office:value-type="float" office:value="-0.00824577268213034" calcext:value-type="float">
            <text:p>-0,0082457727</text:p>
          </table:table-cell>
          <table:table-cell table:style-name="ce1" office:value-type="float" office:value="0.0265697121620178" calcext:value-type="float">
            <text:p>0,0265697122</text:p>
          </table:table-cell>
          <table:table-cell table:style-name="ce1" office:value-type="float" office:value="-0.0915024417877197" calcext:value-type="float">
            <text:p>-0,0915024418</text:p>
          </table:table-cell>
          <table:table-cell table:style-name="ce1" office:value-type="float" office:value="0.338061503001142" calcext:value-type="float">
            <text:p>0,338061503</text:p>
          </table:table-cell>
          <table:table-cell table:style-name="ce1" office:value-type="float" office:value="0.55002664135842" calcext:value-type="float">
            <text:p>0,550026641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23446490616107" calcext:value-type="float">
            <text:p>-0,0123446491</text:p>
          </table:table-cell>
          <table:table-cell table:style-name="ce1" office:value-type="float" office:value="-0.0421859449693753" calcext:value-type="float">
            <text:p>-0,042185945</text:p>
          </table:table-cell>
          <table:table-cell table:style-name="ce1" office:value-type="float" office:value="0.0620589902365673" calcext:value-type="float">
            <text:p>0,0620589902</text:p>
          </table:table-cell>
          <table:table-cell table:style-name="ce1" office:value-type="float" office:value="0.47024941444397" calcext:value-type="float">
            <text:p>0,4702494144</text:p>
          </table:table-cell>
          <table:table-cell table:style-name="ce1" office:value-type="float" office:value="0.470263719558716" calcext:value-type="float">
            <text:p>0,4702637196</text:p>
          </table:table-cell>
          <table:table-cell table:style-name="ce1" office:value-type="float" office:value="0.470271587371826" calcext:value-type="float">
            <text:p>0,4702715874</text:p>
          </table:table-cell>
          <table:table-cell table:style-name="ce1" office:value-type="float" office:value="-0.355387330055237" calcext:value-type="float">
            <text:p>-0,3553873301</text:p>
          </table:table-cell>
          <table:table-cell table:style-name="ce1" office:value-type="float" office:value="4.22602081298828" calcext:value-type="float">
            <text:p>4,226020813</text:p>
          </table:table-cell>
          <table:table-cell table:style-name="ce1" office:value-type="float" office:value="-2.91881251335144" calcext:value-type="float">
            <text:p>-2,9188125134</text:p>
          </table:table-cell>
        </table:table-row>
        <table:table-row table:style-name="ro1">
          <table:table-cell table:style-name="ce1" office:value-type="string" calcext:value-type="string">
            <text:p>0.9730794429779053</text:p>
          </table:table-cell>
          <table:table-cell table:style-name="ce1" office:value-type="string" calcext:value-type="string">
            <text:p>0.01436305046081543</text:p>
          </table:table-cell>
          <table:table-cell table:style-name="ce1" office:value-type="string" calcext:value-type="string">
            <text:p>25.911330699920654</text:p>
          </table:table-cell>
          <table:table-cell table:style-name="ce1" office:value-type="float" office:value="0.0448489151895046" calcext:value-type="float">
            <text:p>0,0448489152</text:p>
          </table:table-cell>
          <table:table-cell table:style-name="ce1" office:value-type="float" office:value="-0.0508287735283375" calcext:value-type="float">
            <text:p>-0,0508287735</text:p>
          </table:table-cell>
          <table:table-cell table:style-name="ce1" office:value-type="float" office:value="2.0164577960968" calcext:value-type="float">
            <text:p>2,0164577961</text:p>
          </table:table-cell>
          <table:table-cell table:style-name="ce1" office:value-type="float" office:value="0.0329560580966404" calcext:value-type="float">
            <text:p>0,0329560581</text:p>
          </table:table-cell>
          <table:table-cell table:number-columns-repeated="2" table:style-name="ce1" office:value-type="float" office:value="0.100283344148941" calcext:value-type="float">
            <text:p>0,1002833441</text:p>
          </table:table-cell>
          <table:table-cell table:style-name="ce1" office:value-type="float" office:value="-0.345658361911774" calcext:value-type="float">
            <text:p>-0,3456583619</text:p>
          </table:table-cell>
          <table:table-cell table:style-name="ce1" office:value-type="float" office:value="4.250159740448" calcext:value-type="float">
            <text:p>4,2501597404</text:p>
          </table:table-cell>
          <table:table-cell table:style-name="ce1" office:value-type="float" office:value="-2.884352684021" calcext:value-type="float">
            <text:p>-2,884352684</text:p>
          </table:table-cell>
          <table:table-cell table:style-name="ce1" office:value-type="string" calcext:value-type="string">
            <text:p>0.03295605809664039</text:p>
          </table:table-cell>
          <table:table-cell table:style-name="ce1" office:value-type="string" calcext:value-type="string">
            <text:p>0.10028334414894141</text:p>
          </table:table-cell>
          <table:table-cell table:style-name="ce1" office:value-type="string" calcext:value-type="string">
            <text:p>-0.135747762820191</text:p>
          </table:table-cell>
          <table:table-cell table:style-name="ce1" office:value-type="float" office:value="-0.009997633472085" calcext:value-type="float">
            <text:p>-0,0099976335</text:p>
          </table:table-cell>
          <table:table-cell table:style-name="ce1" office:value-type="float" office:value="0.0227218933403492" calcext:value-type="float">
            <text:p>0,0227218933</text:p>
          </table:table-cell>
          <table:table-cell table:style-name="ce1" office:value-type="float" office:value="-0.0906465991973877" calcext:value-type="float">
            <text:p>-0,0906465992</text:p>
          </table:table-cell>
          <table:table-cell table:style-name="ce1" office:value-type="float" office:value="0.322805411252068" calcext:value-type="float">
            <text:p>0,3228054113</text:p>
          </table:table-cell>
          <table:table-cell table:style-name="ce1" office:value-type="float" office:value="0.584698745100472" calcext:value-type="float">
            <text:p>0,584698745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27558969449747" calcext:value-type="float">
            <text:p>-0,0127558969</text:p>
          </table:table-cell>
          <table:table-cell table:style-name="ce1" office:value-type="float" office:value="-0.0280179546932949" calcext:value-type="float">
            <text:p>-0,0280179547</text:p>
          </table:table-cell>
          <table:table-cell table:style-name="ce1" office:value-type="float" office:value="0.0359534550878681" calcext:value-type="float">
            <text:p>0,0359534551</text:p>
          </table:table-cell>
          <table:table-cell table:style-name="ce1" office:value-type="float" office:value="0.457791090011597" calcext:value-type="float">
            <text:p>0,45779109</text:p>
          </table:table-cell>
          <table:table-cell table:style-name="ce1" office:value-type="float" office:value="0.457780122756958" calcext:value-type="float">
            <text:p>0,4577801228</text:p>
          </table:table-cell>
          <table:table-cell table:style-name="ce1" office:value-type="float" office:value="0.457772731781006" calcext:value-type="float">
            <text:p>0,4577727318</text:p>
          </table:table-cell>
          <table:table-cell table:style-name="ce1" office:value-type="float" office:value="-0.345658361911774" calcext:value-type="float">
            <text:p>-0,3456583619</text:p>
          </table:table-cell>
          <table:table-cell table:style-name="ce1" office:value-type="float" office:value="4.250159740448" calcext:value-type="float">
            <text:p>4,2501597404</text:p>
          </table:table-cell>
          <table:table-cell table:style-name="ce1" office:value-type="float" office:value="-2.884352684021" calcext:value-type="float">
            <text:p>-2,884352684</text:p>
          </table:table-cell>
        </table:table-row>
        <table:table-row table:style-name="ro1">
          <table:table-cell table:style-name="ce1" office:value-type="string" calcext:value-type="string">
            <text:p>0.9906294345855713</text:p>
          </table:table-cell>
          <table:table-cell table:style-name="ce1" office:value-type="string" calcext:value-type="string">
            <text:p>0.017549991607666016</text:p>
          </table:table-cell>
          <table:table-cell table:style-name="ce1" office:value-type="string" calcext:value-type="string">
            <text:p>26.369261980056763</text:p>
          </table:table-cell>
          <table:table-cell table:style-name="ce1" office:value-type="float" office:value="0.049952644854784" calcext:value-type="float">
            <text:p>0,0499526449</text:p>
          </table:table-cell>
          <table:table-cell table:style-name="ce1" office:value-type="float" office:value="-0.020568735897541" calcext:value-type="float">
            <text:p>-0,0205687359</text:p>
          </table:table-cell>
          <table:table-cell table:style-name="ce1" office:value-type="float" office:value="1.98170042037964" calcext:value-type="float">
            <text:p>1,9817004204</text:p>
          </table:table-cell>
          <table:table-cell table:style-name="ce1" office:value-type="float" office:value="0.0261290272960952" calcext:value-type="float">
            <text:p>0,0261290273</text:p>
          </table:table-cell>
          <table:table-cell table:number-columns-repeated="2" table:style-name="ce1" office:value-type="float" office:value="0.0946193065757352" calcext:value-type="float">
            <text:p>0,0946193066</text:p>
          </table:table-cell>
          <table:table-cell table:style-name="ce1" office:value-type="float" office:value="-0.337066113948822" calcext:value-type="float">
            <text:p>-0,3370661139</text:p>
          </table:table-cell>
          <table:table-cell table:style-name="ce1" office:value-type="float" office:value="4.2748236656189" calcext:value-type="float">
            <text:p>4,2748236656</text:p>
          </table:table-cell>
          <table:table-cell table:style-name="ce1" office:value-type="float" office:value="-2.85091996192932" calcext:value-type="float">
            <text:p>-2,8509199619</text:p>
          </table:table-cell>
          <table:table-cell table:style-name="ce1" office:value-type="string" calcext:value-type="string">
            <text:p>0.026129027296095248</text:p>
          </table:table-cell>
          <table:table-cell table:style-name="ce1" office:value-type="string" calcext:value-type="string">
            <text:p>0.09461930657573521</text:p>
          </table:table-cell>
          <table:table-cell table:style-name="ce1" office:value-type="string" calcext:value-type="string">
            <text:p>-0.13378545385796237</text:p>
          </table:table-cell>
          <table:table-cell table:style-name="ce1" office:value-type="float" office:value="-0.0134546745568514" calcext:value-type="float">
            <text:p>-0,0134546746</text:p>
          </table:table-cell>
          <table:table-cell table:style-name="ce1" office:value-type="float" office:value="0.0152486320585012" calcext:value-type="float">
            <text:p>0,0152486321</text:p>
          </table:table-cell>
          <table:table-cell table:style-name="ce1" office:value-type="float" office:value="-0.0892558053970337" calcext:value-type="float">
            <text:p>-0,0892558054</text:p>
          </table:table-cell>
          <table:table-cell table:style-name="ce1" office:value-type="float" office:value="0.302410011469397" calcext:value-type="float">
            <text:p>0,3024100115</text:p>
          </table:table-cell>
          <table:table-cell table:style-name="ce1" office:value-type="float" office:value="0.607813472283496" calcext:value-type="float">
            <text:p>0,607813472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53397897024892" calcext:value-type="float">
            <text:p>-0,0253397897</text:p>
          </table:table-cell>
          <table:table-cell table:style-name="ce1" office:value-type="float" office:value="-0.0547784538987348" calcext:value-type="float">
            <text:p>-0,0547784539</text:p>
          </table:table-cell>
          <table:table-cell table:style-name="ce1" office:value-type="float" office:value="0.0588140615628526" calcext:value-type="float">
            <text:p>0,0588140616</text:p>
          </table:table-cell>
          <table:table-cell table:style-name="ce1" office:value-type="float" office:value="0.454757928848267" calcext:value-type="float">
            <text:p>0,4547579288</text:p>
          </table:table-cell>
          <table:table-cell table:style-name="ce1" office:value-type="float" office:value="0.454756736755371" calcext:value-type="float">
            <text:p>0,4547567368</text:p>
          </table:table-cell>
          <table:table-cell table:style-name="ce1" office:value-type="float" office:value="0.454755783081055" calcext:value-type="float">
            <text:p>0,4547557831</text:p>
          </table:table-cell>
          <table:table-cell table:style-name="ce1" office:value-type="float" office:value="-0.337066113948822" calcext:value-type="float">
            <text:p>-0,3370661139</text:p>
          </table:table-cell>
          <table:table-cell table:style-name="ce1" office:value-type="float" office:value="4.2748236656189" calcext:value-type="float">
            <text:p>4,2748236656</text:p>
          </table:table-cell>
          <table:table-cell table:style-name="ce1" office:value-type="float" office:value="-2.85091996192932" calcext:value-type="float">
            <text:p>-2,8509199619</text:p>
          </table:table-cell>
        </table:table-row>
        <table:table-row table:style-name="ro1">
          <table:table-cell table:style-name="ce1" office:value-type="string" calcext:value-type="string">
            <text:p>1.003575325012207</text:p>
          </table:table-cell>
          <table:table-cell table:style-name="ce1" office:value-type="string" calcext:value-type="string">
            <text:p>0.012945890426635742</text:p>
          </table:table-cell>
          <table:table-cell table:style-name="ce1" office:value-type="string" calcext:value-type="string">
            <text:p>26.82895278930664</text:p>
          </table:table-cell>
          <table:table-cell table:style-name="ce1" office:value-type="float" office:value="0.0552516132593155" calcext:value-type="float">
            <text:p>0,0552516133</text:p>
          </table:table-cell>
          <table:table-cell table:style-name="ce1" office:value-type="float" office:value="-0.00290797953493893" calcext:value-type="float">
            <text:p>-0,0029079795</text:p>
          </table:table-cell>
          <table:table-cell table:style-name="ce1" office:value-type="float" office:value="1.96119058132172" calcext:value-type="float">
            <text:p>1,9611905813</text:p>
          </table:table-cell>
          <table:table-cell table:style-name="ce1" office:value-type="float" office:value="0.0221990812794613" calcext:value-type="float">
            <text:p>0,0221990813</text:p>
          </table:table-cell>
          <table:table-cell table:number-columns-repeated="2" table:style-name="ce1" office:value-type="float" office:value="0.0862702326607352" calcext:value-type="float">
            <text:p>0,0862702327</text:p>
          </table:table-cell>
          <table:table-cell table:style-name="ce1" office:value-type="float" office:value="-0.337066113948822" calcext:value-type="float">
            <text:p>-0,3370661139</text:p>
          </table:table-cell>
          <table:table-cell table:style-name="ce1" office:value-type="float" office:value="4.2748236656189" calcext:value-type="float">
            <text:p>4,2748236656</text:p>
          </table:table-cell>
          <table:table-cell table:style-name="ce1" office:value-type="float" office:value="-2.85091996192932" calcext:value-type="float">
            <text:p>-2,8509199619</text:p>
          </table:table-cell>
          <table:table-cell table:style-name="ce1" office:value-type="string" calcext:value-type="string">
            <text:p>0.02219908127946135</text:p>
          </table:table-cell>
          <table:table-cell table:style-name="ce1" office:value-type="string" calcext:value-type="string">
            <text:p>0.08627023266073522</text:p>
          </table:table-cell>
          <table:table-cell table:style-name="ce1" office:value-type="string" calcext:value-type="string">
            <text:p>-0.13155558452666272</text:p>
          </table:table-cell>
          <table:table-cell table:style-name="ce1" office:value-type="float" office:value="-0.0149857934564352" calcext:value-type="float">
            <text:p>-0,0149857935</text:p>
          </table:table-cell>
          <table:table-cell table:style-name="ce1" office:value-type="float" office:value="0.00617062076926231" calcext:value-type="float">
            <text:p>0,0061706208</text:p>
          </table:table-cell>
          <table:table-cell table:style-name="ce1" office:value-type="float" office:value="-0.0874484218597412" calcext:value-type="float">
            <text:p>-0,0874484219</text:p>
          </table:table-cell>
          <table:table-cell table:style-name="ce1" office:value-type="float" office:value="0.279478883641713" calcext:value-type="float">
            <text:p>0,2794788836</text:p>
          </table:table-cell>
          <table:table-cell table:style-name="ce1" office:value-type="float" office:value="0.617255833695575" calcext:value-type="float">
            <text:p>0,617255833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11178480762179" calcext:value-type="float">
            <text:p>-0,0111178481</text:p>
          </table:table-cell>
          <table:table-cell table:style-name="ce1" office:value-type="float" office:value="-0.0659168501516267" calcext:value-type="float">
            <text:p>-0,0659168502</text:p>
          </table:table-cell>
          <table:table-cell table:style-name="ce1" office:value-type="float" office:value="0.0757134933231401" calcext:value-type="float">
            <text:p>0,0757134933</text:p>
          </table:table-cell>
          <table:table-cell table:style-name="ce1" office:value-type="float" office:value="0.459057331085205" calcext:value-type="float">
            <text:p>0,4590573311</text:p>
          </table:table-cell>
          <table:table-cell table:style-name="ce1" office:value-type="float" office:value="0.459063768386841" calcext:value-type="float">
            <text:p>0,4590637684</text:p>
          </table:table-cell>
          <table:table-cell table:style-name="ce1" office:value-type="float" office:value="0.459064483642578" calcext:value-type="float">
            <text:p>0,4590644836</text:p>
          </table:table-cell>
          <table:table-cell table:style-name="ce1" office:value-type="float" office:value="-0.337066113948822" calcext:value-type="float">
            <text:p>-0,3370661139</text:p>
          </table:table-cell>
          <table:table-cell table:style-name="ce1" office:value-type="float" office:value="4.2748236656189" calcext:value-type="float">
            <text:p>4,2748236656</text:p>
          </table:table-cell>
          <table:table-cell table:style-name="ce1" office:value-type="float" office:value="-2.85091996192932" calcext:value-type="float">
            <text:p>-2,8509199619</text:p>
          </table:table-cell>
        </table:table-row>
        <table:table-row table:style-name="ro1">
          <table:table-cell table:style-name="ce1" office:value-type="string" calcext:value-type="string">
            <text:p>1.016394853591919</text:p>
          </table:table-cell>
          <table:table-cell table:style-name="ce1" office:value-type="string" calcext:value-type="string">
            <text:p>0.012819528579711914</text:p>
          </table:table-cell>
          <table:table-cell table:style-name="ce1" office:value-type="string" calcext:value-type="string">
            <text:p>27.30687928199768</text:p>
          </table:table-cell>
          <table:table-cell table:style-name="ce1" office:value-type="float" office:value="0.0602479502558708" calcext:value-type="float">
            <text:p>0,0602479503</text:p>
          </table:table-cell>
          <table:table-cell table:style-name="ce1" office:value-type="float" office:value="0.020082650706172" calcext:value-type="float">
            <text:p>0,0200826507</text:p>
          </table:table-cell>
          <table:table-cell table:style-name="ce1" office:value-type="float" office:value="1.93486833572388" calcext:value-type="float">
            <text:p>1,9348683357</text:p>
          </table:table-cell>
          <table:table-cell table:style-name="ce1" office:value-type="float" office:value="0.0170432713181152" calcext:value-type="float">
            <text:p>0,0170432713</text:p>
          </table:table-cell>
          <table:table-cell table:number-columns-repeated="2" table:style-name="ce1" office:value-type="float" office:value="0.0825806755927975" calcext:value-type="float">
            <text:p>0,0825806756</text:p>
          </table:table-cell>
          <table:table-cell table:style-name="ce1" office:value-type="float" office:value="-0.330070286989212" calcext:value-type="float">
            <text:p>-0,330070287</text:p>
          </table:table-cell>
          <table:table-cell table:style-name="ce1" office:value-type="float" office:value="4.29955101013184" calcext:value-type="float">
            <text:p>4,2995510101</text:p>
          </table:table-cell>
          <table:table-cell table:style-name="ce1" office:value-type="float" office:value="-2.81800031661987" calcext:value-type="float">
            <text:p>-2,8180003166</text:p>
          </table:table-cell>
          <table:table-cell table:style-name="ce1" office:value-type="string" calcext:value-type="string">
            <text:p>0.017043271318115217</text:p>
          </table:table-cell>
          <table:table-cell table:style-name="ce1" office:value-type="string" calcext:value-type="string">
            <text:p>0.0825806755927975</text:p>
          </table:table-cell>
          <table:table-cell table:style-name="ce1" office:value-type="string" calcext:value-type="string">
            <text:p>-0.13131002810616976</text:p>
          </table:table-cell>
          <table:table-cell table:style-name="ce1" office:value-type="float" office:value="-0.0165754839777946" calcext:value-type="float">
            <text:p>-0,016575484</text:p>
          </table:table-cell>
          <table:table-cell table:style-name="ce1" office:value-type="float" office:value="0.000872393860481679" calcext:value-type="float">
            <text:p>0,0008723939</text:p>
          </table:table-cell>
          <table:table-cell table:style-name="ce1" office:value-type="float" office:value="-0.0863819102287292" calcext:value-type="float">
            <text:p>-0,0863819102</text:p>
          </table:table-cell>
          <table:table-cell table:style-name="ce1" office:value-type="float" office:value="0.253048448733705" calcext:value-type="float">
            <text:p>0,2530484487</text:p>
          </table:table-cell>
          <table:table-cell table:style-name="ce1" office:value-type="float" office:value="0.618646895297964" calcext:value-type="float">
            <text:p>0,618646895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1077250676333" calcext:value-type="float">
            <text:p>-0,0110772507</text:p>
          </table:table-cell>
          <table:table-cell table:style-name="ce1" office:value-type="float" office:value="-0.0369193700593741" calcext:value-type="float">
            <text:p>-0,0369193701</text:p>
          </table:table-cell>
          <table:table-cell table:style-name="ce1" office:value-type="float" office:value="0.0428752849023794" calcext:value-type="float">
            <text:p>0,0428752849</text:p>
          </table:table-cell>
          <table:table-cell table:style-name="ce1" office:value-type="float" office:value="0.478364944458008" calcext:value-type="float">
            <text:p>0,4783649445</text:p>
          </table:table-cell>
          <table:table-cell table:style-name="ce1" office:value-type="float" office:value="0.478360176086426" calcext:value-type="float">
            <text:p>0,4783601761</text:p>
          </table:table-cell>
          <table:table-cell table:style-name="ce1" office:value-type="float" office:value="0.478360414505005" calcext:value-type="float">
            <text:p>0,4783604145</text:p>
          </table:table-cell>
          <table:table-cell table:style-name="ce1" office:value-type="float" office:value="-0.330070286989212" calcext:value-type="float">
            <text:p>-0,330070287</text:p>
          </table:table-cell>
          <table:table-cell table:style-name="ce1" office:value-type="float" office:value="4.29955101013184" calcext:value-type="float">
            <text:p>4,2995510101</text:p>
          </table:table-cell>
          <table:table-cell table:style-name="ce1" office:value-type="float" office:value="-2.81800031661987" calcext:value-type="float">
            <text:p>-2,8180003166</text:p>
          </table:table-cell>
        </table:table-row>
        <table:table-row table:style-name="ro1">
          <table:table-cell table:style-name="ce1" office:value-type="string" calcext:value-type="string">
            <text:p>1.031395435333252</text:p>
          </table:table-cell>
          <table:table-cell table:style-name="ce1" office:value-type="string" calcext:value-type="string">
            <text:p>0.015000581741333008</text:p>
          </table:table-cell>
          <table:table-cell table:style-name="ce1" office:value-type="string" calcext:value-type="string">
            <text:p>27.753398418426514</text:p>
          </table:table-cell>
          <table:table-cell table:style-name="ce1" office:value-type="float" office:value="0.0594699904322624" calcext:value-type="float">
            <text:p>0,0594699904</text:p>
          </table:table-cell>
          <table:table-cell table:style-name="ce1" office:value-type="float" office:value="0.0368147566914558" calcext:value-type="float">
            <text:p>0,0368147567</text:p>
          </table:table-cell>
          <table:table-cell table:style-name="ce1" office:value-type="float" office:value="1.90988409519196" calcext:value-type="float">
            <text:p>1,9098840952</text:p>
          </table:table-cell>
          <table:table-cell table:style-name="ce1" office:value-type="float" office:value="0.0119041104425205" calcext:value-type="float">
            <text:p>0,0119041104</text:p>
          </table:table-cell>
          <table:table-cell table:number-columns-repeated="2" table:style-name="ce1" office:value-type="float" office:value="0.0737602933643478" calcext:value-type="float">
            <text:p>0,0737602934</text:p>
          </table:table-cell>
          <table:table-cell table:style-name="ce1" office:value-type="float" office:value="-0.324474960565567" calcext:value-type="float">
            <text:p>-0,3244749606</text:p>
          </table:table-cell>
          <table:table-cell table:style-name="ce1" office:value-type="float" office:value="4.32244920730591" calcext:value-type="float">
            <text:p>4,3224492073</text:p>
          </table:table-cell>
          <table:table-cell table:style-name="ce1" office:value-type="float" office:value="-2.784823179245" calcext:value-type="float">
            <text:p>-2,7848231792</text:p>
          </table:table-cell>
          <table:table-cell table:style-name="ce1" office:value-type="string" calcext:value-type="string">
            <text:p>0.011904110442520498</text:p>
          </table:table-cell>
          <table:table-cell table:style-name="ce1" office:value-type="string" calcext:value-type="string">
            <text:p>0.07376029336434775</text:p>
          </table:table-cell>
          <table:table-cell table:style-name="ce1" office:value-type="string" calcext:value-type="string">
            <text:p>-0.12954084923588974</text:p>
          </table:table-cell>
          <table:table-cell table:style-name="ce1" office:value-type="float" office:value="-0.0180743850767612" calcext:value-type="float">
            <text:p>-0,0180743851</text:p>
          </table:table-cell>
          <table:table-cell table:style-name="ce1" office:value-type="float" office:value="-0.0060247952118516" calcext:value-type="float">
            <text:p>-0,0060247952</text:p>
          </table:table-cell>
          <table:table-cell table:style-name="ce1" office:value-type="float" office:value="-0.0850131534576416" calcext:value-type="float">
            <text:p>-0,0850131535</text:p>
          </table:table-cell>
          <table:table-cell table:style-name="ce1" office:value-type="float" office:value="0.226120356928599" calcext:value-type="float">
            <text:p>0,2261203569</text:p>
          </table:table-cell>
          <table:table-cell table:style-name="ce1" office:value-type="float" office:value="0.609670835690294" calcext:value-type="float">
            <text:p>0,609670835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11786258383507" calcext:value-type="float">
            <text:p>-0,0111786258</text:p>
          </table:table-cell>
          <table:table-cell table:style-name="ce1" office:value-type="float" office:value="-0.0514382498365378" calcext:value-type="float">
            <text:p>-0,0514382498</text:p>
          </table:table-cell>
          <table:table-cell table:style-name="ce1" office:value-type="float" office:value="0.0588921688700743" calcext:value-type="float">
            <text:p>0,0588921689</text:p>
          </table:table-cell>
          <table:table-cell table:style-name="ce1" office:value-type="float" office:value="0.446954488754272" calcext:value-type="float">
            <text:p>0,4469544888</text:p>
          </table:table-cell>
          <table:table-cell table:style-name="ce1" office:value-type="float" office:value="0.446955919265747" calcext:value-type="float">
            <text:p>0,4469559193</text:p>
          </table:table-cell>
          <table:table-cell table:style-name="ce1" office:value-type="float" office:value="0.446956634521484" calcext:value-type="float">
            <text:p>0,4469566345</text:p>
          </table:table-cell>
          <table:table-cell table:style-name="ce1" office:value-type="float" office:value="-0.324474960565567" calcext:value-type="float">
            <text:p>-0,3244749606</text:p>
          </table:table-cell>
          <table:table-cell table:style-name="ce1" office:value-type="float" office:value="4.32244920730591" calcext:value-type="float">
            <text:p>4,3224492073</text:p>
          </table:table-cell>
          <table:table-cell table:style-name="ce1" office:value-type="float" office:value="-2.784823179245" calcext:value-type="float">
            <text:p>-2,7848231792</text:p>
          </table:table-cell>
        </table:table-row>
        <table:table-row table:style-name="ro1">
          <table:table-cell table:style-name="ce1" office:value-type="string" calcext:value-type="string">
            <text:p>1.0457005500793457</text:p>
          </table:table-cell>
          <table:table-cell table:style-name="ce1" office:value-type="string" calcext:value-type="string">
            <text:p>0.01430511474609375</text:p>
          </table:table-cell>
          <table:table-cell table:style-name="ce1" office:value-type="string" calcext:value-type="string">
            <text:p>28.267986297607422</text:p>
          </table:table-cell>
          <table:table-cell table:style-name="ce1" office:value-type="float" office:value="-0.133241697190664" calcext:value-type="float">
            <text:p>-0,1332416972</text:p>
          </table:table-cell>
          <table:table-cell table:style-name="ce1" office:value-type="float" office:value="0.201741515634916" calcext:value-type="float">
            <text:p>0,2017415156</text:p>
          </table:table-cell>
          <table:table-cell table:style-name="ce1" office:value-type="float" office:value="2.04692982098995" calcext:value-type="float">
            <text:p>2,046929821</text:p>
          </table:table-cell>
          <table:table-cell table:style-name="ce1" office:value-type="float" office:value="0.00860888435615435" calcext:value-type="float">
            <text:p>0,0086088844</text:p>
          </table:table-cell>
          <table:table-cell table:number-columns-repeated="2" table:style-name="ce1" office:value-type="float" office:value="0.0671059645740795" calcext:value-type="float">
            <text:p>0,0671059646</text:p>
          </table:table-cell>
          <table:table-cell table:style-name="ce1" office:value-type="float" office:value="-0.320887237787247" calcext:value-type="float">
            <text:p>-0,3208872378</text:p>
          </table:table-cell>
          <table:table-cell table:style-name="ce1" office:value-type="float" office:value="4.34337997436523" calcext:value-type="float">
            <text:p>4,3433799744</text:p>
          </table:table-cell>
          <table:table-cell table:style-name="ce1" office:value-type="float" office:value="-2.7519040107727" calcext:value-type="float">
            <text:p>-2,7519040108</text:p>
          </table:table-cell>
          <table:table-cell table:style-name="ce1" office:value-type="string" calcext:value-type="string">
            <text:p>0.008608884356154351</text:p>
          </table:table-cell>
          <table:table-cell table:style-name="ce1" office:value-type="string" calcext:value-type="string">
            <text:p>0.0671059645740795</text:p>
          </table:table-cell>
          <table:table-cell table:style-name="ce1" office:value-type="string" calcext:value-type="string">
            <text:p>-0.1285056607945746</text:p>
          </table:table-cell>
          <table:table-cell table:style-name="ce1" office:value-type="float" office:value="-0.0178409971296787" calcext:value-type="float">
            <text:p>-0,0178409971</text:p>
          </table:table-cell>
          <table:table-cell table:style-name="ce1" office:value-type="float" office:value="-0.0110444270074368" calcext:value-type="float">
            <text:p>-0,011044427</text:p>
          </table:table-cell>
          <table:table-cell table:style-name="ce1" office:value-type="float" office:value="-0.0837139729499817" calcext:value-type="float">
            <text:p>-0,0837139729</text:p>
          </table:table-cell>
          <table:table-cell table:style-name="ce1" office:value-type="float" office:value="0.195378798027343" calcext:value-type="float">
            <text:p>0,195378798</text:p>
          </table:table-cell>
          <table:table-cell table:style-name="ce1" office:value-type="float" office:value="0.590640372811825" calcext:value-type="float">
            <text:p>0,590640372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50497453350632" calcext:value-type="float">
            <text:p>0,0015049745</text:p>
          </table:table-cell>
          <table:table-cell table:style-name="ce1" office:value-type="float" office:value="-0.0323685458791868" calcext:value-type="float">
            <text:p>-0,0323685459</text:p>
          </table:table-cell>
          <table:table-cell table:style-name="ce1" office:value-type="float" office:value="0.0483324862162833" calcext:value-type="float">
            <text:p>0,0483324862</text:p>
          </table:table-cell>
          <table:table-cell table:style-name="ce1" office:value-type="float" office:value="0.516925573348999" calcext:value-type="float">
            <text:p>0,5169255733</text:p>
          </table:table-cell>
          <table:table-cell table:style-name="ce1" office:value-type="float" office:value="0.516924858093262" calcext:value-type="float">
            <text:p>0,5169248581</text:p>
          </table:table-cell>
          <table:table-cell table:style-name="ce1" office:value-type="float" office:value="0.516924381256104" calcext:value-type="float">
            <text:p>0,5169243813</text:p>
          </table:table-cell>
          <table:table-cell table:style-name="ce1" office:value-type="float" office:value="-0.320887237787247" calcext:value-type="float">
            <text:p>-0,3208872378</text:p>
          </table:table-cell>
          <table:table-cell table:style-name="ce1" office:value-type="float" office:value="4.34337997436523" calcext:value-type="float">
            <text:p>4,3433799744</text:p>
          </table:table-cell>
          <table:table-cell table:style-name="ce1" office:value-type="float" office:value="-2.7519040107727" calcext:value-type="float">
            <text:p>-2,7519040108</text:p>
          </table:table-cell>
        </table:table-row>
        <table:table-row table:style-name="ro1">
          <table:table-cell table:style-name="ce1" office:value-type="string" calcext:value-type="string">
            <text:p>1.0586397647857666</text:p>
          </table:table-cell>
          <table:table-cell table:style-name="ce1" office:value-type="string" calcext:value-type="string">
            <text:p>0.012939214706420898</text:p>
          </table:table-cell>
          <table:table-cell table:style-name="ce1" office:value-type="string" calcext:value-type="string">
            <text:p>28.754642248153687</text:p>
          </table:table-cell>
          <table:table-cell table:style-name="ce1" office:value-type="float" office:value="-0.133033466191939" calcext:value-type="float">
            <text:p>-0,1330334662</text:p>
          </table:table-cell>
          <table:table-cell table:style-name="ce1" office:value-type="float" office:value="0.216473470131556" calcext:value-type="float">
            <text:p>0,2164734701</text:p>
          </table:table-cell>
          <table:table-cell table:style-name="ce1" office:value-type="float" office:value="2.02363879003643" calcext:value-type="float">
            <text:p>2,02363879</text:p>
          </table:table-cell>
          <table:table-cell table:style-name="ce1" office:value-type="float" office:value="0.0945773996842422" calcext:value-type="float">
            <text:p>0,0945773997</text:p>
          </table:table-cell>
          <table:table-cell table:number-columns-repeated="2" table:style-name="ce1" office:value-type="float" office:value="-0.0106691051284985" calcext:value-type="float">
            <text:p>-0,0106691051</text:p>
          </table:table-cell>
          <table:table-cell table:style-name="ce1" office:value-type="float" office:value="-0.319370061159134" calcext:value-type="float">
            <text:p>-0,3193700612</text:p>
          </table:table-cell>
          <table:table-cell table:style-name="ce1" office:value-type="float" office:value="4.36277389526367" calcext:value-type="float">
            <text:p>4,3627738953</text:p>
          </table:table-cell>
          <table:table-cell table:style-name="ce1" office:value-type="float" office:value="-2.71994543075562" calcext:value-type="float">
            <text:p>-2,7199454308</text:p>
          </table:table-cell>
          <table:table-cell table:style-name="ce1" office:value-type="string" calcext:value-type="string">
            <text:p>0.09457739968424224</text:p>
          </table:table-cell>
          <table:table-cell table:style-name="ce1" office:value-type="string" calcext:value-type="string">
            <text:p>-0.010669105128498519</text:p>
          </table:table-cell>
          <table:table-cell table:style-name="ce1" office:value-type="string" calcext:value-type="string">
            <text:p>-0.14392754157499432</text:p>
          </table:table-cell>
          <table:table-cell table:style-name="ce1" office:value-type="float" office:value="0.0399725091571991" calcext:value-type="float">
            <text:p>0,0399725092</text:p>
          </table:table-cell>
          <table:table-cell table:style-name="ce1" office:value-type="float" office:value="-0.0605224546904747" calcext:value-type="float">
            <text:p>-0,0605224547</text:p>
          </table:table-cell>
          <table:table-cell table:style-name="ce1" office:value-type="float" office:value="-0.0908403506914775" calcext:value-type="float">
            <text:p>-0,0908403507</text:p>
          </table:table-cell>
          <table:table-cell table:style-name="ce1" office:value-type="float" office:value="0.259792296051687" calcext:value-type="float">
            <text:p>0,2597922961</text:p>
          </table:table-cell>
          <table:table-cell table:style-name="ce1" office:value-type="float" office:value="0.493112923207188" calcext:value-type="float">
            <text:p>0,493112923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3986312359197" calcext:value-type="float">
            <text:p>0,3986312359</text:p>
          </table:table-cell>
          <table:table-cell table:style-name="ce1" office:value-type="float" office:value="-0.341161123897841" calcext:value-type="float">
            <text:p>-0,3411611239</text:p>
          </table:table-cell>
          <table:table-cell table:style-name="ce1" office:value-type="float" office:value="-0.283487635340675" calcext:value-type="float">
            <text:p>-0,2834876353</text:p>
          </table:table-cell>
          <table:table-cell table:style-name="ce1" office:value-type="float" office:value="0.483433485031128" calcext:value-type="float">
            <text:p>0,483433485</text:p>
          </table:table-cell>
          <table:table-cell table:style-name="ce1" office:value-type="float" office:value="0.48342776298523" calcext:value-type="float">
            <text:p>0,483427763</text:p>
          </table:table-cell>
          <table:table-cell table:style-name="ce1" office:value-type="float" office:value="0.48342752456665" calcext:value-type="float">
            <text:p>0,4834275246</text:p>
          </table:table-cell>
          <table:table-cell table:style-name="ce1" office:value-type="float" office:value="-0.319370061159134" calcext:value-type="float">
            <text:p>-0,3193700612</text:p>
          </table:table-cell>
          <table:table-cell table:style-name="ce1" office:value-type="float" office:value="4.36277389526367" calcext:value-type="float">
            <text:p>4,3627738953</text:p>
          </table:table-cell>
          <table:table-cell table:style-name="ce1" office:value-type="float" office:value="-2.71994543075562" calcext:value-type="float">
            <text:p>-2,7199454308</text:p>
          </table:table-cell>
        </table:table-row>
        <table:table-row table:style-name="ro1">
          <table:table-cell table:style-name="ce1" office:value-type="string" calcext:value-type="string">
            <text:p>1.0715959072113037</text:p>
          </table:table-cell>
          <table:table-cell table:style-name="ce1" office:value-type="string" calcext:value-type="string">
            <text:p>0.01295614242553711</text:p>
          </table:table-cell>
          <table:table-cell table:style-name="ce1" office:value-type="string" calcext:value-type="string">
            <text:p>29.22448754310608</text:p>
          </table:table-cell>
          <table:table-cell table:style-name="ce1" office:value-type="float" office:value="-0.132938324393314" calcext:value-type="float">
            <text:p>-0,1329383244</text:p>
          </table:table-cell>
          <table:table-cell table:style-name="ce1" office:value-type="float" office:value="0.227304590521035" calcext:value-type="float">
            <text:p>0,2273045905</text:p>
          </table:table-cell>
          <table:table-cell table:style-name="ce1" office:value-type="float" office:value="2.00867614628356" calcext:value-type="float">
            <text:p>2,0086761463</text:p>
          </table:table-cell>
          <table:table-cell table:style-name="ce1" office:value-type="float" office:value="0.0834798956855116" calcext:value-type="float">
            <text:p>0,0834798957</text:p>
          </table:table-cell>
          <table:table-cell table:number-columns-repeated="2" table:style-name="ce1" office:value-type="float" office:value="-0.0137564637867425" calcext:value-type="float">
            <text:p>-0,0137564638</text:p>
          </table:table-cell>
          <table:table-cell table:style-name="ce1" office:value-type="float" office:value="-0.317774415016174" calcext:value-type="float">
            <text:p>-0,317774415</text:p>
          </table:table-cell>
          <table:table-cell table:style-name="ce1" office:value-type="float" office:value="4.37894725799561" calcext:value-type="float">
            <text:p>4,378947258</text:p>
          </table:table-cell>
          <table:table-cell table:style-name="ce1" office:value-type="float" office:value="-2.68789863586426" calcext:value-type="float">
            <text:p>-2,6878986359</text:p>
          </table:table-cell>
          <table:table-cell table:style-name="ce1" office:value-type="string" calcext:value-type="string">
            <text:p>0.0834798956855116</text:p>
          </table:table-cell>
          <table:table-cell table:style-name="ce1" office:value-type="string" calcext:value-type="string">
            <text:p>-0.013756463786742541</text:p>
          </table:table-cell>
          <table:table-cell table:style-name="ce1" office:value-type="string" calcext:value-type="string">
            <text:p>-0.13440174287172604</text:p>
          </table:table-cell>
          <table:table-cell table:style-name="ce1" office:value-type="float" office:value="0.0399100398575818" calcext:value-type="float">
            <text:p>0,0399100399</text:p>
          </table:table-cell>
          <table:table-cell table:style-name="ce1" office:value-type="float" office:value="-0.0649420410394668" calcext:value-type="float">
            <text:p>-0,064942041</text:p>
          </table:table-cell>
          <table:table-cell table:style-name="ce1" office:value-type="float" office:value="-0.0896292170818941" calcext:value-type="float">
            <text:p>-0,0896292171</text:p>
          </table:table-cell>
          <table:table-cell table:style-name="ce1" office:value-type="float" office:value="0.322899001162745" calcext:value-type="float">
            <text:p>0,3228990012</text:p>
          </table:table-cell>
          <table:table-cell table:style-name="ce1" office:value-type="float" office:value="0.390424557420211" calcext:value-type="float">
            <text:p>0,390424557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438965898792586" calcext:value-type="float">
            <text:p>-0,0004389659</text:p>
          </table:table-cell>
          <table:table-cell table:style-name="ce1" office:value-type="float" office:value="-0.0310558775306985" calcext:value-type="float">
            <text:p>-0,0310558775</text:p>
          </table:table-cell>
          <table:table-cell table:style-name="ce1" office:value-type="float" office:value="0.049098968406722" calcext:value-type="float">
            <text:p>0,0490989684</text:p>
          </table:table-cell>
          <table:table-cell table:style-name="ce1" office:value-type="float" office:value="0.474367141723633" calcext:value-type="float">
            <text:p>0,4743671417</text:p>
          </table:table-cell>
          <table:table-cell table:style-name="ce1" office:value-type="float" office:value="0.474369287490845" calcext:value-type="float">
            <text:p>0,4743692875</text:p>
          </table:table-cell>
          <table:table-cell table:style-name="ce1" office:value-type="float" office:value="0.474369049072266" calcext:value-type="float">
            <text:p>0,4743690491</text:p>
          </table:table-cell>
          <table:table-cell table:style-name="ce1" office:value-type="float" office:value="-0.317774415016174" calcext:value-type="float">
            <text:p>-0,317774415</text:p>
          </table:table-cell>
          <table:table-cell table:style-name="ce1" office:value-type="float" office:value="4.37894725799561" calcext:value-type="float">
            <text:p>4,378947258</text:p>
          </table:table-cell>
          <table:table-cell table:style-name="ce1" office:value-type="float" office:value="-2.68789863586426" calcext:value-type="float">
            <text:p>-2,6878986359</text:p>
          </table:table-cell>
        </table:table-row>
        <table:table-row table:style-name="ro1">
          <table:table-cell table:style-name="ce1" office:value-type="string" calcext:value-type="string">
            <text:p>1.0844602584838867</text:p>
          </table:table-cell>
          <table:table-cell table:style-name="ce1" office:value-type="string" calcext:value-type="string">
            <text:p>0.012864351272583008</text:p>
          </table:table-cell>
          <table:table-cell table:style-name="ce1" office:value-type="string" calcext:value-type="string">
            <text:p>29.718608140945435</text:p>
          </table:table-cell>
          <table:table-cell table:style-name="ce1" office:value-type="float" office:value="-0.132222480152124" calcext:value-type="float">
            <text:p>-0,1322224802</text:p>
          </table:table-cell>
          <table:table-cell table:style-name="ce1" office:value-type="float" office:value="0.239494554238555" calcext:value-type="float">
            <text:p>0,2394945542</text:p>
          </table:table-cell>
          <table:table-cell table:style-name="ce1" office:value-type="float" office:value="1.98346762745469" calcext:value-type="float">
            <text:p>1,9834676275</text:p>
          </table:table-cell>
          <table:table-cell table:style-name="ce1" office:value-type="float" office:value="0.0922501723440931" calcext:value-type="float">
            <text:p>0,0922501723</text:p>
          </table:table-cell>
          <table:table-cell table:number-columns-repeated="2" table:style-name="ce1" office:value-type="float" office:value="-0.0315923004850569" calcext:value-type="float">
            <text:p>-0,0315923005</text:p>
          </table:table-cell>
          <table:table-cell table:style-name="ce1" office:value-type="float" office:value="-0.306430160999298" calcext:value-type="float">
            <text:p>-0,306430161</text:p>
          </table:table-cell>
          <table:table-cell table:style-name="ce1" office:value-type="float" office:value="4.38412475585938" calcext:value-type="float">
            <text:p>4,3841247559</text:p>
          </table:table-cell>
          <table:table-cell table:style-name="ce1" office:value-type="float" office:value="-2.65418767929077" calcext:value-type="float">
            <text:p>-2,6541876793</text:p>
          </table:table-cell>
          <table:table-cell table:style-name="ce1" office:value-type="string" calcext:value-type="string">
            <text:p>0.09225017234409315</text:p>
          </table:table-cell>
          <table:table-cell table:style-name="ce1" office:value-type="string" calcext:value-type="string">
            <text:p>-0.03159230048505685</text:p>
          </table:table-cell>
          <table:table-cell table:style-name="ce1" office:value-type="string" calcext:value-type="string">
            <text:p>-0.13408715237566135</text:p>
          </table:table-cell>
          <table:table-cell table:style-name="ce1" office:value-type="float" office:value="0.0398814973179941" calcext:value-type="float">
            <text:p>0,0398814973</text:p>
          </table:table-cell>
          <table:table-cell table:style-name="ce1" office:value-type="float" office:value="-0.0681913771563106" calcext:value-type="float">
            <text:p>-0,0681913772</text:p>
          </table:table-cell>
          <table:table-cell table:style-name="ce1" office:value-type="float" office:value="-0.0888511596067452" calcext:value-type="float">
            <text:p>-0,0888511596</text:p>
          </table:table-cell>
          <table:table-cell table:style-name="ce1" office:value-type="float" office:value="0.387986643163523" calcext:value-type="float">
            <text:p>0,3879866432</text:p>
          </table:table-cell>
          <table:table-cell table:style-name="ce1" office:value-type="float" office:value="0.279133695719913" calcext:value-type="float">
            <text:p>0,279133695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194322468909301" calcext:value-type="float">
            <text:p>-0,0001943225</text:p>
          </table:table-cell>
          <table:table-cell table:style-name="ce1" office:value-type="float" office:value="-0.0221218826721334" calcext:value-type="float">
            <text:p>-0,0221218827</text:p>
          </table:table-cell>
          <table:table-cell table:style-name="ce1" office:value-type="float" office:value="0.0305602892433544" calcext:value-type="float">
            <text:p>0,0305602892</text:p>
          </table:table-cell>
          <table:table-cell table:style-name="ce1" office:value-type="float" office:value="0.489607810974121" calcext:value-type="float">
            <text:p>0,489607811</text:p>
          </table:table-cell>
          <table:table-cell table:style-name="ce1" office:value-type="float" office:value="0.489611148834229" calcext:value-type="float">
            <text:p>0,4896111488</text:p>
          </table:table-cell>
          <table:table-cell table:style-name="ce1" office:value-type="float" office:value="0.48961067199707" calcext:value-type="float">
            <text:p>0,489610672</text:p>
          </table:table-cell>
          <table:table-cell table:style-name="ce1" office:value-type="float" office:value="-0.306430160999298" calcext:value-type="float">
            <text:p>-0,306430161</text:p>
          </table:table-cell>
          <table:table-cell table:style-name="ce1" office:value-type="float" office:value="4.38412475585938" calcext:value-type="float">
            <text:p>4,3841247559</text:p>
          </table:table-cell>
          <table:table-cell table:style-name="ce1" office:value-type="float" office:value="-2.65418767929077" calcext:value-type="float">
            <text:p>-2,6541876793</text:p>
          </table:table-cell>
        </table:table-row>
        <table:table-row table:style-name="ro1">
          <table:table-cell table:style-name="ce1" office:value-type="string" calcext:value-type="string">
            <text:p>1.0978214740753174</text:p>
          </table:table-cell>
          <table:table-cell table:style-name="ce1" office:value-type="string" calcext:value-type="string">
            <text:p>0.013361215591430664</text:p>
          </table:table-cell>
          <table:table-cell table:style-name="ce1" office:value-type="string" calcext:value-type="string">
            <text:p>30.198569536209106</text:p>
          </table:table-cell>
          <table:table-cell table:style-name="ce1" office:value-type="float" office:value="-0.116125892387864" calcext:value-type="float">
            <text:p>-0,1161258924</text:p>
          </table:table-cell>
          <table:table-cell table:style-name="ce1" office:value-type="float" office:value="0.244765311847498" calcext:value-type="float">
            <text:p>0,2447653118</text:p>
          </table:table-cell>
          <table:table-cell table:style-name="ce1" office:value-type="float" office:value="1.94745441277822" calcext:value-type="float">
            <text:p>1,9474544128</text:p>
          </table:table-cell>
          <table:table-cell table:style-name="ce1" office:value-type="float" office:value="0.100541019562804" calcext:value-type="float">
            <text:p>0,1005410196</text:p>
          </table:table-cell>
          <table:table-cell table:number-columns-repeated="2" table:style-name="ce1" office:value-type="float" office:value="-0.0509307723225714" calcext:value-type="float">
            <text:p>-0,0509307723</text:p>
          </table:table-cell>
          <table:table-cell table:style-name="ce1" office:value-type="float" office:value="-0.306430160999298" calcext:value-type="float">
            <text:p>-0,306430161</text:p>
          </table:table-cell>
          <table:table-cell table:style-name="ce1" office:value-type="float" office:value="4.38412475585938" calcext:value-type="float">
            <text:p>4,3841247559</text:p>
          </table:table-cell>
          <table:table-cell table:style-name="ce1" office:value-type="float" office:value="-2.65418767929077" calcext:value-type="float">
            <text:p>-2,6541876793</text:p>
          </table:table-cell>
          <table:table-cell table:style-name="ce1" office:value-type="string" calcext:value-type="string">
            <text:p>0.10054101956280408</text:p>
          </table:table-cell>
          <table:table-cell table:style-name="ce1" office:value-type="string" calcext:value-type="string">
            <text:p>-0.05093077232257139</text:p>
          </table:table-cell>
          <table:table-cell table:style-name="ce1" office:value-type="string" calcext:value-type="string">
            <text:p>-0.13222755230650468</text:p>
          </table:table-cell>
          <table:table-cell table:style-name="ce1" office:value-type="float" office:value="0.0396667440456373" calcext:value-type="float">
            <text:p>0,039666744</text:p>
          </table:table-cell>
          <table:table-cell table:style-name="ce1" office:value-type="float" office:value="-0.0718483662715665" calcext:value-type="float">
            <text:p>-0,0718483663</text:p>
          </table:table-cell>
          <table:table-cell table:style-name="ce1" office:value-type="float" office:value="-0.0875403166276437" calcext:value-type="float">
            <text:p>-0,0875403166</text:p>
          </table:table-cell>
          <table:table-cell table:style-name="ce1" office:value-type="float" office:value="0.451461790096885" calcext:value-type="float">
            <text:p>0,4514617901</text:p>
          </table:table-cell>
          <table:table-cell table:style-name="ce1" office:value-type="float" office:value="0.164161687529872" calcext:value-type="float">
            <text:p>0,164161687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49114583495239" calcext:value-type="float">
            <text:p>-0,0014911458</text:p>
          </table:table-cell>
          <table:table-cell table:style-name="ce1" office:value-type="float" office:value="-0.0253925279089311" calcext:value-type="float">
            <text:p>-0,0253925279</text:p>
          </table:table-cell>
          <table:table-cell table:style-name="ce1" office:value-type="float" office:value="0.0525105728455608" calcext:value-type="float">
            <text:p>0,0525105728</text:p>
          </table:table-cell>
          <table:table-cell table:style-name="ce1" office:value-type="float" office:value="0.480063199996948" calcext:value-type="float">
            <text:p>0,4800632</text:p>
          </table:table-cell>
          <table:table-cell table:style-name="ce1" office:value-type="float" office:value="0.480061054229736" calcext:value-type="float">
            <text:p>0,4800610542</text:p>
          </table:table-cell>
          <table:table-cell table:style-name="ce1" office:value-type="float" office:value="0.480065584182739" calcext:value-type="float">
            <text:p>0,4800655842</text:p>
          </table:table-cell>
          <table:table-cell table:style-name="ce1" office:value-type="float" office:value="-0.306430160999298" calcext:value-type="float">
            <text:p>-0,306430161</text:p>
          </table:table-cell>
          <table:table-cell table:style-name="ce1" office:value-type="float" office:value="4.38412475585938" calcext:value-type="float">
            <text:p>4,3841247559</text:p>
          </table:table-cell>
          <table:table-cell table:style-name="ce1" office:value-type="float" office:value="-2.65418767929077" calcext:value-type="float">
            <text:p>-2,6541876793</text:p>
          </table:table-cell>
        </table:table-row>
        <table:table-row table:style-name="ro1">
          <table:table-cell table:style-name="ce1" office:value-type="string" calcext:value-type="string">
            <text:p>1.1176669597625732</text:p>
          </table:table-cell>
          <table:table-cell table:style-name="ce1" office:value-type="string" calcext:value-type="string">
            <text:p>0.01984548568725586</text:p>
          </table:table-cell>
          <table:table-cell table:style-name="ce1" office:value-type="string" calcext:value-type="string">
            <text:p>30.661402463912964</text:p>
          </table:table-cell>
          <table:table-cell table:style-name="ce1" office:value-type="float" office:value="-0.112068042021107" calcext:value-type="float">
            <text:p>-0,112068042</text:p>
          </table:table-cell>
          <table:table-cell table:style-name="ce1" office:value-type="float" office:value="0.243776766054424" calcext:value-type="float">
            <text:p>0,2437767661</text:p>
          </table:table-cell>
          <table:table-cell table:style-name="ce1" office:value-type="float" office:value="1.94016164909174" calcext:value-type="float">
            <text:p>1,9401616491</text:p>
          </table:table-cell>
          <table:table-cell table:style-name="ce1" office:value-type="float" office:value="0.10140759102506" calcext:value-type="float">
            <text:p>0,101407591</text:p>
          </table:table-cell>
          <table:table-cell table:number-columns-repeated="2" table:style-name="ce1" office:value-type="float" office:value="-0.0672361398110431" calcext:value-type="float">
            <text:p>-0,0672361398</text:p>
          </table:table-cell>
          <table:table-cell table:style-name="ce1" office:value-type="float" office:value="-0.288791716098785" calcext:value-type="float">
            <text:p>-0,2887917161</text:p>
          </table:table-cell>
          <table:table-cell table:style-name="ce1" office:value-type="float" office:value="4.38086652755737" calcext:value-type="float">
            <text:p>4,3808665276</text:p>
          </table:table-cell>
          <table:table-cell table:style-name="ce1" office:value-type="float" office:value="-2.62045574188232" calcext:value-type="float">
            <text:p>-2,6204557419</text:p>
          </table:table-cell>
          <table:table-cell table:style-name="ce1" office:value-type="string" calcext:value-type="string">
            <text:p>0.10140759102505997</text:p>
          </table:table-cell>
          <table:table-cell table:style-name="ce1" office:value-type="string" calcext:value-type="string">
            <text:p>-0.06723613981104305</text:p>
          </table:table-cell>
          <table:table-cell table:style-name="ce1" office:value-type="string" calcext:value-type="string">
            <text:p>-0.12973765410918447</text:p>
          </table:table-cell>
          <table:table-cell table:style-name="ce1" office:value-type="float" office:value="0.0348377677163592" calcext:value-type="float">
            <text:p>0,0348377677</text:p>
          </table:table-cell>
          <table:table-cell table:style-name="ce1" office:value-type="float" office:value="-0.0734295935542495" calcext:value-type="float">
            <text:p>-0,0734295936</text:p>
          </table:table-cell>
          <table:table-cell table:style-name="ce1" office:value-type="float" office:value="-0.0856676294644674" calcext:value-type="float">
            <text:p>-0,0856676295</text:p>
          </table:table-cell>
          <table:table-cell table:style-name="ce1" office:value-type="float" office:value="0.505633970258747" calcext:value-type="float">
            <text:p>0,5056339703</text:p>
          </table:table-cell>
          <table:table-cell table:style-name="ce1" office:value-type="float" office:value="0.0499783670324105" calcext:value-type="float">
            <text:p>0,04997836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345053607393901" calcext:value-type="float">
            <text:p>-0,0345053607</text:p>
          </table:table-cell>
          <table:table-cell table:style-name="ce1" office:value-type="float" office:value="-0.0112984858401829" calcext:value-type="float">
            <text:p>-0,0112984858</text:p>
          </table:table-cell>
          <table:table-cell table:style-name="ce1" office:value-type="float" office:value="0.0771990142113159" calcext:value-type="float">
            <text:p>0,0771990142</text:p>
          </table:table-cell>
          <table:table-cell table:style-name="ce1" office:value-type="float" office:value="0.466495275497437" calcext:value-type="float">
            <text:p>0,4664952755</text:p>
          </table:table-cell>
          <table:table-cell table:style-name="ce1" office:value-type="float" office:value="0.466501235961914" calcext:value-type="float">
            <text:p>0,466501236</text:p>
          </table:table-cell>
          <table:table-cell table:style-name="ce1" office:value-type="float" office:value="0.466498374938965" calcext:value-type="float">
            <text:p>0,4664983749</text:p>
          </table:table-cell>
          <table:table-cell table:style-name="ce1" office:value-type="float" office:value="-0.288791716098785" calcext:value-type="float">
            <text:p>-0,2887917161</text:p>
          </table:table-cell>
          <table:table-cell table:style-name="ce1" office:value-type="float" office:value="4.38086652755737" calcext:value-type="float">
            <text:p>4,3808665276</text:p>
          </table:table-cell>
          <table:table-cell table:style-name="ce1" office:value-type="float" office:value="-2.62045574188232" calcext:value-type="float">
            <text:p>-2,6204557419</text:p>
          </table:table-cell>
        </table:table-row>
        <table:table-row table:style-name="ro1">
          <table:table-cell table:style-name="ce1" office:value-type="string" calcext:value-type="string">
            <text:p>1.1306736469268799</text:p>
          </table:table-cell>
          <table:table-cell table:style-name="ce1" office:value-type="string" calcext:value-type="string">
            <text:p>0.01300668716430664</text:p>
          </table:table-cell>
          <table:table-cell table:style-name="ce1" office:value-type="string" calcext:value-type="string">
            <text:p>31.15299892425537</text:p>
          </table:table-cell>
          <table:table-cell table:style-name="ce1" office:value-type="float" office:value="-0.0719882230975746" calcext:value-type="float">
            <text:p>-0,0719882231</text:p>
          </table:table-cell>
          <table:table-cell table:style-name="ce1" office:value-type="float" office:value="0.227152481491183" calcext:value-type="float">
            <text:p>0,2271524815</text:p>
          </table:table-cell>
          <table:table-cell table:style-name="ce1" office:value-type="float" office:value="1.88760283846914" calcext:value-type="float">
            <text:p>1,8876028385</text:p>
          </table:table-cell>
          <table:table-cell table:style-name="ce1" office:value-type="float" office:value="0.108854833310943" calcext:value-type="float">
            <text:p>0,1088548333</text:p>
          </table:table-cell>
          <table:table-cell table:number-columns-repeated="2" table:style-name="ce1" office:value-type="float" office:value="-0.0823429510709636" calcext:value-type="float">
            <text:p>-0,0823429511</text:p>
          </table:table-cell>
          <table:table-cell table:style-name="ce1" office:value-type="float" office:value="-0.267023324966431" calcext:value-type="float">
            <text:p>-0,267023325</text:p>
          </table:table-cell>
          <table:table-cell table:style-name="ce1" office:value-type="float" office:value="4.37190675735474" calcext:value-type="float">
            <text:p>4,3719067574</text:p>
          </table:table-cell>
          <table:table-cell table:style-name="ce1" office:value-type="float" office:value="-2.58747744560242" calcext:value-type="float">
            <text:p>-2,5874774456</text:p>
          </table:table-cell>
          <table:table-cell table:style-name="ce1" office:value-type="string" calcext:value-type="string">
            <text:p>0.10885483331094346</text:p>
          </table:table-cell>
          <table:table-cell table:style-name="ce1" office:value-type="string" calcext:value-type="string">
            <text:p>-0.0823429510709636</text:p>
          </table:table-cell>
          <table:table-cell table:style-name="ce1" office:value-type="string" calcext:value-type="string">
            <text:p>-0.13091471317420436</text:p>
          </table:table-cell>
          <table:table-cell table:style-name="ce1" office:value-type="float" office:value="0.033620412606332" calcext:value-type="float">
            <text:p>0,0336204126</text:p>
          </table:table-cell>
          <table:table-cell table:style-name="ce1" office:value-type="float" office:value="-0.0731330298163273" calcext:value-type="float">
            <text:p>-0,0731330298</text:p>
          </table:table-cell>
          <table:table-cell table:style-name="ce1" office:value-type="float" office:value="-0.0852884057527707" calcext:value-type="float">
            <text:p>-0,0852884058</text:p>
          </table:table-cell>
          <table:table-cell table:style-name="ce1" office:value-type="float" office:value="0.560310821134179" calcext:value-type="float">
            <text:p>0,5603108211</text:p>
          </table:table-cell>
          <table:table-cell table:style-name="ce1" office:value-type="float" office:value="-0.0689570669112523" calcext:value-type="float">
            <text:p>-0,068957066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831714588781208" calcext:value-type="float">
            <text:p>-0,0083171459</text:p>
          </table:table-cell>
          <table:table-cell table:style-name="ce1" office:value-type="float" office:value="0.00202617915066816" calcext:value-type="float">
            <text:p>0,0020261792</text:p>
          </table:table-cell>
          <table:table-cell table:style-name="ce1" office:value-type="float" office:value="0.0149477031426529" calcext:value-type="float">
            <text:p>0,0149477031</text:p>
          </table:table-cell>
          <table:table-cell table:style-name="ce1" office:value-type="float" office:value="0.487889766693115" calcext:value-type="float">
            <text:p>0,4878897667</text:p>
          </table:table-cell>
          <table:table-cell table:style-name="ce1" office:value-type="float" office:value="0.487886667251587" calcext:value-type="float">
            <text:p>0,4878866673</text:p>
          </table:table-cell>
          <table:table-cell table:style-name="ce1" office:value-type="float" office:value="0.487885236740112" calcext:value-type="float">
            <text:p>0,4878852367</text:p>
          </table:table-cell>
          <table:table-cell table:style-name="ce1" office:value-type="float" office:value="-0.267023324966431" calcext:value-type="float">
            <text:p>-0,267023325</text:p>
          </table:table-cell>
          <table:table-cell table:style-name="ce1" office:value-type="float" office:value="4.37190675735474" calcext:value-type="float">
            <text:p>4,3719067574</text:p>
          </table:table-cell>
          <table:table-cell table:style-name="ce1" office:value-type="float" office:value="-2.58747744560242" calcext:value-type="float">
            <text:p>-2,5874774456</text:p>
          </table:table-cell>
        </table:table-row>
        <table:table-row table:style-name="ro1">
          <table:table-cell table:style-name="ce1" office:value-type="string" calcext:value-type="string">
            <text:p>1.1480371952056885</text:p>
          </table:table-cell>
          <table:table-cell table:style-name="ce1" office:value-type="string" calcext:value-type="string">
            <text:p>0.017363548278808594</text:p>
          </table:table-cell>
          <table:table-cell table:style-name="ce1" office:value-type="string" calcext:value-type="string">
            <text:p>31.66471290588379</text:p>
          </table:table-cell>
          <table:table-cell table:style-name="ce1" office:value-type="float" office:value="-0.0621336996003887" calcext:value-type="float">
            <text:p>-0,0621336996</text:p>
          </table:table-cell>
          <table:table-cell table:style-name="ce1" office:value-type="float" office:value="0.22266382135843" calcext:value-type="float">
            <text:p>0,2226638214</text:p>
          </table:table-cell>
          <table:table-cell table:style-name="ce1" office:value-type="float" office:value="1.87747517071272" calcext:value-type="float">
            <text:p>1,8774751707</text:p>
          </table:table-cell>
          <table:table-cell table:style-name="ce1" office:value-type="float" office:value="0.0983713163222635" calcext:value-type="float">
            <text:p>0,0983713163</text:p>
          </table:table-cell>
          <table:table-cell table:number-columns-repeated="2" table:style-name="ce1" office:value-type="float" office:value="-0.0915504976416923" calcext:value-type="float">
            <text:p>-0,0915504976</text:p>
          </table:table-cell>
          <table:table-cell table:style-name="ce1" office:value-type="float" office:value="-0.241411611437798" calcext:value-type="float">
            <text:p>-0,2414116114</text:p>
          </table:table-cell>
          <table:table-cell table:style-name="ce1" office:value-type="float" office:value="4.35753011703491" calcext:value-type="float">
            <text:p>4,357530117</text:p>
          </table:table-cell>
          <table:table-cell table:style-name="ce1" office:value-type="float" office:value="-2.55517482757568" calcext:value-type="float">
            <text:p>-2,5551748276</text:p>
          </table:table-cell>
          <table:table-cell table:style-name="ce1" office:value-type="string" calcext:value-type="string">
            <text:p>0.09837131632226347</text:p>
          </table:table-cell>
          <table:table-cell table:style-name="ce1" office:value-type="string" calcext:value-type="string">
            <text:p>-0.09155049764169228</text:p>
          </table:table-cell>
          <table:table-cell table:style-name="ce1" office:value-type="string" calcext:value-type="string">
            <text:p>-0.1259868852592743</text:p>
          </table:table-cell>
          <table:table-cell table:style-name="ce1" office:value-type="float" office:value="0.0215964669292724" calcext:value-type="float">
            <text:p>0,0215964669</text:p>
          </table:table-cell>
          <table:table-cell table:style-name="ce1" office:value-type="float" office:value="-0.0681457444473549" calcext:value-type="float">
            <text:p>-0,0681457444</text:p>
          </table:table-cell>
          <table:table-cell table:style-name="ce1" office:value-type="float" office:value="-0.0825553476003953" calcext:value-type="float">
            <text:p>-0,0825553476</text:p>
          </table:table-cell>
          <table:table-cell table:style-name="ce1" office:value-type="float" office:value="0.597138795901029" calcext:value-type="float">
            <text:p>0,5971387959</text:p>
          </table:table-cell>
          <table:table-cell table:style-name="ce1" office:value-type="float" office:value="-0.185163406264655" calcext:value-type="float">
            <text:p>-0,185163406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783446541560783" calcext:value-type="float">
            <text:p>-0,0783446542</text:p>
          </table:table-cell>
          <table:table-cell table:style-name="ce1" office:value-type="float" office:value="0.0324960541100224" calcext:value-type="float">
            <text:p>0,0324960541</text:p>
          </table:table-cell>
          <table:table-cell table:style-name="ce1" office:value-type="float" office:value="0.102738493644839" calcext:value-type="float">
            <text:p>0,1027384936</text:p>
          </table:table-cell>
          <table:table-cell table:style-name="ce1" office:value-type="float" office:value="0.51158332824707" calcext:value-type="float">
            <text:p>0,5115833282</text:p>
          </table:table-cell>
          <table:table-cell table:number-columns-repeated="2" table:style-name="ce1" office:value-type="float" office:value="0.511578559875488" calcext:value-type="float">
            <text:p>0,5115785599</text:p>
          </table:table-cell>
          <table:table-cell table:style-name="ce1" office:value-type="float" office:value="-0.241411611437798" calcext:value-type="float">
            <text:p>-0,2414116114</text:p>
          </table:table-cell>
          <table:table-cell table:style-name="ce1" office:value-type="float" office:value="4.35753011703491" calcext:value-type="float">
            <text:p>4,357530117</text:p>
          </table:table-cell>
          <table:table-cell table:style-name="ce1" office:value-type="float" office:value="-2.55517482757568" calcext:value-type="float">
            <text:p>-2,5551748276</text:p>
          </table:table-cell>
        </table:table-row>
        <table:table-row table:style-name="ro1">
          <table:table-cell table:style-name="ce1" office:value-type="string" calcext:value-type="string">
            <text:p>1.1630573272705078</text:p>
          </table:table-cell>
          <table:table-cell table:style-name="ce1" office:value-type="string" calcext:value-type="string">
            <text:p>0.015020132064819336</text:p>
          </table:table-cell>
          <table:table-cell table:style-name="ce1" office:value-type="string" calcext:value-type="string">
            <text:p>32.15161347389221</text:p>
          </table:table-cell>
          <table:table-cell table:style-name="ce1" office:value-type="float" office:value="-0.035146712132925" calcext:value-type="float">
            <text:p>-0,0351467121</text:p>
          </table:table-cell>
          <table:table-cell table:style-name="ce1" office:value-type="float" office:value="0.202768001659417" calcext:value-type="float">
            <text:p>0,2027680017</text:p>
          </table:table-cell>
          <table:table-cell table:style-name="ce1" office:value-type="float" office:value="1.84740377797021" calcext:value-type="float">
            <text:p>1,847403778</text:p>
          </table:table-cell>
          <table:table-cell table:style-name="ce1" office:value-type="float" office:value="0.102360819795766" calcext:value-type="float">
            <text:p>0,1023608198</text:p>
          </table:table-cell>
          <table:table-cell table:number-columns-repeated="2" table:style-name="ce1" office:value-type="float" office:value="-0.10602394969309" calcext:value-type="float">
            <text:p>-0,1060239497</text:p>
          </table:table-cell>
          <table:table-cell table:style-name="ce1" office:value-type="float" office:value="-0.212502717971802" calcext:value-type="float">
            <text:p>-0,212502718</text:p>
          </table:table-cell>
          <table:table-cell table:style-name="ce1" office:value-type="float" office:value="4.33772277832031" calcext:value-type="float">
            <text:p>4,3377227783</text:p>
          </table:table-cell>
          <table:table-cell table:style-name="ce1" office:value-type="float" office:value="-2.52308535575867" calcext:value-type="float">
            <text:p>-2,5230853558</text:p>
          </table:table-cell>
          <table:table-cell table:style-name="ce1" office:value-type="string" calcext:value-type="string">
            <text:p>0.1023608197957662</text:p>
          </table:table-cell>
          <table:table-cell table:style-name="ce1" office:value-type="string" calcext:value-type="string">
            <text:p>-0.10602394969309013</text:p>
          </table:table-cell>
          <table:table-cell table:style-name="ce1" office:value-type="string" calcext:value-type="string">
            <text:p>-0.12751019634002814</text:p>
          </table:table-cell>
          <table:table-cell table:style-name="ce1" office:value-type="float" office:value="0.0186401098801166" calcext:value-type="float">
            <text:p>0,0186401099</text:p>
          </table:table-cell>
          <table:table-cell table:style-name="ce1" office:value-type="float" office:value="-0.0667991464075289" calcext:value-type="float">
            <text:p>-0,0667991464</text:p>
          </table:table-cell>
          <table:table-cell table:style-name="ce1" office:value-type="float" office:value="-0.0820287088770616" calcext:value-type="float">
            <text:p>-0,0820287089</text:p>
          </table:table-cell>
          <table:table-cell table:style-name="ce1" office:value-type="float" office:value="0.627478508935532" calcext:value-type="float">
            <text:p>0,6274785089</text:p>
          </table:table-cell>
          <table:table-cell table:style-name="ce1" office:value-type="float" office:value="-0.293890593873022" calcext:value-type="float">
            <text:p>-0,293890593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01814038907616" calcext:value-type="float">
            <text:p>-0,0201814039</text:p>
          </table:table-cell>
          <table:table-cell table:style-name="ce1" office:value-type="float" office:value="0.00919238545503567" calcext:value-type="float">
            <text:p>0,0091923855</text:p>
          </table:table-cell>
          <table:table-cell table:style-name="ce1" office:value-type="float" office:value="0.0207405014813359" calcext:value-type="float">
            <text:p>0,0207405015</text:p>
          </table:table-cell>
          <table:table-cell table:style-name="ce1" office:value-type="float" office:value="0.4882972240448" calcext:value-type="float">
            <text:p>0,488297224</text:p>
          </table:table-cell>
          <table:table-cell table:style-name="ce1" office:value-type="float" office:value="0.488301992416382" calcext:value-type="float">
            <text:p>0,4883019924</text:p>
          </table:table-cell>
          <table:table-cell table:style-name="ce1" office:value-type="float" office:value="0.488303899765015" calcext:value-type="float">
            <text:p>0,4883038998</text:p>
          </table:table-cell>
          <table:table-cell table:style-name="ce1" office:value-type="float" office:value="-0.212502717971802" calcext:value-type="float">
            <text:p>-0,212502718</text:p>
          </table:table-cell>
          <table:table-cell table:style-name="ce1" office:value-type="float" office:value="4.33772277832031" calcext:value-type="float">
            <text:p>4,3377227783</text:p>
          </table:table-cell>
          <table:table-cell table:style-name="ce1" office:value-type="float" office:value="-2.52308535575867" calcext:value-type="float">
            <text:p>-2,5230853558</text:p>
          </table:table-cell>
        </table:table-row>
        <table:table-row table:style-name="ro1">
          <table:table-cell table:style-name="ce1" office:value-type="string" calcext:value-type="string">
            <text:p>1.178544044494629</text:p>
          </table:table-cell>
          <table:table-cell table:style-name="ce1" office:value-type="string" calcext:value-type="string">
            <text:p>0.015486717224121094</text:p>
          </table:table-cell>
          <table:table-cell table:style-name="ce1" office:value-type="string" calcext:value-type="string">
            <text:p>32.63313698768616</text:p>
          </table:table-cell>
          <table:table-cell table:style-name="ce1" office:value-type="float" office:value="-0.00830224767200833" calcext:value-type="float">
            <text:p>-0,0083022477</text:p>
          </table:table-cell>
          <table:table-cell table:style-name="ce1" office:value-type="float" office:value="0.181174813229361" calcext:value-type="float">
            <text:p>0,1811748132</text:p>
          </table:table-cell>
          <table:table-cell table:style-name="ce1" office:value-type="float" office:value="1.81937357378595" calcext:value-type="float">
            <text:p>1,8193735738</text:p>
          </table:table-cell>
          <table:table-cell table:style-name="ce1" office:value-type="float" office:value="0.0947779647568206" calcext:value-type="float">
            <text:p>0,0947779648</text:p>
          </table:table-cell>
          <table:table-cell table:number-columns-repeated="2" table:style-name="ce1" office:value-type="float" office:value="-0.111619157714279" calcext:value-type="float">
            <text:p>-0,1116191577</text:p>
          </table:table-cell>
          <table:table-cell table:style-name="ce1" office:value-type="float" office:value="-0.18428099155426" calcext:value-type="float">
            <text:p>-0,1842809916</text:p>
          </table:table-cell>
          <table:table-cell table:style-name="ce1" office:value-type="float" office:value="4.31417989730835" calcext:value-type="float">
            <text:p>4,3141798973</text:p>
          </table:table-cell>
          <table:table-cell table:style-name="ce1" office:value-type="float" office:value="-2.49073767662048" calcext:value-type="float">
            <text:p>-2,4907376766</text:p>
          </table:table-cell>
          <table:table-cell table:style-name="ce1" office:value-type="string" calcext:value-type="string">
            <text:p>0.09477796475682057</text:p>
          </table:table-cell>
          <table:table-cell table:style-name="ce1" office:value-type="string" calcext:value-type="string">
            <text:p>-0.11161915771427941</text:p>
          </table:table-cell>
          <table:table-cell table:style-name="ce1" office:value-type="string" calcext:value-type="string">
            <text:p>-0.12489930697139744</text:p>
          </table:table-cell>
          <table:table-cell table:style-name="ce1" office:value-type="float" office:value="0.0105440136398775" calcext:value-type="float">
            <text:p>0,0105440136</text:p>
          </table:table-cell>
          <table:table-cell table:style-name="ce1" office:value-type="float" office:value="-0.0608304004978251" calcext:value-type="float">
            <text:p>-0,0608304005</text:p>
          </table:table-cell>
          <table:table-cell table:style-name="ce1" office:value-type="float" office:value="-0.0804649964544508" calcext:value-type="float">
            <text:p>-0,0804649965</text:p>
          </table:table-cell>
          <table:table-cell table:style-name="ce1" office:value-type="float" office:value="0.644354855827528" calcext:value-type="float">
            <text:p>0,6443548558</text:p>
          </table:table-cell>
          <table:table-cell table:style-name="ce1" office:value-type="float" office:value="-0.391252547317977" calcext:value-type="float">
            <text:p>-0,391252547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562031514239431" calcext:value-type="float">
            <text:p>-0,0562031514</text:p>
          </table:table-cell>
          <table:table-cell table:style-name="ce1" office:value-type="float" office:value="0.0414354422749509" calcext:value-type="float">
            <text:p>0,0414354423</text:p>
          </table:table-cell>
          <table:table-cell table:style-name="ce1" office:value-type="float" office:value="0.0626275793221351" calcext:value-type="float">
            <text:p>0,0626275793</text:p>
          </table:table-cell>
          <table:table-cell table:style-name="ce1" office:value-type="float" office:value="0.480168581008911" calcext:value-type="float">
            <text:p>0,480168581</text:p>
          </table:table-cell>
          <table:table-cell table:style-name="ce1" office:value-type="float" office:value="0.480164289474487" calcext:value-type="float">
            <text:p>0,4801642895</text:p>
          </table:table-cell>
          <table:table-cell table:style-name="ce1" office:value-type="float" office:value="0.480162143707275" calcext:value-type="float">
            <text:p>0,4801621437</text:p>
          </table:table-cell>
          <table:table-cell table:style-name="ce1" office:value-type="float" office:value="-0.18428099155426" calcext:value-type="float">
            <text:p>-0,1842809916</text:p>
          </table:table-cell>
          <table:table-cell table:style-name="ce1" office:value-type="float" office:value="4.31417989730835" calcext:value-type="float">
            <text:p>4,3141798973</text:p>
          </table:table-cell>
          <table:table-cell table:style-name="ce1" office:value-type="float" office:value="-2.49073767662048" calcext:value-type="float">
            <text:p>-2,4907376766</text:p>
          </table:table-cell>
        </table:table-row>
        <table:table-row table:style-name="ro1">
          <table:table-cell table:style-name="ce1" office:value-type="string" calcext:value-type="string">
            <text:p>1.1915757656097412</text:p>
          </table:table-cell>
          <table:table-cell table:style-name="ce1" office:value-type="string" calcext:value-type="string">
            <text:p>0.013031721115112305</text:p>
          </table:table-cell>
          <table:table-cell table:style-name="ce1" office:value-type="string" calcext:value-type="string">
            <text:p>33.15280032157898</text:p>
          </table:table-cell>
          <table:table-cell table:style-name="ce1" office:value-type="float" office:value="0.00664812180130228" calcext:value-type="float">
            <text:p>0,0066481218</text:p>
          </table:table-cell>
          <table:table-cell table:style-name="ce1" office:value-type="float" office:value="0.167337553603436" calcext:value-type="float">
            <text:p>0,1673375536</text:p>
          </table:table-cell>
          <table:table-cell table:style-name="ce1" office:value-type="float" office:value="1.80046985042629" calcext:value-type="float">
            <text:p>1,8004698504</text:p>
          </table:table-cell>
          <table:table-cell table:style-name="ce1" office:value-type="float" office:value="0.0875293297696323" calcext:value-type="float">
            <text:p>0,0875293298</text:p>
          </table:table-cell>
          <table:table-cell table:number-columns-repeated="2" table:style-name="ce1" office:value-type="float" office:value="-0.117843495255228" calcext:value-type="float">
            <text:p>-0,1178434953</text:p>
          </table:table-cell>
          <table:table-cell table:style-name="ce1" office:value-type="float" office:value="-0.156425729393959" calcext:value-type="float">
            <text:p>-0,1564257294</text:p>
          </table:table-cell>
          <table:table-cell table:style-name="ce1" office:value-type="float" office:value="4.2869873046875" calcext:value-type="float">
            <text:p>4,2869873047</text:p>
          </table:table-cell>
          <table:table-cell table:style-name="ce1" office:value-type="float" office:value="-2.4599232673645" calcext:value-type="float">
            <text:p>-2,4599232674</text:p>
          </table:table-cell>
          <table:table-cell table:style-name="ce1" office:value-type="string" calcext:value-type="string">
            <text:p>0.08752932976963233</text:p>
          </table:table-cell>
          <table:table-cell table:style-name="ce1" office:value-type="string" calcext:value-type="string">
            <text:p>-0.1178434952552277</text:p>
          </table:table-cell>
          <table:table-cell table:style-name="ce1" office:value-type="string" calcext:value-type="string">
            <text:p>-0.12365874447727991</text:p>
          </table:table-cell>
          <table:table-cell table:style-name="ce1" office:value-type="float" office:value="0.0024906743016025" calcext:value-type="float">
            <text:p>0,0024906743</text:p>
          </table:table-cell>
          <table:table-cell table:style-name="ce1" office:value-type="float" office:value="-0.0543524439688082" calcext:value-type="float">
            <text:p>-0,054352444</text:p>
          </table:table-cell>
          <table:table-cell table:style-name="ce1" office:value-type="float" office:value="-0.0790074258368692" calcext:value-type="float">
            <text:p>-0,0790074258</text:p>
          </table:table-cell>
          <table:table-cell table:style-name="ce1" office:value-type="float" office:value="0.648668568408596" calcext:value-type="float">
            <text:p>0,6486685684</text:p>
          </table:table-cell>
          <table:table-cell table:style-name="ce1" office:value-type="float" office:value="-0.485388286673332" calcext:value-type="float">
            <text:p>-0,485388286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516653319822589" calcext:value-type="float">
            <text:p>-0,051665332</text:p>
          </table:table-cell>
          <table:table-cell table:style-name="ce1" office:value-type="float" office:value="0.0415585186628622" calcext:value-type="float">
            <text:p>0,0415585187</text:p>
          </table:table-cell>
          <table:table-cell table:style-name="ce1" office:value-type="float" office:value="0.0539472543835723" calcext:value-type="float">
            <text:p>0,0539472544</text:p>
          </table:table-cell>
          <table:table-cell table:style-name="ce1" office:value-type="float" office:value="0.519583702087402" calcext:value-type="float">
            <text:p>0,5195837021</text:p>
          </table:table-cell>
          <table:table-cell table:style-name="ce1" office:value-type="float" office:value="0.519585132598877" calcext:value-type="float">
            <text:p>0,5195851326</text:p>
          </table:table-cell>
          <table:table-cell table:style-name="ce1" office:value-type="float" office:value="0.519585371017456" calcext:value-type="float">
            <text:p>0,519585371</text:p>
          </table:table-cell>
          <table:table-cell table:style-name="ce1" office:value-type="float" office:value="-0.156425729393959" calcext:value-type="float">
            <text:p>-0,1564257294</text:p>
          </table:table-cell>
          <table:table-cell table:style-name="ce1" office:value-type="float" office:value="4.2869873046875" calcext:value-type="float">
            <text:p>4,2869873047</text:p>
          </table:table-cell>
          <table:table-cell table:style-name="ce1" office:value-type="float" office:value="-2.4599232673645" calcext:value-type="float">
            <text:p>-2,4599232674</text:p>
          </table:table-cell>
        </table:table-row>
        <table:table-row table:style-name="ro1">
          <table:table-cell table:style-name="ce1" office:value-type="string" calcext:value-type="string">
            <text:p>1.2092928886413574</text:p>
          </table:table-cell>
          <table:table-cell table:style-name="ce1" office:value-type="string" calcext:value-type="string">
            <text:p>0.01771712303161621</text:p>
          </table:table-cell>
          <table:table-cell table:style-name="ce1" office:value-type="string" calcext:value-type="string">
            <text:p>33.62610173225403</text:p>
          </table:table-cell>
          <table:table-cell table:style-name="ce1" office:value-type="float" office:value="0.0373180398548191" calcext:value-type="float">
            <text:p>0,0373180399</text:p>
          </table:table-cell>
          <table:table-cell table:style-name="ce1" office:value-type="float" office:value="0.135950685418271" calcext:value-type="float">
            <text:p>0,1359506854</text:p>
          </table:table-cell>
          <table:table-cell table:style-name="ce1" office:value-type="float" office:value="1.76685282317075" calcext:value-type="float">
            <text:p>1,7668528232</text:p>
          </table:table-cell>
          <table:table-cell table:style-name="ce1" office:value-type="float" office:value="0.0836032481200176" calcext:value-type="float">
            <text:p>0,0836032481</text:p>
          </table:table-cell>
          <table:table-cell table:number-columns-repeated="2" table:style-name="ce1" office:value-type="float" office:value="-0.12498826966143" calcext:value-type="float">
            <text:p>-0,1249882697</text:p>
          </table:table-cell>
          <table:table-cell table:style-name="ce1" office:value-type="float" office:value="-0.13120448589325" calcext:value-type="float">
            <text:p>-0,1312044859</text:p>
          </table:table-cell>
          <table:table-cell table:style-name="ce1" office:value-type="float" office:value="4.25804662704468" calcext:value-type="float">
            <text:p>4,258046627</text:p>
          </table:table-cell>
          <table:table-cell table:style-name="ce1" office:value-type="float" office:value="-2.42923355102539" calcext:value-type="float">
            <text:p>-2,429233551</text:p>
          </table:table-cell>
          <table:table-cell table:style-name="ce1" office:value-type="string" calcext:value-type="string">
            <text:p>0.08360324812001763</text:p>
          </table:table-cell>
          <table:table-cell table:style-name="ce1" office:value-type="string" calcext:value-type="string">
            <text:p>-0.12498826966142987</text:p>
          </table:table-cell>
          <table:table-cell table:style-name="ce1" office:value-type="string" calcext:value-type="string">
            <text:p>-0.12302592929090442</text:p>
          </table:table-cell>
          <table:table-cell table:style-name="ce1" office:value-type="float" office:value="-0.00199443654039068" calcext:value-type="float">
            <text:p>-0,0019944365</text:p>
          </table:table-cell>
          <table:table-cell table:style-name="ce1" office:value-type="float" office:value="-0.0502012660810307" calcext:value-type="float">
            <text:p>-0,0502012661</text:p>
          </table:table-cell>
          <table:table-cell table:style-name="ce1" office:value-type="float" office:value="-0.0780244322221671" calcext:value-type="float">
            <text:p>-0,0780244322</text:p>
          </table:table-cell>
          <table:table-cell table:style-name="ce1" office:value-type="float" office:value="0.645522009321844" calcext:value-type="float">
            <text:p>0,6455220093</text:p>
          </table:table-cell>
          <table:table-cell table:style-name="ce1" office:value-type="float" office:value="-0.564589267163604" calcext:value-type="float">
            <text:p>-0,564589267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315874815926651" calcext:value-type="float">
            <text:p>-0,0315874816</text:p>
          </table:table-cell>
          <table:table-cell table:style-name="ce1" office:value-type="float" office:value="0.0292356629936201" calcext:value-type="float">
            <text:p>0,029235663</text:p>
          </table:table-cell>
          <table:table-cell table:style-name="ce1" office:value-type="float" office:value="0.0399401172505052" calcext:value-type="float">
            <text:p>0,0399401173</text:p>
          </table:table-cell>
          <table:table-cell table:style-name="ce1" office:value-type="float" office:value="0.473300457000732" calcext:value-type="float">
            <text:p>0,473300457</text:p>
          </table:table-cell>
          <table:table-cell table:style-name="ce1" office:value-type="float" office:value="0.473300695419312" calcext:value-type="float">
            <text:p>0,4733006954</text:p>
          </table:table-cell>
          <table:table-cell table:style-name="ce1" office:value-type="float" office:value="0.473301649093628" calcext:value-type="float">
            <text:p>0,4733016491</text:p>
          </table:table-cell>
          <table:table-cell table:style-name="ce1" office:value-type="float" office:value="-0.13120448589325" calcext:value-type="float">
            <text:p>-0,1312044859</text:p>
          </table:table-cell>
          <table:table-cell table:style-name="ce1" office:value-type="float" office:value="4.25804662704468" calcext:value-type="float">
            <text:p>4,258046627</text:p>
          </table:table-cell>
          <table:table-cell table:style-name="ce1" office:value-type="float" office:value="-2.42923355102539" calcext:value-type="float">
            <text:p>-2,429233551</text:p>
          </table:table-cell>
        </table:table-row>
        <table:table-row table:style-name="ro1">
          <table:table-cell table:style-name="ce1" office:value-type="string" calcext:value-type="string">
            <text:p>1.2260963916778564</text:p>
          </table:table-cell>
          <table:table-cell table:style-name="ce1" office:value-type="string" calcext:value-type="string">
            <text:p>0.016803503036499023</text:p>
          </table:table-cell>
          <table:table-cell table:style-name="ce1" office:value-type="string" calcext:value-type="string">
            <text:p>34.10754346847534</text:p>
          </table:table-cell>
          <table:table-cell table:style-name="ce1" office:value-type="float" office:value="0.0651596825700835" calcext:value-type="float">
            <text:p>0,0651596826</text:p>
          </table:table-cell>
          <table:table-cell table:style-name="ce1" office:value-type="float" office:value="0.0967684300267138" calcext:value-type="float">
            <text:p>0,09676843</text:p>
          </table:table-cell>
          <table:table-cell table:style-name="ce1" office:value-type="float" office:value="1.7298504319042" calcext:value-type="float">
            <text:p>1,7298504319</text:p>
          </table:table-cell>
          <table:table-cell table:style-name="ce1" office:value-type="float" office:value="0.0704031958514982" calcext:value-type="float">
            <text:p>0,0704031959</text:p>
          </table:table-cell>
          <table:table-cell table:number-columns-repeated="2" table:style-name="ce1" office:value-type="float" office:value="-0.122648491300227" calcext:value-type="float">
            <text:p>-0,1226484913</text:p>
          </table:table-cell>
          <table:table-cell table:style-name="ce1" office:value-type="float" office:value="-0.107903815805912" calcext:value-type="float">
            <text:p>-0,1079038158</text:p>
          </table:table-cell>
          <table:table-cell table:style-name="ce1" office:value-type="float" office:value="4.22719812393189" calcext:value-type="float">
            <text:p>4,2271981239</text:p>
          </table:table-cell>
          <table:table-cell table:style-name="ce1" office:value-type="float" office:value="-2.3981671333313" calcext:value-type="float">
            <text:p>-2,3981671333</text:p>
          </table:table-cell>
          <table:table-cell table:style-name="ce1" office:value-type="string" calcext:value-type="string">
            <text:p>0.0704031958514982</text:p>
          </table:table-cell>
          <table:table-cell table:style-name="ce1" office:value-type="string" calcext:value-type="string">
            <text:p>-0.12264849130022694</text:p>
          </table:table-cell>
          <table:table-cell table:style-name="ce1" office:value-type="string" calcext:value-type="string">
            <text:p>-0.12053101177630958</text:p>
          </table:table-cell>
          <table:table-cell table:style-name="ce1" office:value-type="float" office:value="-0.0111954119564457" calcext:value-type="float">
            <text:p>-0,011195412</text:p>
          </table:table-cell>
          <table:table-cell table:style-name="ce1" office:value-type="float" office:value="-0.0407852056254814" calcext:value-type="float">
            <text:p>-0,0407852056</text:p>
          </table:table-cell>
          <table:table-cell table:style-name="ce1" office:value-type="float" office:value="-0.0762763468048789" calcext:value-type="float">
            <text:p>-0,0762763468</text:p>
          </table:table-cell>
          <table:table-cell table:style-name="ce1" office:value-type="float" office:value="0.62755243336185" calcext:value-type="float">
            <text:p>0,6275524334</text:p>
          </table:table-cell>
          <table:table-cell table:style-name="ce1" office:value-type="float" office:value="-0.630053302345952" calcext:value-type="float">
            <text:p>-0,630053302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636932795082833" calcext:value-type="float">
            <text:p>-0,0636932795</text:p>
          </table:table-cell>
          <table:table-cell table:style-name="ce1" office:value-type="float" office:value="0.0651818396317956" calcext:value-type="float">
            <text:p>0,0651818396</text:p>
          </table:table-cell>
          <table:table-cell table:style-name="ce1" office:value-type="float" office:value="0.0698134011427735" calcext:value-type="float">
            <text:p>0,0698134011</text:p>
          </table:table-cell>
          <table:table-cell table:style-name="ce1" office:value-type="float" office:value="0.481525182723999" calcext:value-type="float">
            <text:p>0,4815251827</text:p>
          </table:table-cell>
          <table:table-cell table:style-name="ce1" office:value-type="float" office:value="0.481527805328369" calcext:value-type="float">
            <text:p>0,4815278053</text:p>
          </table:table-cell>
          <table:table-cell table:style-name="ce1" office:value-type="float" office:value="0.481526851654053" calcext:value-type="float">
            <text:p>0,4815268517</text:p>
          </table:table-cell>
          <table:table-cell table:style-name="ce1" office:value-type="float" office:value="-0.107903815805912" calcext:value-type="float">
            <text:p>-0,1079038158</text:p>
          </table:table-cell>
          <table:table-cell table:style-name="ce1" office:value-type="float" office:value="4.22719812393189" calcext:value-type="float">
            <text:p>4,2271981239</text:p>
          </table:table-cell>
          <table:table-cell table:style-name="ce1" office:value-type="float" office:value="-2.3981671333313" calcext:value-type="float">
            <text:p>-2,3981671333</text:p>
          </table:table-cell>
        </table:table-row>
        <table:table-row table:style-name="ro1">
          <table:table-cell table:style-name="ce1" office:value-type="string" calcext:value-type="string">
            <text:p>1.2451057434082031</text:p>
          </table:table-cell>
          <table:table-cell table:style-name="ce1" office:value-type="string" calcext:value-type="string">
            <text:p>0.01900935173034668</text:p>
          </table:table-cell>
          <table:table-cell table:style-name="ce1" office:value-type="string" calcext:value-type="string">
            <text:p>34.572277307510376</text:p>
          </table:table-cell>
          <table:table-cell table:style-name="ce1" office:value-type="float" office:value="0.0719863249356916" calcext:value-type="float">
            <text:p>0,0719863249</text:p>
          </table:table-cell>
          <table:table-cell table:style-name="ce1" office:value-type="float" office:value="0.0874461579010075" calcext:value-type="float">
            <text:p>0,0874461579</text:p>
          </table:table-cell>
          <table:table-cell table:style-name="ce1" office:value-type="float" office:value="1.71966681068326" calcext:value-type="float">
            <text:p>1,7196668107</text:p>
          </table:table-cell>
          <table:table-cell table:style-name="ce1" office:value-type="float" office:value="0.0581465807441309" calcext:value-type="float">
            <text:p>0,0581465807</text:p>
          </table:table-cell>
          <table:table-cell table:number-columns-repeated="2" table:style-name="ce1" office:value-type="float" office:value="-0.116040978241361" calcext:value-type="float">
            <text:p>-0,1160409782</text:p>
          </table:table-cell>
          <table:table-cell table:style-name="ce1" office:value-type="float" office:value="-0.107903815805912" calcext:value-type="float">
            <text:p>-0,1079038158</text:p>
          </table:table-cell>
          <table:table-cell table:style-name="ce1" office:value-type="float" office:value="4.22719812393189" calcext:value-type="float">
            <text:p>4,2271981239</text:p>
          </table:table-cell>
          <table:table-cell table:style-name="ce1" office:value-type="float" office:value="-2.3981671333313" calcext:value-type="float">
            <text:p>-2,3981671333</text:p>
          </table:table-cell>
          <table:table-cell table:style-name="ce1" office:value-type="string" calcext:value-type="string">
            <text:p>0.05814658074413092</text:p>
          </table:table-cell>
          <table:table-cell table:style-name="ce1" office:value-type="string" calcext:value-type="string">
            <text:p>-0.11604097824136055</text:p>
          </table:table-cell>
          <table:table-cell table:style-name="ce1" office:value-type="string" calcext:value-type="string">
            <text:p>-0.1183643129285505</text:p>
          </table:table-cell>
          <table:table-cell table:style-name="ce1" office:value-type="float" office:value="-0.0195479047710251" calcext:value-type="float">
            <text:p>-0,0195479048</text:p>
          </table:table-cell>
          <table:table-cell table:style-name="ce1" office:value-type="float" office:value="-0.0290305290080141" calcext:value-type="float">
            <text:p>-0,029030529</text:p>
          </table:table-cell>
          <table:table-cell table:style-name="ce1" office:value-type="float" office:value="-0.0743522224590182" calcext:value-type="float">
            <text:p>-0,0743522225</text:p>
          </table:table-cell>
          <table:table-cell table:style-name="ce1" office:value-type="float" office:value="0.597231126463377" calcext:value-type="float">
            <text:p>0,5972311265</text:p>
          </table:table-cell>
          <table:table-cell table:style-name="ce1" office:value-type="float" office:value="-0.675083698378211" calcext:value-type="float">
            <text:p>-0,675083698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598309501510189" calcext:value-type="float">
            <text:p>-0,0598309502</text:p>
          </table:table-cell>
          <table:table-cell table:style-name="ce1" office:value-type="float" office:value="0.0842010213818796" calcext:value-type="float">
            <text:p>0,0842010214</text:p>
          </table:table-cell>
          <table:table-cell table:style-name="ce1" office:value-type="float" office:value="0.0795163812187086" calcext:value-type="float">
            <text:p>0,0795163812</text:p>
          </table:table-cell>
          <table:table-cell table:style-name="ce1" office:value-type="float" office:value="0.465338468551636" calcext:value-type="float">
            <text:p>0,4653384686</text:p>
          </table:table-cell>
          <table:table-cell table:style-name="ce1" office:value-type="float" office:value="0.465341806411743" calcext:value-type="float">
            <text:p>0,4653418064</text:p>
          </table:table-cell>
          <table:table-cell table:style-name="ce1" office:value-type="float" office:value="0.465342998504639" calcext:value-type="float">
            <text:p>0,4653429985</text:p>
          </table:table-cell>
          <table:table-cell table:style-name="ce1" office:value-type="float" office:value="-0.107903815805912" calcext:value-type="float">
            <text:p>-0,1079038158</text:p>
          </table:table-cell>
          <table:table-cell table:style-name="ce1" office:value-type="float" office:value="4.22719812393189" calcext:value-type="float">
            <text:p>4,2271981239</text:p>
          </table:table-cell>
          <table:table-cell table:style-name="ce1" office:value-type="float" office:value="-2.3981671333313" calcext:value-type="float">
            <text:p>-2,3981671333</text:p>
          </table:table-cell>
        </table:table-row>
        <table:table-row table:style-name="ro1">
          <table:table-cell table:style-name="ce1" office:value-type="string" calcext:value-type="string">
            <text:p>1.2594873905181885</text:p>
          </table:table-cell>
          <table:table-cell table:style-name="ce1" office:value-type="string" calcext:value-type="string">
            <text:p>0.014381647109985352</text:p>
          </table:table-cell>
          <table:table-cell table:style-name="ce1" office:value-type="string" calcext:value-type="string">
            <text:p>35.09123373031616</text:p>
          </table:table-cell>
          <table:table-cell table:style-name="ce1" office:value-type="float" office:value="0.0865996489654991" calcext:value-type="float">
            <text:p>0,086599649</text:p>
          </table:table-cell>
          <table:table-cell table:style-name="ce1" office:value-type="float" office:value="0.0625033338754615" calcext:value-type="float">
            <text:p>0,0625033339</text:p>
          </table:table-cell>
          <table:table-cell table:style-name="ce1" office:value-type="float" office:value="1.69578658930863" calcext:value-type="float">
            <text:p>1,6957865893</text:p>
          </table:table-cell>
          <table:table-cell table:style-name="ce1" office:value-type="float" office:value="0.0533033071350892" calcext:value-type="float">
            <text:p>0,0533033071</text:p>
          </table:table-cell>
          <table:table-cell table:number-columns-repeated="2" table:style-name="ce1" office:value-type="float" office:value="-0.122678415973664" calcext:value-type="float">
            <text:p>-0,122678416</text:p>
          </table:table-cell>
          <table:table-cell table:style-name="ce1" office:value-type="float" office:value="-0.0873301476240158" calcext:value-type="float">
            <text:p>-0,0873301476</text:p>
          </table:table-cell>
          <table:table-cell table:style-name="ce1" office:value-type="float" office:value="4.19562864303589" calcext:value-type="float">
            <text:p>4,195628643</text:p>
          </table:table-cell>
          <table:table-cell table:style-name="ce1" office:value-type="float" office:value="-2.36726236343384" calcext:value-type="float">
            <text:p>-2,3672623634</text:p>
          </table:table-cell>
          <table:table-cell table:style-name="ce1" office:value-type="string" calcext:value-type="string">
            <text:p>0.053303307135089184</text:p>
          </table:table-cell>
          <table:table-cell table:style-name="ce1" office:value-type="string" calcext:value-type="string">
            <text:p>-0.12267841597366358</text:p>
          </table:table-cell>
          <table:table-cell table:style-name="ce1" office:value-type="string" calcext:value-type="string">
            <text:p>-0.11933640542720343</text:p>
          </table:table-cell>
          <table:table-cell table:style-name="ce1" office:value-type="float" office:value="-0.0215958974807075" calcext:value-type="float">
            <text:p>-0,0215958975</text:p>
          </table:table-cell>
          <table:table-cell table:style-name="ce1" office:value-type="float" office:value="-0.0262338473703022" calcext:value-type="float">
            <text:p>-0,0262338474</text:p>
          </table:table-cell>
          <table:table-cell table:style-name="ce1" office:value-type="float" office:value="-0.0738226741555296" calcext:value-type="float">
            <text:p>-0,0738226742</text:p>
          </table:table-cell>
          <table:table-cell table:style-name="ce1" office:value-type="float" office:value="0.559541499388228" calcext:value-type="float">
            <text:p>0,5595414994</text:p>
          </table:table-cell>
          <table:table-cell table:style-name="ce1" office:value-type="float" office:value="-0.720866971234342" calcext:value-type="float">
            <text:p>-0,720866971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30387306451873" calcext:value-type="float">
            <text:p>-0,0130387306</text:p>
          </table:table-cell>
          <table:table-cell table:style-name="ce1" office:value-type="float" office:value="0.0178055614954036" calcext:value-type="float">
            <text:p>0,0178055615</text:p>
          </table:table-cell>
          <table:table-cell table:style-name="ce1" office:value-type="float" office:value="0.0194507491330478" calcext:value-type="float">
            <text:p>0,0194507491</text:p>
          </table:table-cell>
          <table:table-cell table:style-name="ce1" office:value-type="float" office:value="0.523566484451294" calcext:value-type="float">
            <text:p>0,5235664845</text:p>
          </table:table-cell>
          <table:table-cell table:style-name="ce1" office:value-type="float" office:value="0.5235595703125" calcext:value-type="float">
            <text:p>0,5235595703</text:p>
          </table:table-cell>
          <table:table-cell table:style-name="ce1" office:value-type="float" office:value="0.523559331893921" calcext:value-type="float">
            <text:p>0,5235593319</text:p>
          </table:table-cell>
          <table:table-cell table:style-name="ce1" office:value-type="float" office:value="-0.0873301476240158" calcext:value-type="float">
            <text:p>-0,0873301476</text:p>
          </table:table-cell>
          <table:table-cell table:style-name="ce1" office:value-type="float" office:value="4.19562864303589" calcext:value-type="float">
            <text:p>4,195628643</text:p>
          </table:table-cell>
          <table:table-cell table:style-name="ce1" office:value-type="float" office:value="-2.36726236343384" calcext:value-type="float">
            <text:p>-2,3672623634</text:p>
          </table:table-cell>
        </table:table-row>
        <table:table-row table:style-name="ro1">
          <table:table-cell table:style-name="ce1" office:value-type="string" calcext:value-type="string">
            <text:p>1.2779901027679443</text:p>
          </table:table-cell>
          <table:table-cell table:style-name="ce1" office:value-type="string" calcext:value-type="string">
            <text:p>0.01850271224975586</text:p>
          </table:table-cell>
          <table:table-cell table:style-name="ce1" office:value-type="string" calcext:value-type="string">
            <text:p>35.584086418151855</text:p>
          </table:table-cell>
          <table:table-cell table:style-name="ce1" office:value-type="float" office:value="0.101914579669635" calcext:value-type="float">
            <text:p>0,1019145797</text:p>
          </table:table-cell>
          <table:table-cell table:style-name="ce1" office:value-type="float" office:value="0.0316970520831931" calcext:value-type="float">
            <text:p>0,0316970521</text:p>
          </table:table-cell>
          <table:table-cell table:style-name="ce1" office:value-type="float" office:value="1.66612058113783" calcext:value-type="float">
            <text:p>1,6661205811</text:p>
          </table:table-cell>
          <table:table-cell table:style-name="ce1" office:value-type="float" office:value="0.0423717790715986" calcext:value-type="float">
            <text:p>0,0423717791</text:p>
          </table:table-cell>
          <table:table-cell table:number-columns-repeated="2" table:style-name="ce1" office:value-type="float" office:value="-0.117702972924539" calcext:value-type="float">
            <text:p>-0,1177029729</text:p>
          </table:table-cell>
          <table:table-cell table:style-name="ce1" office:value-type="float" office:value="-0.0715628638863564" calcext:value-type="float">
            <text:p>-0,0715628639</text:p>
          </table:table-cell>
          <table:table-cell table:style-name="ce1" office:value-type="float" office:value="4.16579627990723" calcext:value-type="float">
            <text:p>4,1657962799</text:p>
          </table:table-cell>
          <table:table-cell table:style-name="ce1" office:value-type="float" office:value="-2.33739495277405" calcext:value-type="float">
            <text:p>-2,3373949528</text:p>
          </table:table-cell>
          <table:table-cell table:style-name="ce1" office:value-type="string" calcext:value-type="string">
            <text:p>0.04237177907159858</text:p>
          </table:table-cell>
          <table:table-cell table:style-name="ce1" office:value-type="string" calcext:value-type="string">
            <text:p>-0.11770297292453923</text:p>
          </table:table-cell>
          <table:table-cell table:style-name="ce1" office:value-type="string" calcext:value-type="string">
            <text:p>-0.11736153142250086</text:p>
          </table:table-cell>
          <table:table-cell table:style-name="ce1" office:value-type="float" office:value="-0.0259798946896497" calcext:value-type="float">
            <text:p>-0,0259798947</text:p>
          </table:table-cell>
          <table:table-cell table:style-name="ce1" office:value-type="float" office:value="-0.0187510001626384" calcext:value-type="float">
            <text:p>-0,0187510002</text:p>
          </table:table-cell>
          <table:table-cell table:style-name="ce1" office:value-type="float" office:value="-0.0725809026440488" calcext:value-type="float">
            <text:p>-0,0725809026</text:p>
          </table:table-cell>
          <table:table-cell table:style-name="ce1" office:value-type="float" office:value="0.517142192295165" calcext:value-type="float">
            <text:p>0,5171421923</text:p>
          </table:table-cell>
          <table:table-cell table:style-name="ce1" office:value-type="float" office:value="-0.751468748966702" calcext:value-type="float">
            <text:p>-0,75146874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98473918081425" calcext:value-type="float">
            <text:p>-0,0298473918</text:p>
          </table:table-cell>
          <table:table-cell table:style-name="ce1" office:value-type="float" office:value="0.0509450683388565" calcext:value-type="float">
            <text:p>0,0509450683</text:p>
          </table:table-cell>
          <table:table-cell table:style-name="ce1" office:value-type="float" office:value="0.0487748488619162" calcext:value-type="float">
            <text:p>0,0487748489</text:p>
          </table:table-cell>
          <table:table-cell table:style-name="ce1" office:value-type="float" office:value="0.489601373672485" calcext:value-type="float">
            <text:p>0,4896013737</text:p>
          </table:table-cell>
          <table:table-cell table:style-name="ce1" office:value-type="float" office:value="0.489602327346802" calcext:value-type="float">
            <text:p>0,4896023273</text:p>
          </table:table-cell>
          <table:table-cell table:style-name="ce1" office:value-type="float" office:value="0.489601135253906" calcext:value-type="float">
            <text:p>0,4896011353</text:p>
          </table:table-cell>
          <table:table-cell table:style-name="ce1" office:value-type="float" office:value="-0.0715628638863564" calcext:value-type="float">
            <text:p>-0,0715628639</text:p>
          </table:table-cell>
          <table:table-cell table:style-name="ce1" office:value-type="float" office:value="4.16579627990723" calcext:value-type="float">
            <text:p>4,1657962799</text:p>
          </table:table-cell>
          <table:table-cell table:style-name="ce1" office:value-type="float" office:value="-2.33739495277405" calcext:value-type="float">
            <text:p>-2,3373949528</text:p>
          </table:table-cell>
        </table:table-row>
        <table:table-row table:style-name="ro1">
          <table:table-cell table:style-name="ce1" office:value-type="string" calcext:value-type="string">
            <text:p>1.2942256927490234</text:p>
          </table:table-cell>
          <table:table-cell table:style-name="ce1" office:value-type="string" calcext:value-type="string">
            <text:p>0.0162355899810791</text:p>
          </table:table-cell>
          <table:table-cell table:style-name="ce1" office:value-type="string" calcext:value-type="string">
            <text:p>36.096813917160034</text:p>
          </table:table-cell>
          <table:table-cell table:style-name="ce1" office:value-type="float" office:value="0.11416016837609" calcext:value-type="float">
            <text:p>0,1141601684</text:p>
          </table:table-cell>
          <table:table-cell table:style-name="ce1" office:value-type="float" office:value="-0.0004357918995716" calcext:value-type="float">
            <text:p>-0,0004357919</text:p>
          </table:table-cell>
          <table:table-cell table:style-name="ce1" office:value-type="float" office:value="1.63419069069019" calcext:value-type="float">
            <text:p>1,6341906907</text:p>
          </table:table-cell>
          <table:table-cell table:style-name="ce1" office:value-type="float" office:value="0.0307256518345532" calcext:value-type="float">
            <text:p>0,0307256518</text:p>
          </table:table-cell>
          <table:table-cell table:number-columns-repeated="2" table:style-name="ce1" office:value-type="float" office:value="-0.110203867715411" calcext:value-type="float">
            <text:p>-0,1102038677</text:p>
          </table:table-cell>
          <table:table-cell table:style-name="ce1" office:value-type="float" office:value="-0.058411855250597" calcext:value-type="float">
            <text:p>-0,0584118553</text:p>
          </table:table-cell>
          <table:table-cell table:style-name="ce1" office:value-type="float" office:value="4.13633298873901" calcext:value-type="float">
            <text:p>4,1363329887</text:p>
          </table:table-cell>
          <table:table-cell table:style-name="ce1" office:value-type="float" office:value="-2.30841398239136" calcext:value-type="float">
            <text:p>-2,3084139824</text:p>
          </table:table-cell>
          <table:table-cell table:style-name="ce1" office:value-type="string" calcext:value-type="string">
            <text:p>0.030725651834553228</text:p>
          </table:table-cell>
          <table:table-cell table:style-name="ce1" office:value-type="string" calcext:value-type="string">
            <text:p>-0.11020386771541071</text:p>
          </table:table-cell>
          <table:table-cell table:style-name="ce1" office:value-type="string" calcext:value-type="string">
            <text:p>-0.11559081536118754</text:p>
          </table:table-cell>
          <table:table-cell table:style-name="ce1" office:value-type="float" office:value="-0.0305743739008904" calcext:value-type="float">
            <text:p>-0,0305743739</text:p>
          </table:table-cell>
          <table:table-cell table:style-name="ce1" office:value-type="float" office:value="-0.00950911562495793" calcext:value-type="float">
            <text:p>-0,0095091156</text:p>
          </table:table-cell>
          <table:table-cell table:style-name="ce1" office:value-type="float" office:value="-0.0710382702191671" calcext:value-type="float">
            <text:p>-0,0710382702</text:p>
          </table:table-cell>
          <table:table-cell table:style-name="ce1" office:value-type="float" office:value="0.464923138817778" calcext:value-type="float">
            <text:p>0,4649231388</text:p>
          </table:table-cell>
          <table:table-cell table:style-name="ce1" office:value-type="float" office:value="-0.76770973375921" calcext:value-type="float">
            <text:p>-0,767709733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98897552031931" calcext:value-type="float">
            <text:p>-0,0298897552</text:p>
          </table:table-cell>
          <table:table-cell table:style-name="ce1" office:value-type="float" office:value="0.0601237136130735" calcext:value-type="float">
            <text:p>0,0601237136</text:p>
          </table:table-cell>
          <table:table-cell table:style-name="ce1" office:value-type="float" office:value="0.0578981943191814" calcext:value-type="float">
            <text:p>0,0578981943</text:p>
          </table:table-cell>
          <table:table-cell table:style-name="ce1" office:value-type="float" office:value="0.512380599975586" calcext:value-type="float">
            <text:p>0,5123806</text:p>
          </table:table-cell>
          <table:table-cell table:style-name="ce1" office:value-type="float" office:value="0.512381553649902" calcext:value-type="float">
            <text:p>0,5123815536</text:p>
          </table:table-cell>
          <table:table-cell table:style-name="ce1" office:value-type="float" office:value="0.51238226890564" calcext:value-type="float">
            <text:p>0,5123822689</text:p>
          </table:table-cell>
          <table:table-cell table:style-name="ce1" office:value-type="float" office:value="-0.058411855250597" calcext:value-type="float">
            <text:p>-0,0584118553</text:p>
          </table:table-cell>
          <table:table-cell table:style-name="ce1" office:value-type="float" office:value="4.13633298873901" calcext:value-type="float">
            <text:p>4,1363329887</text:p>
          </table:table-cell>
          <table:table-cell table:style-name="ce1" office:value-type="float" office:value="-2.30841398239136" calcext:value-type="float">
            <text:p>-2,3084139824</text:p>
          </table:table-cell>
        </table:table-row>
        <table:table-row table:style-name="ro1">
          <table:table-cell table:style-name="ce1" office:value-type="string" calcext:value-type="string">
            <text:p>1.3097999095916748</text:p>
          </table:table-cell>
          <table:table-cell table:style-name="ce1" office:value-type="string" calcext:value-type="string">
            <text:p>0.015574216842651367</text:p>
          </table:table-cell>
          <table:table-cell table:style-name="ce1" office:value-type="string" calcext:value-type="string">
            <text:p>36.57972502708435</text:p>
          </table:table-cell>
          <table:table-cell table:style-name="ce1" office:value-type="float" office:value="0.124555721465084" calcext:value-type="float">
            <text:p>0,1245557215</text:p>
          </table:table-cell>
          <table:table-cell table:style-name="ce1" office:value-type="float" office:value="-0.0269002053099052" calcext:value-type="float">
            <text:p>-0,0269002053</text:p>
          </table:table-cell>
          <table:table-cell table:style-name="ce1" office:value-type="float" office:value="1.60751794885706" calcext:value-type="float">
            <text:p>1,6075179489</text:p>
          </table:table-cell>
          <table:table-cell table:style-name="ce1" office:value-type="float" office:value="0.0198512579376612" calcext:value-type="float">
            <text:p>0,0198512579</text:p>
          </table:table-cell>
          <table:table-cell table:number-columns-repeated="2" table:style-name="ce1" office:value-type="float" office:value="-0.100210909201772" calcext:value-type="float">
            <text:p>-0,1002109092</text:p>
          </table:table-cell>
          <table:table-cell table:style-name="ce1" office:value-type="float" office:value="-0.0482894890010357" calcext:value-type="float">
            <text:p>-0,048289489</text:p>
          </table:table-cell>
          <table:table-cell table:style-name="ce1" office:value-type="float" office:value="4.10734748840332" calcext:value-type="float">
            <text:p>4,1073474884</text:p>
          </table:table-cell>
          <table:table-cell table:style-name="ce1" office:value-type="float" office:value="-2.27905535697937" calcext:value-type="float">
            <text:p>-2,279055357</text:p>
          </table:table-cell>
          <table:table-cell table:style-name="ce1" office:value-type="string" calcext:value-type="string">
            <text:p>0.019851257937661165</text:p>
          </table:table-cell>
          <table:table-cell table:style-name="ce1" office:value-type="string" calcext:value-type="string">
            <text:p>-0.10021090920177228</text:p>
          </table:table-cell>
          <table:table-cell table:style-name="ce1" office:value-type="string" calcext:value-type="string">
            <text:p>-0.1137196608098364</text:p>
          </table:table-cell>
          <table:table-cell table:style-name="ce1" office:value-type="float" office:value="-0.034248050512827" calcext:value-type="float">
            <text:p>-0,0342480505</text:p>
          </table:table-cell>
          <table:table-cell table:style-name="ce1" office:value-type="float" office:value="0.00013073756987148" calcext:value-type="float">
            <text:p>0,0001307376</text:p>
          </table:table-cell>
          <table:table-cell table:style-name="ce1" office:value-type="float" office:value="-0.06937791591589" calcext:value-type="float">
            <text:p>-0,0693779159</text:p>
          </table:table-cell>
          <table:table-cell table:style-name="ce1" office:value-type="float" office:value="0.409968881892336" calcext:value-type="float">
            <text:p>0,4099688819</text:p>
          </table:table-cell>
          <table:table-cell table:style-name="ce1" office:value-type="float" office:value="-0.767499953715391" calcext:value-type="float">
            <text:p>-0,767499953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54385837750467" calcext:value-type="float">
            <text:p>-0,0254385838</text:p>
          </table:table-cell>
          <table:table-cell table:style-name="ce1" office:value-type="float" office:value="0.0667519791823272" calcext:value-type="float">
            <text:p>0,0667519792</text:p>
          </table:table-cell>
          <table:table-cell table:style-name="ce1" office:value-type="float" office:value="0.0663302042421443" calcext:value-type="float">
            <text:p>0,0663302042</text:p>
          </table:table-cell>
          <table:table-cell table:style-name="ce1" office:value-type="float" office:value="0.481378555297852" calcext:value-type="float">
            <text:p>0,4813785553</text:p>
          </table:table-cell>
          <table:table-cell table:style-name="ce1" office:value-type="float" office:value="0.481376647949219" calcext:value-type="float">
            <text:p>0,4813766479</text:p>
          </table:table-cell>
          <table:table-cell table:style-name="ce1" office:value-type="float" office:value="0.481377840042114" calcext:value-type="float">
            <text:p>0,48137784</text:p>
          </table:table-cell>
          <table:table-cell table:style-name="ce1" office:value-type="float" office:value="-0.0482894890010357" calcext:value-type="float">
            <text:p>-0,048289489</text:p>
          </table:table-cell>
          <table:table-cell table:style-name="ce1" office:value-type="float" office:value="4.10734748840332" calcext:value-type="float">
            <text:p>4,1073474884</text:p>
          </table:table-cell>
          <table:table-cell table:style-name="ce1" office:value-type="float" office:value="-2.27905535697937" calcext:value-type="float">
            <text:p>-2,279055357</text:p>
          </table:table-cell>
        </table:table-row>
        <table:table-row table:style-name="ro1">
          <table:table-cell table:style-name="ce1" office:value-type="string" calcext:value-type="string">
            <text:p>1.3246347904205322</text:p>
          </table:table-cell>
          <table:table-cell table:style-name="ce1" office:value-type="string" calcext:value-type="string">
            <text:p>0.014834880828857422</text:p>
          </table:table-cell>
          <table:table-cell table:style-name="ce1" office:value-type="string" calcext:value-type="string">
            <text:p>37.082059383392334</text:p>
          </table:table-cell>
          <table:table-cell table:style-name="ce1" office:value-type="float" office:value="0.127796615531415" calcext:value-type="float">
            <text:p>0,1277966155</text:p>
          </table:table-cell>
          <table:table-cell table:style-name="ce1" office:value-type="float" office:value="-0.0401672042912033" calcext:value-type="float">
            <text:p>-0,0401672043</text:p>
          </table:table-cell>
          <table:table-cell table:style-name="ce1" office:value-type="float" office:value="1.59216953354117" calcext:value-type="float">
            <text:p>1,5921695335</text:p>
          </table:table-cell>
          <table:table-cell table:style-name="ce1" office:value-type="float" office:value="0.00851579142551927" calcext:value-type="float">
            <text:p>0,0085157914</text:p>
          </table:table-cell>
          <table:table-cell table:number-columns-repeated="2" table:style-name="ce1" office:value-type="float" office:value="-0.0911369847615777" calcext:value-type="float">
            <text:p>-0,0911369848</text:p>
          </table:table-cell>
          <table:table-cell table:style-name="ce1" office:value-type="float" office:value="-0.0482894890010357" calcext:value-type="float">
            <text:p>-0,048289489</text:p>
          </table:table-cell>
          <table:table-cell table:style-name="ce1" office:value-type="float" office:value="4.10734748840332" calcext:value-type="float">
            <text:p>4,1073474884</text:p>
          </table:table-cell>
          <table:table-cell table:style-name="ce1" office:value-type="float" office:value="-2.27905535697937" calcext:value-type="float">
            <text:p>-2,279055357</text:p>
          </table:table-cell>
          <table:table-cell table:style-name="ce1" office:value-type="string" calcext:value-type="string">
            <text:p>0.008515791425519273</text:p>
          </table:table-cell>
          <table:table-cell table:style-name="ce1" office:value-type="string" calcext:value-type="string">
            <text:p>-0.09113698476157767</text:p>
          </table:table-cell>
          <table:table-cell table:style-name="ce1" office:value-type="string" calcext:value-type="string">
            <text:p>-0.11266393644733083</text:p>
          </table:table-cell>
          <table:table-cell table:style-name="ce1" office:value-type="float" office:value="-0.0373667164395253" calcext:value-type="float">
            <text:p>-0,0373667164</text:p>
          </table:table-cell>
          <table:table-cell table:style-name="ce1" office:value-type="float" office:value="0.00807006159297156" calcext:value-type="float">
            <text:p>0,0080700616</text:p>
          </table:table-cell>
          <table:table-cell table:style-name="ce1" office:value-type="float" office:value="-0.0679909333405671" calcext:value-type="float">
            <text:p>-0,0679909333</text:p>
          </table:table-cell>
          <table:table-cell table:style-name="ce1" office:value-type="float" office:value="0.34737923867582" calcext:value-type="float">
            <text:p>0,3473792387</text:p>
          </table:table-cell>
          <table:table-cell table:style-name="ce1" office:value-type="float" office:value="-0.753982515632308" calcext:value-type="float">
            <text:p>-0,753982515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06875378814527" calcext:value-type="float">
            <text:p>-0,0206875379</text:p>
          </table:table-cell>
          <table:table-cell table:style-name="ce1" office:value-type="float" office:value="0.0526651684859665" calcext:value-type="float">
            <text:p>0,0526651685</text:p>
          </table:table-cell>
          <table:table-cell table:style-name="ce1" office:value-type="float" office:value="0.0530798757294513" calcext:value-type="float">
            <text:p>0,0530798757</text:p>
          </table:table-cell>
          <table:table-cell table:number-columns-repeated="2" table:style-name="ce1" office:value-type="float" office:value="0.502503156661987" calcext:value-type="float">
            <text:p>0,5025031567</text:p>
          </table:table-cell>
          <table:table-cell table:style-name="ce1" office:value-type="float" office:value="0.502501964569092" calcext:value-type="float">
            <text:p>0,5025019646</text:p>
          </table:table-cell>
          <table:table-cell table:style-name="ce1" office:value-type="float" office:value="-0.0482894890010357" calcext:value-type="float">
            <text:p>-0,048289489</text:p>
          </table:table-cell>
          <table:table-cell table:style-name="ce1" office:value-type="float" office:value="4.10734748840332" calcext:value-type="float">
            <text:p>4,1073474884</text:p>
          </table:table-cell>
          <table:table-cell table:style-name="ce1" office:value-type="float" office:value="-2.27905535697937" calcext:value-type="float">
            <text:p>-2,279055357</text:p>
          </table:table-cell>
        </table:table-row>
        <table:table-row table:style-name="ro1">
          <table:table-cell table:style-name="ce1" office:value-type="string" calcext:value-type="string">
            <text:p>1.33925461769104</text:p>
          </table:table-cell>
          <table:table-cell table:style-name="ce1" office:value-type="string" calcext:value-type="string">
            <text:p>0.014619827270507812</text:p>
          </table:table-cell>
          <table:table-cell table:style-name="ce1" office:value-type="string" calcext:value-type="string">
            <text:p>37.58182215690613</text:p>
          </table:table-cell>
          <table:table-cell table:style-name="ce1" office:value-type="float" office:value="0.129665755195382" calcext:value-type="float">
            <text:p>0,1296657552</text:p>
          </table:table-cell>
          <table:table-cell table:style-name="ce1" office:value-type="float" office:value="-0.0505886797729972" calcext:value-type="float">
            <text:p>-0,0505886798</text:p>
          </table:table-cell>
          <table:table-cell table:style-name="ce1" office:value-type="float" office:value="1.58083784285887" calcext:value-type="float">
            <text:p>1,5808378429</text:p>
          </table:table-cell>
          <table:table-cell table:style-name="ce1" office:value-type="float" office:value="-0.000380264396203048" calcext:value-type="float">
            <text:p>-0,0003802644</text:p>
          </table:table-cell>
          <table:table-cell table:number-columns-repeated="2" table:style-name="ce1" office:value-type="float" office:value="-0.0857270952559162" calcext:value-type="float">
            <text:p>-0,0857270953</text:p>
          </table:table-cell>
          <table:table-cell table:style-name="ce1" office:value-type="float" office:value="-0.0416815578937531" calcext:value-type="float">
            <text:p>-0,0416815579</text:p>
          </table:table-cell>
          <table:table-cell table:style-name="ce1" office:value-type="float" office:value="4.08080911636353" calcext:value-type="float">
            <text:p>4,0808091164</text:p>
          </table:table-cell>
          <table:table-cell table:style-name="ce1" office:value-type="float" office:value="-2.24853491783142" calcext:value-type="float">
            <text:p>-2,2485349178</text:p>
          </table:table-cell>
          <table:table-cell table:style-name="ce1" office:value-type="string" calcext:value-type="string">
            <text:p>-0.0003802643962030483</text:p>
          </table:table-cell>
          <table:table-cell table:style-name="ce1" office:value-type="string" calcext:value-type="string">
            <text:p>-0.0857270952559162</text:p>
          </table:table-cell>
          <table:table-cell table:style-name="ce1" office:value-type="string" calcext:value-type="string">
            <text:p>-0.11242481233415812</text:p>
          </table:table-cell>
          <table:table-cell table:style-name="ce1" office:value-type="float" office:value="-0.0383389846594245" calcext:value-type="float">
            <text:p>-0,0383389847</text:p>
          </table:table-cell>
          <table:table-cell table:style-name="ce1" office:value-type="float" office:value="0.012050161287361" calcext:value-type="float">
            <text:p>0,0120501613</text:p>
          </table:table-cell>
          <table:table-cell table:style-name="ce1" office:value-type="float" office:value="-0.067192815744141" calcext:value-type="float">
            <text:p>-0,0671928157</text:p>
          </table:table-cell>
          <table:table-cell table:style-name="ce1" office:value-type="float" office:value="0.283530168955495" calcext:value-type="float">
            <text:p>0,283530169</text:p>
          </table:table-cell>
          <table:table-cell table:style-name="ce1" office:value-type="float" office:value="-0.733914140293066" calcext:value-type="float">
            <text:p>-0,733914140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648678664837428" calcext:value-type="float">
            <text:p>-0,0064867866</text:p>
          </table:table-cell>
          <table:table-cell table:style-name="ce1" office:value-type="float" office:value="0.0265541305364645" calcext:value-type="float">
            <text:p>0,0265541305</text:p>
          </table:table-cell>
          <table:table-cell table:style-name="ce1" office:value-type="float" office:value="0.0307201363993154" calcext:value-type="float">
            <text:p>0,0307201364</text:p>
          </table:table-cell>
          <table:table-cell table:style-name="ce1" office:value-type="float" office:value="0.499614715576172" calcext:value-type="float">
            <text:p>0,4996147156</text:p>
          </table:table-cell>
          <table:table-cell table:style-name="ce1" office:value-type="float" office:value="0.499620914459229" calcext:value-type="float">
            <text:p>0,4996209145</text:p>
          </table:table-cell>
          <table:table-cell table:style-name="ce1" office:value-type="float" office:value="0.499620676040649" calcext:value-type="float">
            <text:p>0,499620676</text:p>
          </table:table-cell>
          <table:table-cell table:style-name="ce1" office:value-type="float" office:value="-0.0416815578937531" calcext:value-type="float">
            <text:p>-0,0416815579</text:p>
          </table:table-cell>
          <table:table-cell table:style-name="ce1" office:value-type="float" office:value="4.08080911636353" calcext:value-type="float">
            <text:p>4,0808091164</text:p>
          </table:table-cell>
          <table:table-cell table:style-name="ce1" office:value-type="float" office:value="-2.24853491783142" calcext:value-type="float">
            <text:p>-2,2485349178</text:p>
          </table:table-cell>
        </table:table-row>
        <table:table-row table:style-name="ro1">
          <table:table-cell table:style-name="ce1" office:value-type="string" calcext:value-type="string">
            <text:p>1.3555502891540527</text:p>
          </table:table-cell>
          <table:table-cell table:style-name="ce1" office:value-type="string" calcext:value-type="string">
            <text:p>0.016295671463012695</text:p>
          </table:table-cell>
          <table:table-cell table:style-name="ce1" office:value-type="string" calcext:value-type="string">
            <text:p>38.085487604141235</text:p>
          </table:table-cell>
          <table:table-cell table:style-name="ce1" office:value-type="float" office:value="0.131556952533163" calcext:value-type="float">
            <text:p>0,1315569525</text:p>
          </table:table-cell>
          <table:table-cell table:style-name="ce1" office:value-type="float" office:value="-0.0715283445588509" calcext:value-type="float">
            <text:p>-0,0715283446</text:p>
          </table:table-cell>
          <table:table-cell table:style-name="ce1" office:value-type="float" office:value="1.55665165259514" calcext:value-type="float">
            <text:p>1,5566516526</text:p>
          </table:table-cell>
          <table:table-cell table:style-name="ce1" office:value-type="float" office:value="-0.00962214167235731" calcext:value-type="float">
            <text:p>-0,0096221417</text:p>
          </table:table-cell>
          <table:table-cell table:number-columns-repeated="2" table:style-name="ce1" office:value-type="float" office:value="-0.0794480273904467" calcext:value-type="float">
            <text:p>-0,0794480274</text:p>
          </table:table-cell>
          <table:table-cell table:style-name="ce1" office:value-type="float" office:value="-0.0395291224122047" calcext:value-type="float">
            <text:p>-0,0395291224</text:p>
          </table:table-cell>
          <table:table-cell table:style-name="ce1" office:value-type="float" office:value="4.05793046951294" calcext:value-type="float">
            <text:p>4,0579304695</text:p>
          </table:table-cell>
          <table:table-cell table:style-name="ce1" office:value-type="float" office:value="-2.22174429893494" calcext:value-type="float">
            <text:p>-2,2217442989</text:p>
          </table:table-cell>
          <table:table-cell table:style-name="ce1" office:value-type="string" calcext:value-type="string">
            <text:p>-0.009622141672357313</text:p>
          </table:table-cell>
          <table:table-cell table:style-name="ce1" office:value-type="string" calcext:value-type="string">
            <text:p>-0.0794480273904467</text:p>
          </table:table-cell>
          <table:table-cell table:style-name="ce1" office:value-type="string" calcext:value-type="string">
            <text:p>-0.11204113938508678</text:p>
          </table:table-cell>
          <table:table-cell table:style-name="ce1" office:value-type="float" office:value="-0.0388997265586147" calcext:value-type="float">
            <text:p>-0,0388997266</text:p>
          </table:table-cell>
          <table:table-cell table:style-name="ce1" office:value-type="float" office:value="0.0151766039318991" calcext:value-type="float">
            <text:p>0,0151766039</text:p>
          </table:table-cell>
          <table:table-cell table:style-name="ce1" office:value-type="float" office:value="-0.0666035678286611" calcext:value-type="float">
            <text:p>-0,0666035678</text:p>
          </table:table-cell>
          <table:table-cell table:style-name="ce1" office:value-type="float" office:value="0.218217896715495" calcext:value-type="float">
            <text:p>0,2182178967</text:p>
          </table:table-cell>
          <table:table-cell table:style-name="ce1" office:value-type="float" office:value="-0.708432934977709" calcext:value-type="float">
            <text:p>-0,70843293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7108402109076" calcext:value-type="float">
            <text:p>-0,0037108402</text:p>
          </table:table-cell>
          <table:table-cell table:style-name="ce1" office:value-type="float" office:value="0.0206900999927531" calcext:value-type="float">
            <text:p>0,0206901</text:p>
          </table:table-cell>
          <table:table-cell table:style-name="ce1" office:value-type="float" office:value="0.0224971377429739" calcext:value-type="float">
            <text:p>0,0224971377</text:p>
          </table:table-cell>
          <table:table-cell table:style-name="ce1" office:value-type="float" office:value="0.503697156906128" calcext:value-type="float">
            <text:p>0,5036971569</text:p>
          </table:table-cell>
          <table:table-cell table:style-name="ce1" office:value-type="float" office:value="0.503693819046021" calcext:value-type="float">
            <text:p>0,503693819</text:p>
          </table:table-cell>
          <table:table-cell table:style-name="ce1" office:value-type="float" office:value="0.503694772720337" calcext:value-type="float">
            <text:p>0,5036947727</text:p>
          </table:table-cell>
          <table:table-cell table:style-name="ce1" office:value-type="float" office:value="-0.0395291224122047" calcext:value-type="float">
            <text:p>-0,0395291224</text:p>
          </table:table-cell>
          <table:table-cell table:style-name="ce1" office:value-type="float" office:value="4.05793046951294" calcext:value-type="float">
            <text:p>4,0579304695</text:p>
          </table:table-cell>
          <table:table-cell table:style-name="ce1" office:value-type="float" office:value="-2.22174429893494" calcext:value-type="float">
            <text:p>-2,2217442989</text:p>
          </table:table-cell>
        </table:table-row>
        <table:table-row table:style-name="ro1">
          <table:table-cell table:style-name="ce1" office:value-type="string" calcext:value-type="string">
            <text:p>1.3680777549743652</text:p>
          </table:table-cell>
          <table:table-cell table:style-name="ce1" office:value-type="string" calcext:value-type="string">
            <text:p>0.0125274658203125</text:p>
          </table:table-cell>
          <table:table-cell table:style-name="ce1" office:value-type="string" calcext:value-type="string">
            <text:p>38.55144929885864</text:p>
          </table:table-cell>
          <table:table-cell table:style-name="ce1" office:value-type="float" office:value="0.130132154274134" calcext:value-type="float">
            <text:p>0,1301321543</text:p>
          </table:table-cell>
          <table:table-cell table:style-name="ce1" office:value-type="float" office:value="-0.0932741137336434" calcext:value-type="float">
            <text:p>-0,0932741137</text:p>
          </table:table-cell>
          <table:table-cell table:style-name="ce1" office:value-type="float" office:value="1.52462902628345" calcext:value-type="float">
            <text:p>1,5246290263</text:p>
          </table:table-cell>
          <table:table-cell table:style-name="ce1" office:value-type="float" office:value="-0.0184803240257051" calcext:value-type="float">
            <text:p>-0,018480324</text:p>
          </table:table-cell>
          <table:table-cell table:number-columns-repeated="2" table:style-name="ce1" office:value-type="float" office:value="-0.0674790033946693" calcext:value-type="float">
            <text:p>-0,0674790034</text:p>
          </table:table-cell>
          <table:table-cell table:style-name="ce1" office:value-type="float" office:value="-0.0407491773366928" calcext:value-type="float">
            <text:p>-0,0407491773</text:p>
          </table:table-cell>
          <table:table-cell table:style-name="ce1" office:value-type="float" office:value="4.03735113143921" calcext:value-type="float">
            <text:p>4,0373511314</text:p>
          </table:table-cell>
          <table:table-cell table:style-name="ce1" office:value-type="float" office:value="-2.19396448135376" calcext:value-type="float">
            <text:p>-2,1939644814</text:p>
          </table:table-cell>
          <table:table-cell table:style-name="ce1" office:value-type="string" calcext:value-type="string">
            <text:p>-0.01848032402570509</text:p>
          </table:table-cell>
          <table:table-cell table:style-name="ce1" office:value-type="string" calcext:value-type="string">
            <text:p>-0.0674790033946693</text:p>
          </table:table-cell>
          <table:table-cell table:style-name="ce1" office:value-type="string" calcext:value-type="string">
            <text:p>-0.11004793336750511</text:p>
          </table:table-cell>
          <table:table-cell table:style-name="ce1" office:value-type="float" office:value="-0.0394670857599488" calcext:value-type="float">
            <text:p>-0,0394670858</text:p>
          </table:table-cell>
          <table:table-cell table:style-name="ce1" office:value-type="float" office:value="0.0214585033676553" calcext:value-type="float">
            <text:p>0,0214585034</text:p>
          </table:table-cell>
          <table:table-cell table:style-name="ce1" office:value-type="float" office:value="-0.0653458859349475" calcext:value-type="float">
            <text:p>-0,0653458859</text:p>
          </table:table-cell>
          <table:table-cell table:style-name="ce1" office:value-type="float" office:value="0.156930977475478" calcext:value-type="float">
            <text:p>0,1569309775</text:p>
          </table:table-cell>
          <table:table-cell table:style-name="ce1" office:value-type="float" office:value="-0.675111157539247" calcext:value-type="float">
            <text:p>-0,675111157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05959642746695" calcext:value-type="float">
            <text:p>-0,0040595964</text:p>
          </table:table-cell>
          <table:table-cell table:style-name="ce1" office:value-type="float" office:value="0.0449489694994638" calcext:value-type="float">
            <text:p>0,0449489695</text:p>
          </table:table-cell>
          <table:table-cell table:style-name="ce1" office:value-type="float" office:value="0.0519181026976942" calcext:value-type="float">
            <text:p>0,0519181027</text:p>
          </table:table-cell>
          <table:table-cell table:style-name="ce1" office:value-type="float" office:value="0.465858459472656" calcext:value-type="float">
            <text:p>0,4658584595</text:p>
          </table:table-cell>
          <table:table-cell table:style-name="ce1" office:value-type="float" office:value="0.465854167938232" calcext:value-type="float">
            <text:p>0,4658541679</text:p>
          </table:table-cell>
          <table:table-cell table:style-name="ce1" office:value-type="float" office:value="0.465852737426758" calcext:value-type="float">
            <text:p>0,4658527374</text:p>
          </table:table-cell>
          <table:table-cell table:style-name="ce1" office:value-type="float" office:value="-0.0407491773366928" calcext:value-type="float">
            <text:p>-0,0407491773</text:p>
          </table:table-cell>
          <table:table-cell table:style-name="ce1" office:value-type="float" office:value="4.03735113143921" calcext:value-type="float">
            <text:p>4,0373511314</text:p>
          </table:table-cell>
          <table:table-cell table:style-name="ce1" office:value-type="float" office:value="-2.19396448135376" calcext:value-type="float">
            <text:p>-2,1939644814</text:p>
          </table:table-cell>
        </table:table-row>
        <table:table-row table:style-name="ro1">
          <table:table-cell table:style-name="ce1" office:value-type="string" calcext:value-type="string">
            <text:p>1.3809378147125244</text:p>
          </table:table-cell>
          <table:table-cell table:style-name="ce1" office:value-type="string" calcext:value-type="string">
            <text:p>0.01286005973815918</text:p>
          </table:table-cell>
          <table:table-cell table:style-name="ce1" office:value-type="string" calcext:value-type="string">
            <text:p>39.042362451553345</text:p>
          </table:table-cell>
          <table:table-cell table:style-name="ce1" office:value-type="float" office:value="0.126894407986123" calcext:value-type="float">
            <text:p>0,126894408</text:p>
          </table:table-cell>
          <table:table-cell table:style-name="ce1" office:value-type="float" office:value="-0.106503035643218" calcext:value-type="float">
            <text:p>-0,1065030356</text:p>
          </table:table-cell>
          <table:table-cell table:style-name="ce1" office:value-type="float" office:value="1.50412133593618" calcext:value-type="float">
            <text:p>1,5041213359</text:p>
          </table:table-cell>
          <table:table-cell table:style-name="ce1" office:value-type="float" office:value="-0.0263521480676653" calcext:value-type="float">
            <text:p>-0,0263521481</text:p>
          </table:table-cell>
          <table:table-cell table:number-columns-repeated="2" table:style-name="ce1" office:value-type="float" office:value="-0.054798202435546" calcext:value-type="float">
            <text:p>-0,0547982024</text:p>
          </table:table-cell>
          <table:table-cell table:style-name="ce1" office:value-type="float" office:value="-0.0444211065769196" calcext:value-type="float">
            <text:p>-0,0444211066</text:p>
          </table:table-cell>
          <table:table-cell table:style-name="ce1" office:value-type="float" office:value="4.01845121383667" calcext:value-type="float">
            <text:p>4,0184512138</text:p>
          </table:table-cell>
          <table:table-cell table:style-name="ce1" office:value-type="float" office:value="-2.16581416130066" calcext:value-type="float">
            <text:p>-2,1658141613</text:p>
          </table:table-cell>
          <table:table-cell table:style-name="ce1" office:value-type="string" calcext:value-type="string">
            <text:p>-0.02635214806766532</text:p>
          </table:table-cell>
          <table:table-cell table:style-name="ce1" office:value-type="string" calcext:value-type="string">
            <text:p>-0.05479820243554599</text:p>
          </table:table-cell>
          <table:table-cell table:style-name="ce1" office:value-type="string" calcext:value-type="string">
            <text:p>-0.10805296871004211</text:p>
          </table:table-cell>
          <table:table-cell table:style-name="ce1" office:value-type="float" office:value="-0.0390396462822402" calcext:value-type="float">
            <text:p>-0,0390396463</text:p>
          </table:table-cell>
          <table:table-cell table:style-name="ce1" office:value-type="float" office:value="0.027982234120093" calcext:value-type="float">
            <text:p>0,0279822341</text:p>
          </table:table-cell>
          <table:table-cell table:style-name="ce1" office:value-type="float" office:value="-0.0636807093667395" calcext:value-type="float">
            <text:p>-0,0636807094</text:p>
          </table:table-cell>
          <table:table-cell table:style-name="ce1" office:value-type="float" office:value="0.0929299582340533" calcext:value-type="float">
            <text:p>0,0929299582</text:p>
          </table:table-cell>
          <table:table-cell table:style-name="ce1" office:value-type="float" office:value="-0.629236629112379" calcext:value-type="float">
            <text:p>-0,629236629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89701740770757" calcext:value-type="float">
            <text:p>0,0028970174</text:p>
          </table:table-cell>
          <table:table-cell table:style-name="ce1" office:value-type="float" office:value="0.0442144566231053" calcext:value-type="float">
            <text:p>0,0442144566</text:p>
          </table:table-cell>
          <table:table-cell table:style-name="ce1" office:value-type="float" office:value="0.0651096262678971" calcext:value-type="float">
            <text:p>0,0651096263</text:p>
          </table:table-cell>
          <table:table-cell table:style-name="ce1" office:value-type="float" office:value="0.491815567016602" calcext:value-type="float">
            <text:p>0,491815567</text:p>
          </table:table-cell>
          <table:table-cell table:style-name="ce1" office:value-type="float" office:value="0.491824865341187" calcext:value-type="float">
            <text:p>0,4918248653</text:p>
          </table:table-cell>
          <table:table-cell table:style-name="ce1" office:value-type="float" office:value="0.491826295852661" calcext:value-type="float">
            <text:p>0,4918262959</text:p>
          </table:table-cell>
          <table:table-cell table:style-name="ce1" office:value-type="float" office:value="-0.0444211065769196" calcext:value-type="float">
            <text:p>-0,0444211066</text:p>
          </table:table-cell>
          <table:table-cell table:style-name="ce1" office:value-type="float" office:value="4.01845121383667" calcext:value-type="float">
            <text:p>4,0184512138</text:p>
          </table:table-cell>
          <table:table-cell table:style-name="ce1" office:value-type="float" office:value="-2.16581416130066" calcext:value-type="float">
            <text:p>-2,1658141613</text:p>
          </table:table-cell>
        </table:table-row>
        <table:table-row table:style-name="ro1">
          <table:table-cell table:style-name="ce1" office:value-type="string" calcext:value-type="string">
            <text:p>1.3945093154907227</text:p>
          </table:table-cell>
          <table:table-cell table:style-name="ce1" office:value-type="string" calcext:value-type="string">
            <text:p>0.013571500778198242</text:p>
          </table:table-cell>
          <table:table-cell table:style-name="ce1" office:value-type="string" calcext:value-type="string">
            <text:p>39.536895751953125</text:p>
          </table:table-cell>
          <table:table-cell table:style-name="ce1" office:value-type="float" office:value="0.124139733428572" calcext:value-type="float">
            <text:p>0,1241397334</text:p>
          </table:table-cell>
          <table:table-cell table:style-name="ce1" office:value-type="float" office:value="-0.114517484550123" calcext:value-type="float">
            <text:p>-0,1145174846</text:p>
          </table:table-cell>
          <table:table-cell table:style-name="ce1" office:value-type="float" office:value="1.49088223775228" calcext:value-type="float">
            <text:p>1,4908822378</text:p>
          </table:table-cell>
          <table:table-cell table:style-name="ce1" office:value-type="float" office:value="-0.0336551526895954" calcext:value-type="float">
            <text:p>-0,0336551527</text:p>
          </table:table-cell>
          <table:table-cell table:number-columns-repeated="2" table:style-name="ce1" office:value-type="float" office:value="-0.0445871068430577" calcext:value-type="float">
            <text:p>-0,0445871068</text:p>
          </table:table-cell>
          <table:table-cell table:style-name="ce1" office:value-type="float" office:value="-0.0499590635299683" calcext:value-type="float">
            <text:p>-0,0499590635</text:p>
          </table:table-cell>
          <table:table-cell table:style-name="ce1" office:value-type="float" office:value="4.0023627281189" calcext:value-type="float">
            <text:p>4,0023627281</text:p>
          </table:table-cell>
          <table:table-cell table:style-name="ce1" office:value-type="float" office:value="-2.13681435585022" calcext:value-type="float">
            <text:p>-2,1368143559</text:p>
          </table:table-cell>
          <table:table-cell table:style-name="ce1" office:value-type="string" calcext:value-type="string">
            <text:p>-0.03365515268959536</text:p>
          </table:table-cell>
          <table:table-cell table:style-name="ce1" office:value-type="string" calcext:value-type="string">
            <text:p>-0.04458710684305773</text:p>
          </table:table-cell>
          <table:table-cell table:style-name="ce1" office:value-type="string" calcext:value-type="string">
            <text:p>-0.10757540380879653</text:p>
          </table:table-cell>
          <table:table-cell table:style-name="ce1" office:value-type="float" office:value="-0.0380683223958369" calcext:value-type="float">
            <text:p>-0,0380683224</text:p>
          </table:table-cell>
          <table:table-cell table:style-name="ce1" office:value-type="float" office:value="0.0319509106929655" calcext:value-type="float">
            <text:p>0,0319509107</text:p>
          </table:table-cell>
          <table:table-cell table:style-name="ce1" office:value-type="float" office:value="-0.0626143094686814" calcext:value-type="float">
            <text:p>-0,0626143095</text:p>
          </table:table-cell>
          <table:table-cell table:style-name="ce1" office:value-type="float" office:value="0.0303087787783752" calcext:value-type="float">
            <text:p>0,0303087788</text:p>
          </table:table-cell>
          <table:table-cell table:style-name="ce1" office:value-type="float" office:value="-0.576678118008636" calcext:value-type="float">
            <text:p>-0,57667811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56090961552756" calcext:value-type="float">
            <text:p>0,0065609096</text:p>
          </table:table-cell>
          <table:table-cell table:style-name="ce1" office:value-type="float" office:value="0.0268067019416862" calcext:value-type="float">
            <text:p>0,0268067019</text:p>
          </table:table-cell>
          <table:table-cell table:style-name="ce1" office:value-type="float" office:value="0.0415562263953957" calcext:value-type="float">
            <text:p>0,0415562264</text:p>
          </table:table-cell>
          <table:table-cell table:style-name="ce1" office:value-type="float" office:value="0.49349045753479" calcext:value-type="float">
            <text:p>0,4934904575</text:p>
          </table:table-cell>
          <table:table-cell table:style-name="ce1" office:value-type="float" office:value="0.49349308013916" calcext:value-type="float">
            <text:p>0,4934930801</text:p>
          </table:table-cell>
          <table:table-cell table:style-name="ce1" office:value-type="float" office:value="0.493492603302002" calcext:value-type="float">
            <text:p>0,4934926033</text:p>
          </table:table-cell>
          <table:table-cell table:style-name="ce1" office:value-type="float" office:value="-0.0499590635299683" calcext:value-type="float">
            <text:p>-0,0499590635</text:p>
          </table:table-cell>
          <table:table-cell table:style-name="ce1" office:value-type="float" office:value="4.0023627281189" calcext:value-type="float">
            <text:p>4,0023627281</text:p>
          </table:table-cell>
          <table:table-cell table:style-name="ce1" office:value-type="float" office:value="-2.13681435585022" calcext:value-type="float">
            <text:p>-2,1368143559</text:p>
          </table:table-cell>
        </table:table-row>
        <table:table-row table:style-name="ro1">
          <table:table-cell table:style-name="ce1" office:value-type="string" calcext:value-type="string">
            <text:p>1.4102461338043213</text:p>
          </table:table-cell>
          <table:table-cell table:style-name="ce1" office:value-type="string" calcext:value-type="string">
            <text:p>0.015736818313598633</text:p>
          </table:table-cell>
          <table:table-cell table:style-name="ce1" office:value-type="string" calcext:value-type="string">
            <text:p>40.03354859352112</text:p>
          </table:table-cell>
          <table:table-cell table:style-name="ce1" office:value-type="float" office:value="0.115413985226625" calcext:value-type="float">
            <text:p>0,1154139852</text:p>
          </table:table-cell>
          <table:table-cell table:style-name="ce1" office:value-type="float" office:value="-0.130767070952757" calcext:value-type="float">
            <text:p>-0,130767071</text:p>
          </table:table-cell>
          <table:table-cell table:style-name="ce1" office:value-type="float" office:value="1.46262968911065" calcext:value-type="float">
            <text:p>1,4626296891</text:p>
          </table:table-cell>
          <table:table-cell table:style-name="ce1" office:value-type="float" office:value="-0.0412074392318606" calcext:value-type="float">
            <text:p>-0,0412074392</text:p>
          </table:table-cell>
          <table:table-cell table:number-columns-repeated="2" table:style-name="ce1" office:value-type="float" office:value="-0.0350229206748528" calcext:value-type="float">
            <text:p>-0,0350229207</text:p>
          </table:table-cell>
          <table:table-cell table:style-name="ce1" office:value-type="float" office:value="-0.0574167370796204" calcext:value-type="float">
            <text:p>-0,0574167371</text:p>
          </table:table-cell>
          <table:table-cell table:style-name="ce1" office:value-type="float" office:value="3.98988890647888" calcext:value-type="float">
            <text:p>3,9898889065</text:p>
          </table:table-cell>
          <table:table-cell table:style-name="ce1" office:value-type="float" office:value="-2.11036396026611" calcext:value-type="float">
            <text:p>-2,1103639603</text:p>
          </table:table-cell>
          <table:table-cell table:style-name="ce1" office:value-type="string" calcext:value-type="string">
            <text:p>-0.04120743923186064</text:p>
          </table:table-cell>
          <table:table-cell table:style-name="ce1" office:value-type="string" calcext:value-type="string">
            <text:p>-0.035022920674852756</text:p>
          </table:table-cell>
          <table:table-cell table:style-name="ce1" office:value-type="string" calcext:value-type="string">
            <text:p>-0.10725989409341517</text:p>
          </table:table-cell>
          <table:table-cell table:style-name="ce1" office:value-type="float" office:value="-0.0372419200285717" calcext:value-type="float">
            <text:p>-0,03724192</text:p>
          </table:table-cell>
          <table:table-cell table:style-name="ce1" office:value-type="float" office:value="0.0343552453650369" calcext:value-type="float">
            <text:p>0,0343552454</text:p>
          </table:table-cell>
          <table:table-cell table:style-name="ce1" office:value-type="float" office:value="-0.0619258763631185" calcext:value-type="float">
            <text:p>-0,0619258764</text:p>
          </table:table-cell>
          <table:table-cell table:style-name="ce1" office:value-type="float" office:value="-0.0313860615758109" calcext:value-type="float">
            <text:p>-0,0313860616</text:p>
          </table:table-cell>
          <table:table-cell table:style-name="ce1" office:value-type="float" office:value="-0.519765633596396" calcext:value-type="float">
            <text:p>-0,519765633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54283896827658" calcext:value-type="float">
            <text:p>0,005542839</text:p>
          </table:table-cell>
          <table:table-cell table:style-name="ce1" office:value-type="float" office:value="0.0161264182780393" calcext:value-type="float">
            <text:p>0,0161264183</text:p>
          </table:table-cell>
          <table:table-cell table:style-name="ce1" office:value-type="float" office:value="0.0266392907881318" calcext:value-type="float">
            <text:p>0,0266392908</text:p>
          </table:table-cell>
          <table:table-cell table:style-name="ce1" office:value-type="float" office:value="0.496978998184204" calcext:value-type="float">
            <text:p>0,4969789982</text:p>
          </table:table-cell>
          <table:table-cell table:number-columns-repeated="2" table:style-name="ce1" office:value-type="float" office:value="0.496976375579834" calcext:value-type="float">
            <text:p>0,4969763756</text:p>
          </table:table-cell>
          <table:table-cell table:style-name="ce1" office:value-type="float" office:value="-0.0574167370796204" calcext:value-type="float">
            <text:p>-0,0574167371</text:p>
          </table:table-cell>
          <table:table-cell table:style-name="ce1" office:value-type="float" office:value="3.98988890647888" calcext:value-type="float">
            <text:p>3,9898889065</text:p>
          </table:table-cell>
          <table:table-cell table:style-name="ce1" office:value-type="float" office:value="-2.11036396026611" calcext:value-type="float">
            <text:p>-2,1103639603</text:p>
          </table:table-cell>
        </table:table-row>
        <table:table-row table:style-name="ro1">
          <table:table-cell table:style-name="ce1" office:value-type="string" calcext:value-type="string">
            <text:p>1.4264750480651855</text:p>
          </table:table-cell>
          <table:table-cell table:style-name="ce1" office:value-type="string" calcext:value-type="string">
            <text:p>0.016228914260864258</text:p>
          </table:table-cell>
          <table:table-cell table:style-name="ce1" office:value-type="string" calcext:value-type="string">
            <text:p>40.504308223724365</text:p>
          </table:table-cell>
          <table:table-cell table:style-name="ce1" office:value-type="float" office:value="0.112373477514879" calcext:value-type="float">
            <text:p>0,1123734775</text:p>
          </table:table-cell>
          <table:table-cell table:style-name="ce1" office:value-type="float" office:value="-0.132801104842881" calcext:value-type="float">
            <text:p>-0,1328011048</text:p>
          </table:table-cell>
          <table:table-cell table:style-name="ce1" office:value-type="float" office:value="1.45034813439405" calcext:value-type="float">
            <text:p>1,4503481344</text:p>
          </table:table-cell>
          <table:table-cell table:style-name="ce1" office:value-type="float" office:value="-0.0453249869231065" calcext:value-type="float">
            <text:p>-0,0453249869</text:p>
          </table:table-cell>
          <table:table-cell table:number-columns-repeated="2" table:style-name="ce1" office:value-type="float" office:value="-0.0209065876613263" calcext:value-type="float">
            <text:p>-0,0209065877</text:p>
          </table:table-cell>
          <table:table-cell table:style-name="ce1" office:value-type="float" office:value="-0.0574167370796204" calcext:value-type="float">
            <text:p>-0,0574167371</text:p>
          </table:table-cell>
          <table:table-cell table:style-name="ce1" office:value-type="float" office:value="3.98988890647888" calcext:value-type="float">
            <text:p>3,9898889065</text:p>
          </table:table-cell>
          <table:table-cell table:style-name="ce1" office:value-type="float" office:value="-2.11036396026611" calcext:value-type="float">
            <text:p>-2,1103639603</text:p>
          </table:table-cell>
          <table:table-cell table:style-name="ce1" office:value-type="string" calcext:value-type="string">
            <text:p>-0.0453249869231065</text:p>
          </table:table-cell>
          <table:table-cell table:style-name="ce1" office:value-type="string" calcext:value-type="string">
            <text:p>-0.020906587661326314</text:p>
          </table:table-cell>
          <table:table-cell table:style-name="ce1" office:value-type="string" calcext:value-type="string">
            <text:p>-0.10496306697958967</text:p>
          </table:table-cell>
          <table:table-cell table:style-name="ce1" office:value-type="float" office:value="-0.0346241955679876" calcext:value-type="float">
            <text:p>-0,0346241956</text:p>
          </table:table-cell>
          <table:table-cell table:style-name="ce1" office:value-type="float" office:value="0.0392301212858271" calcext:value-type="float">
            <text:p>0,0392301213</text:p>
          </table:table-cell>
          <table:table-cell table:style-name="ce1" office:value-type="float" office:value="-0.0604567438337538" calcext:value-type="float">
            <text:p>-0,0604567438</text:p>
          </table:table-cell>
          <table:table-cell table:style-name="ce1" office:value-type="float" office:value="-0.08596268362291" calcext:value-type="float">
            <text:p>-0,0859626836</text:p>
          </table:table-cell>
          <table:table-cell table:style-name="ce1" office:value-type="float" office:value="-0.457929887710853" calcext:value-type="float">
            <text:p>-0,457929887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84524680402845" calcext:value-type="float">
            <text:p>0,018452468</text:p>
          </table:table-cell>
          <table:table-cell table:style-name="ce1" office:value-type="float" office:value="0.0343637937512611" calcext:value-type="float">
            <text:p>0,0343637938</text:p>
          </table:table-cell>
          <table:table-cell table:style-name="ce1" office:value-type="float" office:value="0.0597470741665651" calcext:value-type="float">
            <text:p>0,0597470742</text:p>
          </table:table-cell>
          <table:table-cell table:style-name="ce1" office:value-type="float" office:value="0.472877025604248" calcext:value-type="float">
            <text:p>0,4728770256</text:p>
          </table:table-cell>
          <table:table-cell table:style-name="ce1" office:value-type="float" office:value="0.472869396209717" calcext:value-type="float">
            <text:p>0,4728693962</text:p>
          </table:table-cell>
          <table:table-cell table:style-name="ce1" office:value-type="float" office:value="0.472869157791138" calcext:value-type="float">
            <text:p>0,4728691578</text:p>
          </table:table-cell>
          <table:table-cell table:style-name="ce1" office:value-type="float" office:value="-0.0574167370796204" calcext:value-type="float">
            <text:p>-0,0574167371</text:p>
          </table:table-cell>
          <table:table-cell table:style-name="ce1" office:value-type="float" office:value="3.98988890647888" calcext:value-type="float">
            <text:p>3,9898889065</text:p>
          </table:table-cell>
          <table:table-cell table:style-name="ce1" office:value-type="float" office:value="-2.11036396026611" calcext:value-type="float">
            <text:p>-2,1103639603</text:p>
          </table:table-cell>
        </table:table-row>
        <table:table-row table:style-name="ro1">
          <table:table-cell table:style-name="ce1" office:value-type="string" calcext:value-type="string">
            <text:p>1.442366361618042</text:p>
          </table:table-cell>
          <table:table-cell table:style-name="ce1" office:value-type="string" calcext:value-type="string">
            <text:p>0.015891313552856445</text:p>
          </table:table-cell>
          <table:table-cell table:style-name="ce1" office:value-type="string" calcext:value-type="string">
            <text:p>41.00348901748657</text:p>
          </table:table-cell>
          <table:table-cell table:style-name="ce1" office:value-type="float" office:value="0.103063408147406" calcext:value-type="float">
            <text:p>0,1030634081</text:p>
          </table:table-cell>
          <table:table-cell table:style-name="ce1" office:value-type="float" office:value="-0.140796185275655" calcext:value-type="float">
            <text:p>-0,1407961853</text:p>
          </table:table-cell>
          <table:table-cell table:style-name="ce1" office:value-type="float" office:value="1.42803745799594" calcext:value-type="float">
            <text:p>1,428037458</text:p>
          </table:table-cell>
          <table:table-cell table:style-name="ce1" office:value-type="float" office:value="-0.0525609892894291" calcext:value-type="float">
            <text:p>-0,0525609893</text:p>
          </table:table-cell>
          <table:table-cell table:number-columns-repeated="2" table:style-name="ce1" office:value-type="float" office:value="-0.0128647998868726" calcext:value-type="float">
            <text:p>-0,0128647999</text:p>
          </table:table-cell>
          <table:table-cell table:style-name="ce1" office:value-type="float" office:value="-0.0663816556334496" calcext:value-type="float">
            <text:p>-0,0663816556</text:p>
          </table:table-cell>
          <table:table-cell table:style-name="ce1" office:value-type="float" office:value="3.9808714389801" calcext:value-type="float">
            <text:p>3,980871439</text:p>
          </table:table-cell>
          <table:table-cell table:style-name="ce1" office:value-type="float" office:value="-2.08418440818787" calcext:value-type="float">
            <text:p>-2,0841844082</text:p>
          </table:table-cell>
          <table:table-cell table:style-name="ce1" office:value-type="string" calcext:value-type="string">
            <text:p>-0.05256098928942907</text:p>
          </table:table-cell>
          <table:table-cell table:style-name="ce1" office:value-type="string" calcext:value-type="string">
            <text:p>-0.012864799886872582</text:p>
          </table:table-cell>
          <table:table-cell table:style-name="ce1" office:value-type="string" calcext:value-type="string">
            <text:p>-0.10520064434483602</text:p>
          </table:table-cell>
          <table:table-cell table:style-name="ce1" office:value-type="float" office:value="-0.0337120432544638" calcext:value-type="float">
            <text:p>-0,0337120433</text:p>
          </table:table-cell>
          <table:table-cell table:style-name="ce1" office:value-type="float" office:value="0.0398403314528642" calcext:value-type="float">
            <text:p>0,0398403315</text:p>
          </table:table-cell>
          <table:table-cell table:style-name="ce1" office:value-type="float" office:value="-0.0598181029884903" calcext:value-type="float">
            <text:p>-0,059818103</text:p>
          </table:table-cell>
          <table:table-cell table:style-name="ce1" office:value-type="float" office:value="-0.141841181285091" calcext:value-type="float">
            <text:p>-0,1418411813</text:p>
          </table:table-cell>
          <table:table-cell table:style-name="ce1" office:value-type="float" office:value="-0.391893071225681" calcext:value-type="float">
            <text:p>-0,391893071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11455996983543" calcext:value-type="float">
            <text:p>0,00611456</text:p>
          </table:table-cell>
          <table:table-cell table:style-name="ce1" office:value-type="float" office:value="0.00409047501490243" calcext:value-type="float">
            <text:p>0,004090475</text:p>
          </table:table-cell>
          <table:table-cell table:style-name="ce1" office:value-type="float" office:value="0.0246983457461729" calcext:value-type="float">
            <text:p>0,0246983457</text:p>
          </table:table-cell>
          <table:table-cell table:style-name="ce1" office:value-type="float" office:value="0.497256994247437" calcext:value-type="float">
            <text:p>0,4972569942</text:p>
          </table:table-cell>
          <table:table-cell table:style-name="ce1" office:value-type="float" office:value="0.497261047363281" calcext:value-type="float">
            <text:p>0,4972610474</text:p>
          </table:table-cell>
          <table:table-cell table:style-name="ce1" office:value-type="float" office:value="0.497262239456177" calcext:value-type="float">
            <text:p>0,4972622395</text:p>
          </table:table-cell>
          <table:table-cell table:style-name="ce1" office:value-type="float" office:value="-0.0663816556334496" calcext:value-type="float">
            <text:p>-0,0663816556</text:p>
          </table:table-cell>
          <table:table-cell table:style-name="ce1" office:value-type="float" office:value="3.9808714389801" calcext:value-type="float">
            <text:p>3,980871439</text:p>
          </table:table-cell>
          <table:table-cell table:style-name="ce1" office:value-type="float" office:value="-2.08418440818787" calcext:value-type="float">
            <text:p>-2,0841844082</text:p>
          </table:table-cell>
        </table:table-row>
        <table:table-row table:style-name="ro1">
          <table:table-cell table:style-name="ce1" office:value-type="string" calcext:value-type="string">
            <text:p>1.4617695808410645</text:p>
          </table:table-cell>
          <table:table-cell table:style-name="ce1" office:value-type="string" calcext:value-type="string">
            <text:p>0.01940321922302246</text:p>
          </table:table-cell>
          <table:table-cell table:style-name="ce1" office:value-type="string" calcext:value-type="string">
            <text:p>41.51463556289673</text:p>
          </table:table-cell>
          <table:table-cell table:style-name="ce1" office:value-type="float" office:value="0.097678970867469" calcext:value-type="float">
            <text:p>0,0976789709</text:p>
          </table:table-cell>
          <table:table-cell table:style-name="ce1" office:value-type="float" office:value="-0.14323765039444" calcext:value-type="float">
            <text:p>-0,1432376504</text:p>
          </table:table-cell>
          <table:table-cell table:style-name="ce1" office:value-type="float" office:value="1.41293033258415" calcext:value-type="float">
            <text:p>1,4129303326</text:p>
          </table:table-cell>
          <table:table-cell table:style-name="ce1" office:value-type="float" office:value="-0.0562796635834395" calcext:value-type="float">
            <text:p>-0,0562796636</text:p>
          </table:table-cell>
          <table:table-cell table:number-columns-repeated="2" table:style-name="ce1" office:value-type="float" office:value="-0.000192877074356719" calcext:value-type="float">
            <text:p>-0,0001928771</text:p>
          </table:table-cell>
          <table:table-cell table:style-name="ce1" office:value-type="float" office:value="-0.0763514190912247" calcext:value-type="float">
            <text:p>-0,0763514191</text:p>
          </table:table-cell>
          <table:table-cell table:style-name="ce1" office:value-type="float" office:value="3.97506093978882" calcext:value-type="float">
            <text:p>3,9750609398</text:p>
          </table:table-cell>
          <table:table-cell table:style-name="ce1" office:value-type="float" office:value="-2.05773568153381" calcext:value-type="float">
            <text:p>-2,0577356815</text:p>
          </table:table-cell>
          <table:table-cell table:style-name="ce1" office:value-type="string" calcext:value-type="string">
            <text:p>-0.0562796635834395</text:p>
          </table:table-cell>
          <table:table-cell table:style-name="ce1" office:value-type="string" calcext:value-type="string">
            <text:p>-0.0001928770743567194</text:p>
          </table:table-cell>
          <table:table-cell table:style-name="ce1" office:value-type="string" calcext:value-type="string">
            <text:p>-0.10356573421698098</text:p>
          </table:table-cell>
          <table:table-cell table:style-name="ce1" office:value-type="float" office:value="-0.0309190224442217" calcext:value-type="float">
            <text:p>-0,0309190224</text:p>
          </table:table-cell>
          <table:table-cell table:style-name="ce1" office:value-type="float" office:value="0.0422388555826964" calcext:value-type="float">
            <text:p>0,0422388556</text:p>
          </table:table-cell>
          <table:table-cell table:style-name="ce1" office:value-type="float" office:value="-0.0586579478157891" calcext:value-type="float">
            <text:p>-0,0586579478</text:p>
          </table:table-cell>
          <table:table-cell table:style-name="ce1" office:value-type="float" office:value="-0.194473672177819" calcext:value-type="float">
            <text:p>-0,1944736722</text:p>
          </table:table-cell>
          <table:table-cell table:style-name="ce1" office:value-type="float" office:value="-0.319991616609902" calcext:value-type="float">
            <text:p>-0,319991616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823070622016" calcext:value-type="float">
            <text:p>0,0182307062</text:p>
          </table:table-cell>
          <table:table-cell table:style-name="ce1" office:value-type="float" office:value="0.0156558282710958" calcext:value-type="float">
            <text:p>0,0156558283</text:p>
          </table:table-cell>
          <table:table-cell table:style-name="ce1" office:value-type="float" office:value="0.0436885439523249" calcext:value-type="float">
            <text:p>0,043688544</text:p>
          </table:table-cell>
          <table:table-cell table:style-name="ce1" office:value-type="float" office:value="0.510680675506592" calcext:value-type="float">
            <text:p>0,5106806755</text:p>
          </table:table-cell>
          <table:table-cell table:style-name="ce1" office:value-type="float" office:value="0.510677576065064" calcext:value-type="float">
            <text:p>0,5106775761</text:p>
          </table:table-cell>
          <table:table-cell table:style-name="ce1" office:value-type="float" office:value="0.510675668716431" calcext:value-type="float">
            <text:p>0,5106756687</text:p>
          </table:table-cell>
          <table:table-cell table:style-name="ce1" office:value-type="float" office:value="-0.0763514190912247" calcext:value-type="float">
            <text:p>-0,0763514191</text:p>
          </table:table-cell>
          <table:table-cell table:style-name="ce1" office:value-type="float" office:value="3.97506093978882" calcext:value-type="float">
            <text:p>3,9750609398</text:p>
          </table:table-cell>
          <table:table-cell table:style-name="ce1" office:value-type="float" office:value="-2.05773568153381" calcext:value-type="float">
            <text:p>-2,0577356815</text:p>
          </table:table-cell>
        </table:table-row>
        <table:table-row table:style-name="ro1">
          <table:table-cell table:style-name="ce1" office:value-type="string" calcext:value-type="string">
            <text:p>1.479914903640747</text:p>
          </table:table-cell>
          <table:table-cell table:style-name="ce1" office:value-type="string" calcext:value-type="string">
            <text:p>0.018145322799682617</text:p>
          </table:table-cell>
          <table:table-cell table:style-name="ce1" office:value-type="string" calcext:value-type="string">
            <text:p>42.01484942436218</text:p>
          </table:table-cell>
          <table:table-cell table:style-name="ce1" office:value-type="float" office:value="0.0832711585141994" calcext:value-type="float">
            <text:p>0,0832711585</text:p>
          </table:table-cell>
          <table:table-cell table:style-name="ce1" office:value-type="float" office:value="-0.145165408007157" calcext:value-type="float">
            <text:p>-0,145165408</text:p>
          </table:table-cell>
          <table:table-cell table:style-name="ce1" office:value-type="float" office:value="1.38496004652094" calcext:value-type="float">
            <text:p>1,3849600465</text:p>
          </table:table-cell>
          <table:table-cell table:style-name="ce1" office:value-type="float" office:value="-0.0616276795476969" calcext:value-type="float">
            <text:p>-0,0616276795</text:p>
          </table:table-cell>
          <table:table-cell table:number-columns-repeated="2" table:style-name="ce1" office:value-type="float" office:value="0.00968610852479711" calcext:value-type="float">
            <text:p>0,0096861085</text:p>
          </table:table-cell>
          <table:table-cell table:style-name="ce1" office:value-type="float" office:value="-0.0874209329485893" calcext:value-type="float">
            <text:p>-0,0874209329</text:p>
          </table:table-cell>
          <table:table-cell table:style-name="ce1" office:value-type="float" office:value="3.97228741645813" calcext:value-type="float">
            <text:p>3,9722874165</text:p>
          </table:table-cell>
          <table:table-cell table:style-name="ce1" office:value-type="float" office:value="-2.03089165687561" calcext:value-type="float">
            <text:p>-2,0308916569</text:p>
          </table:table-cell>
          <table:table-cell table:style-name="ce1" office:value-type="string" calcext:value-type="string">
            <text:p>-0.061627679547696934</text:p>
          </table:table-cell>
          <table:table-cell table:style-name="ce1" office:value-type="string" calcext:value-type="string">
            <text:p>0.00968610852479711</text:p>
          </table:table-cell>
          <table:table-cell table:style-name="ce1" office:value-type="string" calcext:value-type="string">
            <text:p>-0.10311749220783822</text:p>
          </table:table-cell>
          <table:table-cell table:style-name="ce1" office:value-type="float" office:value="-0.0293036912602407" calcext:value-type="float">
            <text:p>-0,0293036913</text:p>
          </table:table-cell>
          <table:table-cell table:style-name="ce1" office:value-type="float" office:value="0.0429712951183319" calcext:value-type="float">
            <text:p>0,0429712951</text:p>
          </table:table-cell>
          <table:table-cell table:style-name="ce1" office:value-type="float" office:value="-0.0578723772943756" calcext:value-type="float">
            <text:p>-0,0578723773</text:p>
          </table:table-cell>
          <table:table-cell table:style-name="ce1" office:value-type="float" office:value="-0.243343246329577" calcext:value-type="float">
            <text:p>-0,2433432463</text:p>
          </table:table-cell>
          <table:table-cell table:style-name="ce1" office:value-type="float" office:value="-0.248328156686858" calcext:value-type="float">
            <text:p>-0,248328156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07622442252391" calcext:value-type="float">
            <text:p>0,0107622442</text:p>
          </table:table-cell>
          <table:table-cell table:style-name="ce1" office:value-type="float" office:value="0.00487988896308206" calcext:value-type="float">
            <text:p>0,004879889</text:p>
          </table:table-cell>
          <table:table-cell table:style-name="ce1" office:value-type="float" office:value="0.0301954034614939" calcext:value-type="float">
            <text:p>0,0301954035</text:p>
          </table:table-cell>
          <table:table-cell table:style-name="ce1" office:value-type="float" office:value="0.500308036804199" calcext:value-type="float">
            <text:p>0,5003080368</text:p>
          </table:table-cell>
          <table:table-cell table:style-name="ce1" office:value-type="float" office:value="0.500311613082886" calcext:value-type="float">
            <text:p>0,5003116131</text:p>
          </table:table-cell>
          <table:table-cell table:style-name="ce1" office:value-type="float" office:value="0.500312089920044" calcext:value-type="float">
            <text:p>0,5003120899</text:p>
          </table:table-cell>
          <table:table-cell table:style-name="ce1" office:value-type="float" office:value="-0.0874209329485893" calcext:value-type="float">
            <text:p>-0,0874209329</text:p>
          </table:table-cell>
          <table:table-cell table:style-name="ce1" office:value-type="float" office:value="3.97228741645813" calcext:value-type="float">
            <text:p>3,9722874165</text:p>
          </table:table-cell>
          <table:table-cell table:style-name="ce1" office:value-type="float" office:value="-2.03089165687561" calcext:value-type="float">
            <text:p>-2,0308916569</text:p>
          </table:table-cell>
        </table:table-row>
        <table:table-row table:style-name="ro1">
          <table:table-cell table:style-name="ce1" office:value-type="string" calcext:value-type="string">
            <text:p>1.494410514831543</text:p>
          </table:table-cell>
          <table:table-cell table:style-name="ce1" office:value-type="string" calcext:value-type="string">
            <text:p>0.014495611190795898</text:p>
          </table:table-cell>
          <table:table-cell table:style-name="ce1" office:value-type="string" calcext:value-type="string">
            <text:p>42.50340270996094</text:p>
          </table:table-cell>
          <table:table-cell table:style-name="ce1" office:value-type="float" office:value="0.0705795708848279" calcext:value-type="float">
            <text:p>0,0705795709</text:p>
          </table:table-cell>
          <table:table-cell table:style-name="ce1" office:value-type="float" office:value="-0.144166507378772" calcext:value-type="float">
            <text:p>-0,1441665074</text:p>
          </table:table-cell>
          <table:table-cell table:style-name="ce1" office:value-type="float" office:value="1.36022850024847" calcext:value-type="float">
            <text:p>1,3602285002</text:p>
          </table:table-cell>
          <table:table-cell table:style-name="ce1" office:value-type="float" office:value="-0.061877534097867" calcext:value-type="float">
            <text:p>-0,0618775341</text:p>
          </table:table-cell>
          <table:table-cell table:number-columns-repeated="2" table:style-name="ce1" office:value-type="float" office:value="0.0197898994130625" calcext:value-type="float">
            <text:p>0,0197898994</text:p>
          </table:table-cell>
          <table:table-cell table:style-name="ce1" office:value-type="float" office:value="-0.099323682487011" calcext:value-type="float">
            <text:p>-0,0993236825</text:p>
          </table:table-cell>
          <table:table-cell table:style-name="ce1" office:value-type="float" office:value="3.97252511978149" calcext:value-type="float">
            <text:p>3,9725251198</text:p>
          </table:table-cell>
          <table:table-cell table:style-name="ce1" office:value-type="float" office:value="-2.00515961647034" calcext:value-type="float">
            <text:p>-2,0051596165</text:p>
          </table:table-cell>
          <table:table-cell table:style-name="ce1" office:value-type="string" calcext:value-type="string">
            <text:p>-0.06187753409786701</text:p>
          </table:table-cell>
          <table:table-cell table:style-name="ce1" office:value-type="string" calcext:value-type="string">
            <text:p>0.01978989941306252</text:p>
          </table:table-cell>
          <table:table-cell table:style-name="ce1" office:value-type="string" calcext:value-type="string">
            <text:p>-0.10098616815447826</text:p>
          </table:table-cell>
          <table:table-cell table:style-name="ce1" office:value-type="float" office:value="-0.0249813475542598" calcext:value-type="float">
            <text:p>-0,0249813476</text:p>
          </table:table-cell>
          <table:table-cell table:style-name="ce1" office:value-type="float" office:value="0.043549622402147" calcext:value-type="float">
            <text:p>0,0435496224</text:p>
          </table:table-cell>
          <table:table-cell table:style-name="ce1" office:value-type="float" office:value="-0.0564179224190888" calcext:value-type="float">
            <text:p>-0,0564179224</text:p>
          </table:table-cell>
          <table:table-cell table:style-name="ce1" office:value-type="float" office:value="-0.284012580885833" calcext:value-type="float">
            <text:p>-0,2840125809</text:p>
          </table:table-cell>
          <table:table-cell table:style-name="ce1" office:value-type="float" office:value="-0.177430619928159" calcext:value-type="float">
            <text:p>-0,177430619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95002423669456" calcext:value-type="float">
            <text:p>0,0295002424</text:p>
          </table:table-cell>
          <table:table-cell table:style-name="ce1" office:value-type="float" office:value="0.00394715716769432" calcext:value-type="float">
            <text:p>0,0039471572</text:p>
          </table:table-cell>
          <table:table-cell table:style-name="ce1" office:value-type="float" office:value="0.057270170584423" calcext:value-type="float">
            <text:p>0,0572701706</text:p>
          </table:table-cell>
          <table:table-cell table:style-name="ce1" office:value-type="float" office:value="0.488396406173706" calcext:value-type="float">
            <text:p>0,4883964062</text:p>
          </table:table-cell>
          <table:table-cell table:style-name="ce1" office:value-type="float" office:value="0.488391399383545" calcext:value-type="float">
            <text:p>0,4883913994</text:p>
          </table:table-cell>
          <table:table-cell table:style-name="ce1" office:value-type="float" office:value="0.488391876220703" calcext:value-type="float">
            <text:p>0,4883918762</text:p>
          </table:table-cell>
          <table:table-cell table:style-name="ce1" office:value-type="float" office:value="-0.099323682487011" calcext:value-type="float">
            <text:p>-0,0993236825</text:p>
          </table:table-cell>
          <table:table-cell table:style-name="ce1" office:value-type="float" office:value="3.97252511978149" calcext:value-type="float">
            <text:p>3,9725251198</text:p>
          </table:table-cell>
          <table:table-cell table:style-name="ce1" office:value-type="float" office:value="-2.00515961647034" calcext:value-type="float">
            <text:p>-2,0051596165</text:p>
          </table:table-cell>
        </table:table-row>
        <table:table-row table:style-name="ro1">
          <table:table-cell table:style-name="ce1" office:value-type="string" calcext:value-type="string">
            <text:p>1.5093402862548828</text:p>
          </table:table-cell>
          <table:table-cell table:style-name="ce1" office:value-type="string" calcext:value-type="string">
            <text:p>0.014929771423339844</text:p>
          </table:table-cell>
          <table:table-cell table:style-name="ce1" office:value-type="string" calcext:value-type="string">
            <text:p>43.05775451660156</text:p>
          </table:table-cell>
          <table:table-cell table:style-name="ce1" office:value-type="float" office:value="0.0561528719335013" calcext:value-type="float">
            <text:p>0,0561528719</text:p>
          </table:table-cell>
          <table:table-cell table:style-name="ce1" office:value-type="float" office:value="-0.139860271671672" calcext:value-type="float">
            <text:p>-0,1398602717</text:p>
          </table:table-cell>
          <table:table-cell table:style-name="ce1" office:value-type="float" office:value="1.33343350592955" calcext:value-type="float">
            <text:p>1,3334335059</text:p>
          </table:table-cell>
          <table:table-cell table:style-name="ce1" office:value-type="float" office:value="-0.0636777468369241" calcext:value-type="float">
            <text:p>-0,0636777468</text:p>
          </table:table-cell>
          <table:table-cell table:number-columns-repeated="2" table:style-name="ce1" office:value-type="float" office:value="0.0300009993627561" calcext:value-type="float">
            <text:p>0,0300009994</text:p>
          </table:table-cell>
          <table:table-cell table:style-name="ce1" office:value-type="float" office:value="-0.112300910055637" calcext:value-type="float">
            <text:p>-0,1123009101</text:p>
          </table:table-cell>
          <table:table-cell table:style-name="ce1" office:value-type="float" office:value="3.97562527656555" calcext:value-type="float">
            <text:p>3,9756252766</text:p>
          </table:table-cell>
          <table:table-cell table:style-name="ce1" office:value-type="float" office:value="-1.98000454902649" calcext:value-type="float">
            <text:p>-1,980004549</text:p>
          </table:table-cell>
          <table:table-cell table:style-name="ce1" office:value-type="string" calcext:value-type="string">
            <text:p>-0.06367774683692409</text:p>
          </table:table-cell>
          <table:table-cell table:style-name="ce1" office:value-type="string" calcext:value-type="string">
            <text:p>0.03000099936275612</text:p>
          </table:table-cell>
          <table:table-cell table:style-name="ce1" office:value-type="string" calcext:value-type="string">
            <text:p>-0.10001689488288472</text:p>
          </table:table-cell>
          <table:table-cell table:style-name="ce1" office:value-type="float" office:value="-0.0211738712654483" calcext:value-type="float">
            <text:p>-0,0211738713</text:p>
          </table:table-cell>
          <table:table-cell table:style-name="ce1" office:value-type="float" office:value="0.0432499522136317" calcext:value-type="float">
            <text:p>0,0432499522</text:p>
          </table:table-cell>
          <table:table-cell table:style-name="ce1" office:value-type="float" office:value="-0.0551318820129206" calcext:value-type="float">
            <text:p>-0,055131882</text:p>
          </table:table-cell>
          <table:table-cell table:style-name="ce1" office:value-type="float" office:value="-0.32315076075141" calcext:value-type="float">
            <text:p>-0,3231507608</text:p>
          </table:table-cell>
          <table:table-cell table:style-name="ce1" office:value-type="float" office:value="-0.0974865645647622" calcext:value-type="float">
            <text:p>-0,097486564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28872883666239" calcext:value-type="float">
            <text:p>0,0228872884</text:p>
          </table:table-cell>
          <table:table-cell table:style-name="ce1" office:value-type="float" office:value="-0.00180135989046353" calcext:value-type="float">
            <text:p>-0,0018013599</text:p>
          </table:table-cell>
          <table:table-cell table:style-name="ce1" office:value-type="float" office:value="0.0445994852014359" calcext:value-type="float">
            <text:p>0,0445994852</text:p>
          </table:table-cell>
          <table:table-cell table:style-name="ce1" office:value-type="float" office:value="0.55452561378479" calcext:value-type="float">
            <text:p>0,5545256138</text:p>
          </table:table-cell>
          <table:table-cell table:style-name="ce1" office:value-type="float" office:value="0.554525852203369" calcext:value-type="float">
            <text:p>0,5545258522</text:p>
          </table:table-cell>
          <table:table-cell table:style-name="ce1" office:value-type="float" office:value="0.554525375366211" calcext:value-type="float">
            <text:p>0,5545253754</text:p>
          </table:table-cell>
          <table:table-cell table:style-name="ce1" office:value-type="float" office:value="-0.112300910055637" calcext:value-type="float">
            <text:p>-0,1123009101</text:p>
          </table:table-cell>
          <table:table-cell table:style-name="ce1" office:value-type="float" office:value="3.97562527656555" calcext:value-type="float">
            <text:p>3,9756252766</text:p>
          </table:table-cell>
          <table:table-cell table:style-name="ce1" office:value-type="float" office:value="-1.98000454902649" calcext:value-type="float">
            <text:p>-1,980004549</text:p>
          </table:table-cell>
        </table:table-row>
        <table:table-row table:style-name="ro1">
          <table:table-cell table:style-name="ce1" office:value-type="string" calcext:value-type="string">
            <text:p>1.5298168659210205</text:p>
          </table:table-cell>
          <table:table-cell table:style-name="ce1" office:value-type="string" calcext:value-type="string">
            <text:p>0.020476579666137695</text:p>
          </table:table-cell>
          <table:table-cell table:style-name="ce1" office:value-type="string" calcext:value-type="string">
            <text:p>43.54206562042236</text:p>
          </table:table-cell>
          <table:table-cell table:style-name="ce1" office:value-type="float" office:value="0.0400754124023894" calcext:value-type="float">
            <text:p>0,0400754124</text:p>
          </table:table-cell>
          <table:table-cell table:style-name="ce1" office:value-type="float" office:value="-0.132856616083487" calcext:value-type="float">
            <text:p>-0,1328566161</text:p>
          </table:table-cell>
          <table:table-cell table:style-name="ce1" office:value-type="float" office:value="1.31059060567691" calcext:value-type="float">
            <text:p>1,3105906057</text:p>
          </table:table-cell>
          <table:table-cell table:style-name="ce1" office:value-type="float" office:value="-0.0626832909031508" calcext:value-type="float">
            <text:p>-0,0626832909</text:p>
          </table:table-cell>
          <table:table-cell table:number-columns-repeated="2" table:style-name="ce1" office:value-type="float" office:value="0.0375066471066169" calcext:value-type="float">
            <text:p>0,0375066471</text:p>
          </table:table-cell>
          <table:table-cell table:style-name="ce1" office:value-type="float" office:value="-0.127277240157127" calcext:value-type="float">
            <text:p>-0,1272772402</text:p>
          </table:table-cell>
          <table:table-cell table:style-name="ce1" office:value-type="float" office:value="3.98089170455933" calcext:value-type="float">
            <text:p>3,9808917046</text:p>
          </table:table-cell>
          <table:table-cell table:style-name="ce1" office:value-type="float" office:value="-1.95471620559692" calcext:value-type="float">
            <text:p>-1,9547162056</text:p>
          </table:table-cell>
          <table:table-cell table:style-name="ce1" office:value-type="string" calcext:value-type="string">
            <text:p>-0.06268329090315079</text:p>
          </table:table-cell>
          <table:table-cell table:style-name="ce1" office:value-type="string" calcext:value-type="string">
            <text:p>0.03750664710661689</text:p>
          </table:table-cell>
          <table:table-cell table:style-name="ce1" office:value-type="string" calcext:value-type="string">
            <text:p>-0.09835547682857775</text:p>
          </table:table-cell>
          <table:table-cell table:style-name="ce1" office:value-type="float" office:value="-0.0168458615800504" calcext:value-type="float">
            <text:p>-0,0168458616</text:p>
          </table:table-cell>
          <table:table-cell table:style-name="ce1" office:value-type="float" office:value="0.0419580815015016" calcext:value-type="float">
            <text:p>0,0419580815</text:p>
          </table:table-cell>
          <table:table-cell table:style-name="ce1" office:value-type="float" office:value="-0.0537385423083364" calcext:value-type="float">
            <text:p>-0,0537385423</text:p>
          </table:table-cell>
          <table:table-cell table:style-name="ce1" office:value-type="float" office:value="-0.350347840074672" calcext:value-type="float">
            <text:p>-0,3503478401</text:p>
          </table:table-cell>
          <table:table-cell table:style-name="ce1" office:value-type="float" office:value="-0.0297465138498721" calcext:value-type="float">
            <text:p>-0,029746513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97863078975583" calcext:value-type="float">
            <text:p>0,0297863079</text:p>
          </table:table-cell>
          <table:table-cell table:style-name="ce1" office:value-type="float" office:value="-0.00889091888065193" calcext:value-type="float">
            <text:p>-0,0088909189</text:p>
          </table:table-cell>
          <table:table-cell table:style-name="ce1" office:value-type="float" office:value="0.055322619190347" calcext:value-type="float">
            <text:p>0,0553226192</text:p>
          </table:table-cell>
          <table:table-cell table:style-name="ce1" office:value-type="float" office:value="0.484339952468872" calcext:value-type="float">
            <text:p>0,4843399525</text:p>
          </table:table-cell>
          <table:table-cell table:style-name="ce1" office:value-type="float" office:value="0.484340906143189" calcext:value-type="float">
            <text:p>0,4843409061</text:p>
          </table:table-cell>
          <table:table-cell table:style-name="ce1" office:value-type="float" office:value="0.484340667724609" calcext:value-type="float">
            <text:p>0,4843406677</text:p>
          </table:table-cell>
          <table:table-cell table:style-name="ce1" office:value-type="float" office:value="-0.127277240157127" calcext:value-type="float">
            <text:p>-0,1272772402</text:p>
          </table:table-cell>
          <table:table-cell table:style-name="ce1" office:value-type="float" office:value="3.98089170455933" calcext:value-type="float">
            <text:p>3,9808917046</text:p>
          </table:table-cell>
          <table:table-cell table:style-name="ce1" office:value-type="float" office:value="-1.95471620559692" calcext:value-type="float">
            <text:p>-1,9547162056</text:p>
          </table:table-cell>
        </table:table-row>
        <table:table-row table:style-name="ro1">
          <table:table-cell table:style-name="ce1" office:value-type="string" calcext:value-type="string">
            <text:p>1.5441181659698486</text:p>
          </table:table-cell>
          <table:table-cell table:style-name="ce1" office:value-type="string" calcext:value-type="string">
            <text:p>0.014301300048828125</text:p>
          </table:table-cell>
          <table:table-cell table:style-name="ce1" office:value-type="string" calcext:value-type="string">
            <text:p>44.034263134002686</text:p>
          </table:table-cell>
          <table:table-cell table:style-name="ce1" office:value-type="float" office:value="0.0266565927606145" calcext:value-type="float">
            <text:p>0,0266565928</text:p>
          </table:table-cell>
          <table:table-cell table:style-name="ce1" office:value-type="float" office:value="-0.124917689848829" calcext:value-type="float">
            <text:p>-0,1249176898</text:p>
          </table:table-cell>
          <table:table-cell table:style-name="ce1" office:value-type="float" office:value="1.29054781536997" calcext:value-type="float">
            <text:p>1,2905478154</text:p>
          </table:table-cell>
          <table:table-cell table:style-name="ce1" office:value-type="float" office:value="-0.0603818132768051" calcext:value-type="float">
            <text:p>-0,0603818133</text:p>
          </table:table-cell>
          <table:table-cell table:number-columns-repeated="2" table:style-name="ce1" office:value-type="float" office:value="0.0439717535123606" calcext:value-type="float">
            <text:p>0,0439717535</text:p>
          </table:table-cell>
          <table:table-cell table:style-name="ce1" office:value-type="float" office:value="-0.142779469490051" calcext:value-type="float">
            <text:p>-0,1427794695</text:p>
          </table:table-cell>
          <table:table-cell table:style-name="ce1" office:value-type="float" office:value="3.98816776275635" calcext:value-type="float">
            <text:p>3,9881677628</text:p>
          </table:table-cell>
          <table:table-cell table:style-name="ce1" office:value-type="float" office:value="-1.92938446998596" calcext:value-type="float">
            <text:p>-1,92938447</text:p>
          </table:table-cell>
          <table:table-cell table:style-name="ce1" office:value-type="string" calcext:value-type="string">
            <text:p>-0.06038181327680507</text:p>
          </table:table-cell>
          <table:table-cell table:style-name="ce1" office:value-type="string" calcext:value-type="string">
            <text:p>0.04397175351236055</text:p>
          </table:table-cell>
          <table:table-cell table:style-name="ce1" office:value-type="string" calcext:value-type="string">
            <text:p>-0.09739045237163775</text:p>
          </table:table-cell>
          <table:table-cell table:style-name="ce1" office:value-type="float" office:value="-0.0120226237207168" calcext:value-type="float">
            <text:p>-0,0120226237</text:p>
          </table:table-cell>
          <table:table-cell table:style-name="ce1" office:value-type="float" office:value="0.039856984825046" calcext:value-type="float">
            <text:p>0,0398569848</text:p>
          </table:table-cell>
          <table:table-cell table:style-name="ce1" office:value-type="float" office:value="-0.0525507114951993" calcext:value-type="float">
            <text:p>-0,0525507115</text:p>
          </table:table-cell>
          <table:table-cell table:style-name="ce1" office:value-type="float" office:value="-0.370072495335365" calcext:value-type="float">
            <text:p>-0,3700724953</text:p>
          </table:table-cell>
          <table:table-cell table:style-name="ce1" office:value-type="float" office:value="0.0356445487394028" calcext:value-type="float">
            <text:p>0,035644548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326652513099188" calcext:value-type="float">
            <text:p>0,0326652513</text:p>
          </table:table-cell>
          <table:table-cell table:style-name="ce1" office:value-type="float" office:value="-0.0142294978062203" calcext:value-type="float">
            <text:p>-0,0142294978</text:p>
          </table:table-cell>
          <table:table-cell table:style-name="ce1" office:value-type="float" office:value="0.0464103649424626" calcext:value-type="float">
            <text:p>0,0464103649</text:p>
          </table:table-cell>
          <table:table-cell table:style-name="ce1" office:value-type="float" office:value="0.492188453674316" calcext:value-type="float">
            <text:p>0,4921884537</text:p>
          </table:table-cell>
          <table:table-cell table:style-name="ce1" office:value-type="float" office:value="0.49219274520874" calcext:value-type="float">
            <text:p>0,4921927452</text:p>
          </table:table-cell>
          <table:table-cell table:style-name="ce1" office:value-type="float" office:value="0.492193937301636" calcext:value-type="float">
            <text:p>0,4921939373</text:p>
          </table:table-cell>
          <table:table-cell table:style-name="ce1" office:value-type="float" office:value="-0.142779469490051" calcext:value-type="float">
            <text:p>-0,1427794695</text:p>
          </table:table-cell>
          <table:table-cell table:style-name="ce1" office:value-type="float" office:value="3.98816776275635" calcext:value-type="float">
            <text:p>3,9881677628</text:p>
          </table:table-cell>
          <table:table-cell table:style-name="ce1" office:value-type="float" office:value="-1.92938446998596" calcext:value-type="float">
            <text:p>-1,92938447</text:p>
          </table:table-cell>
        </table:table-row>
        <table:table-row table:style-name="ro1">
          <table:table-cell table:style-name="ce1" office:value-type="string" calcext:value-type="string">
            <text:p>1.5602703094482422</text:p>
          </table:table-cell>
          <table:table-cell table:style-name="ce1" office:value-type="string" calcext:value-type="string">
            <text:p>0.016152143478393555</text:p>
          </table:table-cell>
          <table:table-cell table:style-name="ce1" office:value-type="string" calcext:value-type="string">
            <text:p>44.52447009086609</text:p>
          </table:table-cell>
          <table:table-cell table:style-name="ce1" office:value-type="float" office:value="0.0154594778281602" calcext:value-type="float">
            <text:p>0,0154594778</text:p>
          </table:table-cell>
          <table:table-cell table:style-name="ce1" office:value-type="float" office:value="-0.116979523665375" calcext:value-type="float">
            <text:p>-0,1169795237</text:p>
          </table:table-cell>
          <table:table-cell table:style-name="ce1" office:value-type="float" office:value="1.27510593261248" calcext:value-type="float">
            <text:p>1,2751059326</text:p>
          </table:table-cell>
          <table:table-cell table:style-name="ce1" office:value-type="float" office:value="-0.0583795910620051" calcext:value-type="float">
            <text:p>-0,0583795911</text:p>
          </table:table-cell>
          <table:table-cell table:number-columns-repeated="2" table:style-name="ce1" office:value-type="float" office:value="0.0497607703769627" calcext:value-type="float">
            <text:p>0,0497607704</text:p>
          </table:table-cell>
          <table:table-cell table:style-name="ce1" office:value-type="float" office:value="-0.15743251144886" calcext:value-type="float">
            <text:p>-0,1574325114</text:p>
          </table:table-cell>
          <table:table-cell table:style-name="ce1" office:value-type="float" office:value="3.99753522872925" calcext:value-type="float">
            <text:p>3,9975352287</text:p>
          </table:table-cell>
          <table:table-cell table:style-name="ce1" office:value-type="float" office:value="-1.90513074398041" calcext:value-type="float">
            <text:p>-1,905130744</text:p>
          </table:table-cell>
          <table:table-cell table:style-name="ce1" office:value-type="string" calcext:value-type="string">
            <text:p>-0.05837959106200508</text:p>
          </table:table-cell>
          <table:table-cell table:style-name="ce1" office:value-type="string" calcext:value-type="string">
            <text:p>0.04976077037696275</text:p>
          </table:table-cell>
          <table:table-cell table:style-name="ce1" office:value-type="string" calcext:value-type="string">
            <text:p>-0.09648637151805962</text:p>
          </table:table-cell>
          <table:table-cell table:style-name="ce1" office:value-type="float" office:value="-0.00799697782818435" calcext:value-type="float">
            <text:p>-0,0079969778</text:p>
          </table:table-cell>
          <table:table-cell table:style-name="ce1" office:value-type="float" office:value="0.0374753069546488" calcext:value-type="float">
            <text:p>0,037475307</text:p>
          </table:table-cell>
          <table:table-cell table:style-name="ce1" office:value-type="float" office:value="-0.0515084863992385" calcext:value-type="float">
            <text:p>-0,0515084864</text:p>
          </table:table-cell>
          <table:table-cell table:style-name="ce1" office:value-type="float" office:value="-0.383140009480825" calcext:value-type="float">
            <text:p>-0,3831400095</text:p>
          </table:table-cell>
          <table:table-cell table:style-name="ce1" office:value-type="float" office:value="0.0968814989081135" calcext:value-type="float">
            <text:p>0,096881498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73732254304226" calcext:value-type="float">
            <text:p>0,0273732254</text:p>
          </table:table-cell>
          <table:table-cell table:style-name="ce1" office:value-type="float" office:value="-0.0161946720465577" calcext:value-type="float">
            <text:p>-0,016194672</text:p>
          </table:table-cell>
          <table:table-cell table:style-name="ce1" office:value-type="float" office:value="0.0408845952471545" calcext:value-type="float">
            <text:p>0,0408845952</text:p>
          </table:table-cell>
          <table:table-cell table:style-name="ce1" office:value-type="float" office:value="0.490216970443726" calcext:value-type="float">
            <text:p>0,4902169704</text:p>
          </table:table-cell>
          <table:table-cell table:style-name="ce1" office:value-type="float" office:value="0.4902184009552" calcext:value-type="float">
            <text:p>0,490218401</text:p>
          </table:table-cell>
          <table:table-cell table:style-name="ce1" office:value-type="float" office:value="0.490228414535522" calcext:value-type="float">
            <text:p>0,4902284145</text:p>
          </table:table-cell>
          <table:table-cell table:style-name="ce1" office:value-type="float" office:value="-0.15743251144886" calcext:value-type="float">
            <text:p>-0,1574325114</text:p>
          </table:table-cell>
          <table:table-cell table:style-name="ce1" office:value-type="float" office:value="3.99753522872925" calcext:value-type="float">
            <text:p>3,9975352287</text:p>
          </table:table-cell>
          <table:table-cell table:style-name="ce1" office:value-type="float" office:value="-1.90513074398041" calcext:value-type="float">
            <text:p>-1,905130744</text:p>
          </table:table-cell>
        </table:table-row>
        <table:table-row table:style-name="ro1">
          <table:table-cell table:style-name="ce1" office:value-type="string" calcext:value-type="string">
            <text:p>1.5743672847747803</text:p>
          </table:table-cell>
          <table:table-cell table:style-name="ce1" office:value-type="string" calcext:value-type="string">
            <text:p>0.014096975326538086</text:p>
          </table:table-cell>
          <table:table-cell table:style-name="ce1" office:value-type="string" calcext:value-type="string">
            <text:p>45.009748458862305</text:p>
          </table:table-cell>
          <table:table-cell table:style-name="ce1" office:value-type="float" office:value="0.00904286837774433" calcext:value-type="float">
            <text:p>0,0090428684</text:p>
          </table:table-cell>
          <table:table-cell table:style-name="ce1" office:value-type="float" office:value="-0.111807152031013" calcext:value-type="float">
            <text:p>-0,111807152</text:p>
          </table:table-cell>
          <table:table-cell table:style-name="ce1" office:value-type="float" office:value="1.2657096474259" calcext:value-type="float">
            <text:p>1,2657096474</text:p>
          </table:table-cell>
          <table:table-cell table:style-name="ce1" office:value-type="float" office:value="-0.0562606594026098" calcext:value-type="float">
            <text:p>-0,0562606594</text:p>
          </table:table-cell>
          <table:table-cell table:number-columns-repeated="2" table:style-name="ce1" office:value-type="float" office:value="0.0551012029421688" calcext:value-type="float">
            <text:p>0,0551012029</text:p>
          </table:table-cell>
          <table:table-cell table:style-name="ce1" office:value-type="float" office:value="-0.15743251144886" calcext:value-type="float">
            <text:p>-0,1574325114</text:p>
          </table:table-cell>
          <table:table-cell table:style-name="ce1" office:value-type="float" office:value="3.99753522872925" calcext:value-type="float">
            <text:p>3,9975352287</text:p>
          </table:table-cell>
          <table:table-cell table:style-name="ce1" office:value-type="float" office:value="-1.90513074398041" calcext:value-type="float">
            <text:p>-1,905130744</text:p>
          </table:table-cell>
          <table:table-cell table:style-name="ce1" office:value-type="string" calcext:value-type="string">
            <text:p>-0.05626065940260981</text:p>
          </table:table-cell>
          <table:table-cell table:style-name="ce1" office:value-type="string" calcext:value-type="string">
            <text:p>0.055101202942168775</text:p>
          </table:table-cell>
          <table:table-cell table:style-name="ce1" office:value-type="string" calcext:value-type="string">
            <text:p>-0.09591615677414621</text:p>
          </table:table-cell>
          <table:table-cell table:style-name="ce1" office:value-type="float" office:value="-0.00463784334844806" calcext:value-type="float">
            <text:p>-0,0046378433</text:p>
          </table:table-cell>
          <table:table-cell table:style-name="ce1" office:value-type="float" office:value="0.0350938570996125" calcext:value-type="float">
            <text:p>0,0350938571</text:p>
          </table:table-cell>
          <table:table-cell table:style-name="ce1" office:value-type="float" office:value="-0.0507055084958489" calcext:value-type="float">
            <text:p>-0,0507055085</text:p>
          </table:table-cell>
          <table:table-cell table:style-name="ce1" office:value-type="float" office:value="-0.390700959645291" calcext:value-type="float">
            <text:p>-0,3907009596</text:p>
          </table:table-cell>
          <table:table-cell table:style-name="ce1" office:value-type="float" office:value="0.154093755085157" calcext:value-type="float">
            <text:p>0,154093755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28941530194402" calcext:value-type="float">
            <text:p>0,022894153</text:p>
          </table:table-cell>
          <table:table-cell table:style-name="ce1" office:value-type="float" office:value="-0.0162308386518351" calcext:value-type="float">
            <text:p>-0,0162308387</text:p>
          </table:table-cell>
          <table:table-cell table:style-name="ce1" office:value-type="float" office:value="0.031574068868106" calcext:value-type="float">
            <text:p>0,0315740689</text:p>
          </table:table-cell>
          <table:table-cell table:style-name="ce1" office:value-type="float" office:value="0.489081859588623" calcext:value-type="float">
            <text:p>0,4890818596</text:p>
          </table:table-cell>
          <table:table-cell table:style-name="ce1" office:value-type="float" office:value="0.489079236984253" calcext:value-type="float">
            <text:p>0,489079237</text:p>
          </table:table-cell>
          <table:table-cell table:style-name="ce1" office:value-type="float" office:value="0.489068508148193" calcext:value-type="float">
            <text:p>0,4890685081</text:p>
          </table:table-cell>
          <table:table-cell table:style-name="ce1" office:value-type="float" office:value="-0.15743251144886" calcext:value-type="float">
            <text:p>-0,1574325114</text:p>
          </table:table-cell>
          <table:table-cell table:style-name="ce1" office:value-type="float" office:value="3.99753522872925" calcext:value-type="float">
            <text:p>3,9975352287</text:p>
          </table:table-cell>
          <table:table-cell table:style-name="ce1" office:value-type="float" office:value="-1.90513074398041" calcext:value-type="float">
            <text:p>-1,905130744</text:p>
          </table:table-cell>
        </table:table-row>
        <table:table-row table:style-name="ro1">
          <table:table-cell table:style-name="ce1" office:value-type="string" calcext:value-type="string">
            <text:p>1.5907857418060303</text:p>
          </table:table-cell>
          <table:table-cell table:style-name="ce1" office:value-type="string" calcext:value-type="string">
            <text:p>0.01641845703125</text:p>
          </table:table-cell>
          <table:table-cell table:style-name="ce1" office:value-type="string" calcext:value-type="string">
            <text:p>45.50324296951294</text:p>
          </table:table-cell>
          <table:table-cell table:style-name="ce1" office:value-type="float" office:value="-0.00118334450684258" calcext:value-type="float">
            <text:p>-0,0011833445</text:p>
          </table:table-cell>
          <table:table-cell table:style-name="ce1" office:value-type="float" office:value="-0.102269530848221" calcext:value-type="float">
            <text:p>-0,1022695308</text:p>
          </table:table-cell>
          <table:table-cell table:style-name="ce1" office:value-type="float" office:value="1.24940086146932" calcext:value-type="float">
            <text:p>1,2494008615</text:p>
          </table:table-cell>
          <table:table-cell table:style-name="ce1" office:value-type="float" office:value="-0.0554225539004684" calcext:value-type="float">
            <text:p>-0,0554225539</text:p>
          </table:table-cell>
          <table:table-cell table:number-columns-repeated="2" table:style-name="ce1" office:value-type="float" office:value="0.0612782668290224" calcext:value-type="float">
            <text:p>0,0612782668</text:p>
          </table:table-cell>
          <table:table-cell table:style-name="ce1" office:value-type="float" office:value="-0.171373352408409" calcext:value-type="float">
            <text:p>-0,1713733524</text:p>
          </table:table-cell>
          <table:table-cell table:style-name="ce1" office:value-type="float" office:value="4.00887489318848" calcext:value-type="float">
            <text:p>4,0088748932</text:p>
          </table:table-cell>
          <table:table-cell table:style-name="ce1" office:value-type="float" office:value="-1.88138973712921" calcext:value-type="float">
            <text:p>-1,8813897371</text:p>
          </table:table-cell>
          <table:table-cell table:style-name="ce1" office:value-type="string" calcext:value-type="string">
            <text:p>-0.05542255390046845</text:p>
          </table:table-cell>
          <table:table-cell table:style-name="ce1" office:value-type="string" calcext:value-type="string">
            <text:p>0.06127826682902236</text:p>
          </table:table-cell>
          <table:table-cell table:style-name="ce1" office:value-type="string" calcext:value-type="string">
            <text:p>-0.09574079034310122</text:p>
          </table:table-cell>
          <table:table-cell table:style-name="ce1" office:value-type="float" office:value="-0.0027128605133233" calcext:value-type="float">
            <text:p>-0,0027128605</text:p>
          </table:table-cell>
          <table:table-cell table:style-name="ce1" office:value-type="float" office:value="0.0335421456093038" calcext:value-type="float">
            <text:p>0,0335421456</text:p>
          </table:table-cell>
          <table:table-cell table:style-name="ce1" office:value-type="float" office:value="-0.0502169016661467" calcext:value-type="float">
            <text:p>-0,0502169017</text:p>
          </table:table-cell>
          <table:table-cell table:style-name="ce1" office:value-type="float" office:value="-0.395162591043745" calcext:value-type="float">
            <text:p>-0,395162591</text:p>
          </table:table-cell>
          <table:table-cell table:style-name="ce1" office:value-type="float" office:value="0.209257841973386" calcext:value-type="float">
            <text:p>0,20925784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30052327298052" calcext:value-type="float">
            <text:p>0,0130052327</text:p>
          </table:table-cell>
          <table:table-cell table:style-name="ce1" office:value-type="float" office:value="-0.0104834172793581" calcext:value-type="float">
            <text:p>-0,0104834173</text:p>
          </table:table-cell>
          <table:table-cell table:style-name="ce1" office:value-type="float" office:value="0.0190444529218208" calcext:value-type="float">
            <text:p>0,0190444529</text:p>
          </table:table-cell>
          <table:table-cell table:style-name="ce1" office:value-type="float" office:value="0.493386745452881" calcext:value-type="float">
            <text:p>0,4933867455</text:p>
          </table:table-cell>
          <table:table-cell table:style-name="ce1" office:value-type="float" office:value="0.493386030197144" calcext:value-type="float">
            <text:p>0,4933860302</text:p>
          </table:table-cell>
          <table:table-cell table:style-name="ce1" office:value-type="float" office:value="0.49338698387146" calcext:value-type="float">
            <text:p>0,4933869839</text:p>
          </table:table-cell>
          <table:table-cell table:style-name="ce1" office:value-type="float" office:value="-0.171373352408409" calcext:value-type="float">
            <text:p>-0,1713733524</text:p>
          </table:table-cell>
          <table:table-cell table:style-name="ce1" office:value-type="float" office:value="4.00887489318848" calcext:value-type="float">
            <text:p>4,0088748932</text:p>
          </table:table-cell>
          <table:table-cell table:style-name="ce1" office:value-type="float" office:value="-1.88138973712921" calcext:value-type="float">
            <text:p>-1,8813897371</text:p>
          </table:table-cell>
        </table:table-row>
        <table:table-row table:style-name="ro1">
          <table:table-cell table:style-name="ce1" office:value-type="string" calcext:value-type="string">
            <text:p>1.6042804718017578</text:p>
          </table:table-cell>
          <table:table-cell table:style-name="ce1" office:value-type="string" calcext:value-type="string">
            <text:p>0.013494729995727539</text:p>
          </table:table-cell>
          <table:table-cell table:style-name="ce1" office:value-type="string" calcext:value-type="string">
            <text:p>46.04866313934326</text:p>
          </table:table-cell>
          <table:table-cell table:style-name="ce1" office:value-type="float" office:value="-0.0101213466712377" calcext:value-type="float">
            <text:p>-0,0101213467</text:p>
          </table:table-cell>
          <table:table-cell table:style-name="ce1" office:value-type="float" office:value="-0.0923550896070622" calcext:value-type="float">
            <text:p>-0,0923550896</text:p>
          </table:table-cell>
          <table:table-cell table:style-name="ce1" office:value-type="float" office:value="1.23488724378892" calcext:value-type="float">
            <text:p>1,2348872438</text:p>
          </table:table-cell>
          <table:table-cell table:style-name="ce1" office:value-type="float" office:value="-0.0519808924659103" calcext:value-type="float">
            <text:p>-0,0519808925</text:p>
          </table:table-cell>
          <table:table-cell table:number-columns-repeated="2" table:style-name="ce1" office:value-type="float" office:value="0.0655518475188083" calcext:value-type="float">
            <text:p>0,0655518475</text:p>
          </table:table-cell>
          <table:table-cell table:style-name="ce1" office:value-type="float" office:value="-0.184349149465561" calcext:value-type="float">
            <text:p>-0,1843491495</text:p>
          </table:table-cell>
          <table:table-cell table:style-name="ce1" office:value-type="float" office:value="4.0219521522522" calcext:value-type="float">
            <text:p>4,0219521523</text:p>
          </table:table-cell>
          <table:table-cell table:style-name="ce1" office:value-type="float" office:value="-1.85728061199188" calcext:value-type="float">
            <text:p>-1,857280612</text:p>
          </table:table-cell>
          <table:table-cell table:style-name="ce1" office:value-type="string" calcext:value-type="string">
            <text:p>-0.05198089246591029</text:p>
          </table:table-cell>
          <table:table-cell table:style-name="ce1" office:value-type="string" calcext:value-type="string">
            <text:p>0.0655518475188083</text:p>
          </table:table-cell>
          <table:table-cell table:style-name="ce1" office:value-type="string" calcext:value-type="string">
            <text:p>-0.0946166276874493</text:p>
          </table:table-cell>
          <table:table-cell table:style-name="ce1" office:value-type="float" office:value="0.000355003352052774" calcext:value-type="float">
            <text:p>0,0003550034</text:p>
          </table:table-cell>
          <table:table-cell table:style-name="ce1" office:value-type="float" office:value="0.0306808592544662" calcext:value-type="float">
            <text:p>0,0306808593</text:p>
          </table:table-cell>
          <table:table-cell table:style-name="ce1" office:value-type="float" office:value="-0.0493688447964044" calcext:value-type="float">
            <text:p>-0,0493688448</text:p>
          </table:table-cell>
          <table:table-cell table:style-name="ce1" office:value-type="float" office:value="-0.394521186656875" calcext:value-type="float">
            <text:p>-0,3945211867</text:p>
          </table:table-cell>
          <table:table-cell table:style-name="ce1" office:value-type="float" office:value="0.264690420411503" calcext:value-type="float">
            <text:p>0,264690420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88666200145922" calcext:value-type="float">
            <text:p>0,01886662</text:p>
          </table:table-cell>
          <table:table-cell table:style-name="ce1" office:value-type="float" office:value="-0.0175962957389958" calcext:value-type="float">
            <text:p>-0,0175962957</text:p>
          </table:table-cell>
          <table:table-cell table:style-name="ce1" office:value-type="float" office:value="0.0300886843582048" calcext:value-type="float">
            <text:p>0,0300886844</text:p>
          </table:table-cell>
          <table:table-cell table:style-name="ce1" office:value-type="float" office:value="0.54202675819397" calcext:value-type="float">
            <text:p>0,5420267582</text:p>
          </table:table-cell>
          <table:table-cell table:style-name="ce1" office:value-type="float" office:value="0.542024374008179" calcext:value-type="float">
            <text:p>0,542024374</text:p>
          </table:table-cell>
          <table:table-cell table:style-name="ce1" office:value-type="float" office:value="0.542023897171021" calcext:value-type="float">
            <text:p>0,5420238972</text:p>
          </table:table-cell>
          <table:table-cell table:style-name="ce1" office:value-type="float" office:value="-0.184349149465561" calcext:value-type="float">
            <text:p>-0,1843491495</text:p>
          </table:table-cell>
          <table:table-cell table:style-name="ce1" office:value-type="float" office:value="4.0219521522522" calcext:value-type="float">
            <text:p>4,0219521523</text:p>
          </table:table-cell>
          <table:table-cell table:style-name="ce1" office:value-type="float" office:value="-1.85728061199188" calcext:value-type="float">
            <text:p>-1,857280612</text:p>
          </table:table-cell>
        </table:table-row>
        <table:table-row table:style-name="ro1">
          <table:table-cell table:style-name="ce1" office:value-type="string" calcext:value-type="string">
            <text:p>1.6177668571472168</text:p>
          </table:table-cell>
          <table:table-cell table:style-name="ce1" office:value-type="string" calcext:value-type="string">
            <text:p>0.013486385345458984</text:p>
          </table:table-cell>
          <table:table-cell table:style-name="ce1" office:value-type="string" calcext:value-type="string">
            <text:p>46.53561043739319</text:p>
          </table:table-cell>
          <table:table-cell table:style-name="ce1" office:value-type="float" office:value="-0.0218677120973115" calcext:value-type="float">
            <text:p>-0,0218677121</text:p>
          </table:table-cell>
          <table:table-cell table:style-name="ce1" office:value-type="float" office:value="-0.0775638688700619" calcext:value-type="float">
            <text:p>-0,0775638689</text:p>
          </table:table-cell>
          <table:table-cell table:style-name="ce1" office:value-type="float" office:value="1.21427193394414" calcext:value-type="float">
            <text:p>1,2142719339</text:p>
          </table:table-cell>
          <table:table-cell table:style-name="ce1" office:value-type="float" office:value="-0.0486589969511465" calcext:value-type="float">
            <text:p>-0,048658997</text:p>
          </table:table-cell>
          <table:table-cell table:number-columns-repeated="2" table:style-name="ce1" office:value-type="float" office:value="0.0685072620922878" calcext:value-type="float">
            <text:p>0,0685072621</text:p>
          </table:table-cell>
          <table:table-cell table:style-name="ce1" office:value-type="float" office:value="-0.184349149465561" calcext:value-type="float">
            <text:p>-0,1843491495</text:p>
          </table:table-cell>
          <table:table-cell table:style-name="ce1" office:value-type="float" office:value="4.0219521522522" calcext:value-type="float">
            <text:p>4,0219521523</text:p>
          </table:table-cell>
          <table:table-cell table:style-name="ce1" office:value-type="float" office:value="-1.85728061199188" calcext:value-type="float">
            <text:p>-1,857280612</text:p>
          </table:table-cell>
          <table:table-cell table:style-name="ce1" office:value-type="string" calcext:value-type="string">
            <text:p>-0.04865899695114648</text:p>
          </table:table-cell>
          <table:table-cell table:style-name="ce1" office:value-type="string" calcext:value-type="string">
            <text:p>0.06850726209228776</text:p>
          </table:table-cell>
          <table:table-cell table:style-name="ce1" office:value-type="string" calcext:value-type="string">
            <text:p>-0.093868365527201</text:p>
          </table:table-cell>
          <table:table-cell table:style-name="ce1" office:value-type="float" office:value="0.00303640400137131" calcext:value-type="float">
            <text:p>0,003036404</text:p>
          </table:table-cell>
          <table:table-cell table:style-name="ce1" office:value-type="float" office:value="0.0277065268821186" calcext:value-type="float">
            <text:p>0,0277065269</text:p>
          </table:table-cell>
          <table:table-cell table:style-name="ce1" office:value-type="float" office:value="-0.0486141366770238" calcext:value-type="float">
            <text:p>-0,0486141367</text:p>
          </table:table-cell>
          <table:table-cell table:style-name="ce1" office:value-type="float" office:value="-0.389596818240195" calcext:value-type="float">
            <text:p>-0,3895968182</text:p>
          </table:table-cell>
          <table:table-cell table:style-name="ce1" office:value-type="float" office:value="0.309624058306503" calcext:value-type="float">
            <text:p>0,309624058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83708063246631" calcext:value-type="float">
            <text:p>0,0183708063</text:p>
          </table:table-cell>
          <table:table-cell table:style-name="ce1" office:value-type="float" office:value="-0.0203778094124232" calcext:value-type="float">
            <text:p>-0,0203778094</text:p>
          </table:table-cell>
          <table:table-cell table:style-name="ce1" office:value-type="float" office:value="0.0298308459929122" calcext:value-type="float">
            <text:p>0,029830846</text:p>
          </table:table-cell>
          <table:table-cell table:style-name="ce1" office:value-type="float" office:value="0.486532926559448" calcext:value-type="float">
            <text:p>0,4865329266</text:p>
          </table:table-cell>
          <table:table-cell table:style-name="ce1" office:value-type="float" office:value="0.486531257629395" calcext:value-type="float">
            <text:p>0,4865312576</text:p>
          </table:table-cell>
          <table:table-cell table:style-name="ce1" office:value-type="float" office:value="0.486530542373657" calcext:value-type="float">
            <text:p>0,4865305424</text:p>
          </table:table-cell>
          <table:table-cell table:style-name="ce1" office:value-type="float" office:value="-0.184349149465561" calcext:value-type="float">
            <text:p>-0,1843491495</text:p>
          </table:table-cell>
          <table:table-cell table:style-name="ce1" office:value-type="float" office:value="4.0219521522522" calcext:value-type="float">
            <text:p>4,0219521523</text:p>
          </table:table-cell>
          <table:table-cell table:style-name="ce1" office:value-type="float" office:value="-1.85728061199188" calcext:value-type="float">
            <text:p>-1,857280612</text:p>
          </table:table-cell>
        </table:table-row>
        <table:table-row table:style-name="ro1">
          <table:table-cell table:style-name="ce1" office:value-type="string" calcext:value-type="string">
            <text:p>1.6322848796844482</text:p>
          </table:table-cell>
          <table:table-cell table:style-name="ce1" office:value-type="string" calcext:value-type="string">
            <text:p>0.014518022537231445</text:p>
          </table:table-cell>
          <table:table-cell table:style-name="ce1" office:value-type="string" calcext:value-type="string">
            <text:p>47.02694511413574</text:p>
          </table:table-cell>
          <table:table-cell table:style-name="ce1" office:value-type="float" office:value="-0.0335187854641979" calcext:value-type="float">
            <text:p>-0,0335187855</text:p>
          </table:table-cell>
          <table:table-cell table:style-name="ce1" office:value-type="float" office:value="-0.0614654670259628" calcext:value-type="float">
            <text:p>-0,061465467</text:p>
          </table:table-cell>
          <table:table-cell table:style-name="ce1" office:value-type="float" office:value="1.19689557140256" calcext:value-type="float">
            <text:p>1,1968955714</text:p>
          </table:table-cell>
          <table:table-cell table:style-name="ce1" office:value-type="float" office:value="-0.0434133148940112" calcext:value-type="float">
            <text:p>-0,0434133149</text:p>
          </table:table-cell>
          <table:table-cell table:number-columns-repeated="2" table:style-name="ce1" office:value-type="float" office:value="0.0687384896540948" calcext:value-type="float">
            <text:p>0,0687384897</text:p>
          </table:table-cell>
          <table:table-cell table:style-name="ce1" office:value-type="float" office:value="-0.197726309299469" calcext:value-type="float">
            <text:p>-0,1977263093</text:p>
          </table:table-cell>
          <table:table-cell table:style-name="ce1" office:value-type="float" office:value="4.03692054748535" calcext:value-type="float">
            <text:p>4,0369205475</text:p>
          </table:table-cell>
          <table:table-cell table:style-name="ce1" office:value-type="float" office:value="-1.83320534229279" calcext:value-type="float">
            <text:p>-1,8332053423</text:p>
          </table:table-cell>
          <table:table-cell table:style-name="ce1" office:value-type="string" calcext:value-type="string">
            <text:p>-0.04341331489401118</text:p>
          </table:table-cell>
          <table:table-cell table:style-name="ce1" office:value-type="string" calcext:value-type="string">
            <text:p>0.0687384896540948</text:p>
          </table:table-cell>
          <table:table-cell table:style-name="ce1" office:value-type="string" calcext:value-type="string">
            <text:p>-0.09249325726472579</text:p>
          </table:table-cell>
          <table:table-cell table:style-name="ce1" office:value-type="float" office:value="0.00656031362919344" calcext:value-type="float">
            <text:p>0,0065603136</text:p>
          </table:table-cell>
          <table:table-cell table:style-name="ce1" office:value-type="float" office:value="0.0232691606610186" calcext:value-type="float">
            <text:p>0,0232691607</text:p>
          </table:table-cell>
          <table:table-cell table:style-name="ce1" office:value-type="float" office:value="-0.0475421405650951" calcext:value-type="float">
            <text:p>-0,0475421406</text:p>
          </table:table-cell>
          <table:table-cell table:style-name="ce1" office:value-type="float" office:value="-0.378852187088652" calcext:value-type="float">
            <text:p>-0,3788521871</text:p>
          </table:table-cell>
          <table:table-cell table:style-name="ce1" office:value-type="float" office:value="0.347735947923426" calcext:value-type="float">
            <text:p>0,347735947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39064639543544" calcext:value-type="float">
            <text:p>0,023906464</text:p>
          </table:table-cell>
          <table:table-cell table:style-name="ce1" office:value-type="float" office:value="-0.0301025301344125" calcext:value-type="float">
            <text:p>-0,0301025301</text:p>
          </table:table-cell>
          <table:table-cell table:style-name="ce1" office:value-type="float" office:value="0.0419553320147729" calcext:value-type="float">
            <text:p>0,041955332</text:p>
          </table:table-cell>
          <table:table-cell table:style-name="ce1" office:value-type="float" office:value="0.491346836090088" calcext:value-type="float">
            <text:p>0,4913468361</text:p>
          </table:table-cell>
          <table:table-cell table:style-name="ce1" office:value-type="float" office:value="0.491361379623413" calcext:value-type="float">
            <text:p>0,4913613796</text:p>
          </table:table-cell>
          <table:table-cell table:style-name="ce1" office:value-type="float" office:value="0.491363286972046" calcext:value-type="float">
            <text:p>0,491363287</text:p>
          </table:table-cell>
          <table:table-cell table:style-name="ce1" office:value-type="float" office:value="-0.197726309299469" calcext:value-type="float">
            <text:p>-0,1977263093</text:p>
          </table:table-cell>
          <table:table-cell table:style-name="ce1" office:value-type="float" office:value="4.03692054748535" calcext:value-type="float">
            <text:p>4,0369205475</text:p>
          </table:table-cell>
          <table:table-cell table:style-name="ce1" office:value-type="float" office:value="-1.83320534229279" calcext:value-type="float">
            <text:p>-1,8332053423</text:p>
          </table:table-cell>
        </table:table-row>
        <table:table-row table:style-name="ro1">
          <table:table-cell table:style-name="ce1" office:value-type="string" calcext:value-type="string">
            <text:p>1.6458849906921387</text:p>
          </table:table-cell>
          <table:table-cell table:style-name="ce1" office:value-type="string" calcext:value-type="string">
            <text:p>0.01360011100769043</text:p>
          </table:table-cell>
          <table:table-cell table:style-name="ce1" office:value-type="string" calcext:value-type="string">
            <text:p>47.51572918891907</text:p>
          </table:table-cell>
          <table:table-cell table:style-name="ce1" office:value-type="float" office:value="-0.0387599009209899" calcext:value-type="float">
            <text:p>-0,0387599009</text:p>
          </table:table-cell>
          <table:table-cell table:style-name="ce1" office:value-type="float" office:value="-0.0523311243188441" calcext:value-type="float">
            <text:p>-0,0523311243</text:p>
          </table:table-cell>
          <table:table-cell table:style-name="ce1" office:value-type="float" office:value="1.18164462807738" calcext:value-type="float">
            <text:p>1,1816446281</text:p>
          </table:table-cell>
          <table:table-cell table:style-name="ce1" office:value-type="float" office:value="-0.0377096108516051" calcext:value-type="float">
            <text:p>-0,0377096109</text:p>
          </table:table-cell>
          <table:table-cell table:number-columns-repeated="2" table:style-name="ce1" office:value-type="float" office:value="0.0678259882001243" calcext:value-type="float">
            <text:p>0,0678259882</text:p>
          </table:table-cell>
          <table:table-cell table:style-name="ce1" office:value-type="float" office:value="-0.210013806819916" calcext:value-type="float">
            <text:p>-0,2100138068</text:p>
          </table:table-cell>
          <table:table-cell table:style-name="ce1" office:value-type="float" office:value="4.05345058441162" calcext:value-type="float">
            <text:p>4,0534505844</text:p>
          </table:table-cell>
          <table:table-cell table:style-name="ce1" office:value-type="float" office:value="-1.81008899211884" calcext:value-type="float">
            <text:p>-1,8100889921</text:p>
          </table:table-cell>
          <table:table-cell table:style-name="ce1" office:value-type="string" calcext:value-type="string">
            <text:p>-0.03770961085160509</text:p>
          </table:table-cell>
          <table:table-cell table:style-name="ce1" office:value-type="string" calcext:value-type="string">
            <text:p>0.06782598820012431</text:p>
          </table:table-cell>
          <table:table-cell table:style-name="ce1" office:value-type="string" calcext:value-type="string">
            <text:p>-0.09174980910777122</text:p>
          </table:table-cell>
          <table:table-cell table:style-name="ce1" office:value-type="float" office:value="0.0100556356392594" calcext:value-type="float">
            <text:p>0,0100556356</text:p>
          </table:table-cell>
          <table:table-cell table:style-name="ce1" office:value-type="float" office:value="0.0184396401077888" calcext:value-type="float">
            <text:p>0,0184396401</text:p>
          </table:table-cell>
          <table:table-cell table:style-name="ce1" office:value-type="float" office:value="-0.0466385697129332" calcext:value-type="float">
            <text:p>-0,0466385697</text:p>
          </table:table-cell>
          <table:table-cell table:style-name="ce1" office:value-type="float" office:value="-0.362468307006608" calcext:value-type="float">
            <text:p>-0,362468307</text:p>
          </table:table-cell>
          <table:table-cell table:style-name="ce1" office:value-type="float" office:value="0.377779230736799" calcext:value-type="float">
            <text:p>0,377779230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38362235719918" calcext:value-type="float">
            <text:p>0,0238362236</text:p>
          </table:table-cell>
          <table:table-cell table:style-name="ce1" office:value-type="float" office:value="-0.0329356746353538" calcext:value-type="float">
            <text:p>-0,0329356746</text:p>
          </table:table-cell>
          <table:table-cell table:style-name="ce1" office:value-type="float" office:value="0.0355504242064783" calcext:value-type="float">
            <text:p>0,0355504242</text:p>
          </table:table-cell>
          <table:table-cell table:style-name="ce1" office:value-type="float" office:value="0.488796949386597" calcext:value-type="float">
            <text:p>0,4887969494</text:p>
          </table:table-cell>
          <table:table-cell table:style-name="ce1" office:value-type="float" office:value="0.488783121109009" calcext:value-type="float">
            <text:p>0,4887831211</text:p>
          </table:table-cell>
          <table:table-cell table:style-name="ce1" office:value-type="float" office:value="0.488780736923218" calcext:value-type="float">
            <text:p>0,4887807369</text:p>
          </table:table-cell>
          <table:table-cell table:style-name="ce1" office:value-type="float" office:value="-0.210013806819916" calcext:value-type="float">
            <text:p>-0,2100138068</text:p>
          </table:table-cell>
          <table:table-cell table:style-name="ce1" office:value-type="float" office:value="4.05345058441162" calcext:value-type="float">
            <text:p>4,0534505844</text:p>
          </table:table-cell>
          <table:table-cell table:style-name="ce1" office:value-type="float" office:value="-1.81008899211884" calcext:value-type="float">
            <text:p>-1,8100889921</text:p>
          </table:table-cell>
        </table:table-row>
        <table:table-row table:style-name="ro1">
          <table:table-cell table:style-name="ce1" office:value-type="string" calcext:value-type="string">
            <text:p>1.6621370315551758</text:p>
          </table:table-cell>
          <table:table-cell table:style-name="ce1" office:value-type="string" calcext:value-type="string">
            <text:p>0.01625204086303711</text:p>
          </table:table-cell>
          <table:table-cell table:style-name="ce1" office:value-type="string" calcext:value-type="string">
            <text:p>48.021546363830566</text:p>
          </table:table-cell>
          <table:table-cell table:style-name="ce1" office:value-type="float" office:value="-0.0499566465552988" calcext:value-type="float">
            <text:p>-0,0499566466</text:p>
          </table:table-cell>
          <table:table-cell table:style-name="ce1" office:value-type="float" office:value="-0.031769530221038" calcext:value-type="float">
            <text:p>-0,0317695302</text:p>
          </table:table-cell>
          <table:table-cell table:style-name="ce1" office:value-type="float" office:value="1.16231810605084" calcext:value-type="float">
            <text:p>1,1623181061</text:p>
          </table:table-cell>
          <table:table-cell table:style-name="ce1" office:value-type="float" office:value="-0.0341490934690008" calcext:value-type="float">
            <text:p>-0,0341490935</text:p>
          </table:table-cell>
          <table:table-cell table:number-columns-repeated="2" table:style-name="ce1" office:value-type="float" office:value="0.0693916548275071" calcext:value-type="float">
            <text:p>0,0693916548</text:p>
          </table:table-cell>
          <table:table-cell table:style-name="ce1" office:value-type="float" office:value="-0.220620185136795" calcext:value-type="float">
            <text:p>-0,2206201851</text:p>
          </table:table-cell>
          <table:table-cell table:style-name="ce1" office:value-type="float" office:value="4.07095670700073" calcext:value-type="float">
            <text:p>4,070956707</text:p>
          </table:table-cell>
          <table:table-cell table:style-name="ce1" office:value-type="float" office:value="-1.7875143289566" calcext:value-type="float">
            <text:p>-1,787514329</text:p>
          </table:table-cell>
          <table:table-cell table:style-name="ce1" office:value-type="string" calcext:value-type="string">
            <text:p>-0.034149093469000795</text:p>
          </table:table-cell>
          <table:table-cell table:style-name="ce1" office:value-type="string" calcext:value-type="string">
            <text:p>0.06939165482750706</text:p>
          </table:table-cell>
          <table:table-cell table:style-name="ce1" office:value-type="string" calcext:value-type="string">
            <text:p>-0.09109234246632297</text:p>
          </table:table-cell>
          <table:table-cell table:style-name="ce1" office:value-type="float" office:value="0.011627970276297" calcext:value-type="float">
            <text:p>0,0116279703</text:p>
          </table:table-cell>
          <table:table-cell table:style-name="ce1" office:value-type="float" office:value="0.0156993372956532" calcext:value-type="float">
            <text:p>0,0156993373</text:p>
          </table:table-cell>
          <table:table-cell table:style-name="ce1" office:value-type="float" office:value="-0.0458455206600236" calcext:value-type="float">
            <text:p>-0,0458455207</text:p>
          </table:table-cell>
          <table:table-cell table:style-name="ce1" office:value-type="float" office:value="-0.342847275237932" calcext:value-type="float">
            <text:p>-0,3428472752</text:p>
          </table:table-cell>
          <table:table-cell table:style-name="ce1" office:value-type="float" office:value="0.404270260413354" calcext:value-type="float">
            <text:p>0,404270260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03534369759821" calcext:value-type="float">
            <text:p>0,010353437</text:p>
          </table:table-cell>
          <table:table-cell table:style-name="ce1" office:value-type="float" office:value="-0.0180442372234478" calcext:value-type="float">
            <text:p>-0,0180442372</text:p>
          </table:table-cell>
          <table:table-cell table:style-name="ce1" office:value-type="float" office:value="0.0301271277480266" calcext:value-type="float">
            <text:p>0,0301271277</text:p>
          </table:table-cell>
          <table:table-cell table:style-name="ce1" office:value-type="float" office:value="0.506219863891602" calcext:value-type="float">
            <text:p>0,5062198639</text:p>
          </table:table-cell>
          <table:table-cell table:style-name="ce1" office:value-type="float" office:value="0.506219387054443" calcext:value-type="float">
            <text:p>0,5062193871</text:p>
          </table:table-cell>
          <table:table-cell table:style-name="ce1" office:value-type="float" office:value="0.506219625473022" calcext:value-type="float">
            <text:p>0,5062196255</text:p>
          </table:table-cell>
          <table:table-cell table:style-name="ce1" office:value-type="float" office:value="-0.220620185136795" calcext:value-type="float">
            <text:p>-0,2206201851</text:p>
          </table:table-cell>
          <table:table-cell table:style-name="ce1" office:value-type="float" office:value="4.07095670700073" calcext:value-type="float">
            <text:p>4,070956707</text:p>
          </table:table-cell>
          <table:table-cell table:style-name="ce1" office:value-type="float" office:value="-1.7875143289566" calcext:value-type="float">
            <text:p>-1,787514329</text:p>
          </table:table-cell>
        </table:table-row>
        <table:table-row table:style-name="ro1">
          <table:table-cell table:style-name="ce1" office:value-type="string" calcext:value-type="string">
            <text:p>1.6774330139160156</text:p>
          </table:table-cell>
          <table:table-cell table:style-name="ce1" office:value-type="string" calcext:value-type="string">
            <text:p>0.015295982360839844</text:p>
          </table:table-cell>
          <table:table-cell table:style-name="ce1" office:value-type="string" calcext:value-type="string">
            <text:p>48.486875772476196</text:p>
          </table:table-cell>
          <table:table-cell table:style-name="ce1" office:value-type="float" office:value="-0.0563807918943097" calcext:value-type="float">
            <text:p>-0,0563807919</text:p>
          </table:table-cell>
          <table:table-cell table:style-name="ce1" office:value-type="float" office:value="-0.0169419086736592" calcext:value-type="float">
            <text:p>-0,0169419087</text:p>
          </table:table-cell>
          <table:table-cell table:style-name="ce1" office:value-type="float" office:value="1.14671100657663" calcext:value-type="float">
            <text:p>1,1467110066</text:p>
          </table:table-cell>
          <table:table-cell table:style-name="ce1" office:value-type="float" office:value="-0.0269814046943306" calcext:value-type="float">
            <text:p>-0,0269814047</text:p>
          </table:table-cell>
          <table:table-cell table:number-columns-repeated="2" table:style-name="ce1" office:value-type="float" office:value="0.0639351813081716" calcext:value-type="float">
            <text:p>0,0639351813</text:p>
          </table:table-cell>
          <table:table-cell table:style-name="ce1" office:value-type="float" office:value="-0.228656470775604" calcext:value-type="float">
            <text:p>-0,2286564708</text:p>
          </table:table-cell>
          <table:table-cell table:style-name="ce1" office:value-type="float" office:value="4.08830499649048" calcext:value-type="float">
            <text:p>4,0883049965</text:p>
          </table:table-cell>
          <table:table-cell table:style-name="ce1" office:value-type="float" office:value="-1.76445019245148" calcext:value-type="float">
            <text:p>-1,7644501925</text:p>
          </table:table-cell>
          <table:table-cell table:style-name="ce1" office:value-type="string" calcext:value-type="string">
            <text:p>-0.026981404694330642</text:p>
          </table:table-cell>
          <table:table-cell table:style-name="ce1" office:value-type="string" calcext:value-type="string">
            <text:p>0.06393518130817165</text:p>
          </table:table-cell>
          <table:table-cell table:style-name="ce1" office:value-type="string" calcext:value-type="string">
            <text:p>-0.08980153533707931</text:p>
          </table:table-cell>
          <table:table-cell table:style-name="ce1" office:value-type="float" office:value="0.0149869939665896" calcext:value-type="float">
            <text:p>0,014986994</text:p>
          </table:table-cell>
          <table:table-cell table:style-name="ce1" office:value-type="float" office:value="0.00953085906631141" calcext:value-type="float">
            <text:p>0,0095308591</text:p>
          </table:table-cell>
          <table:table-cell table:style-name="ce1" office:value-type="float" office:value="-0.0448405415146439" calcext:value-type="float">
            <text:p>-0,0448405415</text:p>
          </table:table-cell>
          <table:table-cell table:style-name="ce1" office:value-type="float" office:value="-0.319616450298339" calcext:value-type="float">
            <text:p>-0,3196164503</text:p>
          </table:table-cell>
          <table:table-cell table:style-name="ce1" office:value-type="float" office:value="0.419043839109515" calcext:value-type="float">
            <text:p>0,419043839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40780026399071" calcext:value-type="float">
            <text:p>0,0240780026</text:p>
          </table:table-cell>
          <table:table-cell table:style-name="ce1" office:value-type="float" office:value="-0.0442162456719241" calcext:value-type="float">
            <text:p>-0,0442162457</text:p>
          </table:table-cell>
          <table:table-cell table:style-name="ce1" office:value-type="float" office:value="0.0415602471025837" calcext:value-type="float">
            <text:p>0,0415602471</text:p>
          </table:table-cell>
          <table:table-cell table:style-name="ce1" office:value-type="float" office:value="0.465019702911377" calcext:value-type="float">
            <text:p>0,4650197029</text:p>
          </table:table-cell>
          <table:table-cell table:style-name="ce1" office:value-type="float" office:value="0.465023517608643" calcext:value-type="float">
            <text:p>0,4650235176</text:p>
          </table:table-cell>
          <table:table-cell table:style-name="ce1" office:value-type="float" office:value="0.46502423286438" calcext:value-type="float">
            <text:p>0,4650242329</text:p>
          </table:table-cell>
          <table:table-cell table:style-name="ce1" office:value-type="float" office:value="-0.228656470775604" calcext:value-type="float">
            <text:p>-0,2286564708</text:p>
          </table:table-cell>
          <table:table-cell table:style-name="ce1" office:value-type="float" office:value="4.08830499649048" calcext:value-type="float">
            <text:p>4,0883049965</text:p>
          </table:table-cell>
          <table:table-cell table:style-name="ce1" office:value-type="float" office:value="-1.76445019245148" calcext:value-type="float">
            <text:p>-1,7644501925</text:p>
          </table:table-cell>
        </table:table-row>
        <table:table-row table:style-name="ro1">
          <table:table-cell table:style-name="ce1" office:value-type="string" calcext:value-type="string">
            <text:p>1.691680669784546</text:p>
          </table:table-cell>
          <table:table-cell table:style-name="ce1" office:value-type="string" calcext:value-type="string">
            <text:p>0.014247655868530273</text:p>
          </table:table-cell>
          <table:table-cell table:style-name="ce1" office:value-type="string" calcext:value-type="string">
            <text:p>49.053646087646484</text:p>
          </table:table-cell>
          <table:table-cell table:style-name="ce1" office:value-type="float" office:value="-0.0615029468698381" calcext:value-type="float">
            <text:p>-0,0615029469</text:p>
          </table:table-cell>
          <table:table-cell table:style-name="ce1" office:value-type="float" office:value="-0.00484137394160814" calcext:value-type="float">
            <text:p>-0,0048413739</text:p>
          </table:table-cell>
          <table:table-cell table:style-name="ce1" office:value-type="float" office:value="1.13507368976687" calcext:value-type="float">
            <text:p>1,1350736898</text:p>
          </table:table-cell>
          <table:table-cell table:style-name="ce1" office:value-type="float" office:value="-0.0213655399916304" calcext:value-type="float">
            <text:p>-0,02136554</text:p>
          </table:table-cell>
          <table:table-cell table:number-columns-repeated="2" table:style-name="ce1" office:value-type="float" office:value="0.0616672535119789" calcext:value-type="float">
            <text:p>0,0616672535</text:p>
          </table:table-cell>
          <table:table-cell table:style-name="ce1" office:value-type="float" office:value="-0.23541522026062" calcext:value-type="float">
            <text:p>-0,2354152203</text:p>
          </table:table-cell>
          <table:table-cell table:style-name="ce1" office:value-type="float" office:value="4.10567760467529" calcext:value-type="float">
            <text:p>4,1056776047</text:p>
          </table:table-cell>
          <table:table-cell table:style-name="ce1" office:value-type="float" office:value="-1.74159324169159" calcext:value-type="float">
            <text:p>-1,7415932417</text:p>
          </table:table-cell>
          <table:table-cell table:style-name="ce1" office:value-type="string" calcext:value-type="string">
            <text:p>-0.021365539991630433</text:p>
          </table:table-cell>
          <table:table-cell table:style-name="ce1" office:value-type="string" calcext:value-type="string">
            <text:p>0.06166725351197893</text:p>
          </table:table-cell>
          <table:table-cell table:style-name="ce1" office:value-type="string" calcext:value-type="string">
            <text:p>-0.08934038580584956</text:p>
          </table:table-cell>
          <table:table-cell table:style-name="ce1" office:value-type="float" office:value="0.0169142375682929" calcext:value-type="float">
            <text:p>0,0169142376</text:p>
          </table:table-cell>
          <table:table-cell table:style-name="ce1" office:value-type="float" office:value="0.00508257260209777" calcext:value-type="float">
            <text:p>0,0050825726</text:p>
          </table:table-cell>
          <table:table-cell table:style-name="ce1" office:value-type="float" office:value="-0.0440289723419849" calcext:value-type="float">
            <text:p>-0,0440289723</text:p>
          </table:table-cell>
          <table:table-cell table:style-name="ce1" office:value-type="float" office:value="-0.287668924659096" calcext:value-type="float">
            <text:p>-0,2876689247</text:p>
          </table:table-cell>
          <table:table-cell table:style-name="ce1" office:value-type="float" office:value="0.428643731882164" calcext:value-type="float">
            <text:p>0,428643731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13372912051963" calcext:value-type="float">
            <text:p>0,0113372912</text:p>
          </table:table-cell>
          <table:table-cell table:style-name="ce1" office:value-type="float" office:value="-0.0261678141675704" calcext:value-type="float">
            <text:p>-0,0261678142</text:p>
          </table:table-cell>
          <table:table-cell table:style-name="ce1" office:value-type="float" office:value="0.0275434614454122" calcext:value-type="float">
            <text:p>0,0275434614</text:p>
          </table:table-cell>
          <table:table-cell table:style-name="ce1" office:value-type="float" office:value="0.566638469696045" calcext:value-type="float">
            <text:p>0,5666384697</text:p>
          </table:table-cell>
          <table:table-cell table:style-name="ce1" office:value-type="float" office:value="0.566635847091675" calcext:value-type="float">
            <text:p>0,5666358471</text:p>
          </table:table-cell>
          <table:table-cell table:style-name="ce1" office:value-type="float" office:value="0.566635370254517" calcext:value-type="float">
            <text:p>0,5666353703</text:p>
          </table:table-cell>
          <table:table-cell table:style-name="ce1" office:value-type="float" office:value="-0.23541522026062" calcext:value-type="float">
            <text:p>-0,2354152203</text:p>
          </table:table-cell>
          <table:table-cell table:style-name="ce1" office:value-type="float" office:value="4.10567760467529" calcext:value-type="float">
            <text:p>4,1056776047</text:p>
          </table:table-cell>
          <table:table-cell table:style-name="ce1" office:value-type="float" office:value="-1.74159324169159" calcext:value-type="float">
            <text:p>-1,7415932417</text:p>
          </table:table-cell>
        </table:table-row>
        <table:table-row table:style-name="ro1">
          <table:table-cell table:style-name="ce1" office:value-type="string" calcext:value-type="string">
            <text:p>1.707099437713623</text:p>
          </table:table-cell>
          <table:table-cell table:style-name="ce1" office:value-type="string" calcext:value-type="string">
            <text:p>0.015418767929077148</text:p>
          </table:table-cell>
          <table:table-cell table:style-name="ce1" office:value-type="string" calcext:value-type="string">
            <text:p>49.5332612991333</text:p>
          </table:table-cell>
          <table:table-cell table:style-name="ce1" office:value-type="float" office:value="-0.069128798407123" calcext:value-type="float">
            <text:p>-0,0691287984</text:p>
          </table:table-cell>
          <table:table-cell table:style-name="ce1" office:value-type="float" office:value="0.0172746474265385" calcext:value-type="float">
            <text:p>0,0172746474</text:p>
          </table:table-cell>
          <table:table-cell table:style-name="ce1" office:value-type="float" office:value="1.10614829740407" calcext:value-type="float">
            <text:p>1,1061482974</text:p>
          </table:table-cell>
          <table:table-cell table:style-name="ce1" office:value-type="float" office:value="-0.0158755788966449" calcext:value-type="float">
            <text:p>-0,0158755789</text:p>
          </table:table-cell>
          <table:table-cell table:number-columns-repeated="2" table:style-name="ce1" office:value-type="float" office:value="0.0583980334083321" calcext:value-type="float">
            <text:p>0,0583980334</text:p>
          </table:table-cell>
          <table:table-cell table:style-name="ce1" office:value-type="float" office:value="-0.240965649485588" calcext:value-type="float">
            <text:p>-0,2409656495</text:p>
          </table:table-cell>
          <table:table-cell table:style-name="ce1" office:value-type="float" office:value="4.12204456329346" calcext:value-type="float">
            <text:p>4,1220445633</text:p>
          </table:table-cell>
          <table:table-cell table:style-name="ce1" office:value-type="float" office:value="-1.71961867809296" calcext:value-type="float">
            <text:p>-1,7196186781</text:p>
          </table:table-cell>
          <table:table-cell table:style-name="ce1" office:value-type="string" calcext:value-type="string">
            <text:p>-0.01587557889664488</text:p>
          </table:table-cell>
          <table:table-cell table:style-name="ce1" office:value-type="string" calcext:value-type="string">
            <text:p>0.0583980334083321</text:p>
          </table:table-cell>
          <table:table-cell table:style-name="ce1" office:value-type="string" calcext:value-type="string">
            <text:p>-0.08881782308108514</text:p>
          </table:table-cell>
          <table:table-cell table:style-name="ce1" office:value-type="float" office:value="0.0184508840609514" calcext:value-type="float">
            <text:p>0,0184508841</text:p>
          </table:table-cell>
          <table:table-cell table:style-name="ce1" office:value-type="float" office:value="0.00145241218248244" calcext:value-type="float">
            <text:p>0,0014524122</text:p>
          </table:table-cell>
          <table:table-cell table:style-name="ce1" office:value-type="float" office:value="-0.0434238318678773" calcext:value-type="float">
            <text:p>-0,0434238319</text:p>
          </table:table-cell>
          <table:table-cell table:style-name="ce1" office:value-type="float" office:value="-0.258142699378471" calcext:value-type="float">
            <text:p>-0,2581426994</text:p>
          </table:table-cell>
          <table:table-cell table:style-name="ce1" office:value-type="float" office:value="0.430967980456646" calcext:value-type="float">
            <text:p>0,430967980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06694175203535" calcext:value-type="float">
            <text:p>0,0106694175</text:p>
          </table:table-cell>
          <table:table-cell table:style-name="ce1" office:value-type="float" office:value="-0.0252052272611736" calcext:value-type="float">
            <text:p>-0,0252052273</text:p>
          </table:table-cell>
          <table:table-cell table:style-name="ce1" office:value-type="float" office:value="0.0242403514716878" calcext:value-type="float">
            <text:p>0,0242403515</text:p>
          </table:table-cell>
          <table:table-cell table:style-name="ce1" office:value-type="float" office:value="0.480078220367432" calcext:value-type="float">
            <text:p>0,4800782204</text:p>
          </table:table-cell>
          <table:table-cell table:number-columns-repeated="2" table:style-name="ce1" office:value-type="float" office:value="0.480080366134644" calcext:value-type="float">
            <text:p>0,4800803661</text:p>
          </table:table-cell>
          <table:table-cell table:style-name="ce1" office:value-type="float" office:value="-0.240965649485588" calcext:value-type="float">
            <text:p>-0,2409656495</text:p>
          </table:table-cell>
          <table:table-cell table:style-name="ce1" office:value-type="float" office:value="4.12204456329346" calcext:value-type="float">
            <text:p>4,1220445633</text:p>
          </table:table-cell>
          <table:table-cell table:style-name="ce1" office:value-type="float" office:value="-1.71961867809296" calcext:value-type="float">
            <text:p>-1,7196186781</text:p>
          </table:table-cell>
        </table:table-row>
        <table:table-row table:style-name="ro1">
          <table:table-cell table:style-name="ce1" office:value-type="string" calcext:value-type="string">
            <text:p>1.722862958908081</text:p>
          </table:table-cell>
          <table:table-cell table:style-name="ce1" office:value-type="string" calcext:value-type="string">
            <text:p>0.015763521194458008</text:p>
          </table:table-cell>
          <table:table-cell table:style-name="ce1" office:value-type="string" calcext:value-type="string">
            <text:p>50.03484869003296</text:p>
          </table:table-cell>
          <table:table-cell table:style-name="ce1" office:value-type="float" office:value="-0.0745913643090997" calcext:value-type="float">
            <text:p>-0,0745913643</text:p>
          </table:table-cell>
          <table:table-cell table:style-name="ce1" office:value-type="float" office:value="0.0360086014132119" calcext:value-type="float">
            <text:p>0,0360086014</text:p>
          </table:table-cell>
          <table:table-cell table:style-name="ce1" office:value-type="float" office:value="1.08486273553636" calcext:value-type="float">
            <text:p>1,0848627355</text:p>
          </table:table-cell>
          <table:table-cell table:style-name="ce1" office:value-type="float" office:value="-0.00868914894990581" calcext:value-type="float">
            <text:p>-0,0086891489</text:p>
          </table:table-cell>
          <table:table-cell table:number-columns-repeated="2" table:style-name="ce1" office:value-type="float" office:value="0.0496669079630337" calcext:value-type="float">
            <text:p>0,049666908</text:p>
          </table:table-cell>
          <table:table-cell table:style-name="ce1" office:value-type="float" office:value="-0.246242448687553" calcext:value-type="float">
            <text:p>-0,2462424487</text:p>
          </table:table-cell>
          <table:table-cell table:style-name="ce1" office:value-type="float" office:value="4.13783597946167" calcext:value-type="float">
            <text:p>4,1378359795</text:p>
          </table:table-cell>
          <table:table-cell table:style-name="ce1" office:value-type="float" office:value="-1.69785058498383" calcext:value-type="float">
            <text:p>-1,697850585</text:p>
          </table:table-cell>
          <table:table-cell table:style-name="ce1" office:value-type="string" calcext:value-type="string">
            <text:p>-0.008689148949905814</text:p>
          </table:table-cell>
          <table:table-cell table:style-name="ce1" office:value-type="string" calcext:value-type="string">
            <text:p>0.04966690796303371</text:p>
          </table:table-cell>
          <table:table-cell table:style-name="ce1" office:value-type="string" calcext:value-type="string">
            <text:p>-0.08647638472613564</text:p>
          </table:table-cell>
          <table:table-cell table:style-name="ce1" office:value-type="float" office:value="0.0207386395221369" calcext:value-type="float">
            <text:p>0,0207386395</text:p>
          </table:table-cell>
          <table:table-cell table:style-name="ce1" office:value-type="float" office:value="-0.00518239422796156" calcext:value-type="float">
            <text:p>-0,0051823942</text:p>
          </table:table-cell>
          <table:table-cell table:style-name="ce1" office:value-type="float" office:value="-0.0419197114650114" calcext:value-type="float">
            <text:p>-0,0419197115</text:p>
          </table:table-cell>
          <table:table-cell table:style-name="ce1" office:value-type="float" office:value="-0.223508220454692" calcext:value-type="float">
            <text:p>-0,2235082205</text:p>
          </table:table-cell>
          <table:table-cell table:style-name="ce1" office:value-type="float" office:value="0.422313037385864" calcext:value-type="float">
            <text:p>0,422313037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52208426396068" calcext:value-type="float">
            <text:p>0,0152208426</text:p>
          </table:table-cell>
          <table:table-cell table:style-name="ce1" office:value-type="float" office:value="-0.0441419970631918" calcext:value-type="float">
            <text:p>-0,0441419971</text:p>
          </table:table-cell>
          <table:table-cell table:style-name="ce1" office:value-type="float" office:value="0.0577330695550307" calcext:value-type="float">
            <text:p>0,0577330696</text:p>
          </table:table-cell>
          <table:table-cell table:style-name="ce1" office:value-type="float" office:value="0.50101375579834" calcext:value-type="float">
            <text:p>0,5010137558</text:p>
          </table:table-cell>
          <table:table-cell table:style-name="ce1" office:value-type="float" office:value="0.501019954681397" calcext:value-type="float">
            <text:p>0,5010199547</text:p>
          </table:table-cell>
          <table:table-cell table:style-name="ce1" office:value-type="float" office:value="0.501019477844238" calcext:value-type="float">
            <text:p>0,5010194778</text:p>
          </table:table-cell>
          <table:table-cell table:style-name="ce1" office:value-type="float" office:value="-0.246242448687553" calcext:value-type="float">
            <text:p>-0,2462424487</text:p>
          </table:table-cell>
          <table:table-cell table:style-name="ce1" office:value-type="float" office:value="4.13783597946167" calcext:value-type="float">
            <text:p>4,1378359795</text:p>
          </table:table-cell>
          <table:table-cell table:style-name="ce1" office:value-type="float" office:value="-1.69785058498383" calcext:value-type="float">
            <text:p>-1,697850585</text:p>
          </table:table-cell>
        </table:table-row>
        <table:table-row table:style-name="ro1">
          <table:table-cell table:style-name="ce1" office:value-type="string" calcext:value-type="string">
            <text:p>1.7462122440338135</text:p>
          </table:table-cell>
          <table:table-cell table:style-name="ce1" office:value-type="string" calcext:value-type="string">
            <text:p>0.023349285125732422</text:p>
          </table:table-cell>
          <table:table-cell table:style-name="ce1" office:value-type="string" calcext:value-type="string">
            <text:p>50.51338505744934</text:p>
          </table:table-cell>
          <table:table-cell table:style-name="ce1" office:value-type="float" office:value="-0.0785440878229745" calcext:value-type="float">
            <text:p>-0,0785440878</text:p>
          </table:table-cell>
          <table:table-cell table:style-name="ce1" office:value-type="float" office:value="0.0537382936734637" calcext:value-type="float">
            <text:p>0,0537382937</text:p>
          </table:table-cell>
          <table:table-cell table:style-name="ce1" office:value-type="float" office:value="1.06308149997099" calcext:value-type="float">
            <text:p>1,0630815</text:p>
          </table:table-cell>
          <table:table-cell table:style-name="ce1" office:value-type="float" office:value="-0.00240822205705839" calcext:value-type="float">
            <text:p>-0,0024082221</text:p>
          </table:table-cell>
          <table:table-cell table:number-columns-repeated="2" table:style-name="ce1" office:value-type="float" office:value="0.0419642175901304" calcext:value-type="float">
            <text:p>0,0419642176</text:p>
          </table:table-cell>
          <table:table-cell table:style-name="ce1" office:value-type="float" office:value="-0.250687479972839" calcext:value-type="float">
            <text:p>-0,25068748</text:p>
          </table:table-cell>
          <table:table-cell table:style-name="ce1" office:value-type="float" office:value="4.15339374542236" calcext:value-type="float">
            <text:p>4,1533937454</text:p>
          </table:table-cell>
          <table:table-cell table:style-name="ce1" office:value-type="float" office:value="-1.6756135225296" calcext:value-type="float">
            <text:p>-1,6756135225</text:p>
          </table:table-cell>
          <table:table-cell table:style-name="ce1" office:value-type="string" calcext:value-type="string">
            <text:p>-0.00240822205705839</text:p>
          </table:table-cell>
          <table:table-cell table:style-name="ce1" office:value-type="string" calcext:value-type="string">
            <text:p>0.04196421759013036</text:p>
          </table:table-cell>
          <table:table-cell table:style-name="ce1" office:value-type="string" calcext:value-type="string">
            <text:p>-0.08570339557752986</text:p>
          </table:table-cell>
          <table:table-cell table:style-name="ce1" office:value-type="float" office:value="0.0223774092927299" calcext:value-type="float">
            <text:p>0,0223774093</text:p>
          </table:table-cell>
          <table:table-cell table:style-name="ce1" office:value-type="float" office:value="-0.0108025804239636" calcext:value-type="float">
            <text:p>-0,0108025804</text:p>
          </table:table-cell>
          <table:table-cell table:style-name="ce1" office:value-type="float" office:value="-0.0408128622478909" calcext:value-type="float">
            <text:p>-0,0408128622</text:p>
          </table:table-cell>
          <table:table-cell table:style-name="ce1" office:value-type="float" office:value="-0.187730986762344" calcext:value-type="float">
            <text:p>-0,1877309868</text:p>
          </table:table-cell>
          <table:table-cell table:style-name="ce1" office:value-type="float" office:value="0.405042086179275" calcext:value-type="float">
            <text:p>0,405042086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13888135332259" calcext:value-type="float">
            <text:p>0,0113888135</text:p>
          </table:table-cell>
          <table:table-cell table:style-name="ce1" office:value-type="float" office:value="-0.0390588493899632" calcext:value-type="float">
            <text:p>-0,0390588494</text:p>
          </table:table-cell>
          <table:table-cell table:style-name="ce1" office:value-type="float" office:value="0.0443786668144415" calcext:value-type="float">
            <text:p>0,0443786668</text:p>
          </table:table-cell>
          <table:table-cell table:style-name="ce1" office:value-type="float" office:value="0.479643106460571" calcext:value-type="float">
            <text:p>0,4796431065</text:p>
          </table:table-cell>
          <table:table-cell table:style-name="ce1" office:value-type="float" office:value="0.479634046554565" calcext:value-type="float">
            <text:p>0,4796340466</text:p>
          </table:table-cell>
          <table:table-cell table:style-name="ce1" office:value-type="float" office:value="0.479635000228882" calcext:value-type="float">
            <text:p>0,4796350002</text:p>
          </table:table-cell>
          <table:table-cell table:style-name="ce1" office:value-type="float" office:value="-0.250687479972839" calcext:value-type="float">
            <text:p>-0,25068748</text:p>
          </table:table-cell>
          <table:table-cell table:style-name="ce1" office:value-type="float" office:value="4.15339374542236" calcext:value-type="float">
            <text:p>4,1533937454</text:p>
          </table:table-cell>
          <table:table-cell table:style-name="ce1" office:value-type="float" office:value="-1.6756135225296" calcext:value-type="float">
            <text:p>-1,6756135225</text:p>
          </table:table-cell>
        </table:table-row>
        <table:table-row table:style-name="ro1">
          <table:table-cell table:style-name="ce1" office:value-type="string" calcext:value-type="string">
            <text:p>1.767348289489746</text:p>
          </table:table-cell>
          <table:table-cell table:style-name="ce1" office:value-type="string" calcext:value-type="string">
            <text:p>0.021136045455932617</text:p>
          </table:table-cell>
          <table:table-cell table:style-name="ce1" office:value-type="string" calcext:value-type="string">
            <text:p>51.02140688896179</text:p>
          </table:table-cell>
          <table:table-cell table:style-name="ce1" office:value-type="float" office:value="-0.0796354426369991" calcext:value-type="float">
            <text:p>-0,0796354426</text:p>
          </table:table-cell>
          <table:table-cell table:style-name="ce1" office:value-type="float" office:value="0.0612198247352937" calcext:value-type="float">
            <text:p>0,0612198247</text:p>
          </table:table-cell>
          <table:table-cell table:style-name="ce1" office:value-type="float" office:value="1.05382092646611" calcext:value-type="float">
            <text:p>1,0538209265</text:p>
          </table:table-cell>
          <table:table-cell table:style-name="ce1" office:value-type="float" office:value="0.00397994696416284" calcext:value-type="float">
            <text:p>0,003979947</text:p>
          </table:table-cell>
          <table:table-cell table:number-columns-repeated="2" table:style-name="ce1" office:value-type="float" office:value="0.0331665869662867" calcext:value-type="float">
            <text:p>0,033166587</text:p>
          </table:table-cell>
          <table:table-cell table:style-name="ce1" office:value-type="float" office:value="-0.253476440906525" calcext:value-type="float">
            <text:p>-0,2534764409</text:p>
          </table:table-cell>
          <table:table-cell table:style-name="ce1" office:value-type="float" office:value="4.16664600372314" calcext:value-type="float">
            <text:p>4,1666460037</text:p>
          </table:table-cell>
          <table:table-cell table:style-name="ce1" office:value-type="float" office:value="-1.65343177318573" calcext:value-type="float">
            <text:p>-1,6534317732</text:p>
          </table:table-cell>
          <table:table-cell table:style-name="ce1" office:value-type="string" calcext:value-type="string">
            <text:p>0.0039799469641628405</text:p>
          </table:table-cell>
          <table:table-cell table:style-name="ce1" office:value-type="string" calcext:value-type="string">
            <text:p>0.033166586966286694</text:p>
          </table:table-cell>
          <table:table-cell table:style-name="ce1" office:value-type="string" calcext:value-type="string">
            <text:p>-0.08460674105367358</text:p>
          </table:table-cell>
          <table:table-cell table:style-name="ce1" office:value-type="float" office:value="0.0235632263468923" calcext:value-type="float">
            <text:p>0,0235632263</text:p>
          </table:table-cell>
          <table:table-cell table:style-name="ce1" office:value-type="float" office:value="-0.0161214881020391" calcext:value-type="float">
            <text:p>-0,0161214881</text:p>
          </table:table-cell>
          <table:table-cell table:style-name="ce1" office:value-type="float" office:value="-0.0396802379984914" calcext:value-type="float">
            <text:p>-0,039680238</text:p>
          </table:table-cell>
          <table:table-cell table:style-name="ce1" office:value-type="float" office:value="-0.147889717387572" calcext:value-type="float">
            <text:p>-0,1478897174</text:p>
          </table:table-cell>
          <table:table-cell table:style-name="ce1" office:value-type="float" office:value="0.377783345733205" calcext:value-type="float">
            <text:p>0,377783345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779249927740272" calcext:value-type="float">
            <text:p>0,0077924993</text:p>
          </table:table-cell>
          <table:table-cell table:style-name="ce1" office:value-type="float" office:value="-0.0349525837889147" calcext:value-type="float">
            <text:p>-0,0349525838</text:p>
          </table:table-cell>
          <table:table-cell table:style-name="ce1" office:value-type="float" office:value="0.0429398777927146" calcext:value-type="float">
            <text:p>0,0429398778</text:p>
          </table:table-cell>
          <table:table-cell table:style-name="ce1" office:value-type="float" office:value="0.50724720954895" calcext:value-type="float">
            <text:p>0,5072472095</text:p>
          </table:table-cell>
          <table:table-cell table:style-name="ce1" office:value-type="float" office:value="0.50724983215332" calcext:value-type="float">
            <text:p>0,5072498322</text:p>
          </table:table-cell>
          <table:table-cell table:style-name="ce1" office:value-type="float" office:value="0.507249593734741" calcext:value-type="float">
            <text:p>0,5072495937</text:p>
          </table:table-cell>
          <table:table-cell table:style-name="ce1" office:value-type="float" office:value="-0.253476440906525" calcext:value-type="float">
            <text:p>-0,2534764409</text:p>
          </table:table-cell>
          <table:table-cell table:style-name="ce1" office:value-type="float" office:value="4.16664600372314" calcext:value-type="float">
            <text:p>4,1666460037</text:p>
          </table:table-cell>
          <table:table-cell table:style-name="ce1" office:value-type="float" office:value="-1.65343177318573" calcext:value-type="float">
            <text:p>-1,6534317732</text:p>
          </table:table-cell>
        </table:table-row>
        <table:table-row table:style-name="ro1">
          <table:table-cell table:style-name="ce1" office:value-type="string" calcext:value-type="string">
            <text:p>1.7860076427459717</text:p>
          </table:table-cell>
          <table:table-cell table:style-name="ce1" office:value-type="string" calcext:value-type="string">
            <text:p>0.018659353256225586</text:p>
          </table:table-cell>
          <table:table-cell table:style-name="ce1" office:value-type="string" calcext:value-type="string">
            <text:p>51.54745173454285</text:p>
          </table:table-cell>
          <table:table-cell table:style-name="ce1" office:value-type="float" office:value="-0.0810432308295995" calcext:value-type="float">
            <text:p>-0,0810432308</text:p>
          </table:table-cell>
          <table:table-cell table:style-name="ce1" office:value-type="float" office:value="0.0757763964917373" calcext:value-type="float">
            <text:p>0,0757763965</text:p>
          </table:table-cell>
          <table:table-cell table:style-name="ce1" office:value-type="float" office:value="1.03289926787953" calcext:value-type="float">
            <text:p>1,0328992679</text:p>
          </table:table-cell>
          <table:table-cell table:style-name="ce1" office:value-type="float" office:value="0.00968551584972736" calcext:value-type="float">
            <text:p>0,0096855158</text:p>
          </table:table-cell>
          <table:table-cell table:number-columns-repeated="2" table:style-name="ce1" office:value-type="float" office:value="0.0275883702840913" calcext:value-type="float">
            <text:p>0,0275883703</text:p>
          </table:table-cell>
          <table:table-cell table:style-name="ce1" office:value-type="float" office:value="-0.253476440906525" calcext:value-type="float">
            <text:p>-0,2534764409</text:p>
          </table:table-cell>
          <table:table-cell table:style-name="ce1" office:value-type="float" office:value="4.16664600372314" calcext:value-type="float">
            <text:p>4,1666460037</text:p>
          </table:table-cell>
          <table:table-cell table:style-name="ce1" office:value-type="float" office:value="-1.65343177318573" calcext:value-type="float">
            <text:p>-1,6534317732</text:p>
          </table:table-cell>
          <table:table-cell table:style-name="ce1" office:value-type="string" calcext:value-type="string">
            <text:p>0.009685515849727362</text:p>
          </table:table-cell>
          <table:table-cell table:style-name="ce1" office:value-type="string" calcext:value-type="string">
            <text:p>0.027588370284091324</text:p>
          </table:table-cell>
          <table:table-cell table:style-name="ce1" office:value-type="string" calcext:value-type="string">
            <text:p>-0.08475882220851906</text:p>
          </table:table-cell>
          <table:table-cell table:style-name="ce1" office:value-type="float" office:value="0.0238906327910997" calcext:value-type="float">
            <text:p>0,0238906328</text:p>
          </table:table-cell>
          <table:table-cell table:style-name="ce1" office:value-type="float" office:value="-0.0183659474205881" calcext:value-type="float">
            <text:p>-0,0183659474</text:p>
          </table:table-cell>
          <table:table-cell table:style-name="ce1" office:value-type="float" office:value="-0.0391986881762375" calcext:value-type="float">
            <text:p>-0,0391986882</text:p>
          </table:table-cell>
          <table:table-cell table:style-name="ce1" office:value-type="float" office:value="-0.105975707963559" calcext:value-type="float">
            <text:p>-0,105975708</text:p>
          </table:table-cell>
          <table:table-cell table:style-name="ce1" office:value-type="float" office:value="0.345561734674405" calcext:value-type="float">
            <text:p>0,345561734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07354354506294" calcext:value-type="float">
            <text:p>0,0020735435</text:p>
          </table:table-cell>
          <table:table-cell table:style-name="ce1" office:value-type="float" office:value="-0.0142146219666384" calcext:value-type="float">
            <text:p>-0,014214622</text:p>
          </table:table-cell>
          <table:table-cell table:style-name="ce1" office:value-type="float" office:value="0.0175946387087371" calcext:value-type="float">
            <text:p>0,0175946387</text:p>
          </table:table-cell>
          <table:table-cell table:style-name="ce1" office:value-type="float" office:value="0.526323556900024" calcext:value-type="float">
            <text:p>0,5263235569</text:p>
          </table:table-cell>
          <table:table-cell table:style-name="ce1" office:value-type="float" office:value="0.526326417922974" calcext:value-type="float">
            <text:p>0,5263264179</text:p>
          </table:table-cell>
          <table:table-cell table:style-name="ce1" office:value-type="float" office:value="0.526329278945923" calcext:value-type="float">
            <text:p>0,5263292789</text:p>
          </table:table-cell>
          <table:table-cell table:style-name="ce1" office:value-type="float" office:value="-0.253476440906525" calcext:value-type="float">
            <text:p>-0,2534764409</text:p>
          </table:table-cell>
          <table:table-cell table:style-name="ce1" office:value-type="float" office:value="4.16664600372314" calcext:value-type="float">
            <text:p>4,1666460037</text:p>
          </table:table-cell>
          <table:table-cell table:style-name="ce1" office:value-type="float" office:value="-1.65343177318573" calcext:value-type="float">
            <text:p>-1,6534317732</text:p>
          </table:table-cell>
        </table:table-row>
        <table:table-row table:style-name="ro1">
          <table:table-cell table:style-name="ce1" office:value-type="string" calcext:value-type="string">
            <text:p>1.806316614151001</text:p>
          </table:table-cell>
          <table:table-cell table:style-name="ce1" office:value-type="string" calcext:value-type="string">
            <text:p>0.020308971405029297</text:p>
          </table:table-cell>
          <table:table-cell table:style-name="ce1" office:value-type="string" calcext:value-type="string">
            <text:p>52.060988903045654</text:p>
          </table:table-cell>
          <table:table-cell table:style-name="ce1" office:value-type="float" office:value="-0.0801634344237822" calcext:value-type="float">
            <text:p>-0,0801634344</text:p>
          </table:table-cell>
          <table:table-cell table:style-name="ce1" office:value-type="float" office:value="0.0838305786435987" calcext:value-type="float">
            <text:p>0,0838305786</text:p>
          </table:table-cell>
          <table:table-cell table:style-name="ce1" office:value-type="float" office:value="1.01457817760515" calcext:value-type="float">
            <text:p>1,0145781776</text:p>
          </table:table-cell>
          <table:table-cell table:style-name="ce1" office:value-type="float" office:value="0.0157537212866365" calcext:value-type="float">
            <text:p>0,0157537213</text:p>
          </table:table-cell>
          <table:table-cell table:number-columns-repeated="2" table:style-name="ce1" office:value-type="float" office:value="0.0172793957403929" calcext:value-type="float">
            <text:p>0,0172793957</text:p>
          </table:table-cell>
          <table:table-cell table:style-name="ce1" office:value-type="float" office:value="-0.254918873310089" calcext:value-type="float">
            <text:p>-0,2549188733</text:p>
          </table:table-cell>
          <table:table-cell table:style-name="ce1" office:value-type="float" office:value="4.1770977973938" calcext:value-type="float">
            <text:p>4,1770977974</text:p>
          </table:table-cell>
          <table:table-cell table:style-name="ce1" office:value-type="float" office:value="-1.63221907615662" calcext:value-type="float">
            <text:p>-1,6322190762</text:p>
          </table:table-cell>
          <table:table-cell table:style-name="ce1" office:value-type="string" calcext:value-type="string">
            <text:p>0.015753721286636498</text:p>
          </table:table-cell>
          <table:table-cell table:style-name="ce1" office:value-type="string" calcext:value-type="string">
            <text:p>0.017279395740392896</text:p>
          </table:table-cell>
          <table:table-cell table:style-name="ce1" office:value-type="string" calcext:value-type="string">
            <text:p>-0.08309125475584823</text:p>
          </table:table-cell>
          <table:table-cell table:style-name="ce1" office:value-type="float" office:value="0.0243129692488798" calcext:value-type="float">
            <text:p>0,0243129692</text:p>
          </table:table-cell>
          <table:table-cell table:style-name="ce1" office:value-type="float" office:value="-0.0227329189475212" calcext:value-type="float">
            <text:p>-0,0227329189</text:p>
          </table:table-cell>
          <table:table-cell table:style-name="ce1" office:value-type="float" office:value="-0.0381107619297357" calcext:value-type="float">
            <text:p>-0,0381107619</text:p>
          </table:table-cell>
          <table:table-cell table:style-name="ce1" office:value-type="float" office:value="-0.0643978245108365" calcext:value-type="float">
            <text:p>-0,0643978245</text:p>
          </table:table-cell>
          <table:table-cell table:style-name="ce1" office:value-type="float" office:value="0.306686111828351" calcext:value-type="float">
            <text:p>0,306686111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74404789223651" calcext:value-type="float">
            <text:p>0,0027440479</text:p>
          </table:table-cell>
          <table:table-cell table:style-name="ce1" office:value-type="float" office:value="-0.0283736818145579" calcext:value-type="float">
            <text:p>-0,0283736818</text:p>
          </table:table-cell>
          <table:table-cell table:style-name="ce1" office:value-type="float" office:value="0.0407802869554994" calcext:value-type="float">
            <text:p>0,040780287</text:p>
          </table:table-cell>
          <table:table-cell table:style-name="ce1" office:value-type="float" office:value="0.513033390045166" calcext:value-type="float">
            <text:p>0,51303339</text:p>
          </table:table-cell>
          <table:table-cell table:style-name="ce1" office:value-type="float" office:value="0.513030767440796" calcext:value-type="float">
            <text:p>0,5130307674</text:p>
          </table:table-cell>
          <table:table-cell table:style-name="ce1" office:value-type="float" office:value="0.513033628463745" calcext:value-type="float">
            <text:p>0,5130336285</text:p>
          </table:table-cell>
          <table:table-cell table:style-name="ce1" office:value-type="float" office:value="-0.254918873310089" calcext:value-type="float">
            <text:p>-0,2549188733</text:p>
          </table:table-cell>
          <table:table-cell table:style-name="ce1" office:value-type="float" office:value="4.1770977973938" calcext:value-type="float">
            <text:p>4,1770977974</text:p>
          </table:table-cell>
          <table:table-cell table:style-name="ce1" office:value-type="float" office:value="-1.63221907615662" calcext:value-type="float">
            <text:p>-1,6322190762</text:p>
          </table:table-cell>
        </table:table-row>
        <table:table-row table:style-name="ro1">
          <table:table-cell table:style-name="ce1" office:value-type="string" calcext:value-type="string">
            <text:p>1.820500373840332</text:p>
          </table:table-cell>
          <table:table-cell table:style-name="ce1" office:value-type="string" calcext:value-type="string">
            <text:p>0.014183759689331055</text:p>
          </table:table-cell>
          <table:table-cell table:style-name="ce1" office:value-type="string" calcext:value-type="string">
            <text:p>52.589744567871094</text:p>
          </table:table-cell>
          <table:table-cell table:style-name="ce1" office:value-type="float" office:value="-0.0786902741011646" calcext:value-type="float">
            <text:p>-0,0786902741</text:p>
          </table:table-cell>
          <table:table-cell table:style-name="ce1" office:value-type="float" office:value="0.0879177184384546" calcext:value-type="float">
            <text:p>0,0879177184</text:p>
          </table:table-cell>
          <table:table-cell table:style-name="ce1" office:value-type="float" office:value="1.00523750575972" calcext:value-type="float">
            <text:p>1,0052375058</text:p>
          </table:table-cell>
          <table:table-cell table:style-name="ce1" office:value-type="float" office:value="0.0209952614750623" calcext:value-type="float">
            <text:p>0,0209952615</text:p>
          </table:table-cell>
          <table:table-cell table:number-columns-repeated="2" table:style-name="ce1" office:value-type="float" office:value="0.00952375647502633" calcext:value-type="float">
            <text:p>0,0095237565</text:p>
          </table:table-cell>
          <table:table-cell table:style-name="ce1" office:value-type="float" office:value="-0.254275351762772" calcext:value-type="float">
            <text:p>-0,2542753518</text:p>
          </table:table-cell>
          <table:table-cell table:style-name="ce1" office:value-type="float" office:value="4.18465852737427" calcext:value-type="float">
            <text:p>4,1846585274</text:p>
          </table:table-cell>
          <table:table-cell table:style-name="ce1" office:value-type="float" office:value="-1.61139786243439" calcext:value-type="float">
            <text:p>-1,6113978624</text:p>
          </table:table-cell>
          <table:table-cell table:style-name="ce1" office:value-type="string" calcext:value-type="string">
            <text:p>0.02099526147506231</text:p>
          </table:table-cell>
          <table:table-cell table:style-name="ce1" office:value-type="string" calcext:value-type="string">
            <text:p>0.00952375647502633</text:p>
          </table:table-cell>
          <table:table-cell table:style-name="ce1" office:value-type="string" calcext:value-type="string">
            <text:p>-0.08229170684095412</text:p>
          </table:table-cell>
          <table:table-cell table:style-name="ce1" office:value-type="float" office:value="0.0240490303271347" calcext:value-type="float">
            <text:p>0,0240490303</text:p>
          </table:table-cell>
          <table:table-cell table:style-name="ce1" office:value-type="float" office:value="-0.0251491735930796" calcext:value-type="float">
            <text:p>-0,0251491736</text:p>
          </table:table-cell>
          <table:table-cell table:style-name="ce1" office:value-type="float" office:value="-0.0371580652354676" calcext:value-type="float">
            <text:p>-0,0371580652</text:p>
          </table:table-cell>
          <table:table-cell table:style-name="ce1" office:value-type="float" office:value="-0.0220164970585171" calcext:value-type="float">
            <text:p>-0,0220164971</text:p>
          </table:table-cell>
          <table:table-cell table:style-name="ce1" office:value-type="float" office:value="0.262366014647513" calcext:value-type="float">
            <text:p>0,262366014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66411733005194" calcext:value-type="float">
            <text:p>-0,0016641173</text:p>
          </table:table-cell>
          <table:table-cell table:style-name="ce1" office:value-type="float" office:value="-0.0152343246797619" calcext:value-type="float">
            <text:p>-0,0152343247</text:p>
          </table:table-cell>
          <table:table-cell table:style-name="ce1" office:value-type="float" office:value="0.0346543357805397" calcext:value-type="float">
            <text:p>0,0346543358</text:p>
          </table:table-cell>
          <table:table-cell table:number-columns-repeated="2" table:style-name="ce1" office:value-type="float" office:value="0.5286865234375" calcext:value-type="float">
            <text:p>0,5286865234</text:p>
          </table:table-cell>
          <table:table-cell table:style-name="ce1" office:value-type="float" office:value="0.528681039810181" calcext:value-type="float">
            <text:p>0,5286810398</text:p>
          </table:table-cell>
          <table:table-cell table:style-name="ce1" office:value-type="float" office:value="-0.254275351762772" calcext:value-type="float">
            <text:p>-0,2542753518</text:p>
          </table:table-cell>
          <table:table-cell table:style-name="ce1" office:value-type="float" office:value="4.18465852737427" calcext:value-type="float">
            <text:p>4,1846585274</text:p>
          </table:table-cell>
          <table:table-cell table:style-name="ce1" office:value-type="float" office:value="-1.61139786243439" calcext:value-type="float">
            <text:p>-1,6113978624</text:p>
          </table:table-cell>
        </table:table-row>
        <table:table-row table:style-name="ro1">
          <table:table-cell table:style-name="ce1" office:value-type="string" calcext:value-type="string">
            <text:p>1.835235595703125</text:p>
          </table:table-cell>
          <table:table-cell table:style-name="ce1" office:value-type="string" calcext:value-type="string">
            <text:p>0.014735221862792969</text:p>
          </table:table-cell>
          <table:table-cell table:style-name="ce1" office:value-type="string" calcext:value-type="string">
            <text:p>53.09645938873291</text:p>
          </table:table-cell>
          <table:table-cell table:style-name="ce1" office:value-type="float" office:value="-0.0726346287554429" calcext:value-type="float">
            <text:p>-0,0726346288</text:p>
          </table:table-cell>
          <table:table-cell table:style-name="ce1" office:value-type="float" office:value="0.095274142737006" calcext:value-type="float">
            <text:p>0,0952741427</text:p>
          </table:table-cell>
          <table:table-cell table:style-name="ce1" office:value-type="float" office:value="0.977236150959392" calcext:value-type="float">
            <text:p>0,977236151</text:p>
          </table:table-cell>
          <table:table-cell table:style-name="ce1" office:value-type="float" office:value="0.0258820711082754" calcext:value-type="float">
            <text:p>0,0258820711</text:p>
          </table:table-cell>
          <table:table-cell table:number-columns-repeated="2" table:style-name="ce1" office:value-type="float" office:value="0.00262787041645494" calcext:value-type="float">
            <text:p>0,0026278704</text:p>
          </table:table-cell>
          <table:table-cell table:style-name="ce1" office:value-type="float" office:value="-0.251591503620148" calcext:value-type="float">
            <text:p>-0,2515915036</text:p>
          </table:table-cell>
          <table:table-cell table:style-name="ce1" office:value-type="float" office:value="4.18985748291016" calcext:value-type="float">
            <text:p>4,1898574829</text:p>
          </table:table-cell>
          <table:table-cell table:style-name="ce1" office:value-type="float" office:value="-1.59081256389618" calcext:value-type="float">
            <text:p>-1,5908125639</text:p>
          </table:table-cell>
          <table:table-cell table:style-name="ce1" office:value-type="string" calcext:value-type="string">
            <text:p>0.025882071108275395</text:p>
          </table:table-cell>
          <table:table-cell table:style-name="ce1" office:value-type="string" calcext:value-type="string">
            <text:p>0.0026278704164549435</text:p>
          </table:table-cell>
          <table:table-cell table:style-name="ce1" office:value-type="string" calcext:value-type="string">
            <text:p>-0.08221206617385945</text:p>
          </table:table-cell>
          <table:table-cell table:style-name="ce1" office:value-type="float" office:value="0.0236070822303494" calcext:value-type="float">
            <text:p>0,0236070822</text:p>
          </table:table-cell>
          <table:table-cell table:style-name="ce1" office:value-type="float" office:value="-0.0263753155315364" calcext:value-type="float">
            <text:p>-0,0263753155</text:p>
          </table:table-cell>
          <table:table-cell table:style-name="ce1" office:value-type="float" office:value="-0.0366723502995055" calcext:value-type="float">
            <text:p>-0,0366723503</text:p>
          </table:table-cell>
          <table:table-cell table:style-name="ce1" office:value-type="float" office:value="0.0179057164607899" calcext:value-type="float">
            <text:p>0,0179057165</text:p>
          </table:table-cell>
          <table:table-cell table:style-name="ce1" office:value-type="float" office:value="0.217762493183829" calcext:value-type="float">
            <text:p>0,217762493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90373151593102" calcext:value-type="float">
            <text:p>-0,0029037315</text:p>
          </table:table-cell>
          <table:table-cell table:style-name="ce1" office:value-type="float" office:value="-0.00805613534337893" calcext:value-type="float">
            <text:p>-0,0080561353</text:p>
          </table:table-cell>
          <table:table-cell table:style-name="ce1" office:value-type="float" office:value="0.018411365025843" calcext:value-type="float">
            <text:p>0,018411365</text:p>
          </table:table-cell>
          <table:table-cell table:style-name="ce1" office:value-type="float" office:value="0.507333517074585" calcext:value-type="float">
            <text:p>0,5073335171</text:p>
          </table:table-cell>
          <table:table-cell table:style-name="ce1" office:value-type="float" office:value="0.507332563400269" calcext:value-type="float">
            <text:p>0,5073325634</text:p>
          </table:table-cell>
          <table:table-cell table:style-name="ce1" office:value-type="float" office:value="0.507331848144531" calcext:value-type="float">
            <text:p>0,5073318481</text:p>
          </table:table-cell>
          <table:table-cell table:style-name="ce1" office:value-type="float" office:value="-0.251591503620148" calcext:value-type="float">
            <text:p>-0,2515915036</text:p>
          </table:table-cell>
          <table:table-cell table:style-name="ce1" office:value-type="float" office:value="4.18985748291016" calcext:value-type="float">
            <text:p>4,1898574829</text:p>
          </table:table-cell>
          <table:table-cell table:style-name="ce1" office:value-type="float" office:value="-1.59081256389618" calcext:value-type="float">
            <text:p>-1,5908125639</text:p>
          </table:table-cell>
        </table:table-row>
        <table:table-row table:style-name="ro1">
          <table:table-cell table:style-name="ce1" office:value-type="string" calcext:value-type="string">
            <text:p>1.855821132659912</text:p>
          </table:table-cell>
          <table:table-cell table:style-name="ce1" office:value-type="string" calcext:value-type="string">
            <text:p>0.02058553695678711</text:p>
          </table:table-cell>
          <table:table-cell table:style-name="ce1" office:value-type="string" calcext:value-type="string">
            <text:p>53.58672595024109</text:p>
          </table:table-cell>
          <table:table-cell table:style-name="ce1" office:value-type="float" office:value="-0.0677534176991034" calcext:value-type="float">
            <text:p>-0,0677534177</text:p>
          </table:table-cell>
          <table:table-cell table:style-name="ce1" office:value-type="float" office:value="0.096781082543326" calcext:value-type="float">
            <text:p>0,0967810825</text:p>
          </table:table-cell>
          <table:table-cell table:style-name="ce1" office:value-type="float" office:value="0.961278097865022" calcext:value-type="float">
            <text:p>0,9612780979</text:p>
          </table:table-cell>
          <table:table-cell table:style-name="ce1" office:value-type="float" office:value="0.0284075347287071" calcext:value-type="float">
            <text:p>0,0284075347</text:p>
          </table:table-cell>
          <table:table-cell table:number-columns-repeated="2" table:style-name="ce1" office:value-type="float" office:value="-0.00622299693936562" calcext:value-type="float">
            <text:p>-0,0062229969</text:p>
          </table:table-cell>
          <table:table-cell table:style-name="ce1" office:value-type="float" office:value="-0.246965795755386" calcext:value-type="float">
            <text:p>-0,2469657958</text:p>
          </table:table-cell>
          <table:table-cell table:style-name="ce1" office:value-type="float" office:value="4.19262409210205" calcext:value-type="float">
            <text:p>4,1926240921</text:p>
          </table:table-cell>
          <table:table-cell table:style-name="ce1" office:value-type="float" office:value="-1.56972908973694" calcext:value-type="float">
            <text:p>-1,5697290897</text:p>
          </table:table-cell>
          <table:table-cell table:style-name="ce1" office:value-type="string" calcext:value-type="string">
            <text:p>0.02840753472870712</text:p>
          </table:table-cell>
          <table:table-cell table:style-name="ce1" office:value-type="string" calcext:value-type="string">
            <text:p>-0.006222996939365615</text:p>
          </table:table-cell>
          <table:table-cell table:style-name="ce1" office:value-type="string" calcext:value-type="string">
            <text:p>-0.07978781030854053</text:p>
          </table:table-cell>
          <table:table-cell table:style-name="ce1" office:value-type="float" office:value="0.0217903886266329" calcext:value-type="float">
            <text:p>0,0217903886</text:p>
          </table:table-cell>
          <table:table-cell table:style-name="ce1" office:value-type="float" office:value="-0.0285822428211018" calcext:value-type="float">
            <text:p>-0,0285822428</text:p>
          </table:table-cell>
          <table:table-cell table:style-name="ce1" office:value-type="float" office:value="-0.0352162798498884" calcext:value-type="float">
            <text:p>-0,0352162798</text:p>
          </table:table-cell>
          <table:table-cell table:style-name="ce1" office:value-type="float" office:value="0.0535010146049001" calcext:value-type="float">
            <text:p>0,0535010146</text:p>
          </table:table-cell>
          <table:table-cell table:style-name="ce1" office:value-type="float" office:value="0.171072597128285" calcext:value-type="float">
            <text:p>0,171072597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23569565221889" calcext:value-type="float">
            <text:p>-0,0123569565</text:p>
          </table:table-cell>
          <table:table-cell table:style-name="ce1" office:value-type="float" office:value="-0.0150113210322932" calcext:value-type="float">
            <text:p>-0,015011321</text:p>
          </table:table-cell>
          <table:table-cell table:style-name="ce1" office:value-type="float" office:value="0.0571387816539131" calcext:value-type="float">
            <text:p>0,0571387817</text:p>
          </table:table-cell>
          <table:table-cell table:style-name="ce1" office:value-type="float" office:value="0.490059614181519" calcext:value-type="float">
            <text:p>0,4900596142</text:p>
          </table:table-cell>
          <table:table-cell table:style-name="ce1" office:value-type="float" office:value="0.490058422088623" calcext:value-type="float">
            <text:p>0,4900584221</text:p>
          </table:table-cell>
          <table:table-cell table:style-name="ce1" office:value-type="float" office:value="0.490058660507202" calcext:value-type="float">
            <text:p>0,4900586605</text:p>
          </table:table-cell>
          <table:table-cell table:style-name="ce1" office:value-type="float" office:value="-0.246965795755386" calcext:value-type="float">
            <text:p>-0,2469657958</text:p>
          </table:table-cell>
          <table:table-cell table:style-name="ce1" office:value-type="float" office:value="4.19262409210205" calcext:value-type="float">
            <text:p>4,1926240921</text:p>
          </table:table-cell>
          <table:table-cell table:style-name="ce1" office:value-type="float" office:value="-1.56972908973694" calcext:value-type="float">
            <text:p>-1,5697290897</text:p>
          </table:table-cell>
        </table:table-row>
        <table:table-row table:style-name="ro1">
          <table:table-cell table:style-name="ce1" office:value-type="string" calcext:value-type="string">
            <text:p>1.8732497692108154</text:p>
          </table:table-cell>
          <table:table-cell table:style-name="ce1" office:value-type="string" calcext:value-type="string">
            <text:p>0.01742863655090332</text:p>
          </table:table-cell>
          <table:table-cell table:style-name="ce1" office:value-type="string" calcext:value-type="string">
            <text:p>54.153494119644165</text:p>
          </table:table-cell>
          <table:table-cell table:style-name="ce1" office:value-type="float" office:value="-0.05828323945932" calcext:value-type="float">
            <text:p>-0,0582832395</text:p>
          </table:table-cell>
          <table:table-cell table:style-name="ce1" office:value-type="float" office:value="0.0977864152303448" calcext:value-type="float">
            <text:p>0,0977864152</text:p>
          </table:table-cell>
          <table:table-cell table:style-name="ce1" office:value-type="float" office:value="0.940787386011194" calcext:value-type="float">
            <text:p>0,940787386</text:p>
          </table:table-cell>
          <table:table-cell table:style-name="ce1" office:value-type="float" office:value="0.0323476479731913" calcext:value-type="float">
            <text:p>0,032347648</text:p>
          </table:table-cell>
          <table:table-cell table:number-columns-repeated="2" table:style-name="ce1" office:value-type="float" office:value="-0.0135228759726871" calcext:value-type="float">
            <text:p>-0,013522876</text:p>
          </table:table-cell>
          <table:table-cell table:style-name="ce1" office:value-type="float" office:value="-0.24035607278347" calcext:value-type="float">
            <text:p>-0,2403560728</text:p>
          </table:table-cell>
          <table:table-cell table:style-name="ce1" office:value-type="float" office:value="4.19341325759888" calcext:value-type="float">
            <text:p>4,1934132576</text:p>
          </table:table-cell>
          <table:table-cell table:style-name="ce1" office:value-type="float" office:value="-1.54972958564758" calcext:value-type="float">
            <text:p>-1,5497295856</text:p>
          </table:table-cell>
          <table:table-cell table:style-name="ce1" office:value-type="string" calcext:value-type="string">
            <text:p>0.032347647973191264</text:p>
          </table:table-cell>
          <table:table-cell table:style-name="ce1" office:value-type="string" calcext:value-type="string">
            <text:p>-0.0135228759726871</text:p>
          </table:table-cell>
          <table:table-cell table:style-name="ce1" office:value-type="string" calcext:value-type="string">
            <text:p>-0.07968716795822058</text:p>
          </table:table-cell>
          <table:table-cell table:style-name="ce1" office:value-type="float" office:value="0.020326025309731" calcext:value-type="float">
            <text:p>0,0203260253</text:p>
          </table:table-cell>
          <table:table-cell table:style-name="ce1" office:value-type="float" office:value="-0.0290343247629978" calcext:value-type="float">
            <text:p>-0,0290343248</text:p>
          </table:table-cell>
          <table:table-cell table:style-name="ce1" office:value-type="float" office:value="-0.0343864610889812" calcext:value-type="float">
            <text:p>-0,0343864611</text:p>
          </table:table-cell>
          <table:table-cell table:style-name="ce1" office:value-type="float" office:value="0.0921545585752816" calcext:value-type="float">
            <text:p>0,0921545586</text:p>
          </table:table-cell>
          <table:table-cell table:style-name="ce1" office:value-type="float" office:value="0.115858353422033" calcext:value-type="float">
            <text:p>0,115858353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855597437148501" calcext:value-type="float">
            <text:p>-0,0085559744</text:p>
          </table:table-cell>
          <table:table-cell table:style-name="ce1" office:value-type="float" office:value="-0.00264140656456677" calcext:value-type="float">
            <text:p>-0,0026414066</text:p>
          </table:table-cell>
          <table:table-cell table:style-name="ce1" office:value-type="float" office:value="0.0279717252304235" calcext:value-type="float">
            <text:p>0,0279717252</text:p>
          </table:table-cell>
          <table:table-cell table:style-name="ce1" office:value-type="float" office:value="0.570503234863281" calcext:value-type="float">
            <text:p>0,5705032349</text:p>
          </table:table-cell>
          <table:table-cell table:number-columns-repeated="2" table:style-name="ce1" office:value-type="float" office:value="0.570506572723389" calcext:value-type="float">
            <text:p>0,5705065727</text:p>
          </table:table-cell>
          <table:table-cell table:style-name="ce1" office:value-type="float" office:value="-0.24035607278347" calcext:value-type="float">
            <text:p>-0,2403560728</text:p>
          </table:table-cell>
          <table:table-cell table:style-name="ce1" office:value-type="float" office:value="4.19341325759888" calcext:value-type="float">
            <text:p>4,1934132576</text:p>
          </table:table-cell>
          <table:table-cell table:style-name="ce1" office:value-type="float" office:value="-1.54972958564758" calcext:value-type="float">
            <text:p>-1,5497295856</text:p>
          </table:table-cell>
        </table:table-row>
        <table:table-row table:style-name="ro1">
          <table:table-cell table:style-name="ce1" office:value-type="string" calcext:value-type="string">
            <text:p>1.891505479812622</text:p>
          </table:table-cell>
          <table:table-cell table:style-name="ce1" office:value-type="string" calcext:value-type="string">
            <text:p>0.01825571060180664</text:p>
          </table:table-cell>
          <table:table-cell table:style-name="ce1" office:value-type="string" calcext:value-type="string">
            <text:p>54.66135811805725</text:p>
          </table:table-cell>
          <table:table-cell table:style-name="ce1" office:value-type="float" office:value="-0.0537157415880902" calcext:value-type="float">
            <text:p>-0,0537157416</text:p>
          </table:table-cell>
          <table:table-cell table:style-name="ce1" office:value-type="float" office:value="0.0971510154137641" calcext:value-type="float">
            <text:p>0,0971510154</text:p>
          </table:table-cell>
          <table:table-cell table:style-name="ce1" office:value-type="float" office:value="0.932033858181518" calcext:value-type="float">
            <text:p>0,9320338582</text:p>
          </table:table-cell>
          <table:table-cell table:style-name="ce1" office:value-type="float" office:value="0.0329687378083878" calcext:value-type="float">
            <text:p>0,0329687378</text:p>
          </table:table-cell>
          <table:table-cell table:number-columns-repeated="2" table:style-name="ce1" office:value-type="float" office:value="-0.0204434951657174" calcext:value-type="float">
            <text:p>-0,0204434952</text:p>
          </table:table-cell>
          <table:table-cell table:style-name="ce1" office:value-type="float" office:value="-0.232903957366943" calcext:value-type="float">
            <text:p>-0,2329039574</text:p>
          </table:table-cell>
          <table:table-cell table:style-name="ce1" office:value-type="float" office:value="4.19229364395142" calcext:value-type="float">
            <text:p>4,192293644</text:p>
          </table:table-cell>
          <table:table-cell table:style-name="ce1" office:value-type="float" office:value="-1.52987420558929" calcext:value-type="float">
            <text:p>-1,5298742056</text:p>
          </table:table-cell>
          <table:table-cell table:style-name="ce1" office:value-type="string" calcext:value-type="string">
            <text:p>0.03296873780838778</text:p>
          </table:table-cell>
          <table:table-cell table:style-name="ce1" office:value-type="string" calcext:value-type="string">
            <text:p>-0.020443495165717362</text:p>
          </table:table-cell>
          <table:table-cell table:style-name="ce1" office:value-type="string" calcext:value-type="string">
            <text:p>-0.07830412305622625</text:p>
          </table:table-cell>
          <table:table-cell table:style-name="ce1" office:value-type="float" office:value="0.017484971837796" calcext:value-type="float">
            <text:p>0,0174849718</text:p>
          </table:table-cell>
          <table:table-cell table:style-name="ce1" office:value-type="float" office:value="-0.0293359245691035" calcext:value-type="float">
            <text:p>-0,0293359246</text:p>
          </table:table-cell>
          <table:table-cell table:style-name="ce1" office:value-type="float" office:value="-0.0333209440725821" calcext:value-type="float">
            <text:p>-0,0333209441</text:p>
          </table:table-cell>
          <table:table-cell table:style-name="ce1" office:value-type="float" office:value="0.121517413450375" calcext:value-type="float">
            <text:p>0,1215174135</text:p>
          </table:table-cell>
          <table:table-cell table:style-name="ce1" office:value-type="float" office:value="0.0665941485626075" calcext:value-type="float">
            <text:p>0,066594148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87976499022213" calcext:value-type="float">
            <text:p>-0,0187976499</text:p>
          </table:table-cell>
          <table:table-cell table:style-name="ce1" office:value-type="float" office:value="-0.00199552352175339" calcext:value-type="float">
            <text:p>-0,0019955235</text:p>
          </table:table-cell>
          <table:table-cell table:style-name="ce1" office:value-type="float" office:value="0.0406728406542343" calcext:value-type="float">
            <text:p>0,0406728407</text:p>
          </table:table-cell>
          <table:table-cell table:style-name="ce1" office:value-type="float" office:value="0.503795862197876" calcext:value-type="float">
            <text:p>0,5037958622</text:p>
          </table:table-cell>
          <table:table-cell table:style-name="ce1" office:value-type="float" office:value="0.503793954849243" calcext:value-type="float">
            <text:p>0,5037939548</text:p>
          </table:table-cell>
          <table:table-cell table:style-name="ce1" office:value-type="float" office:value="0.503793478012085" calcext:value-type="float">
            <text:p>0,503793478</text:p>
          </table:table-cell>
          <table:table-cell table:style-name="ce1" office:value-type="float" office:value="-0.232903957366943" calcext:value-type="float">
            <text:p>-0,2329039574</text:p>
          </table:table-cell>
          <table:table-cell table:style-name="ce1" office:value-type="float" office:value="4.19229364395142" calcext:value-type="float">
            <text:p>4,192293644</text:p>
          </table:table-cell>
          <table:table-cell table:style-name="ce1" office:value-type="float" office:value="-1.52987420558929" calcext:value-type="float">
            <text:p>-1,5298742056</text:p>
          </table:table-cell>
        </table:table-row>
        <table:table-row table:style-name="ro1">
          <table:table-cell table:style-name="ce1" office:value-type="string" calcext:value-type="string">
            <text:p>1.9079241752624512</text:p>
          </table:table-cell>
          <table:table-cell table:style-name="ce1" office:value-type="string" calcext:value-type="string">
            <text:p>0.0164186954498291</text:p>
          </table:table-cell>
          <table:table-cell table:style-name="ce1" office:value-type="string" calcext:value-type="string">
            <text:p>55.15799689292908</text:p>
          </table:table-cell>
          <table:table-cell table:style-name="ce1" office:value-type="float" office:value="-0.0433833131359683" calcext:value-type="float">
            <text:p>-0,0433833131</text:p>
          </table:table-cell>
          <table:table-cell table:style-name="ce1" office:value-type="float" office:value="0.0939950354765227" calcext:value-type="float">
            <text:p>0,0939950355</text:p>
          </table:table-cell>
          <table:table-cell table:style-name="ce1" office:value-type="float" office:value="0.910693554230678" calcext:value-type="float">
            <text:p>0,9106935542</text:p>
          </table:table-cell>
          <table:table-cell table:style-name="ce1" office:value-type="float" office:value="0.0356729192830768" calcext:value-type="float">
            <text:p>0,0356729193</text:p>
          </table:table-cell>
          <table:table-cell table:number-columns-repeated="2" table:style-name="ce1" office:value-type="float" office:value="-0.0266103230663209" calcext:value-type="float">
            <text:p>-0,0266103231</text:p>
          </table:table-cell>
          <table:table-cell table:style-name="ce1" office:value-type="float" office:value="-0.223320722579956" calcext:value-type="float">
            <text:p>-0,2233207226</text:p>
          </table:table-cell>
          <table:table-cell table:style-name="ce1" office:value-type="float" office:value="4.18949937820435" calcext:value-type="float">
            <text:p>4,1894993782</text:p>
          </table:table-cell>
          <table:table-cell table:style-name="ce1" office:value-type="float" office:value="-1.50944399833679" calcext:value-type="float">
            <text:p>-1,5094439983</text:p>
          </table:table-cell>
          <table:table-cell table:style-name="ce1" office:value-type="string" calcext:value-type="string">
            <text:p>0.035672919283076816</text:p>
          </table:table-cell>
          <table:table-cell table:style-name="ce1" office:value-type="string" calcext:value-type="string">
            <text:p>-0.026610323066320912</text:p>
          </table:table-cell>
          <table:table-cell table:style-name="ce1" office:value-type="string" calcext:value-type="string">
            <text:p>-0.07842541230920955</text:p>
          </table:table-cell>
          <table:table-cell table:style-name="ce1" office:value-type="float" office:value="0.0161147224764271" calcext:value-type="float">
            <text:p>0,0161147225</text:p>
          </table:table-cell>
          <table:table-cell table:style-name="ce1" office:value-type="float" office:value="-0.0291453046241292" calcext:value-type="float">
            <text:p>-0,0291453046</text:p>
          </table:table-cell>
          <table:table-cell table:style-name="ce1" office:value-type="float" office:value="-0.0328657606254389" calcext:value-type="float">
            <text:p>-0,0328657606</text:p>
          </table:table-cell>
          <table:table-cell table:style-name="ce1" office:value-type="float" office:value="0.148211536106005" calcext:value-type="float">
            <text:p>0,1482115361</text:p>
          </table:table-cell>
          <table:table-cell table:style-name="ce1" office:value-type="float" office:value="0.0183135703313341" calcext:value-type="float">
            <text:p>0,018313570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19103199308113" calcext:value-type="float">
            <text:p>-0,009191032</text:p>
          </table:table-cell>
          <table:table-cell table:style-name="ce1" office:value-type="float" office:value="0.00127856251180014" calcext:value-type="float">
            <text:p>0,0012785625</text:p>
          </table:table-cell>
          <table:table-cell table:style-name="ce1" office:value-type="float" office:value="0.0176139326491756" calcext:value-type="float">
            <text:p>0,0176139326</text:p>
          </table:table-cell>
          <table:table-cell table:style-name="ce1" office:value-type="float" office:value="0.496951580047607" calcext:value-type="float">
            <text:p>0,49695158</text:p>
          </table:table-cell>
          <table:table-cell table:style-name="ce1" office:value-type="float" office:value="0.4969642162323" calcext:value-type="float">
            <text:p>0,4969642162</text:p>
          </table:table-cell>
          <table:table-cell table:style-name="ce1" office:value-type="float" office:value="0.496966123580933" calcext:value-type="float">
            <text:p>0,4969661236</text:p>
          </table:table-cell>
          <table:table-cell table:style-name="ce1" office:value-type="float" office:value="-0.223320722579956" calcext:value-type="float">
            <text:p>-0,2233207226</text:p>
          </table:table-cell>
          <table:table-cell table:style-name="ce1" office:value-type="float" office:value="4.18949937820435" calcext:value-type="float">
            <text:p>4,1894993782</text:p>
          </table:table-cell>
          <table:table-cell table:style-name="ce1" office:value-type="float" office:value="-1.50944399833679" calcext:value-type="float">
            <text:p>-1,5094439983</text:p>
          </table:table-cell>
        </table:table-row>
        <table:table-row table:style-name="ro1">
          <table:table-cell table:style-name="ce1" office:value-type="string" calcext:value-type="string">
            <text:p>1.921417474746704</text:p>
          </table:table-cell>
          <table:table-cell table:style-name="ce1" office:value-type="string" calcext:value-type="string">
            <text:p>0.01349329948425293</text:p>
          </table:table-cell>
          <table:table-cell table:style-name="ce1" office:value-type="string" calcext:value-type="string">
            <text:p>55.64392590522766</text:p>
          </table:table-cell>
          <table:table-cell table:style-name="ce1" office:value-type="float" office:value="-0.0381784200952906" calcext:value-type="float">
            <text:p>-0,0381784201</text:p>
          </table:table-cell>
          <table:table-cell table:style-name="ce1" office:value-type="float" office:value="0.0918124529452604" calcext:value-type="float">
            <text:p>0,0918124529</text:p>
          </table:table-cell>
          <table:table-cell table:style-name="ce1" office:value-type="float" office:value="0.900392756785875" calcext:value-type="float">
            <text:p>0,9003927568</text:p>
          </table:table-cell>
          <table:table-cell table:style-name="ce1" office:value-type="float" office:value="0.0348255017617874" calcext:value-type="float">
            <text:p>0,0348255018</text:p>
          </table:table-cell>
          <table:table-cell table:number-columns-repeated="2" table:style-name="ce1" office:value-type="float" office:value="-0.0315703976661829" calcext:value-type="float">
            <text:p>-0,0315703977</text:p>
          </table:table-cell>
          <table:table-cell table:style-name="ce1" office:value-type="float" office:value="-0.212313145399094" calcext:value-type="float">
            <text:p>-0,2123131454</text:p>
          </table:table-cell>
          <table:table-cell table:style-name="ce1" office:value-type="float" office:value="4.18467092514038" calcext:value-type="float">
            <text:p>4,1846709251</text:p>
          </table:table-cell>
          <table:table-cell table:style-name="ce1" office:value-type="float" office:value="-1.48762977123261" calcext:value-type="float">
            <text:p>-1,4876297712</text:p>
          </table:table-cell>
          <table:table-cell table:style-name="ce1" office:value-type="string" calcext:value-type="string">
            <text:p>0.034825501761787434</text:p>
          </table:table-cell>
          <table:table-cell table:style-name="ce1" office:value-type="string" calcext:value-type="string">
            <text:p>-0.03157039766618292</text:p>
          </table:table-cell>
          <table:table-cell table:style-name="ce1" office:value-type="string" calcext:value-type="string">
            <text:p>-0.07665753127597986</text:p>
          </table:table-cell>
          <table:table-cell table:style-name="ce1" office:value-type="float" office:value="0.0130149939407905" calcext:value-type="float">
            <text:p>0,0130149939</text:p>
          </table:table-cell>
          <table:table-cell table:style-name="ce1" office:value-type="float" office:value="-0.0281985106429568" calcext:value-type="float">
            <text:p>-0,0281985106</text:p>
          </table:table-cell>
          <table:table-cell table:style-name="ce1" office:value-type="float" office:value="-0.0317560648199953" calcext:value-type="float">
            <text:p>-0,0317560648</text:p>
          </table:table-cell>
          <table:table-cell table:style-name="ce1" office:value-type="float" office:value="0.169281286134642" calcext:value-type="float">
            <text:p>0,1692812861</text:p>
          </table:table-cell>
          <table:table-cell table:style-name="ce1" office:value-type="float" office:value="-0.0273356175518475" calcext:value-type="float">
            <text:p>-0,027335617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12748123914219" calcext:value-type="float">
            <text:p>-0,0212748124</text:p>
          </table:table-cell>
          <table:table-cell table:style-name="ce1" office:value-type="float" office:value="0.00649839482190417" calcext:value-type="float">
            <text:p>0,0064983948</text:p>
          </table:table-cell>
          <table:table-cell table:style-name="ce1" office:value-type="float" office:value="0.0439413417606159" calcext:value-type="float">
            <text:p>0,0439413418</text:p>
          </table:table-cell>
          <table:table-cell table:style-name="ce1" office:value-type="float" office:value="0.485664844512939" calcext:value-type="float">
            <text:p>0,4856648445</text:p>
          </table:table-cell>
          <table:table-cell table:style-name="ce1" office:value-type="float" office:value="0.485655307769775" calcext:value-type="float">
            <text:p>0,4856553078</text:p>
          </table:table-cell>
          <table:table-cell table:style-name="ce1" office:value-type="float" office:value="0.485654354095459" calcext:value-type="float">
            <text:p>0,4856543541</text:p>
          </table:table-cell>
          <table:table-cell table:style-name="ce1" office:value-type="float" office:value="-0.212313145399094" calcext:value-type="float">
            <text:p>-0,2123131454</text:p>
          </table:table-cell>
          <table:table-cell table:style-name="ce1" office:value-type="float" office:value="4.18467092514038" calcext:value-type="float">
            <text:p>4,1846709251</text:p>
          </table:table-cell>
          <table:table-cell table:style-name="ce1" office:value-type="float" office:value="-1.48762977123261" calcext:value-type="float">
            <text:p>-1,4876297712</text:p>
          </table:table-cell>
        </table:table-row>
        <table:table-row table:style-name="ro1">
          <table:table-cell table:style-name="ce1" office:value-type="string" calcext:value-type="string">
            <text:p>1.9383387565612793</text:p>
          </table:table-cell>
          <table:table-cell table:style-name="ce1" office:value-type="string" calcext:value-type="string">
            <text:p>0.016921281814575195</text:p>
          </table:table-cell>
          <table:table-cell table:style-name="ce1" office:value-type="string" calcext:value-type="string">
            <text:p>56.15358352661133</text:p>
          </table:table-cell>
          <table:table-cell table:style-name="ce1" office:value-type="float" office:value="-0.0280365658073146" calcext:value-type="float">
            <text:p>-0,0280365658</text:p>
          </table:table-cell>
          <table:table-cell table:style-name="ce1" office:value-type="float" office:value="0.0858762026017095" calcext:value-type="float">
            <text:p>0,0858762026</text:p>
          </table:table-cell>
          <table:table-cell table:style-name="ce1" office:value-type="float" office:value="0.881072879573445" calcext:value-type="float">
            <text:p>0,8810728796</text:p>
          </table:table-cell>
          <table:table-cell table:style-name="ce1" office:value-type="float" office:value="0.0364336206731058" calcext:value-type="float">
            <text:p>0,0364336207</text:p>
          </table:table-cell>
          <table:table-cell table:number-columns-repeated="2" table:style-name="ce1" office:value-type="float" office:value="-0.0373426647013177" calcext:value-type="float">
            <text:p>-0,0373426647</text:p>
          </table:table-cell>
          <table:table-cell table:style-name="ce1" office:value-type="float" office:value="-0.20184238255024" calcext:value-type="float">
            <text:p>-0,2018423826</text:p>
          </table:table-cell>
          <table:table-cell table:style-name="ce1" office:value-type="float" office:value="4.1777515411377" calcext:value-type="float">
            <text:p>4,1777515411</text:p>
          </table:table-cell>
          <table:table-cell table:style-name="ce1" office:value-type="float" office:value="-1.46999955177307" calcext:value-type="float">
            <text:p>-1,4699995518</text:p>
          </table:table-cell>
          <table:table-cell table:style-name="ce1" office:value-type="string" calcext:value-type="string">
            <text:p>0.03643362067310578</text:p>
          </table:table-cell>
          <table:table-cell table:style-name="ce1" office:value-type="string" calcext:value-type="string">
            <text:p>-0.03734266470131768</text:p>
          </table:table-cell>
          <table:table-cell table:style-name="ce1" office:value-type="string" calcext:value-type="string">
            <text:p>-0.07671525250754042</text:p>
          </table:table-cell>
          <table:table-cell table:style-name="ce1" office:value-type="float" office:value="0.0114535260285872" calcext:value-type="float">
            <text:p>0,011453526</text:p>
          </table:table-cell>
          <table:table-cell table:style-name="ce1" office:value-type="float" office:value="-0.0275437358835781" calcext:value-type="float">
            <text:p>-0,0275437359</text:p>
          </table:table-cell>
          <table:table-cell table:style-name="ce1" office:value-type="float" office:value="-0.0312204233528655" calcext:value-type="float">
            <text:p>-0,0312204234</text:p>
          </table:table-cell>
          <table:table-cell table:style-name="ce1" office:value-type="float" office:value="0.188743660004038" calcext:value-type="float">
            <text:p>0,18874366</text:p>
          </table:table-cell>
          <table:table-cell table:style-name="ce1" office:value-type="float" office:value="-0.0741386907980116" calcext:value-type="float">
            <text:p>-0,074138690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02101929801337" calcext:value-type="float">
            <text:p>-0,010210193</text:p>
          </table:table-cell>
          <table:table-cell table:style-name="ce1" office:value-type="float" office:value="0.00428151918350991" calcext:value-type="float">
            <text:p>0,0042815192</text:p>
          </table:table-cell>
          <table:table-cell table:style-name="ce1" office:value-type="float" office:value="0.0202068338130033" calcext:value-type="float">
            <text:p>0,0202068338</text:p>
          </table:table-cell>
          <table:table-cell table:style-name="ce1" office:value-type="float" office:value="0.509774208068848" calcext:value-type="float">
            <text:p>0,5097742081</text:p>
          </table:table-cell>
          <table:table-cell table:style-name="ce1" office:value-type="float" office:value="0.50976824760437" calcext:value-type="float">
            <text:p>0,5097682476</text:p>
          </table:table-cell>
          <table:table-cell table:style-name="ce1" office:value-type="float" office:value="0.509768009185791" calcext:value-type="float">
            <text:p>0,5097680092</text:p>
          </table:table-cell>
          <table:table-cell table:style-name="ce1" office:value-type="float" office:value="-0.20184238255024" calcext:value-type="float">
            <text:p>-0,2018423826</text:p>
          </table:table-cell>
          <table:table-cell table:style-name="ce1" office:value-type="float" office:value="4.1777515411377" calcext:value-type="float">
            <text:p>4,1777515411</text:p>
          </table:table-cell>
          <table:table-cell table:style-name="ce1" office:value-type="float" office:value="-1.46999955177307" calcext:value-type="float">
            <text:p>-1,4699995518</text:p>
          </table:table-cell>
        </table:table-row>
        <table:table-row table:style-name="ro1">
          <table:table-cell table:style-name="ce1" office:value-type="string" calcext:value-type="string">
            <text:p>1.9537479877471924</text:p>
          </table:table-cell>
          <table:table-cell table:style-name="ce1" office:value-type="string" calcext:value-type="string">
            <text:p>0.015409231185913086</text:p>
          </table:table-cell>
          <table:table-cell table:style-name="ce1" office:value-type="string" calcext:value-type="string">
            <text:p>56.656041860580444</text:p>
          </table:table-cell>
          <table:table-cell table:style-name="ce1" office:value-type="float" office:value="-0.0190483783414863" calcext:value-type="float">
            <text:p>-0,0190483783</text:p>
          </table:table-cell>
          <table:table-cell table:style-name="ce1" office:value-type="float" office:value="0.078480635424731" calcext:value-type="float">
            <text:p>0,0784806354</text:p>
          </table:table-cell>
          <table:table-cell table:style-name="ce1" office:value-type="float" office:value="0.861143314544065" calcext:value-type="float">
            <text:p>0,8611433145</text:p>
          </table:table-cell>
          <table:table-cell table:style-name="ce1" office:value-type="float" office:value="0.0348028534110344" calcext:value-type="float">
            <text:p>0,0348028534</text:p>
          </table:table-cell>
          <table:table-cell table:number-columns-repeated="2" table:style-name="ce1" office:value-type="float" office:value="-0.0410151383254487" calcext:value-type="float">
            <text:p>-0,0410151383</text:p>
          </table:table-cell>
          <table:table-cell table:style-name="ce1" office:value-type="float" office:value="-0.191324144601822" calcext:value-type="float">
            <text:p>-0,1913241446</text:p>
          </table:table-cell>
          <table:table-cell table:style-name="ce1" office:value-type="float" office:value="4.16958284378052" calcext:value-type="float">
            <text:p>4,1695828438</text:p>
          </table:table-cell>
          <table:table-cell table:style-name="ce1" office:value-type="float" office:value="-1.45120191574097" calcext:value-type="float">
            <text:p>-1,4512019157</text:p>
          </table:table-cell>
          <table:table-cell table:style-name="ce1" office:value-type="string" calcext:value-type="string">
            <text:p>0.03480285341103438</text:p>
          </table:table-cell>
          <table:table-cell table:style-name="ce1" office:value-type="string" calcext:value-type="string">
            <text:p>-0.04101513832544865</text:p>
          </table:table-cell>
          <table:table-cell table:style-name="ce1" office:value-type="string" calcext:value-type="string">
            <text:p>-0.07525411872676753</text:p>
          </table:table-cell>
          <table:table-cell table:style-name="ce1" office:value-type="float" office:value="0.00841096974219437" calcext:value-type="float">
            <text:p>0,0084109697</text:p>
          </table:table-cell>
          <table:table-cell table:style-name="ce1" office:value-type="float" office:value="-0.0257628607805128" calcext:value-type="float">
            <text:p>-0,0257628608</text:p>
          </table:table-cell>
          <table:table-cell table:style-name="ce1" office:value-type="float" office:value="-0.0302157897378191" calcext:value-type="float">
            <text:p>-0,0302157897</text:p>
          </table:table-cell>
          <table:table-cell table:style-name="ce1" office:value-type="float" office:value="0.202824803364365" calcext:value-type="float">
            <text:p>0,2028248034</text:p>
          </table:table-cell>
          <table:table-cell table:style-name="ce1" office:value-type="float" office:value="-0.117269825517076" calcext:value-type="float">
            <text:p>-0,117269825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01931588846795" calcext:value-type="float">
            <text:p>-0,0201931589</text:p>
          </table:table-cell>
          <table:table-cell table:style-name="ce1" office:value-type="float" office:value="0.0118193653034572" calcext:value-type="float">
            <text:p>0,0118193653</text:p>
          </table:table-cell>
          <table:table-cell table:style-name="ce1" office:value-type="float" office:value="0.0384668404420648" calcext:value-type="float">
            <text:p>0,0384668404</text:p>
          </table:table-cell>
          <table:table-cell table:style-name="ce1" office:value-type="float" office:value="0.502242088317871" calcext:value-type="float">
            <text:p>0,5022420883</text:p>
          </table:table-cell>
          <table:table-cell table:style-name="ce1" office:value-type="float" office:value="0.50224781036377" calcext:value-type="float">
            <text:p>0,5022478104</text:p>
          </table:table-cell>
          <table:table-cell table:style-name="ce1" office:value-type="float" office:value="0.50224757194519" calcext:value-type="float">
            <text:p>0,5022475719</text:p>
          </table:table-cell>
          <table:table-cell table:style-name="ce1" office:value-type="float" office:value="-0.191324144601822" calcext:value-type="float">
            <text:p>-0,1913241446</text:p>
          </table:table-cell>
          <table:table-cell table:style-name="ce1" office:value-type="float" office:value="4.16958284378052" calcext:value-type="float">
            <text:p>4,1695828438</text:p>
          </table:table-cell>
          <table:table-cell table:style-name="ce1" office:value-type="float" office:value="-1.45120191574097" calcext:value-type="float">
            <text:p>-1,4512019157</text:p>
          </table:table-cell>
        </table:table-row>
        <table:table-row table:style-name="ro1">
          <table:table-cell table:style-name="ce1" office:value-type="string" calcext:value-type="string">
            <text:p>1.966559648513794</text:p>
          </table:table-cell>
          <table:table-cell table:style-name="ce1" office:value-type="string" calcext:value-type="string">
            <text:p>0.012811660766601562</text:p>
          </table:table-cell>
          <table:table-cell table:style-name="ce1" office:value-type="string" calcext:value-type="string">
            <text:p>57.174312591552734</text:p>
          </table:table-cell>
          <table:table-cell table:style-name="ce1" office:value-type="float" office:value="-0.0130197314177582" calcext:value-type="float">
            <text:p>-0,0130197314</text:p>
          </table:table-cell>
          <table:table-cell table:style-name="ce1" office:value-type="float" office:value="0.0730324207839591" calcext:value-type="float">
            <text:p>0,0730324208</text:p>
          </table:table-cell>
          <table:table-cell table:style-name="ce1" office:value-type="float" office:value="0.848383949862586" calcext:value-type="float">
            <text:p>0,8483839499</text:p>
          </table:table-cell>
          <table:table-cell table:style-name="ce1" office:value-type="float" office:value="0.0335796004542963" calcext:value-type="float">
            <text:p>0,0335796005</text:p>
          </table:table-cell>
          <table:table-cell table:number-columns-repeated="2" table:style-name="ce1" office:value-type="float" office:value="-0.0441713192255183" calcext:value-type="float">
            <text:p>-0,0441713192</text:p>
          </table:table-cell>
          <table:table-cell table:style-name="ce1" office:value-type="float" office:value="-0.18169704079628" calcext:value-type="float">
            <text:p>-0,1816970408</text:p>
          </table:table-cell>
          <table:table-cell table:style-name="ce1" office:value-type="float" office:value="4.16022062301636" calcext:value-type="float">
            <text:p>4,160220623</text:p>
          </table:table-cell>
          <table:table-cell table:style-name="ce1" office:value-type="float" office:value="-1.43188881874084" calcext:value-type="float">
            <text:p>-1,4318888187</text:p>
          </table:table-cell>
          <table:table-cell table:style-name="ce1" office:value-type="string" calcext:value-type="string">
            <text:p>0.033579600454296255</text:p>
          </table:table-cell>
          <table:table-cell table:style-name="ce1" office:value-type="string" calcext:value-type="string">
            <text:p>-0.044171319225518334</text:p>
          </table:table-cell>
          <table:table-cell table:style-name="ce1" office:value-type="string" calcext:value-type="string">
            <text:p>-0.07421871930488519</text:p>
          </table:table-cell>
          <table:table-cell table:style-name="ce1" office:value-type="float" office:value="0.0057145135024459" calcext:value-type="float">
            <text:p>0,0057145135</text:p>
          </table:table-cell>
          <table:table-cell table:style-name="ce1" office:value-type="float" office:value="-0.0235441906274193" calcext:value-type="float">
            <text:p>-0,0235441906</text:p>
          </table:table-cell>
          <table:table-cell table:style-name="ce1" office:value-type="float" office:value="-0.0291794523562914" calcext:value-type="float">
            <text:p>-0,0291794524</text:p>
          </table:table-cell>
          <table:table-cell table:style-name="ce1" office:value-type="float" office:value="0.212700544525388" calcext:value-type="float">
            <text:p>0,2127005445</text:p>
          </table:table-cell>
          <table:table-cell table:style-name="ce1" office:value-type="float" office:value="-0.157969657495551" calcext:value-type="float">
            <text:p>-0,157969657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7336460389326" calcext:value-type="float">
            <text:p>-0,0173364604</text:p>
          </table:table-cell>
          <table:table-cell table:style-name="ce1" office:value-type="float" office:value="0.014260717628577" calcext:value-type="float">
            <text:p>0,0142607176</text:p>
          </table:table-cell>
          <table:table-cell table:style-name="ce1" office:value-type="float" office:value="0.0384293220562482" calcext:value-type="float">
            <text:p>0,0384293221</text:p>
          </table:table-cell>
          <table:table-cell table:style-name="ce1" office:value-type="float" office:value="0.518455743789673" calcext:value-type="float">
            <text:p>0,5184557438</text:p>
          </table:table-cell>
          <table:table-cell table:style-name="ce1" office:value-type="float" office:value="0.51859712600708" calcext:value-type="float">
            <text:p>0,518597126</text:p>
          </table:table-cell>
          <table:table-cell table:style-name="ce1" office:value-type="float" office:value="0.518603086471558" calcext:value-type="float">
            <text:p>0,5186030865</text:p>
          </table:table-cell>
          <table:table-cell table:style-name="ce1" office:value-type="float" office:value="-0.18169704079628" calcext:value-type="float">
            <text:p>-0,1816970408</text:p>
          </table:table-cell>
          <table:table-cell table:style-name="ce1" office:value-type="float" office:value="4.16022062301636" calcext:value-type="float">
            <text:p>4,160220623</text:p>
          </table:table-cell>
          <table:table-cell table:style-name="ce1" office:value-type="float" office:value="-1.43188881874084" calcext:value-type="float">
            <text:p>-1,4318888187</text:p>
          </table:table-cell>
        </table:table-row>
        <table:table-row table:style-name="ro1">
          <table:table-cell table:style-name="ce1" office:value-type="string" calcext:value-type="string">
            <text:p>1.991645097732544</text:p>
          </table:table-cell>
          <table:table-cell table:style-name="ce1" office:value-type="string" calcext:value-type="string">
            <text:p>0.02508544921875</text:p>
          </table:table-cell>
          <table:table-cell table:style-name="ce1" office:value-type="string" calcext:value-type="string">
            <text:p>57.72729849815369</text:p>
          </table:table-cell>
          <table:table-cell table:style-name="ce1" office:value-type="float" office:value="0.000986673853383112" calcext:value-type="float">
            <text:p>0,0009866739</text:p>
          </table:table-cell>
          <table:table-cell table:style-name="ce1" office:value-type="float" office:value="0.0578326858525498" calcext:value-type="float">
            <text:p>0,0578326859</text:p>
          </table:table-cell>
          <table:table-cell table:style-name="ce1" office:value-type="float" office:value="0.822568117100516" calcext:value-type="float">
            <text:p>0,8225681171</text:p>
          </table:table-cell>
          <table:table-cell table:style-name="ce1" office:value-type="float" office:value="0.033058951467952" calcext:value-type="float">
            <text:p>0,0330589515</text:p>
          </table:table-cell>
          <table:table-cell table:number-columns-repeated="2" table:style-name="ce1" office:value-type="float" office:value="-0.0482061993581808" calcext:value-type="float">
            <text:p>-0,0482061994</text:p>
          </table:table-cell>
          <table:table-cell table:style-name="ce1" office:value-type="float" office:value="-0.173350960016251" calcext:value-type="float">
            <text:p>-0,17335096</text:p>
          </table:table-cell>
          <table:table-cell table:style-name="ce1" office:value-type="float" office:value="4.14959955215454" calcext:value-type="float">
            <text:p>4,1495995522</text:p>
          </table:table-cell>
          <table:table-cell table:style-name="ce1" office:value-type="float" office:value="-1.41153168678284" calcext:value-type="float">
            <text:p>-1,4115316868</text:p>
          </table:table-cell>
          <table:table-cell table:style-name="ce1" office:value-type="string" calcext:value-type="string">
            <text:p>0.03305895146795196</text:p>
          </table:table-cell>
          <table:table-cell table:style-name="ce1" office:value-type="string" calcext:value-type="string">
            <text:p>-0.04820619935818077</text:p>
          </table:table-cell>
          <table:table-cell table:style-name="ce1" office:value-type="string" calcext:value-type="string">
            <text:p>-0.07393924275385816</text:p>
          </table:table-cell>
          <table:table-cell table:style-name="ce1" office:value-type="float" office:value="0.00390591942532747" calcext:value-type="float">
            <text:p>0,0039059194</text:p>
          </table:table-cell>
          <table:table-cell table:style-name="ce1" office:value-type="float" office:value="-0.0219097262351877" calcext:value-type="float">
            <text:p>-0,0219097262</text:p>
          </table:table-cell>
          <table:table-cell table:style-name="ce1" office:value-type="float" office:value="-0.0285159653928545" calcext:value-type="float">
            <text:p>-0,0285159654</text:p>
          </table:table-cell>
          <table:table-cell table:style-name="ce1" office:value-type="float" office:value="0.219903584630775" calcext:value-type="float">
            <text:p>0,2199035846</text:p>
          </table:table-cell>
          <table:table-cell table:style-name="ce1" office:value-type="float" office:value="-0.19836398446045" calcext:value-type="float">
            <text:p>-0,198363984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08969771944937" calcext:value-type="float">
            <text:p>-0,0108969772</text:p>
          </table:table-cell>
          <table:table-cell table:style-name="ce1" office:value-type="float" office:value="0.00985030161566815" calcext:value-type="float">
            <text:p>0,0098503016</text:p>
          </table:table-cell>
          <table:table-cell table:style-name="ce1" office:value-type="float" office:value="0.0230689055598533" calcext:value-type="float">
            <text:p>0,0230689056</text:p>
          </table:table-cell>
          <table:table-cell table:style-name="ce1" office:value-type="float" office:value="0.553240299224854" calcext:value-type="float">
            <text:p>0,5532402992</text:p>
          </table:table-cell>
          <table:table-cell table:style-name="ce1" office:value-type="float" office:value="0.553101301193237" calcext:value-type="float">
            <text:p>0,5531013012</text:p>
          </table:table-cell>
          <table:table-cell table:style-name="ce1" office:value-type="float" office:value="0.55309796333313" calcext:value-type="float">
            <text:p>0,5530979633</text:p>
          </table:table-cell>
          <table:table-cell table:style-name="ce1" office:value-type="float" office:value="-0.173350960016251" calcext:value-type="float">
            <text:p>-0,17335096</text:p>
          </table:table-cell>
          <table:table-cell table:style-name="ce1" office:value-type="float" office:value="4.14959955215454" calcext:value-type="float">
            <text:p>4,1495995522</text:p>
          </table:table-cell>
          <table:table-cell table:style-name="ce1" office:value-type="float" office:value="-1.41153168678284" calcext:value-type="float">
            <text:p>-1,4115316868</text:p>
          </table:table-cell>
        </table:table-row>
        <table:table-row table:style-name="ro1">
          <table:table-cell table:style-name="ce1" office:value-type="string" calcext:value-type="string">
            <text:p>2.0136826038360596</text:p>
          </table:table-cell>
          <table:table-cell table:style-name="ce1" office:value-type="string" calcext:value-type="string">
            <text:p>0.022037506103515625</text:p>
          </table:table-cell>
          <table:table-cell table:style-name="ce1" office:value-type="string" calcext:value-type="string">
            <text:p>58.27699685096741</text:p>
          </table:table-cell>
          <table:table-cell table:style-name="ce1" office:value-type="float" office:value="0.00993170623127141" calcext:value-type="float">
            <text:p>0,0099317062</text:p>
          </table:table-cell>
          <table:table-cell table:style-name="ce1" office:value-type="float" office:value="0.0458043402802475" calcext:value-type="float">
            <text:p>0,0458043403</text:p>
          </table:table-cell>
          <table:table-cell table:style-name="ce1" office:value-type="float" office:value="0.803285230824977" calcext:value-type="float">
            <text:p>0,8032852308</text:p>
          </table:table-cell>
          <table:table-cell table:style-name="ce1" office:value-type="float" office:value="0.0280792908318473" calcext:value-type="float">
            <text:p>0,0280792908</text:p>
          </table:table-cell>
          <table:table-cell table:number-columns-repeated="2" table:style-name="ce1" office:value-type="float" office:value="-0.0471143790362645" calcext:value-type="float">
            <text:p>-0,047114379</text:p>
          </table:table-cell>
          <table:table-cell table:style-name="ce1" office:value-type="float" office:value="-0.165275439620018" calcext:value-type="float">
            <text:p>-0,1652754396</text:p>
          </table:table-cell>
          <table:table-cell table:style-name="ce1" office:value-type="float" office:value="4.13829755783081" calcext:value-type="float">
            <text:p>4,1382975578</text:p>
          </table:table-cell>
          <table:table-cell table:style-name="ce1" office:value-type="float" office:value="-1.39451587200165" calcext:value-type="float">
            <text:p>-1,394515872</text:p>
          </table:table-cell>
          <table:table-cell table:style-name="ce1" office:value-type="string" calcext:value-type="string">
            <text:p>0.028079290831847317</text:p>
          </table:table-cell>
          <table:table-cell table:style-name="ce1" office:value-type="string" calcext:value-type="string">
            <text:p>-0.047114379036264475</text:p>
          </table:table-cell>
          <table:table-cell table:style-name="ce1" office:value-type="string" calcext:value-type="string">
            <text:p>-0.07200948924455786</text:p>
          </table:table-cell>
          <table:table-cell table:style-name="ce1" office:value-type="float" office:value="-0.000296002156014934" calcext:value-type="float">
            <text:p>-0,0002960022</text:p>
          </table:table-cell>
          <table:table-cell table:style-name="ce1" office:value-type="float" office:value="-0.0173498057557649" calcext:value-type="float">
            <text:p>-0,0173498058</text:p>
          </table:table-cell>
          <table:table-cell table:style-name="ce1" office:value-type="float" office:value="-0.0271735420892268" calcext:value-type="float">
            <text:p>-0,0271735421</text:p>
          </table:table-cell>
          <table:table-cell table:style-name="ce1" office:value-type="float" office:value="0.219356527747726" calcext:value-type="float">
            <text:p>0,2193565277</text:p>
          </table:table-cell>
          <table:table-cell table:style-name="ce1" office:value-type="float" office:value="-0.230428781413962" calcext:value-type="float">
            <text:p>-0,230428781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52620052669537" calcext:value-type="float">
            <text:p>-0,0252620053</text:p>
          </table:table-cell>
          <table:table-cell table:style-name="ce1" office:value-type="float" office:value="0.0274145349058241" calcext:value-type="float">
            <text:p>0,0274145349</text:p>
          </table:table-cell>
          <table:table-cell table:style-name="ce1" office:value-type="float" office:value="0.0465621137867577" calcext:value-type="float">
            <text:p>0,0465621138</text:p>
          </table:table-cell>
          <table:table-cell table:style-name="ce1" office:value-type="float" office:value="0.554445505142212" calcext:value-type="float">
            <text:p>0,5544455051</text:p>
          </table:table-cell>
          <table:table-cell table:style-name="ce1" office:value-type="float" office:value="0.55444073677063" calcext:value-type="float">
            <text:p>0,5544407368</text:p>
          </table:table-cell>
          <table:table-cell table:style-name="ce1" office:value-type="float" office:value="0.554438591003418" calcext:value-type="float">
            <text:p>0,554438591</text:p>
          </table:table-cell>
          <table:table-cell table:style-name="ce1" office:value-type="float" office:value="-0.165275439620018" calcext:value-type="float">
            <text:p>-0,1652754396</text:p>
          </table:table-cell>
          <table:table-cell table:style-name="ce1" office:value-type="float" office:value="4.13829755783081" calcext:value-type="float">
            <text:p>4,1382975578</text:p>
          </table:table-cell>
          <table:table-cell table:style-name="ce1" office:value-type="float" office:value="-1.39451587200165" calcext:value-type="float">
            <text:p>-1,394515872</text:p>
          </table:table-cell>
        </table:table-row>
        <table:table-row table:style-name="ro1">
          <table:table-cell table:style-name="ce1" office:value-type="string" calcext:value-type="string">
            <text:p>2.0264713764190674</text:p>
          </table:table-cell>
          <table:table-cell table:style-name="ce1" office:value-type="string" calcext:value-type="string">
            <text:p>0.012788772583007812</text:p>
          </table:table-cell>
          <table:table-cell table:style-name="ce1" office:value-type="string" calcext:value-type="string">
            <text:p>58.77933955192566</text:p>
          </table:table-cell>
          <table:table-cell table:style-name="ce1" office:value-type="float" office:value="0.0131961406398289" calcext:value-type="float">
            <text:p>0,0131961406</text:p>
          </table:table-cell>
          <table:table-cell table:style-name="ce1" office:value-type="float" office:value="0.0410591787270581" calcext:value-type="float">
            <text:p>0,0410591787</text:p>
          </table:table-cell>
          <table:table-cell table:style-name="ce1" office:value-type="float" office:value="0.797927869690789" calcext:value-type="float">
            <text:p>0,7979278697</text:p>
          </table:table-cell>
          <table:table-cell table:style-name="ce1" office:value-type="float" office:value="0.0250858863149982" calcext:value-type="float">
            <text:p>0,0250858863</text:p>
          </table:table-cell>
          <table:table-cell table:number-columns-repeated="2" table:style-name="ce1" office:value-type="float" office:value="-0.0467473167459619" calcext:value-type="float">
            <text:p>-0,0467473167</text:p>
          </table:table-cell>
          <table:table-cell table:style-name="ce1" office:value-type="float" office:value="-0.157066345214844" calcext:value-type="float">
            <text:p>-0,1570663452</text:p>
          </table:table-cell>
          <table:table-cell table:style-name="ce1" office:value-type="float" office:value="4.12622165679932" calcext:value-type="float">
            <text:p>4,1262216568</text:p>
          </table:table-cell>
          <table:table-cell table:style-name="ce1" office:value-type="float" office:value="-1.37672865390778" calcext:value-type="float">
            <text:p>-1,3767286539</text:p>
          </table:table-cell>
          <table:table-cell table:style-name="ce1" office:value-type="string" calcext:value-type="string">
            <text:p>0.025085886314998206</text:p>
          </table:table-cell>
          <table:table-cell table:style-name="ce1" office:value-type="string" calcext:value-type="string">
            <text:p>-0.04674731674596192</text:p>
          </table:table-cell>
          <table:table-cell table:style-name="ce1" office:value-type="string" calcext:value-type="string">
            <text:p>-0.07120331986523264</text:p>
          </table:table-cell>
          <table:table-cell table:style-name="ce1" office:value-type="float" office:value="-0.00297951186938142" calcext:value-type="float">
            <text:p>-0,0029795119</text:p>
          </table:table-cell>
          <table:table-cell table:style-name="ce1" office:value-type="float" office:value="-0.0137413020840743" calcext:value-type="float">
            <text:p>-0,0137413021</text:p>
          </table:table-cell>
          <table:table-cell table:style-name="ce1" office:value-type="float" office:value="-0.0261708320028988" calcext:value-type="float">
            <text:p>-0,026170832</text:p>
          </table:table-cell>
          <table:table-cell table:style-name="ce1" office:value-type="float" office:value="0.21440798874093" calcext:value-type="float">
            <text:p>0,2144079887</text:p>
          </table:table-cell>
          <table:table-cell table:style-name="ce1" office:value-type="float" office:value="-0.253251198370467" calcext:value-type="float">
            <text:p>-0,253251198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79526590948142" calcext:value-type="float">
            <text:p>-0,0179526591</text:p>
          </table:table-cell>
          <table:table-cell table:style-name="ce1" office:value-type="float" office:value="0.0241407575127628" calcext:value-type="float">
            <text:p>0,0241407575</text:p>
          </table:table-cell>
          <table:table-cell table:style-name="ce1" office:value-type="float" office:value="0.0387004855066466" calcext:value-type="float">
            <text:p>0,0387004855</text:p>
          </table:table-cell>
          <table:table-cell table:style-name="ce1" office:value-type="float" office:value="0.498256683349609" calcext:value-type="float">
            <text:p>0,4982566833</text:p>
          </table:table-cell>
          <table:table-cell table:style-name="ce1" office:value-type="float" office:value="0.498258829116821" calcext:value-type="float">
            <text:p>0,4982588291</text:p>
          </table:table-cell>
          <table:table-cell table:style-name="ce1" office:value-type="float" office:value="0.498259544372559" calcext:value-type="float">
            <text:p>0,4982595444</text:p>
          </table:table-cell>
          <table:table-cell table:style-name="ce1" office:value-type="float" office:value="-0.157066345214844" calcext:value-type="float">
            <text:p>-0,1570663452</text:p>
          </table:table-cell>
          <table:table-cell table:style-name="ce1" office:value-type="float" office:value="4.12622165679932" calcext:value-type="float">
            <text:p>4,1262216568</text:p>
          </table:table-cell>
          <table:table-cell table:style-name="ce1" office:value-type="float" office:value="-1.37672865390778" calcext:value-type="float">
            <text:p>-1,3767286539</text:p>
          </table:table-cell>
        </table:table-row>
        <table:table-row table:style-name="ro1">
          <table:table-cell table:style-name="ce1" office:value-type="string" calcext:value-type="string">
            <text:p>2.0399856567382812</text:p>
          </table:table-cell>
          <table:table-cell table:style-name="ce1" office:value-type="string" calcext:value-type="string">
            <text:p>0.013514280319213867</text:p>
          </table:table-cell>
          <table:table-cell table:style-name="ce1" office:value-type="string" calcext:value-type="string">
            <text:p>59.30481433868408</text:p>
          </table:table-cell>
          <table:table-cell table:style-name="ce1" office:value-type="float" office:value="0.0240042391937387" calcext:value-type="float">
            <text:p>0,0240042392</text:p>
          </table:table-cell>
          <table:table-cell table:style-name="ce1" office:value-type="float" office:value="0.024707948080448" calcext:value-type="float">
            <text:p>0,0247079481</text:p>
          </table:table-cell>
          <table:table-cell table:style-name="ce1" office:value-type="float" office:value="0.775242825349172" calcext:value-type="float">
            <text:p>0,7752428253</text:p>
          </table:table-cell>
          <table:table-cell table:style-name="ce1" office:value-type="float" office:value="0.0237468539442205" calcext:value-type="float">
            <text:p>0,0237468539</text:p>
          </table:table-cell>
          <table:table-cell table:number-columns-repeated="2" table:style-name="ce1" office:value-type="float" office:value="-0.0489707941260695" calcext:value-type="float">
            <text:p>-0,0489707941</text:p>
          </table:table-cell>
          <table:table-cell table:style-name="ce1" office:value-type="float" office:value="-0.148882374167442" calcext:value-type="float">
            <text:p>-0,1488823742</text:p>
          </table:table-cell>
          <table:table-cell table:style-name="ce1" office:value-type="float" office:value="4.11441659927368" calcext:value-type="float">
            <text:p>4,1144165993</text:p>
          </table:table-cell>
          <table:table-cell table:style-name="ce1" office:value-type="float" office:value="-1.3573979139328" calcext:value-type="float">
            <text:p>-1,3573979139</text:p>
          </table:table-cell>
          <table:table-cell table:style-name="ce1" office:value-type="string" calcext:value-type="string">
            <text:p>0.023746853944220513</text:p>
          </table:table-cell>
          <table:table-cell table:style-name="ce1" office:value-type="string" calcext:value-type="string">
            <text:p>-0.04897079412606949</text:p>
          </table:table-cell>
          <table:table-cell table:style-name="ce1" office:value-type="string" calcext:value-type="string">
            <text:p>-0.07163690387141244</text:p>
          </table:table-cell>
          <table:table-cell table:style-name="ce1" office:value-type="float" office:value="-0.00395884219194866" calcext:value-type="float">
            <text:p>-0,0039588422</text:p>
          </table:table-cell>
          <table:table-cell table:style-name="ce1" office:value-type="float" office:value="-0.0123177536181174" calcext:value-type="float">
            <text:p>-0,0123177536</text:p>
          </table:table-cell>
          <table:table-cell table:style-name="ce1" office:value-type="float" office:value="-0.025892249223921" calcext:value-type="float">
            <text:p>-0,0258922492</text:p>
          </table:table-cell>
          <table:table-cell table:style-name="ce1" office:value-type="float" office:value="0.20748633122638" calcext:value-type="float">
            <text:p>0,2074863312</text:p>
          </table:table-cell>
          <table:table-cell table:style-name="ce1" office:value-type="float" office:value="-0.274787604472339" calcext:value-type="float">
            <text:p>-0,274787604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622364447739145" calcext:value-type="float">
            <text:p>-0,0062236445</text:p>
          </table:table-cell>
          <table:table-cell table:style-name="ce1" office:value-type="float" office:value="0.00904665501660619" calcext:value-type="float">
            <text:p>0,009046655</text:p>
          </table:table-cell>
          <table:table-cell table:style-name="ce1" office:value-type="float" office:value="0.010213814100343" calcext:value-type="float">
            <text:p>0,0102138141</text:p>
          </table:table-cell>
          <table:table-cell table:style-name="ce1" office:value-type="float" office:value="0.524521350860596" calcext:value-type="float">
            <text:p>0,5245213509</text:p>
          </table:table-cell>
          <table:table-cell table:number-columns-repeated="2" table:style-name="ce1" office:value-type="float" office:value="0.524521112442017" calcext:value-type="float">
            <text:p>0,5245211124</text:p>
          </table:table-cell>
          <table:table-cell table:style-name="ce1" office:value-type="float" office:value="-0.148882374167442" calcext:value-type="float">
            <text:p>-0,1488823742</text:p>
          </table:table-cell>
          <table:table-cell table:style-name="ce1" office:value-type="float" office:value="4.11441659927368" calcext:value-type="float">
            <text:p>4,1144165993</text:p>
          </table:table-cell>
          <table:table-cell table:style-name="ce1" office:value-type="float" office:value="-1.3573979139328" calcext:value-type="float">
            <text:p>-1,3573979139</text:p>
          </table:table-cell>
        </table:table-row>
        <table:table-row table:style-name="ro1">
          <table:table-cell table:style-name="ce1" office:value-type="string" calcext:value-type="string">
            <text:p>2.053452730178833</text:p>
          </table:table-cell>
          <table:table-cell table:style-name="ce1" office:value-type="string" calcext:value-type="string">
            <text:p>0.013467073440551758</text:p>
          </table:table-cell>
          <table:table-cell table:style-name="ce1" office:value-type="string" calcext:value-type="string">
            <text:p>59.820525884628296</text:p>
          </table:table-cell>
          <table:table-cell table:style-name="ce1" office:value-type="float" office:value="0.0280254370716895" calcext:value-type="float">
            <text:p>0,0280254371</text:p>
          </table:table-cell>
          <table:table-cell table:style-name="ce1" office:value-type="float" office:value="0.0176230070215684" calcext:value-type="float">
            <text:p>0,017623007</text:p>
          </table:table-cell>
          <table:table-cell table:style-name="ce1" office:value-type="float" office:value="0.765728526645237" calcext:value-type="float">
            <text:p>0,7657285266</text:p>
          </table:table-cell>
          <table:table-cell table:style-name="ce1" office:value-type="float" office:value="0.018110952662752" calcext:value-type="float">
            <text:p>0,0181109527</text:p>
          </table:table-cell>
          <table:table-cell table:number-columns-repeated="2" table:style-name="ce1" office:value-type="float" office:value="-0.0446768644820886" calcext:value-type="float">
            <text:p>-0,0446768645</text:p>
          </table:table-cell>
          <table:table-cell table:style-name="ce1" office:value-type="float" office:value="-0.141704723238945" calcext:value-type="float">
            <text:p>-0,1417047232</text:p>
          </table:table-cell>
          <table:table-cell table:style-name="ce1" office:value-type="float" office:value="4.10316038131714" calcext:value-type="float">
            <text:p>4,1031603813</text:p>
          </table:table-cell>
          <table:table-cell table:style-name="ce1" office:value-type="float" office:value="-1.33922255039215" calcext:value-type="float">
            <text:p>-1,3392225504</text:p>
          </table:table-cell>
          <table:table-cell table:style-name="ce1" office:value-type="string" calcext:value-type="string">
            <text:p>0.01811095266275204</text:p>
          </table:table-cell>
          <table:table-cell table:style-name="ce1" office:value-type="string" calcext:value-type="string">
            <text:p>-0.04467686448208857</text:p>
          </table:table-cell>
          <table:table-cell table:style-name="ce1" office:value-type="string" calcext:value-type="string">
            <text:p>-0.06961345345619827</text:p>
          </table:table-cell>
          <table:table-cell table:style-name="ce1" office:value-type="float" office:value="-0.00720127175812161" calcext:value-type="float">
            <text:p>-0,0072012718</text:p>
          </table:table-cell>
          <table:table-cell table:style-name="ce1" office:value-type="float" office:value="-0.0074123844241344" calcext:value-type="float">
            <text:p>-0,0074123844</text:p>
          </table:table-cell>
          <table:table-cell table:style-name="ce1" office:value-type="float" office:value="-0.0247126269181569" calcext:value-type="float">
            <text:p>-0,0247126269</text:p>
          </table:table-cell>
          <table:table-cell table:style-name="ce1" office:value-type="float" office:value="0.195101207512603" calcext:value-type="float">
            <text:p>0,1951012075</text:p>
          </table:table-cell>
          <table:table-cell table:style-name="ce1" office:value-type="float" office:value="-0.287535857914574" calcext:value-type="float">
            <text:p>-0,287535857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09477263944449" calcext:value-type="float">
            <text:p>-0,0209477264</text:p>
          </table:table-cell>
          <table:table-cell table:style-name="ce1" office:value-type="float" office:value="0.0316910359288434" calcext:value-type="float">
            <text:p>0,0316910359</text:p>
          </table:table-cell>
          <table:table-cell table:style-name="ce1" office:value-type="float" office:value="0.043966938478347" calcext:value-type="float">
            <text:p>0,0439669385</text:p>
          </table:table-cell>
          <table:table-cell table:style-name="ce1" office:value-type="float" office:value="0.515955686569214" calcext:value-type="float">
            <text:p>0,5159556866</text:p>
          </table:table-cell>
          <table:table-cell table:style-name="ce1" office:value-type="float" office:value="0.515957593917847" calcext:value-type="float">
            <text:p>0,5159575939</text:p>
          </table:table-cell>
          <table:table-cell table:style-name="ce1" office:value-type="float" office:value="0.515956878662109" calcext:value-type="float">
            <text:p>0,5159568787</text:p>
          </table:table-cell>
          <table:table-cell table:style-name="ce1" office:value-type="float" office:value="-0.141704723238945" calcext:value-type="float">
            <text:p>-0,1417047232</text:p>
          </table:table-cell>
          <table:table-cell table:style-name="ce1" office:value-type="float" office:value="4.10316038131714" calcext:value-type="float">
            <text:p>4,1031603813</text:p>
          </table:table-cell>
          <table:table-cell table:style-name="ce1" office:value-type="float" office:value="-1.33922255039215" calcext:value-type="float">
            <text:p>-1,3392225504</text:p>
          </table:table-cell>
        </table:table-row>
        <table:table-row table:style-name="ro1">
          <table:table-cell table:style-name="ce1" office:value-type="string" calcext:value-type="string">
            <text:p>2.074749708175659</text:p>
          </table:table-cell>
          <table:table-cell table:style-name="ce1" office:value-type="string" calcext:value-type="string">
            <text:p>0.021296977996826172</text:p>
          </table:table-cell>
          <table:table-cell table:style-name="ce1" office:value-type="string" calcext:value-type="string">
            <text:p>60.37527251243591</text:p>
          </table:table-cell>
          <table:table-cell table:style-name="ce1" office:value-type="float" office:value="0.0347776760887585" calcext:value-type="float">
            <text:p>0,0347776761</text:p>
          </table:table-cell>
          <table:table-cell table:style-name="ce1" office:value-type="float" office:value="0.0040537596947548" calcext:value-type="float">
            <text:p>0,0040537597</text:p>
          </table:table-cell>
          <table:table-cell table:style-name="ce1" office:value-type="float" office:value="0.744630763560166" calcext:value-type="float">
            <text:p>0,7446307636</text:p>
          </table:table-cell>
          <table:table-cell table:style-name="ce1" office:value-type="float" office:value="0.0154779569177817" calcext:value-type="float">
            <text:p>0,0154779569</text:p>
          </table:table-cell>
          <table:table-cell table:number-columns-repeated="2" table:style-name="ce1" office:value-type="float" office:value="-0.0447972130722338" calcext:value-type="float">
            <text:p>-0,0447972131</text:p>
          </table:table-cell>
          <table:table-cell table:style-name="ce1" office:value-type="float" office:value="-0.135648280382156" calcext:value-type="float">
            <text:p>-0,1356482804</text:p>
          </table:table-cell>
          <table:table-cell table:style-name="ce1" office:value-type="float" office:value="4.09169816970825" calcext:value-type="float">
            <text:p>4,0916981697</text:p>
          </table:table-cell>
          <table:table-cell table:style-name="ce1" office:value-type="float" office:value="-1.32220065593719" calcext:value-type="float">
            <text:p>-1,3222006559</text:p>
          </table:table-cell>
          <table:table-cell table:style-name="ce1" office:value-type="string" calcext:value-type="string">
            <text:p>0.015477956917781744</text:p>
          </table:table-cell>
          <table:table-cell table:style-name="ce1" office:value-type="string" calcext:value-type="string">
            <text:p>-0.044797213072233756</text:p>
          </table:table-cell>
          <table:table-cell table:style-name="ce1" office:value-type="string" calcext:value-type="string">
            <text:p>-0.06978889327655631</text:p>
          </table:table-cell>
          <table:table-cell table:style-name="ce1" office:value-type="float" office:value="-0.00840763112150684" calcext:value-type="float">
            <text:p>-0,0084076311</text:p>
          </table:table-cell>
          <table:table-cell table:style-name="ce1" office:value-type="float" office:value="-0.00528690210647053" calcext:value-type="float">
            <text:p>-0,0052869021</text:p>
          </table:table-cell>
          <table:table-cell table:style-name="ce1" office:value-type="float" office:value="-0.0242178833855523" calcext:value-type="float">
            <text:p>-0,0242178834</text:p>
          </table:table-cell>
          <table:table-cell table:style-name="ce1" office:value-type="float" office:value="0.179562743488902" calcext:value-type="float">
            <text:p>0,1795627435</text:p>
          </table:table-cell>
          <table:table-cell table:style-name="ce1" office:value-type="float" office:value="-0.29730699780095" calcext:value-type="float">
            <text:p>-0,297306997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725270064720837" calcext:value-type="float">
            <text:p>-0,0072527006</text:p>
          </table:table-cell>
          <table:table-cell table:style-name="ce1" office:value-type="float" office:value="0.0127782395380626" calcext:value-type="float">
            <text:p>0,0127782395</text:p>
          </table:table-cell>
          <table:table-cell table:style-name="ce1" office:value-type="float" office:value="0.0171596043598395" calcext:value-type="float">
            <text:p>0,0171596044</text:p>
          </table:table-cell>
          <table:table-cell table:style-name="ce1" office:value-type="float" office:value="0.554441452026367" calcext:value-type="float">
            <text:p>0,554441452</text:p>
          </table:table-cell>
          <table:table-cell table:style-name="ce1" office:value-type="float" office:value="0.554453611373901" calcext:value-type="float">
            <text:p>0,5544536114</text:p>
          </table:table-cell>
          <table:table-cell table:style-name="ce1" office:value-type="float" office:value="0.554459095001221" calcext:value-type="float">
            <text:p>0,554459095</text:p>
          </table:table-cell>
          <table:table-cell table:style-name="ce1" office:value-type="float" office:value="-0.135648280382156" calcext:value-type="float">
            <text:p>-0,1356482804</text:p>
          </table:table-cell>
          <table:table-cell table:style-name="ce1" office:value-type="float" office:value="4.09169816970825" calcext:value-type="float">
            <text:p>4,0916981697</text:p>
          </table:table-cell>
          <table:table-cell table:style-name="ce1" office:value-type="float" office:value="-1.32220065593719" calcext:value-type="float">
            <text:p>-1,3222006559</text:p>
          </table:table-cell>
        </table:table-row>
        <table:table-row table:style-name="ro1">
          <table:table-cell table:style-name="ce1" office:value-type="string" calcext:value-type="string">
            <text:p>2.0875015258789062</text:p>
          </table:table-cell>
          <table:table-cell table:style-name="ce1" office:value-type="string" calcext:value-type="string">
            <text:p>0.01275181770324707</text:p>
          </table:table-cell>
          <table:table-cell table:style-name="ce1" office:value-type="string" calcext:value-type="string">
            <text:p>60.93063235282898</text:p>
          </table:table-cell>
          <table:table-cell table:style-name="ce1" office:value-type="float" office:value="0.0385043695684016" calcext:value-type="float">
            <text:p>0,0385043696</text:p>
          </table:table-cell>
          <table:table-cell table:style-name="ce1" office:value-type="float" office:value="-0.00490754328087478" calcext:value-type="float">
            <text:p>-0,0049075433</text:p>
          </table:table-cell>
          <table:table-cell table:style-name="ce1" office:value-type="float" office:value="0.731543508576758" calcext:value-type="float">
            <text:p>0,7315435086</text:p>
          </table:table-cell>
          <table:table-cell table:style-name="ce1" office:value-type="float" office:value="0.0106002422310175" calcext:value-type="float">
            <text:p>0,0106002422</text:p>
          </table:table-cell>
          <table:table-cell table:number-columns-repeated="2" table:style-name="ce1" office:value-type="float" office:value="-0.0404623936530195" calcext:value-type="float">
            <text:p>-0,0404623937</text:p>
          </table:table-cell>
          <table:table-cell table:style-name="ce1" office:value-type="float" office:value="-0.131135120987892" calcext:value-type="float">
            <text:p>-0,131135121</text:p>
          </table:table-cell>
          <table:table-cell table:style-name="ce1" office:value-type="float" office:value="4.080735206604" calcext:value-type="float">
            <text:p>4,0807352066</text:p>
          </table:table-cell>
          <table:table-cell table:style-name="ce1" office:value-type="float" office:value="-1.30541861057282" calcext:value-type="float">
            <text:p>-1,3054186106</text:p>
          </table:table-cell>
          <table:table-cell table:style-name="ce1" office:value-type="string" calcext:value-type="string">
            <text:p>0.010600242231017451</text:p>
          </table:table-cell>
          <table:table-cell table:style-name="ce1" office:value-type="string" calcext:value-type="string">
            <text:p>-0.040462393653019485</text:p>
          </table:table-cell>
          <table:table-cell table:style-name="ce1" office:value-type="string" calcext:value-type="string">
            <text:p>-0.06817303224302128</text:p>
          </table:table-cell>
          <table:table-cell table:style-name="ce1" office:value-type="float" office:value="-0.0104333028266275" calcext:value-type="float">
            <text:p>-0,0104333028</text:p>
          </table:table-cell>
          <table:table-cell table:style-name="ce1" office:value-type="float" office:value="-0.00121612790842644" calcext:value-type="float">
            <text:p>-0,0012161279</text:p>
          </table:table-cell>
          <table:table-cell table:style-name="ce1" office:value-type="float" office:value="-0.0231207997051286" calcext:value-type="float">
            <text:p>-0,0231207997</text:p>
          </table:table-cell>
          <table:table-cell table:style-name="ce1" office:value-type="float" office:value="0.160207732749864" calcext:value-type="float">
            <text:p>0,1602077327</text:p>
          </table:table-cell>
          <table:table-cell table:style-name="ce1" office:value-type="float" office:value="-0.299562988354342" calcext:value-type="float">
            <text:p>-0,299562988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21326298691152" calcext:value-type="float">
            <text:p>-0,0121326299</text:p>
          </table:table-cell>
          <table:table-cell table:style-name="ce1" office:value-type="float" office:value="0.0243824016988405" calcext:value-type="float">
            <text:p>0,0243824017</text:p>
          </table:table-cell>
          <table:table-cell table:style-name="ce1" office:value-type="float" office:value="0.0379106984842929" calcext:value-type="float">
            <text:p>0,0379106985</text:p>
          </table:table-cell>
          <table:table-cell table:style-name="ce1" office:value-type="float" office:value="0.556535482406616" calcext:value-type="float">
            <text:p>0,5565354824</text:p>
          </table:table-cell>
          <table:table-cell table:style-name="ce1" office:value-type="float" office:value="0.556518077850342" calcext:value-type="float">
            <text:p>0,5565180779</text:p>
          </table:table-cell>
          <table:table-cell table:style-name="ce1" office:value-type="float" office:value="0.556512117385864" calcext:value-type="float">
            <text:p>0,5565121174</text:p>
          </table:table-cell>
          <table:table-cell table:style-name="ce1" office:value-type="float" office:value="-0.131135120987892" calcext:value-type="float">
            <text:p>-0,131135121</text:p>
          </table:table-cell>
          <table:table-cell table:style-name="ce1" office:value-type="float" office:value="4.080735206604" calcext:value-type="float">
            <text:p>4,0807352066</text:p>
          </table:table-cell>
          <table:table-cell table:style-name="ce1" office:value-type="float" office:value="-1.30541861057282" calcext:value-type="float">
            <text:p>-1,3054186106</text:p>
          </table:table-cell>
        </table:table-row>
        <table:table-row table:style-name="ro1">
          <table:table-cell table:style-name="ce1" office:value-type="string" calcext:value-type="string">
            <text:p>2.1012535095214844</text:p>
          </table:table-cell>
          <table:table-cell table:style-name="ce1" office:value-type="string" calcext:value-type="string">
            <text:p>0.013751983642578125</text:p>
          </table:table-cell>
          <table:table-cell table:style-name="ce1" office:value-type="string" calcext:value-type="string">
            <text:p>61.552449226379395</text:p>
          </table:table-cell>
          <table:table-cell table:style-name="ce1" office:value-type="float" office:value="0.0422781524550239" calcext:value-type="float">
            <text:p>0,0422781525</text:p>
          </table:table-cell>
          <table:table-cell table:style-name="ce1" office:value-type="float" office:value="-0.0171592715785574" calcext:value-type="float">
            <text:p>-0,0171592716</text:p>
          </table:table-cell>
          <table:table-cell table:style-name="ce1" office:value-type="float" office:value="0.712121765554687" calcext:value-type="float">
            <text:p>0,7121217656</text:p>
          </table:table-cell>
          <table:table-cell table:style-name="ce1" office:value-type="float" office:value="0.00653958496958706" calcext:value-type="float">
            <text:p>0,006539585</text:p>
          </table:table-cell>
          <table:table-cell table:number-columns-repeated="2" table:style-name="ce1" office:value-type="float" office:value="-0.037851726630235" calcext:value-type="float">
            <text:p>-0,0378517266</text:p>
          </table:table-cell>
          <table:table-cell table:style-name="ce1" office:value-type="float" office:value="-0.128061309456825" calcext:value-type="float">
            <text:p>-0,1280613095</text:p>
          </table:table-cell>
          <table:table-cell table:style-name="ce1" office:value-type="float" office:value="4.06970071792603" calcext:value-type="float">
            <text:p>4,0697007179</text:p>
          </table:table-cell>
          <table:table-cell table:style-name="ce1" office:value-type="float" office:value="-1.28801476955414" calcext:value-type="float">
            <text:p>-1,2880147696</text:p>
          </table:table-cell>
          <table:table-cell table:style-name="ce1" office:value-type="string" calcext:value-type="string">
            <text:p>0.006539584969587059</text:p>
          </table:table-cell>
          <table:table-cell table:style-name="ce1" office:value-type="string" calcext:value-type="string">
            <text:p>-0.03785172663023504</text:p>
          </table:table-cell>
          <table:table-cell table:style-name="ce1" office:value-type="string" calcext:value-type="string">
            <text:p>-0.06791609580326814</text:p>
          </table:table-cell>
          <table:table-cell table:style-name="ce1" office:value-type="float" office:value="-0.0115513108705205" calcext:value-type="float">
            <text:p>-0,0115513109</text:p>
          </table:table-cell>
          <table:table-cell table:style-name="ce1" office:value-type="float" office:value="0.00147226298426243" calcext:value-type="float">
            <text:p>0,001472263</text:p>
          </table:table-cell>
          <table:table-cell table:style-name="ce1" office:value-type="float" office:value="-0.0224402624459914" calcext:value-type="float">
            <text:p>-0,0224402624</text:p>
          </table:table-cell>
          <table:table-cell table:style-name="ce1" office:value-type="float" office:value="0.136173686763219" calcext:value-type="float">
            <text:p>0,1361736868</text:p>
          </table:table-cell>
          <table:table-cell table:style-name="ce1" office:value-type="float" office:value="-0.296499734421339" calcext:value-type="float">
            <text:p>-0,296499734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9704463862669" calcext:value-type="float">
            <text:p>-0,0059704464</text:p>
          </table:table-cell>
          <table:table-cell table:style-name="ce1" office:value-type="float" office:value="0.014356623109864" calcext:value-type="float">
            <text:p>0,0143566231</text:p>
          </table:table-cell>
          <table:table-cell table:style-name="ce1" office:value-type="float" office:value="0.0209666657089306" calcext:value-type="float">
            <text:p>0,0209666657</text:p>
          </table:table-cell>
          <table:table-cell table:style-name="ce1" office:value-type="float" office:value="0.624190092086792" calcext:value-type="float">
            <text:p>0,6241900921</text:p>
          </table:table-cell>
          <table:table-cell table:style-name="ce1" office:value-type="float" office:value="0.624192953109741" calcext:value-type="float">
            <text:p>0,6241929531</text:p>
          </table:table-cell>
          <table:table-cell table:style-name="ce1" office:value-type="float" office:value="0.624193429946899" calcext:value-type="float">
            <text:p>0,6241934299</text:p>
          </table:table-cell>
          <table:table-cell table:style-name="ce1" office:value-type="float" office:value="-0.128061309456825" calcext:value-type="float">
            <text:p>-0,1280613095</text:p>
          </table:table-cell>
          <table:table-cell table:style-name="ce1" office:value-type="float" office:value="4.06970071792603" calcext:value-type="float">
            <text:p>4,0697007179</text:p>
          </table:table-cell>
          <table:table-cell table:style-name="ce1" office:value-type="float" office:value="-1.28801476955414" calcext:value-type="float">
            <text:p>-1,2880147696</text:p>
          </table:table-cell>
        </table:table-row>
        <table:table-row table:style-name="ro1">
          <table:table-cell table:style-name="ce1" office:value-type="string" calcext:value-type="string">
            <text:p>2.1181225776672363</text:p>
          </table:table-cell>
          <table:table-cell table:style-name="ce1" office:value-type="string" calcext:value-type="string">
            <text:p>0.016869068145751953</text:p>
          </table:table-cell>
          <table:table-cell table:style-name="ce1" office:value-type="string" calcext:value-type="string">
            <text:p>62.17136764526367</text:p>
          </table:table-cell>
          <table:table-cell table:style-name="ce1" office:value-type="float" office:value="0.0442999811371627" calcext:value-type="float">
            <text:p>0,0442999811</text:p>
          </table:table-cell>
          <table:table-cell table:style-name="ce1" office:value-type="float" office:value="-0.0268481645048998" calcext:value-type="float">
            <text:p>-0,0268481645</text:p>
          </table:table-cell>
          <table:table-cell table:style-name="ce1" office:value-type="float" office:value="0.696383997246071" calcext:value-type="float">
            <text:p>0,6963839972</text:p>
          </table:table-cell>
          <table:table-cell table:style-name="ce1" office:value-type="float" office:value="0.00188722690530018" calcext:value-type="float">
            <text:p>0,0018872269</text:p>
          </table:table-cell>
          <table:table-cell table:number-columns-repeated="2" table:style-name="ce1" office:value-type="float" office:value="-0.032478607194531" calcext:value-type="float">
            <text:p>-0,0324786072</text:p>
          </table:table-cell>
          <table:table-cell table:style-name="ce1" office:value-type="float" office:value="-0.126735672354698" calcext:value-type="float">
            <text:p>-0,1267356724</text:p>
          </table:table-cell>
          <table:table-cell table:style-name="ce1" office:value-type="float" office:value="4.05919313430786" calcext:value-type="float">
            <text:p>4,0591931343</text:p>
          </table:table-cell>
          <table:table-cell table:style-name="ce1" office:value-type="float" office:value="-1.27021300792694" calcext:value-type="float">
            <text:p>-1,2702130079</text:p>
          </table:table-cell>
          <table:table-cell table:style-name="ce1" office:value-type="string" calcext:value-type="string">
            <text:p>0.0018872269053001774</text:p>
          </table:table-cell>
          <table:table-cell table:style-name="ce1" office:value-type="string" calcext:value-type="string">
            <text:p>-0.032478607194531016</text:p>
          </table:table-cell>
          <table:table-cell table:style-name="ce1" office:value-type="string" calcext:value-type="string">
            <text:p>-0.06664130908405512</text:p>
          </table:table-cell>
          <table:table-cell table:style-name="ce1" office:value-type="float" office:value="-0.0126834457365072" calcext:value-type="float">
            <text:p>-0,0126834457</text:p>
          </table:table-cell>
          <table:table-cell table:style-name="ce1" office:value-type="float" office:value="0.00514778147356723" calcext:value-type="float">
            <text:p>0,0051477815</text:p>
          </table:table-cell>
          <table:table-cell table:style-name="ce1" office:value-type="float" office:value="-0.0214303318088437" calcext:value-type="float">
            <text:p>-0,0214303318</text:p>
          </table:table-cell>
          <table:table-cell table:style-name="ce1" office:value-type="float" office:value="0.110156777002044" calcext:value-type="float">
            <text:p>0,110156777</text:p>
          </table:table-cell>
          <table:table-cell table:style-name="ce1" office:value-type="float" office:value="-0.285940367409099" calcext:value-type="float">
            <text:p>-0,285940367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613249496874789" calcext:value-type="float">
            <text:p>-0,006132495</text:p>
          </table:table-cell>
          <table:table-cell table:style-name="ce1" office:value-type="float" office:value="0.0199094067781646" calcext:value-type="float">
            <text:p>0,0199094068</text:p>
          </table:table-cell>
          <table:table-cell table:style-name="ce1" office:value-type="float" office:value="0.031560908991545" calcext:value-type="float">
            <text:p>0,031560909</text:p>
          </table:table-cell>
          <table:table-cell table:style-name="ce1" office:value-type="float" office:value="0.615374803543091" calcext:value-type="float">
            <text:p>0,6153748035</text:p>
          </table:table-cell>
          <table:table-cell table:style-name="ce1" office:value-type="float" office:value="0.615373849868774" calcext:value-type="float">
            <text:p>0,6153738499</text:p>
          </table:table-cell>
          <table:table-cell table:style-name="ce1" office:value-type="float" office:value="0.615373373031616" calcext:value-type="float">
            <text:p>0,615373373</text:p>
          </table:table-cell>
          <table:table-cell table:style-name="ce1" office:value-type="float" office:value="-0.126735672354698" calcext:value-type="float">
            <text:p>-0,1267356724</text:p>
          </table:table-cell>
          <table:table-cell table:style-name="ce1" office:value-type="float" office:value="4.05919313430786" calcext:value-type="float">
            <text:p>4,0591931343</text:p>
          </table:table-cell>
          <table:table-cell table:style-name="ce1" office:value-type="float" office:value="-1.27021300792694" calcext:value-type="float">
            <text:p>-1,2702130079</text:p>
          </table:table-cell>
        </table:table-row>
        <table:table-row table:style-name="ro1">
          <table:table-cell table:style-name="ce1" office:value-type="string" calcext:value-type="string">
            <text:p>2.131229877471924</text:p>
          </table:table-cell>
          <table:table-cell table:style-name="ce1" office:value-type="string" calcext:value-type="string">
            <text:p>0.0131072998046875</text:p>
          </table:table-cell>
          <table:table-cell table:style-name="ce1" office:value-type="string" calcext:value-type="string">
            <text:p>62.72121787071228</text:p>
          </table:table-cell>
          <table:table-cell table:style-name="ce1" office:value-type="float" office:value="0.0452211528303631" calcext:value-type="float">
            <text:p>0,0452211528</text:p>
          </table:table-cell>
          <table:table-cell table:style-name="ce1" office:value-type="float" office:value="-0.0371405482421526" calcext:value-type="float">
            <text:p>-0,0371405482</text:p>
          </table:table-cell>
          <table:table-cell table:style-name="ce1" office:value-type="float" office:value="0.678108609017031" calcext:value-type="float">
            <text:p>0,678108609</text:p>
          </table:table-cell>
          <table:table-cell table:style-name="ce1" office:value-type="float" office:value="-0.00191518484139026" calcext:value-type="float">
            <text:p>-0,0019151848</text:p>
          </table:table-cell>
          <table:table-cell table:number-columns-repeated="2" table:style-name="ce1" office:value-type="float" office:value="-0.0276809746855694" calcext:value-type="float">
            <text:p>-0,0276809747</text:p>
          </table:table-cell>
          <table:table-cell table:style-name="ce1" office:value-type="float" office:value="-0.126963078975678" calcext:value-type="float">
            <text:p>-0,126963079</text:p>
          </table:table-cell>
          <table:table-cell table:style-name="ce1" office:value-type="float" office:value="4.04958963394165" calcext:value-type="float">
            <text:p>4,0495896339</text:p>
          </table:table-cell>
          <table:table-cell table:style-name="ce1" office:value-type="float" office:value="-1.25339448451996" calcext:value-type="float">
            <text:p>-1,2533944845</text:p>
          </table:table-cell>
          <table:table-cell table:style-name="ce1" office:value-type="string" calcext:value-type="string">
            <text:p>-0.001915184841390255</text:p>
          </table:table-cell>
          <table:table-cell table:style-name="ce1" office:value-type="string" calcext:value-type="string">
            <text:p>-0.0276809746855694</text:p>
          </table:table-cell>
          <table:table-cell table:style-name="ce1" office:value-type="string" calcext:value-type="string">
            <text:p>-0.06590275936576122</text:p>
          </table:table-cell>
          <table:table-cell table:style-name="ce1" office:value-type="float" office:value="-0.0132899943411488" calcext:value-type="float">
            <text:p>-0,0132899943</text:p>
          </table:table-cell>
          <table:table-cell table:style-name="ce1" office:value-type="float" office:value="0.00805444935146995" calcext:value-type="float">
            <text:p>0,0080544494</text:p>
          </table:table-cell>
          <table:table-cell table:style-name="ce1" office:value-type="float" office:value="-0.0206119678567957" calcext:value-type="float">
            <text:p>-0,0206119679</text:p>
          </table:table-cell>
          <table:table-cell table:style-name="ce1" office:value-type="float" office:value="0.0855806563372391" calcext:value-type="float">
            <text:p>0,0855806563</text:p>
          </table:table-cell>
          <table:table-cell table:style-name="ce1" office:value-type="float" office:value="-0.271045939401285" calcext:value-type="float">
            <text:p>-0,271045939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64447154630035" calcext:value-type="float">
            <text:p>-0,0036444715</text:p>
          </table:table-cell>
          <table:table-cell table:style-name="ce1" office:value-type="float" office:value="0.0174648526966151" calcext:value-type="float">
            <text:p>0,0174648527</text:p>
          </table:table-cell>
          <table:table-cell table:style-name="ce1" office:value-type="float" office:value="0.0283683396413791" calcext:value-type="float">
            <text:p>0,0283683396</text:p>
          </table:table-cell>
          <table:table-cell table:style-name="ce1" office:value-type="float" office:value="0.554765939712524" calcext:value-type="float">
            <text:p>0,5547659397</text:p>
          </table:table-cell>
          <table:table-cell table:number-columns-repeated="2" table:style-name="ce1" office:value-type="float" office:value="0.554765224456787" calcext:value-type="float">
            <text:p>0,5547652245</text:p>
          </table:table-cell>
          <table:table-cell table:style-name="ce1" office:value-type="float" office:value="-0.126963078975678" calcext:value-type="float">
            <text:p>-0,126963079</text:p>
          </table:table-cell>
          <table:table-cell table:style-name="ce1" office:value-type="float" office:value="4.04958963394165" calcext:value-type="float">
            <text:p>4,0495896339</text:p>
          </table:table-cell>
          <table:table-cell table:style-name="ce1" office:value-type="float" office:value="-1.25339448451996" calcext:value-type="float">
            <text:p>-1,2533944845</text:p>
          </table:table-cell>
        </table:table-row>
        <table:table-row table:style-name="ro1">
          <table:table-cell table:style-name="ce1" office:value-type="string" calcext:value-type="string">
            <text:p>2.1483564376831055</text:p>
          </table:table-cell>
          <table:table-cell table:style-name="ce1" office:value-type="string" calcext:value-type="string">
            <text:p>0.01712656021118164</text:p>
          </table:table-cell>
          <table:table-cell table:style-name="ce1" office:value-type="string" calcext:value-type="string">
            <text:p>63.236857891082764</text:p>
          </table:table-cell>
          <table:table-cell table:style-name="ce1" office:value-type="float" office:value="0.0449622807230938" calcext:value-type="float">
            <text:p>0,0449622807</text:p>
          </table:table-cell>
          <table:table-cell table:style-name="ce1" office:value-type="float" office:value="-0.0389275368429536" calcext:value-type="float">
            <text:p>-0,0389275368</text:p>
          </table:table-cell>
          <table:table-cell table:style-name="ce1" office:value-type="float" office:value="0.67423160650112" calcext:value-type="float">
            <text:p>0,6742316065</text:p>
          </table:table-cell>
          <table:table-cell table:style-name="ce1" office:value-type="float" office:value="-0.00521919642977311" calcext:value-type="float">
            <text:p>-0,0052191964</text:p>
          </table:table-cell>
          <table:table-cell table:number-columns-repeated="2" table:style-name="ce1" office:value-type="float" office:value="-0.0219008317213924" calcext:value-type="float">
            <text:p>-0,0219008317</text:p>
          </table:table-cell>
          <table:table-cell table:style-name="ce1" office:value-type="float" office:value="-0.128467634320259" calcext:value-type="float">
            <text:p>-0,1284676343</text:p>
          </table:table-cell>
          <table:table-cell table:style-name="ce1" office:value-type="float" office:value="4.04205274581909" calcext:value-type="float">
            <text:p>4,0420527458</text:p>
          </table:table-cell>
          <table:table-cell table:style-name="ce1" office:value-type="float" office:value="-1.23695051670074" calcext:value-type="float">
            <text:p>-1,2369505167</text:p>
          </table:table-cell>
          <table:table-cell table:style-name="ce1" office:value-type="string" calcext:value-type="string">
            <text:p>-0.0052191964297731135</text:p>
          </table:table-cell>
          <table:table-cell table:style-name="ce1" office:value-type="string" calcext:value-type="string">
            <text:p>-0.02190083172139238</text:p>
          </table:table-cell>
          <table:table-cell table:style-name="ce1" office:value-type="string" calcext:value-type="string">
            <text:p>-0.06476705159803854</text:p>
          </table:table-cell>
          <table:table-cell table:style-name="ce1" office:value-type="float" office:value="-0.0135663458491089" calcext:value-type="float">
            <text:p>-0,0135663458</text:p>
          </table:table-cell>
          <table:table-cell table:style-name="ce1" office:value-type="float" office:value="0.0111421644726458" calcext:value-type="float">
            <text:p>0,0111421645</text:p>
          </table:table-cell>
          <table:table-cell table:style-name="ce1" office:value-type="float" office:value="-0.0196616476688856" calcext:value-type="float">
            <text:p>-0,0196616477</text:p>
          </table:table-cell>
          <table:table-cell table:style-name="ce1" office:value-type="float" office:value="0.062485405538814" calcext:value-type="float">
            <text:p>0,0624854055</text:p>
          </table:table-cell>
          <table:table-cell table:style-name="ce1" office:value-type="float" office:value="-0.252077677451777" calcext:value-type="float">
            <text:p>-0,252077677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80368017151199" calcext:value-type="float">
            <text:p>-0,0018036802</text:p>
          </table:table-cell>
          <table:table-cell table:style-name="ce1" office:value-type="float" office:value="0.0201528624888108" calcext:value-type="float">
            <text:p>0,0201528625</text:p>
          </table:table-cell>
          <table:table-cell table:style-name="ce1" office:value-type="float" office:value="0.0357838428338824" calcext:value-type="float">
            <text:p>0,0357838428</text:p>
          </table:table-cell>
          <table:table-cell table:style-name="ce1" office:value-type="float" office:value="0.510717868804932" calcext:value-type="float">
            <text:p>0,5107178688</text:p>
          </table:table-cell>
          <table:table-cell table:style-name="ce1" office:value-type="float" office:value="0.51071572303772" calcext:value-type="float">
            <text:p>0,510715723</text:p>
          </table:table-cell>
          <table:table-cell table:style-name="ce1" office:value-type="float" office:value="0.510716199874878" calcext:value-type="float">
            <text:p>0,5107161999</text:p>
          </table:table-cell>
          <table:table-cell table:style-name="ce1" office:value-type="float" office:value="-0.128467634320259" calcext:value-type="float">
            <text:p>-0,1284676343</text:p>
          </table:table-cell>
          <table:table-cell table:style-name="ce1" office:value-type="float" office:value="4.04205274581909" calcext:value-type="float">
            <text:p>4,0420527458</text:p>
          </table:table-cell>
          <table:table-cell table:style-name="ce1" office:value-type="float" office:value="-1.23695051670074" calcext:value-type="float">
            <text:p>-1,2369505167</text:p>
          </table:table-cell>
        </table:table-row>
        <table:table-row table:style-name="ro1">
          <table:table-cell table:style-name="ce1" office:value-type="string" calcext:value-type="string">
            <text:p>2.161522150039673</text:p>
          </table:table-cell>
          <table:table-cell table:style-name="ce1" office:value-type="string" calcext:value-type="string">
            <text:p>0.013165712356567383</text:p>
          </table:table-cell>
          <table:table-cell table:style-name="ce1" office:value-type="string" calcext:value-type="string">
            <text:p>63.735607385635376</text:p>
          </table:table-cell>
          <table:table-cell table:style-name="ce1" office:value-type="float" office:value="0.0435779977548166" calcext:value-type="float">
            <text:p>0,0435779978</text:p>
          </table:table-cell>
          <table:table-cell table:style-name="ce1" office:value-type="float" office:value="-0.050315741935377" calcext:value-type="float">
            <text:p>-0,0503157419</text:p>
          </table:table-cell>
          <table:table-cell table:style-name="ce1" office:value-type="float" office:value="0.644695062696198" calcext:value-type="float">
            <text:p>0,6446950627</text:p>
          </table:table-cell>
          <table:table-cell table:style-name="ce1" office:value-type="float" office:value="-0.00805717610770109" calcext:value-type="float">
            <text:p>-0,0080571761</text:p>
          </table:table-cell>
          <table:table-cell table:number-columns-repeated="2" table:style-name="ce1" office:value-type="float" office:value="-0.019553942076729" calcext:value-type="float">
            <text:p>-0,0195539421</text:p>
          </table:table-cell>
          <table:table-cell table:style-name="ce1" office:value-type="float" office:value="-0.130414202809334" calcext:value-type="float">
            <text:p>-0,1304142028</text:p>
          </table:table-cell>
          <table:table-cell table:style-name="ce1" office:value-type="float" office:value="4.03605222702026" calcext:value-type="float">
            <text:p>4,036052227</text:p>
          </table:table-cell>
          <table:table-cell table:style-name="ce1" office:value-type="float" office:value="-1.22022473812103" calcext:value-type="float">
            <text:p>-1,2202247381</text:p>
          </table:table-cell>
          <table:table-cell table:style-name="ce1" office:value-type="string" calcext:value-type="string">
            <text:p>-0.00805717610770109</text:p>
          </table:table-cell>
          <table:table-cell table:style-name="ce1" office:value-type="string" calcext:value-type="string">
            <text:p>-0.01955394207672898</text:p>
          </table:table-cell>
          <table:table-cell table:style-name="ce1" office:value-type="string" calcext:value-type="string">
            <text:p>-0.06526584087246211</text:p>
          </table:table-cell>
          <table:table-cell table:style-name="ce1" office:value-type="float" office:value="-0.0134886842169281" calcext:value-type="float">
            <text:p>-0,0134886842</text:p>
          </table:table-cell>
          <table:table-cell table:style-name="ce1" office:value-type="float" office:value="0.0116782610528861" calcext:value-type="float">
            <text:p>0,0116782611</text:p>
          </table:table-cell>
          <table:table-cell table:style-name="ce1" office:value-type="float" office:value="-0.0194600435380582" calcext:value-type="float">
            <text:p>-0,0194600435</text:p>
          </table:table-cell>
          <table:table-cell table:style-name="ce1" office:value-type="float" office:value="0.0400451292191001" calcext:value-type="float">
            <text:p>0,0400451292</text:p>
          </table:table-cell>
          <table:table-cell table:style-name="ce1" office:value-type="float" office:value="-0.232649232699072" calcext:value-type="float">
            <text:p>-0,232649232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518687033643711" calcext:value-type="float">
            <text:p>0,000518687</text:p>
          </table:table-cell>
          <table:table-cell table:style-name="ce1" office:value-type="float" office:value="0.00358047519917604" calcext:value-type="float">
            <text:p>0,0035804752</text:p>
          </table:table-cell>
          <table:table-cell table:style-name="ce1" office:value-type="float" office:value="0.00776810662384576" calcext:value-type="float">
            <text:p>0,0077681066</text:p>
          </table:table-cell>
          <table:table-cell table:style-name="ce1" office:value-type="float" office:value="0.499091148376465" calcext:value-type="float">
            <text:p>0,4990911484</text:p>
          </table:table-cell>
          <table:table-cell table:style-name="ce1" office:value-type="float" office:value="0.499092578887939" calcext:value-type="float">
            <text:p>0,4990925789</text:p>
          </table:table-cell>
          <table:table-cell table:style-name="ce1" office:value-type="float" office:value="0.49909234046936" calcext:value-type="float">
            <text:p>0,4990923405</text:p>
          </table:table-cell>
          <table:table-cell table:style-name="ce1" office:value-type="float" office:value="-0.130414202809334" calcext:value-type="float">
            <text:p>-0,1304142028</text:p>
          </table:table-cell>
          <table:table-cell table:style-name="ce1" office:value-type="float" office:value="4.03605222702026" calcext:value-type="float">
            <text:p>4,036052227</text:p>
          </table:table-cell>
          <table:table-cell table:style-name="ce1" office:value-type="float" office:value="-1.22022473812103" calcext:value-type="float">
            <text:p>-1,2202247381</text:p>
          </table:table-cell>
        </table:table-row>
        <table:table-row table:style-name="ro1">
          <table:table-cell table:style-name="ce1" office:value-type="string" calcext:value-type="string">
            <text:p>2.174913167953491</text:p>
          </table:table-cell>
          <table:table-cell table:style-name="ce1" office:value-type="string" calcext:value-type="string">
            <text:p>0.01339101791381836</text:p>
          </table:table-cell>
          <table:table-cell table:style-name="ce1" office:value-type="string" calcext:value-type="string">
            <text:p>64.30166006088257</text:p>
          </table:table-cell>
          <table:table-cell table:style-name="ce1" office:value-type="float" office:value="0.0425598257951392" calcext:value-type="float">
            <text:p>0,0425598258</text:p>
          </table:table-cell>
          <table:table-cell table:style-name="ce1" office:value-type="float" office:value="-0.0531199915854858" calcext:value-type="float">
            <text:p>-0,0531199916</text:p>
          </table:table-cell>
          <table:table-cell table:style-name="ce1" office:value-type="float" office:value="0.634798272156421" calcext:value-type="float">
            <text:p>0,6347982722</text:p>
          </table:table-cell>
          <table:table-cell table:style-name="ce1" office:value-type="float" office:value="-0.0108753630547306" calcext:value-type="float">
            <text:p>-0,0108753631</text:p>
          </table:table-cell>
          <table:table-cell table:number-columns-repeated="2" table:style-name="ce1" office:value-type="float" office:value="-0.0114839392813466" calcext:value-type="float">
            <text:p>-0,0114839393</text:p>
          </table:table-cell>
          <table:table-cell table:style-name="ce1" office:value-type="float" office:value="-0.132535979151726" calcext:value-type="float">
            <text:p>-0,1325359792</text:p>
          </table:table-cell>
          <table:table-cell table:style-name="ce1" office:value-type="float" office:value="4.03134965896606" calcext:value-type="float">
            <text:p>4,031349659</text:p>
          </table:table-cell>
          <table:table-cell table:style-name="ce1" office:value-type="float" office:value="-1.20349538326263" calcext:value-type="float">
            <text:p>-1,2034953833</text:p>
          </table:table-cell>
          <table:table-cell table:style-name="ce1" office:value-type="string" calcext:value-type="string">
            <text:p>-0.010875363054730648</text:p>
          </table:table-cell>
          <table:table-cell table:style-name="ce1" office:value-type="string" calcext:value-type="string">
            <text:p>-0.011483939281346627</text:p>
          </table:table-cell>
          <table:table-cell table:style-name="ce1" office:value-type="string" calcext:value-type="string">
            <text:p>-0.06261881791175627</text:p>
          </table:table-cell>
          <table:table-cell table:style-name="ce1" office:value-type="float" office:value="-0.013073399326445" calcext:value-type="float">
            <text:p>-0,0130733993</text:p>
          </table:table-cell>
          <table:table-cell table:style-name="ce1" office:value-type="float" office:value="0.0150947225806131" calcext:value-type="float">
            <text:p>0,0150947226</text:p>
          </table:table-cell>
          <table:table-cell table:style-name="ce1" office:value-type="float" office:value="-0.0179241432602023" calcext:value-type="float">
            <text:p>-0,0179241433</text:p>
          </table:table-cell>
          <table:table-cell table:style-name="ce1" office:value-type="float" office:value="0.0153935522392435" calcext:value-type="float">
            <text:p>0,0153935522</text:p>
          </table:table-cell>
          <table:table-cell table:style-name="ce1" office:value-type="float" office:value="-0.204185926662091" calcext:value-type="float">
            <text:p>-0,204185926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44707590645856" calcext:value-type="float">
            <text:p>0,0024470759</text:p>
          </table:table-cell>
          <table:table-cell table:style-name="ce1" office:value-type="float" office:value="0.0201313926004603" calcext:value-type="float">
            <text:p>0,0201313926</text:p>
          </table:table-cell>
          <table:table-cell table:style-name="ce1" office:value-type="float" office:value="0.0522130139378405" calcext:value-type="float">
            <text:p>0,0522130139</text:p>
          </table:table-cell>
          <table:table-cell table:style-name="ce1" office:value-type="float" office:value="0.565688610076904" calcext:value-type="float">
            <text:p>0,5656886101</text:p>
          </table:table-cell>
          <table:table-cell table:style-name="ce1" office:value-type="float" office:value="0.565693855285645" calcext:value-type="float">
            <text:p>0,5656938553</text:p>
          </table:table-cell>
          <table:table-cell table:style-name="ce1" office:value-type="float" office:value="0.565693140029907" calcext:value-type="float">
            <text:p>0,56569314</text:p>
          </table:table-cell>
          <table:table-cell table:style-name="ce1" office:value-type="float" office:value="-0.132535979151726" calcext:value-type="float">
            <text:p>-0,1325359792</text:p>
          </table:table-cell>
          <table:table-cell table:style-name="ce1" office:value-type="float" office:value="4.03134965896606" calcext:value-type="float">
            <text:p>4,031349659</text:p>
          </table:table-cell>
          <table:table-cell table:style-name="ce1" office:value-type="float" office:value="-1.20349538326263" calcext:value-type="float">
            <text:p>-1,2034953833</text:p>
          </table:table-cell>
        </table:table-row>
        <table:table-row table:style-name="ro1">
          <table:table-cell table:style-name="ce1" office:value-type="string" calcext:value-type="string">
            <text:p>2.1914055347442627</text:p>
          </table:table-cell>
          <table:table-cell table:style-name="ce1" office:value-type="string" calcext:value-type="string">
            <text:p>0.016492366790771484</text:p>
          </table:table-cell>
          <table:table-cell table:style-name="ce1" office:value-type="string" calcext:value-type="string">
            <text:p>64.8114869594574</text:p>
          </table:table-cell>
          <table:table-cell table:style-name="ce1" office:value-type="float" office:value="0.0410878300942757" calcext:value-type="float">
            <text:p>0,0410878301</text:p>
          </table:table-cell>
          <table:table-cell table:style-name="ce1" office:value-type="float" office:value="-0.0567639143727892" calcext:value-type="float">
            <text:p>-0,0567639144</text:p>
          </table:table-cell>
          <table:table-cell table:style-name="ce1" office:value-type="float" office:value="0.62031634280711" calcext:value-type="float">
            <text:p>0,6203163428</text:p>
          </table:table-cell>
          <table:table-cell table:style-name="ce1" office:value-type="float" office:value="-0.0135209778843022" calcext:value-type="float">
            <text:p>-0,0135209779</text:p>
          </table:table-cell>
          <table:table-cell table:number-columns-repeated="2" table:style-name="ce1" office:value-type="float" office:value="-0.00770380772898285" calcext:value-type="float">
            <text:p>-0,0077038077</text:p>
          </table:table-cell>
          <table:table-cell table:style-name="ce1" office:value-type="float" office:value="-0.135012894868851" calcext:value-type="float">
            <text:p>-0,1350128949</text:p>
          </table:table-cell>
          <table:table-cell table:style-name="ce1" office:value-type="float" office:value="4.0276780128479" calcext:value-type="float">
            <text:p>4,0276780128</text:p>
          </table:table-cell>
          <table:table-cell table:style-name="ce1" office:value-type="float" office:value="-1.18783175945282" calcext:value-type="float">
            <text:p>-1,1878317595</text:p>
          </table:table-cell>
          <table:table-cell table:style-name="ce1" office:value-type="string" calcext:value-type="string">
            <text:p>-0.013520977884302158</text:p>
          </table:table-cell>
          <table:table-cell table:style-name="ce1" office:value-type="string" calcext:value-type="string">
            <text:p>-0.007703807728982847</text:p>
          </table:table-cell>
          <table:table-cell table:style-name="ce1" office:value-type="string" calcext:value-type="string">
            <text:p>-0.06292416688029179</text:p>
          </table:table-cell>
          <table:table-cell table:style-name="ce1" office:value-type="float" office:value="-0.0127679477385418" calcext:value-type="float">
            <text:p>-0,0127679477</text:p>
          </table:table-cell>
          <table:table-cell table:style-name="ce1" office:value-type="float" office:value="0.0159359974756457" calcext:value-type="float">
            <text:p>0,0159359975</text:p>
          </table:table-cell>
          <table:table-cell table:style-name="ce1" office:value-type="float" office:value="-0.0174095101521339" calcext:value-type="float">
            <text:p>-0,0174095102</text:p>
          </table:table-cell>
          <table:table-cell table:style-name="ce1" office:value-type="float" office:value="-0.00630292763305376" calcext:value-type="float">
            <text:p>-0,0063029276</text:p>
          </table:table-cell>
          <table:table-cell table:style-name="ce1" office:value-type="float" office:value="-0.177106281751224" calcext:value-type="float">
            <text:p>-0,177106281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99724662656884" calcext:value-type="float">
            <text:p>0,0019972466</text:p>
          </table:table-cell>
          <table:table-cell table:style-name="ce1" office:value-type="float" office:value="0.00550087411809476" calcext:value-type="float">
            <text:p>0,0055008741</text:p>
          </table:table-cell>
          <table:table-cell table:style-name="ce1" office:value-type="float" office:value="0.0194137308736839" calcext:value-type="float">
            <text:p>0,0194137309</text:p>
          </table:table-cell>
          <table:table-cell table:style-name="ce1" office:value-type="float" office:value="0.509787797927856" calcext:value-type="float">
            <text:p>0,5097877979</text:p>
          </table:table-cell>
          <table:table-cell table:style-name="ce1" office:value-type="float" office:value="0.509782552719116" calcext:value-type="float">
            <text:p>0,5097825527</text:p>
          </table:table-cell>
          <table:table-cell table:style-name="ce1" office:value-type="float" office:value="0.509783029556274" calcext:value-type="float">
            <text:p>0,5097830296</text:p>
          </table:table-cell>
          <table:table-cell table:style-name="ce1" office:value-type="float" office:value="-0.135012894868851" calcext:value-type="float">
            <text:p>-0,1350128949</text:p>
          </table:table-cell>
          <table:table-cell table:style-name="ce1" office:value-type="float" office:value="4.0276780128479" calcext:value-type="float">
            <text:p>4,0276780128</text:p>
          </table:table-cell>
          <table:table-cell table:style-name="ce1" office:value-type="float" office:value="-1.18783175945282" calcext:value-type="float">
            <text:p>-1,1878317595</text:p>
          </table:table-cell>
        </table:table-row>
        <table:table-row table:style-name="ro1">
          <table:table-cell table:style-name="ce1" office:value-type="string" calcext:value-type="string">
            <text:p>2.2043991088867188</text:p>
          </table:table-cell>
          <table:table-cell table:style-name="ce1" office:value-type="string" calcext:value-type="string">
            <text:p>0.012993574142456055</text:p>
          </table:table-cell>
          <table:table-cell table:style-name="ce1" office:value-type="string" calcext:value-type="string">
            <text:p>65.33550691604614</text:p>
          </table:table-cell>
          <table:table-cell table:style-name="ce1" office:value-type="float" office:value="0.0385583317766748" calcext:value-type="float">
            <text:p>0,0385583318</text:p>
          </table:table-cell>
          <table:table-cell table:style-name="ce1" office:value-type="float" office:value="-0.0596276927821304" calcext:value-type="float">
            <text:p>-0,0596276928</text:p>
          </table:table-cell>
          <table:table-cell table:style-name="ce1" office:value-type="float" office:value="0.602459477053748" calcext:value-type="float">
            <text:p>0,6024594771</text:p>
          </table:table-cell>
          <table:table-cell table:style-name="ce1" office:value-type="float" office:value="-0.0159469850887823" calcext:value-type="float">
            <text:p>-0,0159469851</text:p>
          </table:table-cell>
          <table:table-cell table:number-columns-repeated="2" table:style-name="ce1" office:value-type="float" office:value="-0.00252296158378494" calcext:value-type="float">
            <text:p>-0,0025229616</text:p>
          </table:table-cell>
          <table:table-cell table:style-name="ce1" office:value-type="float" office:value="-0.135012894868851" calcext:value-type="float">
            <text:p>-0,1350128949</text:p>
          </table:table-cell>
          <table:table-cell table:style-name="ce1" office:value-type="float" office:value="4.0276780128479" calcext:value-type="float">
            <text:p>4,0276780128</text:p>
          </table:table-cell>
          <table:table-cell table:style-name="ce1" office:value-type="float" office:value="-1.18783175945282" calcext:value-type="float">
            <text:p>-1,1878317595</text:p>
          </table:table-cell>
          <table:table-cell table:style-name="ce1" office:value-type="string" calcext:value-type="string">
            <text:p>-0.015946985088782298</text:p>
          </table:table-cell>
          <table:table-cell table:style-name="ce1" office:value-type="string" calcext:value-type="string">
            <text:p>-0.00252296158378494</text:p>
          </table:table-cell>
          <table:table-cell table:style-name="ce1" office:value-type="string" calcext:value-type="string">
            <text:p>-0.06196570279053617</text:p>
          </table:table-cell>
          <table:table-cell table:style-name="ce1" office:value-type="float" office:value="-0.0123263490282827" calcext:value-type="float">
            <text:p>-0,012326349</text:p>
          </table:table-cell>
          <table:table-cell table:style-name="ce1" office:value-type="float" office:value="0.0170291743118368" calcext:value-type="float">
            <text:p>0,0170291743</text:p>
          </table:table-cell>
          <table:table-cell table:style-name="ce1" office:value-type="float" office:value="-0.0166564498259697" calcext:value-type="float">
            <text:p>-0,0166564498</text:p>
          </table:table-cell>
          <table:table-cell table:style-name="ce1" office:value-type="float" office:value="-0.0278388645484579" calcext:value-type="float">
            <text:p>-0,0278388645</text:p>
          </table:table-cell>
          <table:table-cell table:style-name="ce1" office:value-type="float" office:value="-0.147354023352024" calcext:value-type="float">
            <text:p>-0,147354023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80838068453509" calcext:value-type="float">
            <text:p>0,0028083807</text:p>
          </table:table-cell>
          <table:table-cell table:style-name="ce1" office:value-type="float" office:value="0.00695218891635833" calcext:value-type="float">
            <text:p>0,0069521889</text:p>
          </table:table-cell>
          <table:table-cell table:style-name="ce1" office:value-type="float" office:value="0.0276298814173429" calcext:value-type="float">
            <text:p>0,0276298814</text:p>
          </table:table-cell>
          <table:table-cell table:style-name="ce1" office:value-type="float" office:value="0.524143934249878" calcext:value-type="float">
            <text:p>0,5241439342</text:p>
          </table:table-cell>
          <table:table-cell table:style-name="ce1" office:value-type="float" office:value="0.524140357971191" calcext:value-type="float">
            <text:p>0,524140358</text:p>
          </table:table-cell>
          <table:table-cell table:style-name="ce1" office:value-type="float" office:value="0.524140119552612" calcext:value-type="float">
            <text:p>0,5241401196</text:p>
          </table:table-cell>
          <table:table-cell table:style-name="ce1" office:value-type="float" office:value="-0.135012894868851" calcext:value-type="float">
            <text:p>-0,1350128949</text:p>
          </table:table-cell>
          <table:table-cell table:style-name="ce1" office:value-type="float" office:value="4.0276780128479" calcext:value-type="float">
            <text:p>4,0276780128</text:p>
          </table:table-cell>
          <table:table-cell table:style-name="ce1" office:value-type="float" office:value="-1.18783175945282" calcext:value-type="float">
            <text:p>-1,1878317595</text:p>
          </table:table-cell>
        </table:table-row>
        <table:table-row table:style-name="ro1">
          <table:table-cell table:style-name="ce1" office:value-type="string" calcext:value-type="string">
            <text:p>2.21832275390625</text:p>
          </table:table-cell>
          <table:table-cell table:style-name="ce1" office:value-type="string" calcext:value-type="string">
            <text:p>0.01392364501953125</text:p>
          </table:table-cell>
          <table:table-cell table:style-name="ce1" office:value-type="string" calcext:value-type="string">
            <text:p>65.90868306159973</text:p>
          </table:table-cell>
          <table:table-cell table:style-name="ce1" office:value-type="float" office:value="0.0365655908747691" calcext:value-type="float">
            <text:p>0,0365655909</text:p>
          </table:table-cell>
          <table:table-cell table:style-name="ce1" office:value-type="float" office:value="-0.0597654860416416" calcext:value-type="float">
            <text:p>-0,059765486</text:p>
          </table:table-cell>
          <table:table-cell table:style-name="ce1" office:value-type="float" office:value="0.588853323165281" calcext:value-type="float">
            <text:p>0,5888533232</text:p>
          </table:table-cell>
          <table:table-cell table:style-name="ce1" office:value-type="float" office:value="-0.0180935842326291" calcext:value-type="float">
            <text:p>-0,0180935842</text:p>
          </table:table-cell>
          <table:table-cell table:number-columns-repeated="2" table:style-name="ce1" office:value-type="float" office:value="0.00285493457909996" calcext:value-type="float">
            <text:p>0,0028549346</text:p>
          </table:table-cell>
          <table:table-cell table:style-name="ce1" office:value-type="float" office:value="-0.14013347029686" calcext:value-type="float">
            <text:p>-0,1401334703</text:p>
          </table:table-cell>
          <table:table-cell table:style-name="ce1" office:value-type="float" office:value="4.0251202583313" calcext:value-type="float">
            <text:p>4,0251202583</text:p>
          </table:table-cell>
          <table:table-cell table:style-name="ce1" office:value-type="float" office:value="-1.15664064884186" calcext:value-type="float">
            <text:p>-1,1566406488</text:p>
          </table:table-cell>
          <table:table-cell table:style-name="ce1" office:value-type="string" calcext:value-type="string">
            <text:p>-0.01809358423262909</text:p>
          </table:table-cell>
          <table:table-cell table:style-name="ce1" office:value-type="string" calcext:value-type="string">
            <text:p>0.0028549345790999593</text:p>
          </table:table-cell>
          <table:table-cell table:style-name="ce1" office:value-type="string" calcext:value-type="string">
            <text:p>-0.06094915866481416</text:p>
          </table:table-cell>
          <table:table-cell table:style-name="ce1" office:value-type="float" office:value="-0.0115674995330024" calcext:value-type="float">
            <text:p>-0,0115674995</text:p>
          </table:table-cell>
          <table:table-cell table:style-name="ce1" office:value-type="float" office:value="0.0178883078346391" calcext:value-type="float">
            <text:p>0,0178883078</text:p>
          </table:table-cell>
          <table:table-cell table:style-name="ce1" office:value-type="float" office:value="-0.0157278928067949" calcext:value-type="float">
            <text:p>-0,0157278928</text:p>
          </table:table-cell>
          <table:table-cell table:style-name="ce1" office:value-type="float" office:value="-0.0499429267954425" calcext:value-type="float">
            <text:p>-0,0499429268</text:p>
          </table:table-cell>
          <table:table-cell table:style-name="ce1" office:value-type="float" office:value="-0.113171521103739" calcext:value-type="float">
            <text:p>-0,113171521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41245750526696" calcext:value-type="float">
            <text:p>0,0044124575</text:p>
          </table:table-cell>
          <table:table-cell table:style-name="ce1" office:value-type="float" office:value="0.00499555292786842" calcext:value-type="float">
            <text:p>0,0049955529</text:p>
          </table:table-cell>
          <table:table-cell table:style-name="ce1" office:value-type="float" office:value="0.0311493656792299" calcext:value-type="float">
            <text:p>0,0311493657</text:p>
          </table:table-cell>
          <table:table-cell table:style-name="ce1" office:value-type="float" office:value="0.573262929916382" calcext:value-type="float">
            <text:p>0,5732629299</text:p>
          </table:table-cell>
          <table:table-cell table:style-name="ce1" office:value-type="float" office:value="0.573265552520752" calcext:value-type="float">
            <text:p>0,5732655525</text:p>
          </table:table-cell>
          <table:table-cell table:style-name="ce1" office:value-type="float" office:value="0.573265790939331" calcext:value-type="float">
            <text:p>0,5732657909</text:p>
          </table:table-cell>
          <table:table-cell table:style-name="ce1" office:value-type="float" office:value="-0.14013347029686" calcext:value-type="float">
            <text:p>-0,1401334703</text:p>
          </table:table-cell>
          <table:table-cell table:style-name="ce1" office:value-type="float" office:value="4.0251202583313" calcext:value-type="float">
            <text:p>4,0251202583</text:p>
          </table:table-cell>
          <table:table-cell table:style-name="ce1" office:value-type="float" office:value="-1.15664064884186" calcext:value-type="float">
            <text:p>-1,1566406488</text:p>
          </table:table-cell>
        </table:table-row>
        <table:table-row table:style-name="ro1">
          <table:table-cell table:style-name="ce1" office:value-type="string" calcext:value-type="string">
            <text:p>2.230910301208496</text:p>
          </table:table-cell>
          <table:table-cell table:style-name="ce1" office:value-type="string" calcext:value-type="string">
            <text:p>0.012587547302246094</text:p>
          </table:table-cell>
          <table:table-cell table:style-name="ce1" office:value-type="string" calcext:value-type="string">
            <text:p>66.41148805618286</text:p>
          </table:table-cell>
          <table:table-cell table:style-name="ce1" office:value-type="float" office:value="0.0341538577283054" calcext:value-type="float">
            <text:p>0,0341538577</text:p>
          </table:table-cell>
          <table:table-cell table:style-name="ce1" office:value-type="float" office:value="-0.0591342125129656" calcext:value-type="float">
            <text:p>-0,0591342125</text:p>
          </table:table-cell>
          <table:table-cell table:style-name="ce1" office:value-type="float" office:value="0.577257024653164" calcext:value-type="float">
            <text:p>0,5772570247</text:p>
          </table:table-cell>
          <table:table-cell table:style-name="ce1" office:value-type="float" office:value="-0.0199987754829085" calcext:value-type="float">
            <text:p>-0,0199987755</text:p>
          </table:table-cell>
          <table:table-cell table:number-columns-repeated="2" table:style-name="ce1" office:value-type="float" office:value="0.00672022343941287" calcext:value-type="float">
            <text:p>0,0067202234</text:p>
          </table:table-cell>
          <table:table-cell table:style-name="ce1" office:value-type="float" office:value="-0.14290015399456" calcext:value-type="float">
            <text:p>-0,142900154</text:p>
          </table:table-cell>
          <table:table-cell table:style-name="ce1" office:value-type="float" office:value="4.02551078796387" calcext:value-type="float">
            <text:p>4,025510788</text:p>
          </table:table-cell>
          <table:table-cell table:style-name="ce1" office:value-type="float" office:value="-1.14094996452332" calcext:value-type="float">
            <text:p>-1,1409499645</text:p>
          </table:table-cell>
          <table:table-cell table:style-name="ce1" office:value-type="string" calcext:value-type="string">
            <text:p>-0.01999877548290849</text:p>
          </table:table-cell>
          <table:table-cell table:style-name="ce1" office:value-type="string" calcext:value-type="string">
            <text:p>0.006720223439412872</text:p>
          </table:table-cell>
          <table:table-cell table:style-name="ce1" office:value-type="string" calcext:value-type="string">
            <text:p>-0.06034363731754662</text:p>
          </table:table-cell>
          <table:table-cell table:style-name="ce1" office:value-type="float" office:value="-0.0109696772624307" calcext:value-type="float">
            <text:p>-0,0109696773</text:p>
          </table:table-cell>
          <table:table-cell table:style-name="ce1" office:value-type="float" office:value="0.0179296458124925" calcext:value-type="float">
            <text:p>0,0179296458</text:p>
          </table:table-cell>
          <table:table-cell table:style-name="ce1" office:value-type="float" office:value="-0.0150203728045946" calcext:value-type="float">
            <text:p>-0,0150203728</text:p>
          </table:table-cell>
          <table:table-cell table:style-name="ce1" office:value-type="float" office:value="-0.0683212705946023" calcext:value-type="float">
            <text:p>-0,0683212706</text:p>
          </table:table-cell>
          <table:table-cell table:style-name="ce1" office:value-type="float" office:value="-0.0831322648452789" calcext:value-type="float">
            <text:p>-0,083132264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396476142435818" calcext:value-type="float">
            <text:p>0,0039647614</text:p>
          </table:table-cell>
          <table:table-cell table:style-name="ce1" office:value-type="float" office:value="0.000274150633327688" calcext:value-type="float">
            <text:p>0,0002741506</text:p>
          </table:table-cell>
          <table:table-cell table:style-name="ce1" office:value-type="float" office:value="0.0270694194819201" calcext:value-type="float">
            <text:p>0,0270694195</text:p>
          </table:table-cell>
          <table:table-cell table:style-name="ce1" office:value-type="float" office:value="0.502613067626953" calcext:value-type="float">
            <text:p>0,5026130676</text:p>
          </table:table-cell>
          <table:table-cell table:style-name="ce1" office:value-type="float" office:value="0.502618789672852" calcext:value-type="float">
            <text:p>0,5026187897</text:p>
          </table:table-cell>
          <table:table-cell table:style-name="ce1" office:value-type="float" office:value="0.502639293670654" calcext:value-type="float">
            <text:p>0,5026392937</text:p>
          </table:table-cell>
          <table:table-cell table:style-name="ce1" office:value-type="float" office:value="-0.14290015399456" calcext:value-type="float">
            <text:p>-0,142900154</text:p>
          </table:table-cell>
          <table:table-cell table:style-name="ce1" office:value-type="float" office:value="4.02551078796387" calcext:value-type="float">
            <text:p>4,025510788</text:p>
          </table:table-cell>
          <table:table-cell table:style-name="ce1" office:value-type="float" office:value="-1.14094996452332" calcext:value-type="float">
            <text:p>-1,1409499645</text:p>
          </table:table-cell>
        </table:table-row>
        <table:table-row table:style-name="ro1">
          <table:table-cell table:style-name="ce1" office:value-type="string" calcext:value-type="string">
            <text:p>2.2447969913482666</text:p>
          </table:table-cell>
          <table:table-cell table:style-name="ce1" office:value-type="string" calcext:value-type="string">
            <text:p>0.013886690139770508</text:p>
          </table:table-cell>
          <table:table-cell table:style-name="ce1" office:value-type="string" calcext:value-type="string">
            <text:p>66.91771364212036</text:p>
          </table:table-cell>
          <table:table-cell table:style-name="ce1" office:value-type="float" office:value="0.0299654926524072" calcext:value-type="float">
            <text:p>0,0299654927</text:p>
          </table:table-cell>
          <table:table-cell table:style-name="ce1" office:value-type="float" office:value="-0.0568017204145522" calcext:value-type="float">
            <text:p>-0,0568017204</text:p>
          </table:table-cell>
          <table:table-cell table:style-name="ce1" office:value-type="float" office:value="0.561358400333075" calcext:value-type="float">
            <text:p>0,5613584003</text:p>
          </table:table-cell>
          <table:table-cell table:style-name="ce1" office:value-type="float" office:value="-0.021570583295992" calcext:value-type="float">
            <text:p>-0,0215705833</text:p>
          </table:table-cell>
          <table:table-cell table:number-columns-repeated="2" table:style-name="ce1" office:value-type="float" office:value="0.0104981657608667" calcext:value-type="float">
            <text:p>0,0104981658</text:p>
          </table:table-cell>
          <table:table-cell table:style-name="ce1" office:value-type="float" office:value="-0.14290015399456" calcext:value-type="float">
            <text:p>-0,142900154</text:p>
          </table:table-cell>
          <table:table-cell table:style-name="ce1" office:value-type="float" office:value="4.02551078796387" calcext:value-type="float">
            <text:p>4,025510788</text:p>
          </table:table-cell>
          <table:table-cell table:style-name="ce1" office:value-type="float" office:value="-1.14094996452332" calcext:value-type="float">
            <text:p>-1,1409499645</text:p>
          </table:table-cell>
          <table:table-cell table:style-name="ce1" office:value-type="string" calcext:value-type="string">
            <text:p>-0.021570583295992034</text:p>
          </table:table-cell>
          <table:table-cell table:style-name="ce1" office:value-type="string" calcext:value-type="string">
            <text:p>0.010498165760866667</text:p>
          </table:table-cell>
          <table:table-cell table:style-name="ce1" office:value-type="string" calcext:value-type="string">
            <text:p>-0.059844741897411645</text:p>
          </table:table-cell>
          <table:table-cell table:style-name="ce1" office:value-type="float" office:value="-0.0102461573184916" calcext:value-type="float">
            <text:p>-0,0102461573</text:p>
          </table:table-cell>
          <table:table-cell table:style-name="ce1" office:value-type="float" office:value="0.0177402637538897" calcext:value-type="float">
            <text:p>0,0177402638</text:p>
          </table:table-cell>
          <table:table-cell table:style-name="ce1" office:value-type="float" office:value="-0.0144173652819645" calcext:value-type="float">
            <text:p>-0,0144173653</text:p>
          </table:table-cell>
          <table:table-cell table:style-name="ce1" office:value-type="float" office:value="-0.0856135713972354" calcext:value-type="float">
            <text:p>-0,0856135714</text:p>
          </table:table-cell>
          <table:table-cell table:style-name="ce1" office:value-type="float" office:value="-0.0531926146741341" calcext:value-type="float">
            <text:p>-0,053192614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76339104339527" calcext:value-type="float">
            <text:p>0,004763391</text:p>
          </table:table-cell>
          <table:table-cell table:style-name="ce1" office:value-type="float" office:value="-0.00124683697989607" calcext:value-type="float">
            <text:p>-0,001246837</text:p>
          </table:table-cell>
          <table:table-cell table:style-name="ce1" office:value-type="float" office:value="0.0229049353821151" calcext:value-type="float">
            <text:p>0,0229049354</text:p>
          </table:table-cell>
          <table:table-cell table:style-name="ce1" office:value-type="float" office:value="0.506305932998657" calcext:value-type="float">
            <text:p>0,506305933</text:p>
          </table:table-cell>
          <table:table-cell table:style-name="ce1" office:value-type="float" office:value="0.50629997253418" calcext:value-type="float">
            <text:p>0,5062999725</text:p>
          </table:table-cell>
          <table:table-cell table:style-name="ce1" office:value-type="float" office:value="0.506279468536377" calcext:value-type="float">
            <text:p>0,5062794685</text:p>
          </table:table-cell>
          <table:table-cell table:style-name="ce1" office:value-type="float" office:value="-0.14290015399456" calcext:value-type="float">
            <text:p>-0,142900154</text:p>
          </table:table-cell>
          <table:table-cell table:style-name="ce1" office:value-type="float" office:value="4.02551078796387" calcext:value-type="float">
            <text:p>4,025510788</text:p>
          </table:table-cell>
          <table:table-cell table:style-name="ce1" office:value-type="float" office:value="-1.14094996452332" calcext:value-type="float">
            <text:p>-1,1409499645</text:p>
          </table:table-cell>
        </table:table-row>
        <table:table-row table:style-name="ro1">
          <table:table-cell table:style-name="ce1" office:value-type="string" calcext:value-type="string">
            <text:p>2.2597620487213135</text:p>
          </table:table-cell>
          <table:table-cell table:style-name="ce1" office:value-type="string" calcext:value-type="string">
            <text:p>0.014965057373046875</text:p>
          </table:table-cell>
          <table:table-cell table:style-name="ce1" office:value-type="string" calcext:value-type="string">
            <text:p>67.42839312553406</text:p>
          </table:table-cell>
          <table:table-cell table:style-name="ce1" office:value-type="float" office:value="0.0275557759321398" calcext:value-type="float">
            <text:p>0,0275557759</text:p>
          </table:table-cell>
          <table:table-cell table:style-name="ce1" office:value-type="float" office:value="-0.0551468087935153" calcext:value-type="float">
            <text:p>-0,0551468088</text:p>
          </table:table-cell>
          <table:table-cell table:style-name="ce1" office:value-type="float" office:value="0.555070157404299" calcext:value-type="float">
            <text:p>0,5550701574</text:p>
          </table:table-cell>
          <table:table-cell table:style-name="ce1" office:value-type="float" office:value="-0.0222133141145705" calcext:value-type="float">
            <text:p>-0,0222133141</text:p>
          </table:table-cell>
          <table:table-cell table:number-columns-repeated="2" table:style-name="ce1" office:value-type="float" office:value="0.0135548856495207" calcext:value-type="float">
            <text:p>0,0135548856</text:p>
          </table:table-cell>
          <table:table-cell table:style-name="ce1" office:value-type="float" office:value="-0.146056339144707" calcext:value-type="float">
            <text:p>-0,1460563391</text:p>
          </table:table-cell>
          <table:table-cell table:style-name="ce1" office:value-type="float" office:value="4.02707242965698" calcext:value-type="float">
            <text:p>4,0270724297</text:p>
          </table:table-cell>
          <table:table-cell table:style-name="ce1" office:value-type="float" office:value="-1.12625634670258" calcext:value-type="float">
            <text:p>-1,1262563467</text:p>
          </table:table-cell>
          <table:table-cell table:style-name="ce1" office:value-type="string" calcext:value-type="string">
            <text:p>-0.022213314114570497</text:p>
          </table:table-cell>
          <table:table-cell table:style-name="ce1" office:value-type="string" calcext:value-type="string">
            <text:p>0.013554885649520662</text:p>
          </table:table-cell>
          <table:table-cell table:style-name="ce1" office:value-type="string" calcext:value-type="string">
            <text:p>-0.05881292635626314</text:p>
          </table:table-cell>
          <table:table-cell table:style-name="ce1" office:value-type="float" office:value="-0.00898964779572216" calcext:value-type="float">
            <text:p>-0,0089896478</text:p>
          </table:table-cell>
          <table:table-cell table:style-name="ce1" office:value-type="float" office:value="0.0170405161243656" calcext:value-type="float">
            <text:p>0,0170405161</text:p>
          </table:table-cell>
          <table:table-cell table:style-name="ce1" office:value-type="float" office:value="-0.0135906368173199" calcext:value-type="float">
            <text:p>-0,0135906368</text:p>
          </table:table-cell>
          <table:table-cell table:style-name="ce1" office:value-type="float" office:value="-0.100927728911841" calcext:value-type="float">
            <text:p>-0,1009277289</text:p>
          </table:table-cell>
          <table:table-cell table:style-name="ce1" office:value-type="float" office:value="-0.0241629451382332" calcext:value-type="float">
            <text:p>-0,024162945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819545069898401" calcext:value-type="float">
            <text:p>0,0081954507</text:p>
          </table:table-cell>
          <table:table-cell table:style-name="ce1" office:value-type="float" office:value="-0.00456393635068368" calcext:value-type="float">
            <text:p>-0,0045639364</text:p>
          </table:table-cell>
          <table:table-cell table:style-name="ce1" office:value-type="float" office:value="0.03110841844227" calcext:value-type="float">
            <text:p>0,0311084184</text:p>
          </table:table-cell>
          <table:table-cell table:style-name="ce1" office:value-type="float" office:value="0.511059761047363" calcext:value-type="float">
            <text:p>0,511059761</text:p>
          </table:table-cell>
          <table:table-cell table:style-name="ce1" office:value-type="float" office:value="0.511070251464844" calcext:value-type="float">
            <text:p>0,5110702515</text:p>
          </table:table-cell>
          <table:table-cell table:style-name="ce1" office:value-type="float" office:value="0.511071443557739" calcext:value-type="float">
            <text:p>0,5110714436</text:p>
          </table:table-cell>
          <table:table-cell table:style-name="ce1" office:value-type="float" office:value="-0.146056339144707" calcext:value-type="float">
            <text:p>-0,1460563391</text:p>
          </table:table-cell>
          <table:table-cell table:style-name="ce1" office:value-type="float" office:value="4.02707242965698" calcext:value-type="float">
            <text:p>4,0270724297</text:p>
          </table:table-cell>
          <table:table-cell table:style-name="ce1" office:value-type="float" office:value="-1.12625634670258" calcext:value-type="float">
            <text:p>-1,1262563467</text:p>
          </table:table-cell>
        </table:table-row>
        <table:table-row table:style-name="ro1">
          <table:table-cell table:style-name="ce1" office:value-type="string" calcext:value-type="string">
            <text:p>2.2726619243621826</text:p>
          </table:table-cell>
          <table:table-cell table:style-name="ce1" office:value-type="string" calcext:value-type="string">
            <text:p>0.01289987564086914</text:p>
          </table:table-cell>
          <table:table-cell table:style-name="ce1" office:value-type="string" calcext:value-type="string">
            <text:p>67.9564425945282</text:p>
          </table:table-cell>
          <table:table-cell table:style-name="ce1" office:value-type="float" office:value="0.0230152478540765" calcext:value-type="float">
            <text:p>0,0230152479</text:p>
          </table:table-cell>
          <table:table-cell table:style-name="ce1" office:value-type="float" office:value="-0.0513819110030768" calcext:value-type="float">
            <text:p>-0,051381911</text:p>
          </table:table-cell>
          <table:table-cell table:style-name="ce1" office:value-type="float" office:value="0.540107108192679" calcext:value-type="float">
            <text:p>0,5401071082</text:p>
          </table:table-cell>
          <table:table-cell table:style-name="ce1" office:value-type="float" office:value="-0.0236311352643927" calcext:value-type="float">
            <text:p>-0,0236311353</text:p>
          </table:table-cell>
          <table:table-cell table:number-columns-repeated="2" table:style-name="ce1" office:value-type="float" office:value="0.0170566700690747" calcext:value-type="float">
            <text:p>0,0170566701</text:p>
          </table:table-cell>
          <table:table-cell table:style-name="ce1" office:value-type="float" office:value="-0.14981746673584" calcext:value-type="float">
            <text:p>-0,1498174667</text:p>
          </table:table-cell>
          <table:table-cell table:style-name="ce1" office:value-type="float" office:value="4.02989673614502" calcext:value-type="float">
            <text:p>4,0298967361</text:p>
          </table:table-cell>
          <table:table-cell table:style-name="ce1" office:value-type="float" office:value="-1.11186933517456" calcext:value-type="float">
            <text:p>-1,1118693352</text:p>
          </table:table-cell>
          <table:table-cell table:style-name="ce1" office:value-type="string" calcext:value-type="string">
            <text:p>-0.023631135264392745</text:p>
          </table:table-cell>
          <table:table-cell table:style-name="ce1" office:value-type="string" calcext:value-type="string">
            <text:p>0.017056670069074742</text:p>
          </table:table-cell>
          <table:table-cell table:style-name="ce1" office:value-type="string" calcext:value-type="string">
            <text:p>-0.05896571507719326</text:p>
          </table:table-cell>
          <table:table-cell table:style-name="ce1" office:value-type="float" office:value="-0.00826673277964195" calcext:value-type="float">
            <text:p>-0,0082667328</text:p>
          </table:table-cell>
          <table:table-cell table:style-name="ce1" office:value-type="float" office:value="0.0165440426380546" calcext:value-type="float">
            <text:p>0,0165440426</text:p>
          </table:table-cell>
          <table:table-cell table:style-name="ce1" office:value-type="float" office:value="-0.0132636481850236" calcext:value-type="float">
            <text:p>-0,0132636482</text:p>
          </table:table-cell>
          <table:table-cell table:style-name="ce1" office:value-type="float" office:value="-0.115467951228512" calcext:value-type="float">
            <text:p>-0,1154679512</text:p>
          </table:table-cell>
          <table:table-cell table:style-name="ce1" office:value-type="float" office:value="0.00493561687066679" calcext:value-type="float">
            <text:p>0,004935616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56675369588322" calcext:value-type="float">
            <text:p>0,0045667537</text:p>
          </table:table-cell>
          <table:table-cell table:style-name="ce1" office:value-type="float" office:value="-0.00313634380652799" calcext:value-type="float">
            <text:p>-0,0031363438</text:p>
          </table:table-cell>
          <table:table-cell table:style-name="ce1" office:value-type="float" office:value="0.0119173243132116" calcext:value-type="float">
            <text:p>0,0119173243</text:p>
          </table:table-cell>
          <table:table-cell table:style-name="ce1" office:value-type="float" office:value="0.527665138244629" calcext:value-type="float">
            <text:p>0,5276651382</text:p>
          </table:table-cell>
          <table:table-cell table:style-name="ce1" office:value-type="float" office:value="0.527656316757202" calcext:value-type="float">
            <text:p>0,5276563168</text:p>
          </table:table-cell>
          <table:table-cell table:style-name="ce1" office:value-type="float" office:value="0.527655601501465" calcext:value-type="float">
            <text:p>0,5276556015</text:p>
          </table:table-cell>
          <table:table-cell table:style-name="ce1" office:value-type="float" office:value="-0.14981746673584" calcext:value-type="float">
            <text:p>-0,1498174667</text:p>
          </table:table-cell>
          <table:table-cell table:style-name="ce1" office:value-type="float" office:value="4.02989673614502" calcext:value-type="float">
            <text:p>4,0298967361</text:p>
          </table:table-cell>
          <table:table-cell table:style-name="ce1" office:value-type="float" office:value="-1.11186933517456" calcext:value-type="float">
            <text:p>-1,1118693352</text:p>
          </table:table-cell>
        </table:table-row>
        <table:table-row table:style-name="ro1">
          <table:table-cell table:style-name="ce1" office:value-type="string" calcext:value-type="string">
            <text:p>2.286036491394043</text:p>
          </table:table-cell>
          <table:table-cell table:style-name="ce1" office:value-type="string" calcext:value-type="string">
            <text:p>0.013374567031860352</text:p>
          </table:table-cell>
          <table:table-cell table:style-name="ce1" office:value-type="string" calcext:value-type="string">
            <text:p>68.50012445449829</text:p>
          </table:table-cell>
          <table:table-cell table:style-name="ce1" office:value-type="float" office:value="0.0200287408028718" calcext:value-type="float">
            <text:p>0,0200287408</text:p>
          </table:table-cell>
          <table:table-cell table:style-name="ce1" office:value-type="float" office:value="-0.0489829616020376" calcext:value-type="float">
            <text:p>-0,0489829616</text:p>
          </table:table-cell>
          <table:table-cell table:style-name="ce1" office:value-type="float" office:value="0.532755591987092" calcext:value-type="float">
            <text:p>0,532755592</text:p>
          </table:table-cell>
          <table:table-cell table:style-name="ce1" office:value-type="float" office:value="-0.0237731897155381" calcext:value-type="float">
            <text:p>-0,0237731897</text:p>
          </table:table-cell>
          <table:table-cell table:number-columns-repeated="2" table:style-name="ce1" office:value-type="float" office:value="0.0195136700323901" calcext:value-type="float">
            <text:p>0,01951367</text:p>
          </table:table-cell>
          <table:table-cell table:style-name="ce1" office:value-type="float" office:value="-0.153615474700928" calcext:value-type="float">
            <text:p>-0,1536154747</text:p>
          </table:table-cell>
          <table:table-cell table:style-name="ce1" office:value-type="float" office:value="4.03360414505005" calcext:value-type="float">
            <text:p>4,0336041451</text:p>
          </table:table-cell>
          <table:table-cell table:style-name="ce1" office:value-type="float" office:value="-1.09674954414368" calcext:value-type="float">
            <text:p>-1,0967495441</text:p>
          </table:table-cell>
          <table:table-cell table:style-name="ce1" office:value-type="string" calcext:value-type="string">
            <text:p>-0.023773189715538053</text:p>
          </table:table-cell>
          <table:table-cell table:style-name="ce1" office:value-type="string" calcext:value-type="string">
            <text:p>0.0195136700323901</text:p>
          </table:table-cell>
          <table:table-cell table:style-name="ce1" office:value-type="string" calcext:value-type="string">
            <text:p>-0.057797665280437206</text:p>
          </table:table-cell>
          <table:table-cell table:style-name="ce1" office:value-type="float" office:value="-0.00690457435622294" calcext:value-type="float">
            <text:p>-0,0069045744</text:p>
          </table:table-cell>
          <table:table-cell table:style-name="ce1" office:value-type="float" office:value="0.0154145733009231" calcext:value-type="float">
            <text:p>0,0154145733</text:p>
          </table:table-cell>
          <table:table-cell table:style-name="ce1" office:value-type="float" office:value="-0.0124855696260193" calcext:value-type="float">
            <text:p>-0,0124855696</text:p>
          </table:table-cell>
          <table:table-cell table:style-name="ce1" office:value-type="float" office:value="-0.127983376795912" calcext:value-type="float">
            <text:p>-0,1279833768</text:p>
          </table:table-cell>
          <table:table-cell table:style-name="ce1" office:value-type="float" office:value="0.0328766282474487" calcext:value-type="float">
            <text:p>0,032876628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834980628842749" calcext:value-type="float">
            <text:p>0,0083498063</text:p>
          </table:table-cell>
          <table:table-cell table:style-name="ce1" office:value-type="float" office:value="-0.00692343024364324" calcext:value-type="float">
            <text:p>-0,0069234302</text:p>
          </table:table-cell>
          <table:table-cell table:style-name="ce1" office:value-type="float" office:value="0.0275161738232848" calcext:value-type="float">
            <text:p>0,0275161738</text:p>
          </table:table-cell>
          <table:table-cell table:style-name="ce1" office:value-type="float" office:value="0.543788433074951" calcext:value-type="float">
            <text:p>0,5437884331</text:p>
          </table:table-cell>
          <table:table-cell table:style-name="ce1" office:value-type="float" office:value="0.543790817260742" calcext:value-type="float">
            <text:p>0,5437908173</text:p>
          </table:table-cell>
          <table:table-cell table:style-name="ce1" office:value-type="float" office:value="0.543791055679321" calcext:value-type="float">
            <text:p>0,5437910557</text:p>
          </table:table-cell>
          <table:table-cell table:style-name="ce1" office:value-type="float" office:value="-0.153615474700928" calcext:value-type="float">
            <text:p>-0,1536154747</text:p>
          </table:table-cell>
          <table:table-cell table:style-name="ce1" office:value-type="float" office:value="4.03360414505005" calcext:value-type="float">
            <text:p>4,0336041451</text:p>
          </table:table-cell>
          <table:table-cell table:style-name="ce1" office:value-type="float" office:value="-1.09674954414368" calcext:value-type="float">
            <text:p>-1,0967495441</text:p>
          </table:table-cell>
        </table:table-row>
        <table:table-row table:style-name="ro1">
          <table:table-cell table:style-name="ce1" office:value-type="string" calcext:value-type="string">
            <text:p>2.2990660667419434</text:p>
          </table:table-cell>
          <table:table-cell table:style-name="ce1" office:value-type="string" calcext:value-type="string">
            <text:p>0.01302957534790039</text:p>
          </table:table-cell>
          <table:table-cell table:style-name="ce1" office:value-type="string" calcext:value-type="string">
            <text:p>69.06627154350281</text:p>
          </table:table-cell>
          <table:table-cell table:style-name="ce1" office:value-type="float" office:value="0.0106545266045694" calcext:value-type="float">
            <text:p>0,0106545266</text:p>
          </table:table-cell>
          <table:table-cell table:style-name="ce1" office:value-type="float" office:value="-0.0413395252795947" calcext:value-type="float">
            <text:p>-0,0413395253</text:p>
          </table:table-cell>
          <table:table-cell table:style-name="ce1" office:value-type="float" office:value="0.51442324673688" calcext:value-type="float">
            <text:p>0,5144232467</text:p>
          </table:table-cell>
          <table:table-cell table:style-name="ce1" office:value-type="float" office:value="-0.0245582686544327" calcext:value-type="float">
            <text:p>-0,0245582687</text:p>
          </table:table-cell>
          <table:table-cell table:number-columns-repeated="2" table:style-name="ce1" office:value-type="float" office:value="0.0226684365650682" calcext:value-type="float">
            <text:p>0,0226684366</text:p>
          </table:table-cell>
          <table:table-cell table:style-name="ce1" office:value-type="float" office:value="-0.158887758851051" calcext:value-type="float">
            <text:p>-0,1588877589</text:p>
          </table:table-cell>
          <table:table-cell table:style-name="ce1" office:value-type="float" office:value="4.03810739517212" calcext:value-type="float">
            <text:p>4,0381073952</text:p>
          </table:table-cell>
          <table:table-cell table:style-name="ce1" office:value-type="float" office:value="-1.08165395259857" calcext:value-type="float">
            <text:p>-1,0816539526</text:p>
          </table:table-cell>
          <table:table-cell table:style-name="ce1" office:value-type="string" calcext:value-type="string">
            <text:p>-0.024558268654432683</text:p>
          </table:table-cell>
          <table:table-cell table:style-name="ce1" office:value-type="string" calcext:value-type="string">
            <text:p>0.02266843656506817</text:p>
          </table:table-cell>
          <table:table-cell table:style-name="ce1" office:value-type="string" calcext:value-type="string">
            <text:p>-0.05777858550464987</text:p>
          </table:table-cell>
          <table:table-cell table:style-name="ce1" office:value-type="float" office:value="-0.00600862224086153" calcext:value-type="float">
            <text:p>-0,0060086222</text:p>
          </table:table-cell>
          <table:table-cell table:style-name="ce1" office:value-type="float" office:value="0.0146948884806113" calcext:value-type="float">
            <text:p>0,0146948885</text:p>
          </table:table-cell>
          <table:table-cell table:style-name="ce1" office:value-type="float" office:value="-0.0121032907833288" calcext:value-type="float">
            <text:p>-0,0121032908</text:p>
          </table:table-cell>
          <table:table-cell table:style-name="ce1" office:value-type="float" office:value="-0.13931992074771" calcext:value-type="float">
            <text:p>-0,1393199207</text:p>
          </table:table-cell>
          <table:table-cell table:style-name="ce1" office:value-type="float" office:value="0.0606016727952195" calcext:value-type="float">
            <text:p>0,060601672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27638545652507" calcext:value-type="float">
            <text:p>0,0052763855</text:p>
          </table:table-cell>
          <table:table-cell table:style-name="ce1" office:value-type="float" office:value="-0.00423832128362741" calcext:value-type="float">
            <text:p>-0,0042383213</text:p>
          </table:table-cell>
          <table:table-cell table:style-name="ce1" office:value-type="float" office:value="0.0129882111471561" calcext:value-type="float">
            <text:p>0,0129882111</text:p>
          </table:table-cell>
          <table:table-cell table:style-name="ce1" office:value-type="float" office:value="0.566013813018799" calcext:value-type="float">
            <text:p>0,566013813</text:p>
          </table:table-cell>
          <table:table-cell table:style-name="ce1" office:value-type="float" office:value="0.566014051437378" calcext:value-type="float">
            <text:p>0,5660140514</text:p>
          </table:table-cell>
          <table:table-cell table:style-name="ce1" office:value-type="float" office:value="0.566014528274536" calcext:value-type="float">
            <text:p>0,5660145283</text:p>
          </table:table-cell>
          <table:table-cell table:style-name="ce1" office:value-type="float" office:value="-0.158887758851051" calcext:value-type="float">
            <text:p>-0,1588877589</text:p>
          </table:table-cell>
          <table:table-cell table:style-name="ce1" office:value-type="float" office:value="4.03810739517212" calcext:value-type="float">
            <text:p>4,0381073952</text:p>
          </table:table-cell>
          <table:table-cell table:style-name="ce1" office:value-type="float" office:value="-1.08165395259857" calcext:value-type="float">
            <text:p>-1,0816539526</text:p>
          </table:table-cell>
        </table:table-row>
        <table:table-row table:style-name="ro1">
          <table:table-cell table:style-name="ce1" office:value-type="string" calcext:value-type="string">
            <text:p>2.3151094913482666</text:p>
          </table:table-cell>
          <table:table-cell table:style-name="ce1" office:value-type="string" calcext:value-type="string">
            <text:p>0.016043424606323242</text:p>
          </table:table-cell>
          <table:table-cell table:style-name="ce1" office:value-type="string" calcext:value-type="string">
            <text:p>69.57257962226868</text:p>
          </table:table-cell>
          <table:table-cell table:style-name="ce1" office:value-type="float" office:value="0.00283921580405239" calcext:value-type="float">
            <text:p>0,0028392158</text:p>
          </table:table-cell>
          <table:table-cell table:style-name="ce1" office:value-type="float" office:value="-0.0349111781990225" calcext:value-type="float">
            <text:p>-0,0349111782</text:p>
          </table:table-cell>
          <table:table-cell table:style-name="ce1" office:value-type="float" office:value="0.501677789069988" calcext:value-type="float">
            <text:p>0,5016777891</text:p>
          </table:table-cell>
          <table:table-cell table:style-name="ce1" office:value-type="float" office:value="-0.0218254344516116" calcext:value-type="float">
            <text:p>-0,0218254345</text:p>
          </table:table-cell>
          <table:table-cell table:number-columns-repeated="2" table:style-name="ce1" office:value-type="float" office:value="0.0226686893035673" calcext:value-type="float">
            <text:p>0,0226686893</text:p>
          </table:table-cell>
          <table:table-cell table:style-name="ce1" office:value-type="float" office:value="-0.165372580289841" calcext:value-type="float">
            <text:p>-0,1653725803</text:p>
          </table:table-cell>
          <table:table-cell table:style-name="ce1" office:value-type="float" office:value="4.04337739944458" calcext:value-type="float">
            <text:p>4,0433773994</text:p>
          </table:table-cell>
          <table:table-cell table:style-name="ce1" office:value-type="float" office:value="-1.06737351417542" calcext:value-type="float">
            <text:p>-1,0673735142</text:p>
          </table:table-cell>
          <table:table-cell table:style-name="ce1" office:value-type="string" calcext:value-type="string">
            <text:p>-0.021825434451611614</text:p>
          </table:table-cell>
          <table:table-cell table:style-name="ce1" office:value-type="string" calcext:value-type="string">
            <text:p>0.022668689303567323</text:p>
          </table:table-cell>
          <table:table-cell table:style-name="ce1" office:value-type="string" calcext:value-type="string">
            <text:p>-0.056244737503417075</text:p>
          </table:table-cell>
          <table:table-cell table:style-name="ce1" office:value-type="float" office:value="-0.00319635798137083" calcext:value-type="float">
            <text:p>-0,003196358</text:p>
          </table:table-cell>
          <table:table-cell table:style-name="ce1" office:value-type="float" office:value="0.0124018575838784" calcext:value-type="float">
            <text:p>0,0124018576</text:p>
          </table:table-cell>
          <table:table-cell table:style-name="ce1" office:value-type="float" office:value="-0.0111500088303177" calcext:value-type="float">
            <text:p>-0,0111500088</text:p>
          </table:table-cell>
          <table:table-cell table:style-name="ce1" office:value-type="float" office:value="-0.144713933860116" calcext:value-type="float">
            <text:p>-0,1447139339</text:p>
          </table:table-cell>
          <table:table-cell table:style-name="ce1" office:value-type="float" office:value="0.0815304934533314" calcext:value-type="float">
            <text:p>0,081530493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85164204260167" calcext:value-type="float">
            <text:p>0,0185164204</text:p>
          </table:table-cell>
          <table:table-cell table:style-name="ce1" office:value-type="float" office:value="-0.0150976509492009" calcext:value-type="float">
            <text:p>-0,0150976509</text:p>
          </table:table-cell>
          <table:table-cell table:style-name="ce1" office:value-type="float" office:value="0.0362108530760266" calcext:value-type="float">
            <text:p>0,0362108531</text:p>
          </table:table-cell>
          <table:table-cell table:style-name="ce1" office:value-type="float" office:value="0.506264925003052" calcext:value-type="float">
            <text:p>0,506264925</text:p>
          </table:table-cell>
          <table:table-cell table:number-columns-repeated="2" table:style-name="ce1" office:value-type="float" office:value="0.506266593933106" calcext:value-type="float">
            <text:p>0,5062665939</text:p>
          </table:table-cell>
          <table:table-cell table:style-name="ce1" office:value-type="float" office:value="-0.165372580289841" calcext:value-type="float">
            <text:p>-0,1653725803</text:p>
          </table:table-cell>
          <table:table-cell table:style-name="ce1" office:value-type="float" office:value="4.04337739944458" calcext:value-type="float">
            <text:p>4,0433773994</text:p>
          </table:table-cell>
          <table:table-cell table:style-name="ce1" office:value-type="float" office:value="-1.06737351417542" calcext:value-type="float">
            <text:p>-1,0673735142</text:p>
          </table:table-cell>
        </table:table-row>
        <table:table-row table:style-name="ro1">
          <table:table-cell table:style-name="ce1" office:value-type="string" calcext:value-type="string">
            <text:p>2.3293375968933105</text:p>
          </table:table-cell>
          <table:table-cell table:style-name="ce1" office:value-type="string" calcext:value-type="string">
            <text:p>0.014228105545043945</text:p>
          </table:table-cell>
          <table:table-cell table:style-name="ce1" office:value-type="string" calcext:value-type="string">
            <text:p>70.13667154312134</text:p>
          </table:table-cell>
          <table:table-cell table:style-name="ce1" office:value-type="float" office:value="-0.00511213724593413" calcext:value-type="float">
            <text:p>-0,0051121372</text:p>
          </table:table-cell>
          <table:table-cell table:style-name="ce1" office:value-type="float" office:value="-0.0283346606596706" calcext:value-type="float">
            <text:p>-0,0283346607</text:p>
          </table:table-cell>
          <table:table-cell table:style-name="ce1" office:value-type="float" office:value="0.486946055918564" calcext:value-type="float">
            <text:p>0,4869460559</text:p>
          </table:table-cell>
          <table:table-cell table:style-name="ce1" office:value-type="float" office:value="-0.0199255993487814" calcext:value-type="float">
            <text:p>-0,0199255993</text:p>
          </table:table-cell>
          <table:table-cell table:number-columns-repeated="2" table:style-name="ce1" office:value-type="float" office:value="0.0235805563222033" calcext:value-type="float">
            <text:p>0,0235805563</text:p>
          </table:table-cell>
          <table:table-cell table:style-name="ce1" office:value-type="float" office:value="-0.172586768865585" calcext:value-type="float">
            <text:p>-0,1725867689</text:p>
          </table:table-cell>
          <table:table-cell table:style-name="ce1" office:value-type="float" office:value="4.04950094223022" calcext:value-type="float">
            <text:p>4,0495009422</text:p>
          </table:table-cell>
          <table:table-cell table:style-name="ce1" office:value-type="float" office:value="-1.0534610748291" calcext:value-type="float">
            <text:p>-1,0534610748</text:p>
          </table:table-cell>
          <table:table-cell table:style-name="ce1" office:value-type="string" calcext:value-type="string">
            <text:p>-0.019925599348781426</text:p>
          </table:table-cell>
          <table:table-cell table:style-name="ce1" office:value-type="string" calcext:value-type="string">
            <text:p>0.02358055632220329</text:p>
          </table:table-cell>
          <table:table-cell table:style-name="ce1" office:value-type="string" calcext:value-type="string">
            <text:p>-0.055922451194465754</text:p>
          </table:table-cell>
          <table:table-cell table:style-name="ce1" office:value-type="float" office:value="-0.000851764741215717" calcext:value-type="float">
            <text:p>-0,0008517647</text:p>
          </table:table-cell>
          <table:table-cell table:style-name="ce1" office:value-type="float" office:value="0.0104733534597067" calcext:value-type="float">
            <text:p>0,0104733535</text:p>
          </table:table-cell>
          <table:table-cell table:style-name="ce1" office:value-type="float" office:value="-0.0104872450316394" calcext:value-type="float">
            <text:p>-0,010487245</text:p>
          </table:table-cell>
          <table:table-cell table:style-name="ce1" office:value-type="float" office:value="-0.146315726464027" calcext:value-type="float">
            <text:p>-0,1463157265</text:p>
          </table:table-cell>
          <table:table-cell table:style-name="ce1" office:value-type="float" office:value="0.101226154005739" calcext:value-type="float">
            <text:p>0,10122615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38528258179165" calcext:value-type="float">
            <text:p>0,0138528258</text:p>
          </table:table-cell>
          <table:table-cell table:style-name="ce1" office:value-type="float" office:value="-0.0113944475158815" calcext:value-type="float">
            <text:p>-0,0113944475</text:p>
          </table:table-cell>
          <table:table-cell table:style-name="ce1" office:value-type="float" office:value="0.022591753486945" calcext:value-type="float">
            <text:p>0,0225917535</text:p>
          </table:table-cell>
          <table:table-cell table:style-name="ce1" office:value-type="float" office:value="0.564167261123657" calcext:value-type="float">
            <text:p>0,5641672611</text:p>
          </table:table-cell>
          <table:table-cell table:style-name="ce1" office:value-type="float" office:value="0.564164876937866" calcext:value-type="float">
            <text:p>0,5641648769</text:p>
          </table:table-cell>
          <table:table-cell table:style-name="ce1" office:value-type="float" office:value="0.564164161682129" calcext:value-type="float">
            <text:p>0,5641641617</text:p>
          </table:table-cell>
          <table:table-cell table:style-name="ce1" office:value-type="float" office:value="-0.172586768865585" calcext:value-type="float">
            <text:p>-0,1725867689</text:p>
          </table:table-cell>
          <table:table-cell table:style-name="ce1" office:value-type="float" office:value="4.04950094223022" calcext:value-type="float">
            <text:p>4,0495009422</text:p>
          </table:table-cell>
          <table:table-cell table:style-name="ce1" office:value-type="float" office:value="-1.0534610748291" calcext:value-type="float">
            <text:p>-1,0534610748</text:p>
          </table:table-cell>
        </table:table-row>
        <table:table-row table:style-name="ro1">
          <table:table-cell table:style-name="ce1" office:value-type="string" calcext:value-type="string">
            <text:p>2.3514668941497803</text:p>
          </table:table-cell>
          <table:table-cell table:style-name="ce1" office:value-type="string" calcext:value-type="string">
            <text:p>0.022129297256469727</text:p>
          </table:table-cell>
          <table:table-cell table:style-name="ce1" office:value-type="string" calcext:value-type="string">
            <text:p>70.8037257194519</text:p>
          </table:table-cell>
          <table:table-cell table:style-name="ce1" office:value-type="float" office:value="-0.0137017655429246" calcext:value-type="float">
            <text:p>-0,0137017655</text:p>
          </table:table-cell>
          <table:table-cell table:style-name="ce1" office:value-type="float" office:value="-0.0207808673925077" calcext:value-type="float">
            <text:p>-0,0207808674</text:p>
          </table:table-cell>
          <table:table-cell table:style-name="ce1" office:value-type="float" office:value="0.476168018800241" calcext:value-type="float">
            <text:p>0,4761680188</text:p>
          </table:table-cell>
          <table:table-cell table:style-name="ce1" office:value-type="float" office:value="-0.0171745242951651" calcext:value-type="float">
            <text:p>-0,0171745243</text:p>
          </table:table-cell>
          <table:table-cell table:number-columns-repeated="2" table:style-name="ce1" office:value-type="float" office:value="0.0242341381366064" calcext:value-type="float">
            <text:p>0,0242341381</text:p>
          </table:table-cell>
          <table:table-cell table:style-name="ce1" office:value-type="float" office:value="-0.179447263479233" calcext:value-type="float">
            <text:p>-0,1794472635</text:p>
          </table:table-cell>
          <table:table-cell table:style-name="ce1" office:value-type="float" office:value="4.05582284927368" calcext:value-type="float">
            <text:p>4,0558228493</text:p>
          </table:table-cell>
          <table:table-cell table:style-name="ce1" office:value-type="float" office:value="-1.03879833221436" calcext:value-type="float">
            <text:p>-1,0387983322</text:p>
          </table:table-cell>
          <table:table-cell table:style-name="ce1" office:value-type="string" calcext:value-type="string">
            <text:p>-0.017174524295165087</text:p>
          </table:table-cell>
          <table:table-cell table:style-name="ce1" office:value-type="string" calcext:value-type="string">
            <text:p>0.02423413813660641</text:p>
          </table:table-cell>
          <table:table-cell table:style-name="ce1" office:value-type="string" calcext:value-type="string">
            <text:p>-0.055169020976254264</text:p>
          </table:table-cell>
          <table:table-cell table:style-name="ce1" office:value-type="float" office:value="0.00153364117378024" calcext:value-type="float">
            <text:p>0,0015336412</text:p>
          </table:table-cell>
          <table:table-cell table:style-name="ce1" office:value-type="float" office:value="0.00850039819790119" calcext:value-type="float">
            <text:p>0,0085003982</text:p>
          </table:table-cell>
          <table:table-cell table:style-name="ce1" office:value-type="float" office:value="-0.00972119490776533" calcext:value-type="float">
            <text:p>-0,0097211949</text:p>
          </table:table-cell>
          <table:table-cell table:style-name="ce1" office:value-type="float" office:value="-0.142906008643244" calcext:value-type="float">
            <text:p>-0,1429060086</text:p>
          </table:table-cell>
          <table:table-cell table:style-name="ce1" office:value-type="float" office:value="0.12012504321305" calcext:value-type="float">
            <text:p>0,120125043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19213407733198" calcext:value-type="float">
            <text:p>0,0119213408</text:p>
          </table:table-cell>
          <table:table-cell table:style-name="ce1" office:value-type="float" office:value="-0.00986001826646063" calcext:value-type="float">
            <text:p>-0,0098600183</text:p>
          </table:table-cell>
          <table:table-cell table:style-name="ce1" office:value-type="float" office:value="0.0220869572604424" calcext:value-type="float">
            <text:p>0,0220869573</text:p>
          </table:table-cell>
          <table:table-cell table:style-name="ce1" office:value-type="float" office:value="0.666984796524048" calcext:value-type="float">
            <text:p>0,6669847965</text:p>
          </table:table-cell>
          <table:table-cell table:style-name="ce1" office:value-type="float" office:value="0.666988372802734" calcext:value-type="float">
            <text:p>0,6669883728</text:p>
          </table:table-cell>
          <table:table-cell table:style-name="ce1" office:value-type="float" office:value="0.666987895965576" calcext:value-type="float">
            <text:p>0,666987896</text:p>
          </table:table-cell>
          <table:table-cell table:style-name="ce1" office:value-type="float" office:value="-0.179447263479233" calcext:value-type="float">
            <text:p>-0,1794472635</text:p>
          </table:table-cell>
          <table:table-cell table:style-name="ce1" office:value-type="float" office:value="4.05582284927368" calcext:value-type="float">
            <text:p>4,0558228493</text:p>
          </table:table-cell>
          <table:table-cell table:style-name="ce1" office:value-type="float" office:value="-1.03879833221436" calcext:value-type="float">
            <text:p>-1,0387983322</text:p>
          </table:table-cell>
        </table:table-row>
        <table:table-row table:style-name="ro1">
          <table:table-cell table:style-name="ce1" office:value-type="string" calcext:value-type="string">
            <text:p>2.3744163513183594</text:p>
          </table:table-cell>
          <table:table-cell table:style-name="ce1" office:value-type="string" calcext:value-type="string">
            <text:p>0.0229494571685791</text:p>
          </table:table-cell>
          <table:table-cell table:style-name="ce1" office:value-type="string" calcext:value-type="string">
            <text:p>71.30385398864746</text:p>
          </table:table-cell>
          <table:table-cell table:style-name="ce1" office:value-type="float" office:value="-0.0205089895954402" calcext:value-type="float">
            <text:p>-0,0205089896</text:p>
          </table:table-cell>
          <table:table-cell table:style-name="ce1" office:value-type="float" office:value="-0.0144357465050919" calcext:value-type="float">
            <text:p>-0,0144357465</text:p>
          </table:table-cell>
          <table:table-cell table:style-name="ce1" office:value-type="float" office:value="0.464040839377745" calcext:value-type="float">
            <text:p>0,4640408394</text:p>
          </table:table-cell>
          <table:table-cell table:style-name="ce1" office:value-type="float" office:value="-0.0134151068291007" calcext:value-type="float">
            <text:p>-0,0134151068</text:p>
          </table:table-cell>
          <table:table-cell table:number-columns-repeated="2" table:style-name="ce1" office:value-type="float" office:value="0.0231141510666933" calcext:value-type="float">
            <text:p>0,0231141511</text:p>
          </table:table-cell>
          <table:table-cell table:style-name="ce1" office:value-type="float" office:value="-0.186159625649452" calcext:value-type="float">
            <text:p>-0,1861596256</text:p>
          </table:table-cell>
          <table:table-cell table:style-name="ce1" office:value-type="float" office:value="4.0622353553772" calcext:value-type="float">
            <text:p>4,0622353554</text:p>
          </table:table-cell>
          <table:table-cell table:style-name="ce1" office:value-type="float" office:value="-1.02483463287354" calcext:value-type="float">
            <text:p>-1,0248346329</text:p>
          </table:table-cell>
          <table:table-cell table:style-name="ce1" office:value-type="string" calcext:value-type="string">
            <text:p>-0.01341510682910066</text:p>
          </table:table-cell>
          <table:table-cell table:style-name="ce1" office:value-type="string" calcext:value-type="string">
            <text:p>0.023114151066693338</text:p>
          </table:table-cell>
          <table:table-cell table:style-name="ce1" office:value-type="string" calcext:value-type="string">
            <text:p>-0.054621980269754296</text:p>
          </table:table-cell>
          <table:table-cell table:style-name="ce1" office:value-type="float" office:value="0.00411052966287739" calcext:value-type="float">
            <text:p>0,0041105297</text:p>
          </table:table-cell>
          <table:table-cell table:style-name="ce1" office:value-type="float" office:value="0.00623426021775231" calcext:value-type="float">
            <text:p>0,0062342602</text:p>
          </table:table-cell>
          <table:table-cell table:style-name="ce1" office:value-type="float" office:value="-0.00916073697761253" calcext:value-type="float">
            <text:p>-0,009160737</text:p>
          </table:table-cell>
          <table:table-cell table:style-name="ce1" office:value-type="float" office:value="-0.136053322622762" calcext:value-type="float">
            <text:p>-0,1360533226</text:p>
          </table:table-cell>
          <table:table-cell table:style-name="ce1" office:value-type="float" office:value="0.13051825640898" calcext:value-type="float">
            <text:p>0,130518256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71747359611177" calcext:value-type="float">
            <text:p>0,017174736</text:p>
          </table:table-cell>
          <table:table-cell table:style-name="ce1" office:value-type="float" office:value="-0.0151035462504331" calcext:value-type="float">
            <text:p>-0,0151035463</text:p>
          </table:table-cell>
          <table:table-cell table:style-name="ce1" office:value-type="float" office:value="0.0215502683143296" calcext:value-type="float">
            <text:p>0,0215502683</text:p>
          </table:table-cell>
          <table:table-cell table:style-name="ce1" office:value-type="float" office:value="0.500131607055664" calcext:value-type="float">
            <text:p>0,5001316071</text:p>
          </table:table-cell>
          <table:table-cell table:style-name="ce1" office:value-type="float" office:value="0.500133752822876" calcext:value-type="float">
            <text:p>0,5001337528</text:p>
          </table:table-cell>
          <table:table-cell table:style-name="ce1" office:value-type="float" office:value="0.500134706497192" calcext:value-type="float">
            <text:p>0,5001347065</text:p>
          </table:table-cell>
          <table:table-cell table:style-name="ce1" office:value-type="float" office:value="-0.186159625649452" calcext:value-type="float">
            <text:p>-0,1861596256</text:p>
          </table:table-cell>
          <table:table-cell table:style-name="ce1" office:value-type="float" office:value="4.0622353553772" calcext:value-type="float">
            <text:p>4,0622353554</text:p>
          </table:table-cell>
          <table:table-cell table:style-name="ce1" office:value-type="float" office:value="-1.02483463287354" calcext:value-type="float">
            <text:p>-1,0248346329</text:p>
          </table:table-cell>
        </table:table-row>
        <table:table-row table:style-name="ro1">
          <table:table-cell table:style-name="ce1" office:value-type="string" calcext:value-type="string">
            <text:p>2.3963825702667236</text:p>
          </table:table-cell>
          <table:table-cell table:style-name="ce1" office:value-type="string" calcext:value-type="string">
            <text:p>0.021966218948364258</text:p>
          </table:table-cell>
          <table:table-cell table:style-name="ce1" office:value-type="string" calcext:value-type="string">
            <text:p>71.79862713813782</text:p>
          </table:table-cell>
          <table:table-cell table:style-name="ce1" office:value-type="float" office:value="-0.0297099188075079" calcext:value-type="float">
            <text:p>-0,0297099188</text:p>
          </table:table-cell>
          <table:table-cell table:style-name="ce1" office:value-type="float" office:value="-0.00502551193737115" calcext:value-type="float">
            <text:p>-0,0050255119</text:p>
          </table:table-cell>
          <table:table-cell table:style-name="ce1" office:value-type="float" office:value="0.449701218693345" calcext:value-type="float">
            <text:p>0,4497012187</text:p>
          </table:table-cell>
          <table:table-cell table:style-name="ce1" office:value-type="float" office:value="-0.0101702532360099" calcext:value-type="float">
            <text:p>-0,0101702532</text:p>
          </table:table-cell>
          <table:table-cell table:number-columns-repeated="2" table:style-name="ce1" office:value-type="float" office:value="0.0222869602376038" calcext:value-type="float">
            <text:p>0,0222869602</text:p>
          </table:table-cell>
          <table:table-cell table:style-name="ce1" office:value-type="float" office:value="-0.193401500582695" calcext:value-type="float">
            <text:p>-0,1934015006</text:p>
          </table:table-cell>
          <table:table-cell table:style-name="ce1" office:value-type="float" office:value="4.06828451156616" calcext:value-type="float">
            <text:p>4,0682845116</text:p>
          </table:table-cell>
          <table:table-cell table:style-name="ce1" office:value-type="float" office:value="-1.01191163063049" calcext:value-type="float">
            <text:p>-1,0119116306</text:p>
          </table:table-cell>
          <table:table-cell table:style-name="ce1" office:value-type="string" calcext:value-type="string">
            <text:p>-0.010170253236009896</text:p>
          </table:table-cell>
          <table:table-cell table:style-name="ce1" office:value-type="string" calcext:value-type="string">
            <text:p>0.022286960237603803</text:p>
          </table:table-cell>
          <table:table-cell table:style-name="ce1" office:value-type="string" calcext:value-type="string">
            <text:p>-0.05391752521340059</text:p>
          </table:table-cell>
          <table:table-cell table:style-name="ce1" office:value-type="float" office:value="0.00615269687863205" calcext:value-type="float">
            <text:p>0,0061526969</text:p>
          </table:table-cell>
          <table:table-cell table:style-name="ce1" office:value-type="float" office:value="0.00433072395152757" calcext:value-type="float">
            <text:p>0,004330724</text:p>
          </table:table-cell>
          <table:table-cell table:style-name="ce1" office:value-type="float" office:value="-0.00853012364764273" calcext:value-type="float">
            <text:p>-0,0085301236</text:p>
          </table:table-cell>
          <table:table-cell table:style-name="ce1" office:value-type="float" office:value="-0.125902993618783" calcext:value-type="float">
            <text:p>-0,1259029936</text:p>
          </table:table-cell>
          <table:table-cell table:style-name="ce1" office:value-type="float" office:value="0.137662631086645" calcext:value-type="float">
            <text:p>0,137662631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37541637529329" calcext:value-type="float">
            <text:p>0,0137541638</text:p>
          </table:table-cell>
          <table:table-cell table:style-name="ce1" office:value-type="float" office:value="-0.0128207940943028" calcext:value-type="float">
            <text:p>-0,0128207941</text:p>
          </table:table-cell>
          <table:table-cell table:style-name="ce1" office:value-type="float" office:value="0.0245039373696854" calcext:value-type="float">
            <text:p>0,0245039374</text:p>
          </table:table-cell>
          <table:table-cell table:style-name="ce1" office:value-type="float" office:value="0.494920969009399" calcext:value-type="float">
            <text:p>0,494920969</text:p>
          </table:table-cell>
          <table:table-cell table:style-name="ce1" office:value-type="float" office:value="0.494908571243286" calcext:value-type="float">
            <text:p>0,4949085712</text:p>
          </table:table-cell>
          <table:table-cell table:style-name="ce1" office:value-type="float" office:value="0.494907379150391" calcext:value-type="float">
            <text:p>0,4949073792</text:p>
          </table:table-cell>
          <table:table-cell table:style-name="ce1" office:value-type="float" office:value="-0.193401500582695" calcext:value-type="float">
            <text:p>-0,1934015006</text:p>
          </table:table-cell>
          <table:table-cell table:style-name="ce1" office:value-type="float" office:value="4.06828451156616" calcext:value-type="float">
            <text:p>4,0682845116</text:p>
          </table:table-cell>
          <table:table-cell table:style-name="ce1" office:value-type="float" office:value="-1.01191163063049" calcext:value-type="float">
            <text:p>-1,0119116306</text:p>
          </table:table-cell>
        </table:table-row>
        <table:table-row table:style-name="ro1">
          <table:table-cell table:style-name="ce1" office:value-type="string" calcext:value-type="string">
            <text:p>2.418256998062134</text:p>
          </table:table-cell>
          <table:table-cell table:style-name="ce1" office:value-type="string" calcext:value-type="string">
            <text:p>0.021874427795410156</text:p>
          </table:table-cell>
          <table:table-cell table:style-name="ce1" office:value-type="string" calcext:value-type="string">
            <text:p>72.36221933364868</text:p>
          </table:table-cell>
          <table:table-cell table:style-name="ce1" office:value-type="float" office:value="-0.0348155071583783" calcext:value-type="float">
            <text:p>-0,0348155072</text:p>
          </table:table-cell>
          <table:table-cell table:style-name="ce1" office:value-type="float" office:value="0.00121608016477829" calcext:value-type="float">
            <text:p>0,0012160802</text:p>
          </table:table-cell>
          <table:table-cell table:style-name="ce1" office:value-type="float" office:value="0.436260987211157" calcext:value-type="float">
            <text:p>0,4362609872</text:p>
          </table:table-cell>
          <table:table-cell table:style-name="ce1" office:value-type="float" office:value="-0.00502374935063831" calcext:value-type="float">
            <text:p>-0,0050237494</text:p>
          </table:table-cell>
          <table:table-cell table:number-columns-repeated="2" table:style-name="ce1" office:value-type="float" office:value="0.0196561346773419" calcext:value-type="float">
            <text:p>0,0196561347</text:p>
          </table:table-cell>
          <table:table-cell table:style-name="ce1" office:value-type="float" office:value="-0.199827402830124" calcext:value-type="float">
            <text:p>-0,1998274028</text:p>
          </table:table-cell>
          <table:table-cell table:style-name="ce1" office:value-type="float" office:value="4.07428073883057" calcext:value-type="float">
            <text:p>4,0742807388</text:p>
          </table:table-cell>
          <table:table-cell table:style-name="ce1" office:value-type="float" office:value="-0.998801946640015" calcext:value-type="float">
            <text:p>-0,9988019466</text:p>
          </table:table-cell>
          <table:table-cell table:style-name="ce1" office:value-type="string" calcext:value-type="string">
            <text:p>-0.005023749350638312</text:p>
          </table:table-cell>
          <table:table-cell table:style-name="ce1" office:value-type="string" calcext:value-type="string">
            <text:p>0.019656134677341862</text:p>
          </table:table-cell>
          <table:table-cell table:style-name="ce1" office:value-type="string" calcext:value-type="string">
            <text:p>-0.05314828050347912</text:p>
          </table:table-cell>
          <table:table-cell table:style-name="ce1" office:value-type="float" office:value="0.00891297564225237" calcext:value-type="float">
            <text:p>0,0089129756</text:p>
          </table:table-cell>
          <table:table-cell table:style-name="ce1" office:value-type="float" office:value="0.00150765358121134" calcext:value-type="float">
            <text:p>0,0015076536</text:p>
          </table:table-cell>
          <table:table-cell table:style-name="ce1" office:value-type="float" office:value="-0.00778446337205392" calcext:value-type="float">
            <text:p>-0,0077844634</text:p>
          </table:table-cell>
          <table:table-cell table:style-name="ce1" office:value-type="float" office:value="-0.109161562775054" calcext:value-type="float">
            <text:p>-0,1091615628</text:p>
          </table:table-cell>
          <table:table-cell table:style-name="ce1" office:value-type="float" office:value="0.140494516284512" calcext:value-type="float">
            <text:p>0,140494516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63282853416654" calcext:value-type="float">
            <text:p>0,0163282853</text:p>
          </table:table-cell>
          <table:table-cell table:style-name="ce1" office:value-type="float" office:value="-0.0166995633118071" calcext:value-type="float">
            <text:p>-0,0166995633</text:p>
          </table:table-cell>
          <table:table-cell table:style-name="ce1" office:value-type="float" office:value="0.0254473147429921" calcext:value-type="float">
            <text:p>0,0254473147</text:p>
          </table:table-cell>
          <table:table-cell table:style-name="ce1" office:value-type="float" office:value="0.563496351242065" calcext:value-type="float">
            <text:p>0,5634963512</text:p>
          </table:table-cell>
          <table:table-cell table:style-name="ce1" office:value-type="float" office:value="0.563501834869385" calcext:value-type="float">
            <text:p>0,5635018349</text:p>
          </table:table-cell>
          <table:table-cell table:style-name="ce1" office:value-type="float" office:value="0.563502311706543" calcext:value-type="float">
            <text:p>0,5635023117</text:p>
          </table:table-cell>
          <table:table-cell table:style-name="ce1" office:value-type="float" office:value="-0.199827402830124" calcext:value-type="float">
            <text:p>-0,1998274028</text:p>
          </table:table-cell>
          <table:table-cell table:style-name="ce1" office:value-type="float" office:value="4.07428073883057" calcext:value-type="float">
            <text:p>4,0742807388</text:p>
          </table:table-cell>
          <table:table-cell table:style-name="ce1" office:value-type="float" office:value="-0.998801946640015" calcext:value-type="float">
            <text:p>-0,9988019466</text:p>
          </table:table-cell>
        </table:table-row>
        <table:table-row table:style-name="ro1">
          <table:table-cell table:style-name="ce1" office:value-type="string" calcext:value-type="string">
            <text:p>2.4321234226226807</text:p>
          </table:table-cell>
          <table:table-cell table:style-name="ce1" office:value-type="string" calcext:value-type="string">
            <text:p>0.013866424560546875</text:p>
          </table:table-cell>
          <table:table-cell table:style-name="ce1" office:value-type="string" calcext:value-type="string">
            <text:p>72.92629265785217</text:p>
          </table:table-cell>
          <table:table-cell table:style-name="ce1" office:value-type="float" office:value="-0.0367224147165321" calcext:value-type="float">
            <text:p>-0,0367224147</text:p>
          </table:table-cell>
          <table:table-cell table:style-name="ce1" office:value-type="float" office:value="0.00368703212402186" calcext:value-type="float">
            <text:p>0,0036870321</text:p>
          </table:table-cell>
          <table:table-cell table:style-name="ce1" office:value-type="float" office:value="0.433477411667506" calcext:value-type="float">
            <text:p>0,4334774117</text:p>
          </table:table-cell>
          <table:table-cell table:style-name="ce1" office:value-type="float" office:value="-0.00119658717711257" calcext:value-type="float">
            <text:p>-0,0011965872</text:p>
          </table:table-cell>
          <table:table-cell table:number-columns-repeated="2" table:style-name="ce1" office:value-type="float" office:value="0.0179673110917162" calcext:value-type="float">
            <text:p>0,0179673111</text:p>
          </table:table-cell>
          <table:table-cell table:style-name="ce1" office:value-type="float" office:value="-0.204009711742401" calcext:value-type="float">
            <text:p>-0,2040097117</text:p>
          </table:table-cell>
          <table:table-cell table:style-name="ce1" office:value-type="float" office:value="4.07988262176514" calcext:value-type="float">
            <text:p>4,0798826218</text:p>
          </table:table-cell>
          <table:table-cell table:style-name="ce1" office:value-type="float" office:value="-0.984851121902466" calcext:value-type="float">
            <text:p>-0,9848511219</text:p>
          </table:table-cell>
          <table:table-cell table:style-name="ce1" office:value-type="string" calcext:value-type="string">
            <text:p>-0.001196587177112568</text:p>
          </table:table-cell>
          <table:table-cell table:style-name="ce1" office:value-type="string" calcext:value-type="string">
            <text:p>0.017967311091716242</text:p>
          </table:table-cell>
          <table:table-cell table:style-name="ce1" office:value-type="string" calcext:value-type="string">
            <text:p>-0.05249012538053645</text:p>
          </table:table-cell>
          <table:table-cell table:style-name="ce1" office:value-type="float" office:value="0.0104446521475135" calcext:value-type="float">
            <text:p>0,0104446521</text:p>
          </table:table-cell>
          <table:table-cell table:style-name="ce1" office:value-type="float" office:value="-0.000364824049433486" calcext:value-type="float">
            <text:p>-0,000364824</text:p>
          </table:table-cell>
          <table:table-cell table:style-name="ce1" office:value-type="float" office:value="-0.00708557133498015" calcext:value-type="float">
            <text:p>-0,0070855713</text:p>
          </table:table-cell>
          <table:table-cell table:style-name="ce1" office:value-type="float" office:value="-0.0895154024057582" calcext:value-type="float">
            <text:p>-0,0895154024</text:p>
          </table:table-cell>
          <table:table-cell table:style-name="ce1" office:value-type="float" office:value="0.139808290292442" calcext:value-type="float">
            <text:p>0,139808290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904775510512822" calcext:value-type="float">
            <text:p>0,0090477551</text:p>
          </table:table-cell>
          <table:table-cell table:style-name="ce1" office:value-type="float" office:value="-0.0110608989455099" calcext:value-type="float">
            <text:p>-0,0110608989</text:p>
          </table:table-cell>
          <table:table-cell table:style-name="ce1" office:value-type="float" office:value="0.023817838177748" calcext:value-type="float">
            <text:p>0,0238178382</text:p>
          </table:table-cell>
          <table:table-cell table:number-columns-repeated="2" table:style-name="ce1" office:value-type="float" office:value="0.564293384552002" calcext:value-type="float">
            <text:p>0,5642933846</text:p>
          </table:table-cell>
          <table:table-cell table:style-name="ce1" office:value-type="float" office:value="0.564292669296265" calcext:value-type="float">
            <text:p>0,5642926693</text:p>
          </table:table-cell>
          <table:table-cell table:style-name="ce1" office:value-type="float" office:value="-0.204009711742401" calcext:value-type="float">
            <text:p>-0,2040097117</text:p>
          </table:table-cell>
          <table:table-cell table:style-name="ce1" office:value-type="float" office:value="4.07988262176514" calcext:value-type="float">
            <text:p>4,0798826218</text:p>
          </table:table-cell>
          <table:table-cell table:style-name="ce1" office:value-type="float" office:value="-0.984851121902466" calcext:value-type="float">
            <text:p>-0,9848511219</text:p>
          </table:table-cell>
        </table:table-row>
        <table:table-row table:style-name="ro1">
          <table:table-cell table:style-name="ce1" office:value-type="string" calcext:value-type="string">
            <text:p>2.445091485977173</text:p>
          </table:table-cell>
          <table:table-cell table:style-name="ce1" office:value-type="string" calcext:value-type="string">
            <text:p>0.012968063354492188</text:p>
          </table:table-cell>
          <table:table-cell table:style-name="ce1" office:value-type="string" calcext:value-type="string">
            <text:p>73.42771625518799</text:p>
          </table:table-cell>
          <table:table-cell table:style-name="ce1" office:value-type="float" office:value="-0.0403885994606686" calcext:value-type="float">
            <text:p>-0,0403885995</text:p>
          </table:table-cell>
          <table:table-cell table:style-name="ce1" office:value-type="float" office:value="0.0108031468619707" calcext:value-type="float">
            <text:p>0,0108031469</text:p>
          </table:table-cell>
          <table:table-cell table:style-name="ce1" office:value-type="float" office:value="0.418633154144994" calcext:value-type="float">
            <text:p>0,4186331541</text:p>
          </table:table-cell>
          <table:table-cell table:style-name="ce1" office:value-type="float" office:value="0.001603531341856" calcext:value-type="float">
            <text:p>0,0016035313</text:p>
          </table:table-cell>
          <table:table-cell table:number-columns-repeated="2" table:style-name="ce1" office:value-type="float" office:value="0.0172769631989092" calcext:value-type="float">
            <text:p>0,0172769632</text:p>
          </table:table-cell>
          <table:table-cell table:style-name="ce1" office:value-type="float" office:value="-0.204009711742401" calcext:value-type="float">
            <text:p>-0,2040097117</text:p>
          </table:table-cell>
          <table:table-cell table:style-name="ce1" office:value-type="float" office:value="4.07988262176514" calcext:value-type="float">
            <text:p>4,0798826218</text:p>
          </table:table-cell>
          <table:table-cell table:style-name="ce1" office:value-type="float" office:value="-0.984851121902466" calcext:value-type="float">
            <text:p>-0,9848511219</text:p>
          </table:table-cell>
          <table:table-cell table:style-name="ce1" office:value-type="string" calcext:value-type="string">
            <text:p>0.0016035313418559952</text:p>
          </table:table-cell>
          <table:table-cell table:style-name="ce1" office:value-type="string" calcext:value-type="string">
            <text:p>0.017276963198909194</text:p>
          </table:table-cell>
          <table:table-cell table:style-name="ce1" office:value-type="string" calcext:value-type="string">
            <text:p>-0.05280199516945199</text:p>
          </table:table-cell>
          <table:table-cell table:style-name="ce1" office:value-type="float" office:value="0.0110167244149596" calcext:value-type="float">
            <text:p>0,0110167244</text:p>
          </table:table-cell>
          <table:table-cell table:style-name="ce1" office:value-type="float" office:value="-0.00110610963720656" calcext:value-type="float">
            <text:p>-0,0011061096</text:p>
          </table:table-cell>
          <table:table-cell table:style-name="ce1" office:value-type="float" office:value="-0.00694082540671031" calcext:value-type="float">
            <text:p>-0,0069408254</text:p>
          </table:table-cell>
          <table:table-cell table:style-name="ce1" office:value-type="float" office:value="-0.0711081684041766" calcext:value-type="float">
            <text:p>-0,0711081684</text:p>
          </table:table-cell>
          <table:table-cell table:style-name="ce1" office:value-type="float" office:value="0.137960146874593" calcext:value-type="float">
            <text:p>0,137960146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380427880531065" calcext:value-type="float">
            <text:p>0,0038042788</text:p>
          </table:table-cell>
          <table:table-cell table:style-name="ce1" office:value-type="float" office:value="-0.00492953044804794" calcext:value-type="float">
            <text:p>-0,0049295304</text:p>
          </table:table-cell>
          <table:table-cell table:style-name="ce1" office:value-type="float" office:value="0.00555320949033261" calcext:value-type="float">
            <text:p>0,0055532095</text:p>
          </table:table-cell>
          <table:table-cell table:style-name="ce1" office:value-type="float" office:value="0.501253366470337" calcext:value-type="float">
            <text:p>0,5012533665</text:p>
          </table:table-cell>
          <table:table-cell table:style-name="ce1" office:value-type="float" office:value="0.501255035400391" calcext:value-type="float">
            <text:p>0,5012550354</text:p>
          </table:table-cell>
          <table:table-cell table:style-name="ce1" office:value-type="float" office:value="0.50125527381897" calcext:value-type="float">
            <text:p>0,5012552738</text:p>
          </table:table-cell>
          <table:table-cell table:style-name="ce1" office:value-type="float" office:value="-0.204009711742401" calcext:value-type="float">
            <text:p>-0,2040097117</text:p>
          </table:table-cell>
          <table:table-cell table:style-name="ce1" office:value-type="float" office:value="4.07988262176514" calcext:value-type="float">
            <text:p>4,0798826218</text:p>
          </table:table-cell>
          <table:table-cell table:style-name="ce1" office:value-type="float" office:value="-0.984851121902466" calcext:value-type="float">
            <text:p>-0,9848511219</text:p>
          </table:table-cell>
        </table:table-row>
        <table:table-row table:style-name="ro1">
          <table:table-cell table:style-name="ce1" office:value-type="string" calcext:value-type="string">
            <text:p>2.4615306854248047</text:p>
          </table:table-cell>
          <table:table-cell table:style-name="ce1" office:value-type="string" calcext:value-type="string">
            <text:p>0.016439199447631836</text:p>
          </table:table-cell>
          <table:table-cell table:style-name="ce1" office:value-type="string" calcext:value-type="string">
            <text:p>74.05765390396118</text:p>
          </table:table-cell>
          <table:table-cell table:style-name="ce1" office:value-type="float" office:value="-0.041177854094982" calcext:value-type="float">
            <text:p>-0,0411778541</text:p>
          </table:table-cell>
          <table:table-cell table:style-name="ce1" office:value-type="float" office:value="0.0139118468864637" calcext:value-type="float">
            <text:p>0,0139118469</text:p>
          </table:table-cell>
          <table:table-cell table:style-name="ce1" office:value-type="float" office:value="0.412108714197889" calcext:value-type="float">
            <text:p>0,4121087142</text:p>
          </table:table-cell>
          <table:table-cell table:style-name="ce1" office:value-type="float" office:value="0.00623822361113482" calcext:value-type="float">
            <text:p>0,0062382236</text:p>
          </table:table-cell>
          <table:table-cell table:number-columns-repeated="2" table:style-name="ce1" office:value-type="float" office:value="0.0139112712977156" calcext:value-type="float">
            <text:p>0,0139112713</text:p>
          </table:table-cell>
          <table:table-cell table:style-name="ce1" office:value-type="float" office:value="-0.204942435026169" calcext:value-type="float">
            <text:p>-0,204942435</text:p>
          </table:table-cell>
          <table:table-cell table:style-name="ce1" office:value-type="float" office:value="4.08892822265625" calcext:value-type="float">
            <text:p>4,0889282227</text:p>
          </table:table-cell>
          <table:table-cell table:style-name="ce1" office:value-type="float" office:value="-0.95794814825058" calcext:value-type="float">
            <text:p>-0,9579481483</text:p>
          </table:table-cell>
          <table:table-cell table:style-name="ce1" office:value-type="string" calcext:value-type="string">
            <text:p>0.006238223611134823</text:p>
          </table:table-cell>
          <table:table-cell table:style-name="ce1" office:value-type="string" calcext:value-type="string">
            <text:p>0.013911271297715553</text:p>
          </table:table-cell>
          <table:table-cell table:style-name="ce1" office:value-type="string" calcext:value-type="string">
            <text:p>-0.051580061278503314</text:p>
          </table:table-cell>
          <table:table-cell table:style-name="ce1" office:value-type="float" office:value="0.0121165798382006" calcext:value-type="float">
            <text:p>0,0121165798</text:p>
          </table:table-cell>
          <table:table-cell table:style-name="ce1" office:value-type="float" office:value="-0.00324094405859122" calcext:value-type="float">
            <text:p>-0,0032409441</text:p>
          </table:table-cell>
          <table:table-cell table:style-name="ce1" office:value-type="float" office:value="-0.00616892401553966" calcext:value-type="float">
            <text:p>-0,006168924</text:p>
          </table:table-cell>
          <table:table-cell table:style-name="ce1" office:value-type="float" office:value="-0.0456548818858437" calcext:value-type="float">
            <text:p>-0,0456548819</text:p>
          </table:table-cell>
          <table:table-cell table:style-name="ce1" office:value-type="float" office:value="0.1311519068275" calcext:value-type="float">
            <text:p>0,131151906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81740464332939" calcext:value-type="float">
            <text:p>0,0058174046</text:p>
          </table:table-cell>
          <table:table-cell table:style-name="ce1" office:value-type="float" office:value="-0.0112916748041976" calcext:value-type="float">
            <text:p>-0,0112916748</text:p>
          </table:table-cell>
          <table:table-cell table:style-name="ce1" office:value-type="float" office:value="0.023554509481454" calcext:value-type="float">
            <text:p>0,0235545095</text:p>
          </table:table-cell>
          <table:table-cell table:style-name="ce1" office:value-type="float" office:value="0.630209684371948" calcext:value-type="float">
            <text:p>0,6302096844</text:p>
          </table:table-cell>
          <table:table-cell table:style-name="ce1" office:value-type="float" office:value="0.630208969116211" calcext:value-type="float">
            <text:p>0,6302089691</text:p>
          </table:table-cell>
          <table:table-cell table:style-name="ce1" office:value-type="float" office:value="0.630208730697632" calcext:value-type="float">
            <text:p>0,6302087307</text:p>
          </table:table-cell>
          <table:table-cell table:style-name="ce1" office:value-type="float" office:value="-0.204942435026169" calcext:value-type="float">
            <text:p>-0,204942435</text:p>
          </table:table-cell>
          <table:table-cell table:style-name="ce1" office:value-type="float" office:value="4.08892822265625" calcext:value-type="float">
            <text:p>4,0889282227</text:p>
          </table:table-cell>
          <table:table-cell table:style-name="ce1" office:value-type="float" office:value="-0.95794814825058" calcext:value-type="float">
            <text:p>-0,9579481483</text:p>
          </table:table-cell>
        </table:table-row>
        <table:table-row table:style-name="ro1">
          <table:table-cell table:style-name="ce1" office:value-type="string" calcext:value-type="string">
            <text:p>2.4746334552764893</text:p>
          </table:table-cell>
          <table:table-cell table:style-name="ce1" office:value-type="string" calcext:value-type="string">
            <text:p>0.01310276985168457</text:p>
          </table:table-cell>
          <table:table-cell table:style-name="ce1" office:value-type="string" calcext:value-type="string">
            <text:p>74.64121890068054</text:p>
          </table:table-cell>
          <table:table-cell table:style-name="ce1" office:value-type="float" office:value="-0.0404822493904776" calcext:value-type="float">
            <text:p>-0,0404822494</text:p>
          </table:table-cell>
          <table:table-cell table:style-name="ce1" office:value-type="float" office:value="0.0213641538744631" calcext:value-type="float">
            <text:p>0,0213641539</text:p>
          </table:table-cell>
          <table:table-cell table:style-name="ce1" office:value-type="float" office:value="0.390118791733259" calcext:value-type="float">
            <text:p>0,3901187917</text:p>
          </table:table-cell>
          <table:table-cell table:style-name="ce1" office:value-type="float" office:value="0.00949906765070966" calcext:value-type="float">
            <text:p>0,0094990677</text:p>
          </table:table-cell>
          <table:table-cell table:number-columns-repeated="2" table:style-name="ce1" office:value-type="float" office:value="0.0121752398285712" calcext:value-type="float">
            <text:p>0,0121752398</text:p>
          </table:table-cell>
          <table:table-cell table:style-name="ce1" office:value-type="float" office:value="-0.202879682183266" calcext:value-type="float">
            <text:p>-0,2028796822</text:p>
          </table:table-cell>
          <table:table-cell table:style-name="ce1" office:value-type="float" office:value="4.09257316589356" calcext:value-type="float">
            <text:p>4,0925731659</text:p>
          </table:table-cell>
          <table:table-cell table:style-name="ce1" office:value-type="float" office:value="-0.945223331451416" calcext:value-type="float">
            <text:p>-0,9452233315</text:p>
          </table:table-cell>
          <table:table-cell table:style-name="ce1" office:value-type="string" calcext:value-type="string">
            <text:p>0.009499067650709658</text:p>
          </table:table-cell>
          <table:table-cell table:style-name="ce1" office:value-type="string" calcext:value-type="string">
            <text:p>0.01217523982857121</text:p>
          </table:table-cell>
          <table:table-cell table:style-name="ce1" office:value-type="string" calcext:value-type="string">
            <text:p>-0.05155004304500028</text:p>
          </table:table-cell>
          <table:table-cell table:style-name="ce1" office:value-type="float" office:value="0.0123533562284946" calcext:value-type="float">
            <text:p>0,0123533562</text:p>
          </table:table-cell>
          <table:table-cell table:style-name="ce1" office:value-type="float" office:value="-0.00417355406593911" calcext:value-type="float">
            <text:p>-0,0041735541</text:p>
          </table:table-cell>
          <table:table-cell table:style-name="ce1" office:value-type="float" office:value="-0.00582965313829022" calcext:value-type="float">
            <text:p>-0,0058296531</text:p>
          </table:table-cell>
          <table:table-cell table:style-name="ce1" office:value-type="float" office:value="-0.0216339597562218" calcext:value-type="float">
            <text:p>-0,0216339598</text:p>
          </table:table-cell>
          <table:table-cell table:style-name="ce1" office:value-type="float" office:value="0.123036421786488" calcext:value-type="float">
            <text:p>0,123036421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35297937357155" calcext:value-type="float">
            <text:p>0,0013529794</text:p>
          </table:table-cell>
          <table:table-cell table:style-name="ce1" office:value-type="float" office:value="-0.00532904176868534" calcext:value-type="float">
            <text:p>-0,0053290418</text:p>
          </table:table-cell>
          <table:table-cell table:style-name="ce1" office:value-type="float" office:value="0.0111844037315975" calcext:value-type="float">
            <text:p>0,0111844037</text:p>
          </table:table-cell>
          <table:table-cell table:style-name="ce1" office:value-type="float" office:value="0.583345651626587" calcext:value-type="float">
            <text:p>0,5833456516</text:p>
          </table:table-cell>
          <table:table-cell table:style-name="ce1" office:value-type="float" office:value="0.583350658416748" calcext:value-type="float">
            <text:p>0,5833506584</text:p>
          </table:table-cell>
          <table:table-cell table:style-name="ce1" office:value-type="float" office:value="0.583351612091064" calcext:value-type="float">
            <text:p>0,5833516121</text:p>
          </table:table-cell>
          <table:table-cell table:style-name="ce1" office:value-type="float" office:value="-0.202879682183266" calcext:value-type="float">
            <text:p>-0,2028796822</text:p>
          </table:table-cell>
          <table:table-cell table:style-name="ce1" office:value-type="float" office:value="4.09257316589356" calcext:value-type="float">
            <text:p>4,0925731659</text:p>
          </table:table-cell>
          <table:table-cell table:style-name="ce1" office:value-type="float" office:value="-0.945223331451416" calcext:value-type="float">
            <text:p>-0,9452233315</text:p>
          </table:table-cell>
        </table:table-row>
        <table:table-row table:style-name="ro1">
          <table:table-cell table:style-name="ce1" office:value-type="string" calcext:value-type="string">
            <text:p>2.4884257316589355</text:p>
          </table:table-cell>
          <table:table-cell table:style-name="ce1" office:value-type="string" calcext:value-type="string">
            <text:p>0.013792276382446289</text:p>
          </table:table-cell>
          <table:table-cell table:style-name="ce1" office:value-type="string" calcext:value-type="string">
            <text:p>75.1716206073761</text:p>
          </table:table-cell>
          <table:table-cell table:style-name="ce1" office:value-type="float" office:value="-0.0391186668916985" calcext:value-type="float">
            <text:p>-0,0391186669</text:p>
          </table:table-cell>
          <table:table-cell table:style-name="ce1" office:value-type="float" office:value="0.0246961011866073" calcext:value-type="float">
            <text:p>0,0246961012</text:p>
          </table:table-cell>
          <table:table-cell table:style-name="ce1" office:value-type="float" office:value="0.382355049436475" calcext:value-type="float">
            <text:p>0,3823550494</text:p>
          </table:table-cell>
          <table:table-cell table:style-name="ce1" office:value-type="float" office:value="0.0120596487376486" calcext:value-type="float">
            <text:p>0,0120596487</text:p>
          </table:table-cell>
          <table:table-cell table:number-columns-repeated="2" table:style-name="ce1" office:value-type="float" office:value="0.00798212416349503" calcext:value-type="float">
            <text:p>0,0079821242</text:p>
          </table:table-cell>
          <table:table-cell table:style-name="ce1" office:value-type="float" office:value="-0.199293866753578" calcext:value-type="float">
            <text:p>-0,1992938668</text:p>
          </table:table-cell>
          <table:table-cell table:style-name="ce1" office:value-type="float" office:value="4.09628820419312" calcext:value-type="float">
            <text:p>4,0962882042</text:p>
          </table:table-cell>
          <table:table-cell table:style-name="ce1" office:value-type="float" office:value="-0.930892705917358" calcext:value-type="float">
            <text:p>-0,9308927059</text:p>
          </table:table-cell>
          <table:table-cell table:style-name="ce1" office:value-type="string" calcext:value-type="string">
            <text:p>0.012059648737648582</text:p>
          </table:table-cell>
          <table:table-cell table:style-name="ce1" office:value-type="string" calcext:value-type="string">
            <text:p>0.007982124163495034</text:p>
          </table:table-cell>
          <table:table-cell table:style-name="ce1" office:value-type="string" calcext:value-type="string">
            <text:p>-0.04965009346879271</text:p>
          </table:table-cell>
          <table:table-cell table:style-name="ce1" office:value-type="float" office:value="0.0121446748171433" calcext:value-type="float">
            <text:p>0,0121446748</text:p>
          </table:table-cell>
          <table:table-cell table:style-name="ce1" office:value-type="float" office:value="-0.00640924616233894" calcext:value-type="float">
            <text:p>-0,0064092462</text:p>
          </table:table-cell>
          <table:table-cell table:style-name="ce1" office:value-type="float" office:value="-0.00468617717012947" calcext:value-type="float">
            <text:p>-0,0046861772</text:p>
          </table:table-cell>
          <table:table-cell table:style-name="ce1" office:value-type="float" office:value="-0.000153988491799036" calcext:value-type="float">
            <text:p>-0,0001539885</text:p>
          </table:table-cell>
          <table:table-cell table:style-name="ce1" office:value-type="float" office:value="0.11170055947595" calcext:value-type="float">
            <text:p>0,111700559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31097210411902" calcext:value-type="float">
            <text:p>-0,0013109721</text:p>
          </table:table-cell>
          <table:table-cell table:style-name="ce1" office:value-type="float" office:value="-0.0140450041514128" calcext:value-type="float">
            <text:p>-0,0140450042</text:p>
          </table:table-cell>
          <table:table-cell table:style-name="ce1" office:value-type="float" office:value="0.0414433480534703" calcext:value-type="float">
            <text:p>0,0414433481</text:p>
          </table:table-cell>
          <table:table-cell table:style-name="ce1" office:value-type="float" office:value="0.530602216720581" calcext:value-type="float">
            <text:p>0,5306022167</text:p>
          </table:table-cell>
          <table:table-cell table:number-columns-repeated="2" table:style-name="ce1" office:value-type="float" office:value="0.530601978302002" calcext:value-type="float">
            <text:p>0,5306019783</text:p>
          </table:table-cell>
          <table:table-cell table:style-name="ce1" office:value-type="float" office:value="-0.199293866753578" calcext:value-type="float">
            <text:p>-0,1992938668</text:p>
          </table:table-cell>
          <table:table-cell table:style-name="ce1" office:value-type="float" office:value="4.09628820419312" calcext:value-type="float">
            <text:p>4,0962882042</text:p>
          </table:table-cell>
          <table:table-cell table:style-name="ce1" office:value-type="float" office:value="-0.930892705917358" calcext:value-type="float">
            <text:p>-0,9308927059</text:p>
          </table:table-cell>
        </table:table-row>
        <table:table-row table:style-name="ro1">
          <table:table-cell table:style-name="ce1" office:value-type="string" calcext:value-type="string">
            <text:p>2.502187490463257</text:p>
          </table:table-cell>
          <table:table-cell table:style-name="ce1" office:value-type="string" calcext:value-type="string">
            <text:p>0.013761758804321289</text:p>
          </table:table-cell>
          <table:table-cell table:style-name="ce1" office:value-type="string" calcext:value-type="string">
            <text:p>75.7028546333313</text:p>
          </table:table-cell>
          <table:table-cell table:style-name="ce1" office:value-type="float" office:value="-0.0363918128344345" calcext:value-type="float">
            <text:p>-0,0363918128</text:p>
          </table:table-cell>
          <table:table-cell table:style-name="ce1" office:value-type="float" office:value="0.0283127053587605" calcext:value-type="float">
            <text:p>0,0283127054</text:p>
          </table:table-cell>
          <table:table-cell table:style-name="ce1" office:value-type="float" office:value="0.370401276482476" calcext:value-type="float">
            <text:p>0,3704012765</text:p>
          </table:table-cell>
          <table:table-cell table:style-name="ce1" office:value-type="float" office:value="0.0143934964281279" calcext:value-type="float">
            <text:p>0,0143934964</text:p>
          </table:table-cell>
          <table:table-cell table:number-columns-repeated="2" table:style-name="ce1" office:value-type="float" office:value="0.00559279967044331" calcext:value-type="float">
            <text:p>0,0055927997</text:p>
          </table:table-cell>
          <table:table-cell table:style-name="ce1" office:value-type="float" office:value="-0.195598855614662" calcext:value-type="float">
            <text:p>-0,1955988556</text:p>
          </table:table-cell>
          <table:table-cell table:style-name="ce1" office:value-type="float" office:value="4.0992431640625" calcext:value-type="float">
            <text:p>4,0992431641</text:p>
          </table:table-cell>
          <table:table-cell table:style-name="ce1" office:value-type="float" office:value="-0.918754398822784" calcext:value-type="float">
            <text:p>-0,9187543988</text:p>
          </table:table-cell>
          <table:table-cell table:style-name="ce1" office:value-type="string" calcext:value-type="string">
            <text:p>0.014393496428127938</text:p>
          </table:table-cell>
          <table:table-cell table:style-name="ce1" office:value-type="string" calcext:value-type="string">
            <text:p>0.00559279967044331</text:p>
          </table:table-cell>
          <table:table-cell table:style-name="ce1" office:value-type="string" calcext:value-type="string">
            <text:p>-0.04991697368559234</text:p>
          </table:table-cell>
          <table:table-cell table:style-name="ce1" office:value-type="float" office:value="0.0117356000675095" calcext:value-type="float">
            <text:p>0,0117356001</text:p>
          </table:table-cell>
          <table:table-cell table:style-name="ce1" office:value-type="float" office:value="-0.00740883035598219" calcext:value-type="float">
            <text:p>-0,0074088304</text:p>
          </table:table-cell>
          <table:table-cell table:style-name="ce1" office:value-type="float" office:value="-0.0042824625706967" calcext:value-type="float">
            <text:p>-0,0042824626</text:p>
          </table:table-cell>
          <table:table-cell table:style-name="ce1" office:value-type="float" office:value="0.0206200995087931" calcext:value-type="float">
            <text:p>0,0206200995</text:p>
          </table:table-cell>
          <table:table-cell table:style-name="ce1" office:value-type="float" office:value="0.0985856957604127" calcext:value-type="float">
            <text:p>0,098585695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56769536874833" calcext:value-type="float">
            <text:p>-0,0025676954</text:p>
          </table:table-cell>
          <table:table-cell table:style-name="ce1" office:value-type="float" office:value="-0.00627426329041254" calcext:value-type="float">
            <text:p>-0,0062742633</text:p>
          </table:table-cell>
          <table:table-cell table:style-name="ce1" office:value-type="float" office:value="0.0146195554041743" calcext:value-type="float">
            <text:p>0,0146195554</text:p>
          </table:table-cell>
          <table:table-cell table:style-name="ce1" office:value-type="float" office:value="0.531053066253662" calcext:value-type="float">
            <text:p>0,5310530663</text:p>
          </table:table-cell>
          <table:table-cell table:style-name="ce1" office:value-type="float" office:value="0.531049966812134" calcext:value-type="float">
            <text:p>0,5310499668</text:p>
          </table:table-cell>
          <table:table-cell table:style-name="ce1" office:value-type="float" office:value="0.531051874160767" calcext:value-type="float">
            <text:p>0,5310518742</text:p>
          </table:table-cell>
          <table:table-cell table:style-name="ce1" office:value-type="float" office:value="-0.195598855614662" calcext:value-type="float">
            <text:p>-0,1955988556</text:p>
          </table:table-cell>
          <table:table-cell table:style-name="ce1" office:value-type="float" office:value="4.0992431640625" calcext:value-type="float">
            <text:p>4,0992431641</text:p>
          </table:table-cell>
          <table:table-cell table:style-name="ce1" office:value-type="float" office:value="-0.918754398822784" calcext:value-type="float">
            <text:p>-0,9187543988</text:p>
          </table:table-cell>
        </table:table-row>
        <table:table-row table:style-name="ro1">
          <table:table-cell table:style-name="ce1" office:value-type="string" calcext:value-type="string">
            <text:p>2.515066385269165</text:p>
          </table:table-cell>
          <table:table-cell table:style-name="ce1" office:value-type="string" calcext:value-type="string">
            <text:p>0.012878894805908203</text:p>
          </table:table-cell>
          <table:table-cell table:style-name="ce1" office:value-type="string" calcext:value-type="string">
            <text:p>76.26587438583374</text:p>
          </table:table-cell>
          <table:table-cell table:style-name="ce1" office:value-type="float" office:value="-0.0327218801061979" calcext:value-type="float">
            <text:p>-0,0327218801</text:p>
          </table:table-cell>
          <table:table-cell table:style-name="ce1" office:value-type="float" office:value="0.0311396275941616" calcext:value-type="float">
            <text:p>0,0311396276</text:p>
          </table:table-cell>
          <table:table-cell table:style-name="ce1" office:value-type="float" office:value="0.356543488708543" calcext:value-type="float">
            <text:p>0,3565434887</text:p>
          </table:table-cell>
          <table:table-cell table:style-name="ce1" office:value-type="float" office:value="0.0162327600698281" calcext:value-type="float">
            <text:p>0,0162327601</text:p>
          </table:table-cell>
          <table:table-cell table:number-columns-repeated="2" table:style-name="ce1" office:value-type="float" office:value="0.00234684767551944" calcext:value-type="float">
            <text:p>0,0023468477</text:p>
          </table:table-cell>
          <table:table-cell table:style-name="ce1" office:value-type="float" office:value="-0.191703706979752" calcext:value-type="float">
            <text:p>-0,191703707</text:p>
          </table:table-cell>
          <table:table-cell table:style-name="ce1" office:value-type="float" office:value="4.10167264938355" calcext:value-type="float">
            <text:p>4,1016726494</text:p>
          </table:table-cell>
          <table:table-cell table:style-name="ce1" office:value-type="float" office:value="-0.906423330307007" calcext:value-type="float">
            <text:p>-0,9064233303</text:p>
          </table:table-cell>
          <table:table-cell table:style-name="ce1" office:value-type="string" calcext:value-type="string">
            <text:p>0.016232760069828052</text:p>
          </table:table-cell>
          <table:table-cell table:style-name="ce1" office:value-type="string" calcext:value-type="string">
            <text:p>0.002346847675519439</text:p>
          </table:table-cell>
          <table:table-cell table:style-name="ce1" office:value-type="string" calcext:value-type="string">
            <text:p>-0.04913055770421807</text:p>
          </table:table-cell>
          <table:table-cell table:style-name="ce1" office:value-type="float" office:value="0.0109175438503304" calcext:value-type="float">
            <text:p>0,0109175439</text:p>
          </table:table-cell>
          <table:table-cell table:style-name="ce1" office:value-type="float" office:value="-0.00849381160762816" calcext:value-type="float">
            <text:p>-0,0084938116</text:p>
          </table:table-cell>
          <table:table-cell table:style-name="ce1" office:value-type="float" office:value="-0.00366086637708876" calcext:value-type="float">
            <text:p>-0,0036608664</text:p>
          </table:table-cell>
          <table:table-cell table:style-name="ce1" office:value-type="float" office:value="0.0411282803173191" calcext:value-type="float">
            <text:p>0,0411282803</text:p>
          </table:table-cell>
          <table:table-cell table:style-name="ce1" office:value-type="float" office:value="0.0826305838059871" calcext:value-type="float">
            <text:p>0,082630583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83880863959968" calcext:value-type="float">
            <text:p>-0,0048388086</text:p>
          </table:table-cell>
          <table:table-cell table:style-name="ce1" office:value-type="float" office:value="-0.00641774552368694" calcext:value-type="float">
            <text:p>-0,0064177455</text:p>
          </table:table-cell>
          <table:table-cell table:style-name="ce1" office:value-type="float" office:value="0.0212123469148277" calcext:value-type="float">
            <text:p>0,0212123469</text:p>
          </table:table-cell>
          <table:table-cell table:style-name="ce1" office:value-type="float" office:value="0.563538312911987" calcext:value-type="float">
            <text:p>0,5635383129</text:p>
          </table:table-cell>
          <table:table-cell table:style-name="ce1" office:value-type="float" office:value="0.563531875610352" calcext:value-type="float">
            <text:p>0,5635318756</text:p>
          </table:table-cell>
          <table:table-cell table:style-name="ce1" office:value-type="float" office:value="0.563529014587402" calcext:value-type="float">
            <text:p>0,5635290146</text:p>
          </table:table-cell>
          <table:table-cell table:style-name="ce1" office:value-type="float" office:value="-0.191703706979752" calcext:value-type="float">
            <text:p>-0,191703707</text:p>
          </table:table-cell>
          <table:table-cell table:style-name="ce1" office:value-type="float" office:value="4.10167264938355" calcext:value-type="float">
            <text:p>4,1016726494</text:p>
          </table:table-cell>
          <table:table-cell table:style-name="ce1" office:value-type="float" office:value="-0.906423330307007" calcext:value-type="float">
            <text:p>-0,9064233303</text:p>
          </table:table-cell>
        </table:table-row>
        <table:table-row table:style-name="ro1">
          <table:table-cell table:style-name="ce1" office:value-type="string" calcext:value-type="string">
            <text:p>2.52844500541687</text:p>
          </table:table-cell>
          <table:table-cell table:style-name="ce1" office:value-type="string" calcext:value-type="string">
            <text:p>0.013378620147705078</text:p>
          </table:table-cell>
          <table:table-cell table:style-name="ce1" office:value-type="string" calcext:value-type="string">
            <text:p>76.79151916503906</text:p>
          </table:table-cell>
          <table:table-cell table:style-name="ce1" office:value-type="float" office:value="-0.025775362141028" calcext:value-type="float">
            <text:p>-0,0257753621</text:p>
          </table:table-cell>
          <table:table-cell table:style-name="ce1" office:value-type="float" office:value="0.0350842010143592" calcext:value-type="float">
            <text:p>0,035084201</text:p>
          </table:table-cell>
          <table:table-cell table:style-name="ce1" office:value-type="float" office:value="0.339251317359783" calcext:value-type="float">
            <text:p>0,3392513174</text:p>
          </table:table-cell>
          <table:table-cell table:style-name="ce1" office:value-type="float" office:value="0.0173455898723918" calcext:value-type="float">
            <text:p>0,0173455899</text:p>
          </table:table-cell>
          <table:table-cell table:number-columns-repeated="2" table:style-name="ce1" office:value-type="float" office:value="-0.000657729364014034" calcext:value-type="float">
            <text:p>-0,0006577294</text:p>
          </table:table-cell>
          <table:table-cell table:style-name="ce1" office:value-type="float" office:value="-0.187994450330734" calcext:value-type="float">
            <text:p>-0,1879944503</text:p>
          </table:table-cell>
          <table:table-cell table:style-name="ce1" office:value-type="float" office:value="4.10314321517944" calcext:value-type="float">
            <text:p>4,1031432152</text:p>
          </table:table-cell>
          <table:table-cell table:style-name="ce1" office:value-type="float" office:value="-0.894327342510223" calcext:value-type="float">
            <text:p>-0,8943273425</text:p>
          </table:table-cell>
          <table:table-cell table:style-name="ce1" office:value-type="string" calcext:value-type="string">
            <text:p>0.017345589872391785</text:p>
          </table:table-cell>
          <table:table-cell table:style-name="ce1" office:value-type="string" calcext:value-type="string">
            <text:p>-0.0006577293640140343</text:p>
          </table:table-cell>
          <table:table-cell table:style-name="ce1" office:value-type="string" calcext:value-type="string">
            <text:p>-0.04828040373518175</text:p>
          </table:table-cell>
          <table:table-cell table:style-name="ce1" office:value-type="float" office:value="0.00981656403185938" calcext:value-type="float">
            <text:p>0,009816564</text:p>
          </table:table-cell>
          <table:table-cell table:style-name="ce1" office:value-type="float" office:value="-0.00934188827824848" calcext:value-type="float">
            <text:p>-0,0093418883</text:p>
          </table:table-cell>
          <table:table-cell table:style-name="ce1" office:value-type="float" office:value="-0.00294026141284425" calcext:value-type="float">
            <text:p>-0,0029402614</text:p>
          </table:table-cell>
          <table:table-cell table:style-name="ce1" office:value-type="float" office:value="0.0583077307824201" calcext:value-type="float">
            <text:p>0,0583077308</text:p>
          </table:table-cell>
          <table:table-cell table:style-name="ce1" office:value-type="float" office:value="0.0662814151345173" calcext:value-type="float">
            <text:p>0,066281415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699015949172062" calcext:value-type="float">
            <text:p>-0,0069901595</text:p>
          </table:table-cell>
          <table:table-cell table:style-name="ce1" office:value-type="float" office:value="-0.0053843291617426" calcext:value-type="float">
            <text:p>-0,0053843292</text:p>
          </table:table-cell>
          <table:table-cell table:style-name="ce1" office:value-type="float" office:value="0.0263943071064999" calcext:value-type="float">
            <text:p>0,0263943071</text:p>
          </table:table-cell>
          <table:table-cell table:style-name="ce1" office:value-type="float" office:value="0.525014162063599" calcext:value-type="float">
            <text:p>0,5250141621</text:p>
          </table:table-cell>
          <table:table-cell table:style-name="ce1" office:value-type="float" office:value="0.525027751922607" calcext:value-type="float">
            <text:p>0,5250277519</text:p>
          </table:table-cell>
          <table:table-cell table:style-name="ce1" office:value-type="float" office:value="0.525029420852661" calcext:value-type="float">
            <text:p>0,5250294209</text:p>
          </table:table-cell>
          <table:table-cell table:style-name="ce1" office:value-type="float" office:value="-0.187994450330734" calcext:value-type="float">
            <text:p>-0,1879944503</text:p>
          </table:table-cell>
          <table:table-cell table:style-name="ce1" office:value-type="float" office:value="4.10314321517944" calcext:value-type="float">
            <text:p>4,1031432152</text:p>
          </table:table-cell>
          <table:table-cell table:style-name="ce1" office:value-type="float" office:value="-0.894327342510223" calcext:value-type="float">
            <text:p>-0,8943273425</text:p>
          </table:table-cell>
        </table:table-row>
        <table:table-row table:style-name="ro1">
          <table:table-cell table:style-name="ce1" office:value-type="string" calcext:value-type="string">
            <text:p>2.543999195098877</text:p>
          </table:table-cell>
          <table:table-cell table:style-name="ce1" office:value-type="string" calcext:value-type="string">
            <text:p>0.015554189682006836</text:p>
          </table:table-cell>
          <table:table-cell table:style-name="ce1" office:value-type="string" calcext:value-type="string">
            <text:p>77.32043242454529</text:p>
          </table:table-cell>
          <table:table-cell table:style-name="ce1" office:value-type="float" office:value="-0.0247489327599329" calcext:value-type="float">
            <text:p>-0,0247489328</text:p>
          </table:table-cell>
          <table:table-cell table:style-name="ce1" office:value-type="float" office:value="0.0354094028366546" calcext:value-type="float">
            <text:p>0,0354094028</text:p>
          </table:table-cell>
          <table:table-cell table:style-name="ce1" office:value-type="float" office:value="0.33676963603055" calcext:value-type="float">
            <text:p>0,336769636</text:p>
          </table:table-cell>
          <table:table-cell table:style-name="ce1" office:value-type="float" office:value="0.0168012390201635" calcext:value-type="float">
            <text:p>0,016801239</text:p>
          </table:table-cell>
          <table:table-cell table:number-columns-repeated="2" table:style-name="ce1" office:value-type="float" office:value="-0.00444800557822056" calcext:value-type="float">
            <text:p>-0,0044480056</text:p>
          </table:table-cell>
          <table:table-cell table:style-name="ce1" office:value-type="float" office:value="-0.184359952807426" calcext:value-type="float">
            <text:p>-0,1843599528</text:p>
          </table:table-cell>
          <table:table-cell table:style-name="ce1" office:value-type="float" office:value="4.10377073287964" calcext:value-type="float">
            <text:p>4,1037707329</text:p>
          </table:table-cell>
          <table:table-cell table:style-name="ce1" office:value-type="float" office:value="-0.881742238998413" calcext:value-type="float">
            <text:p>-0,881742239</text:p>
          </table:table-cell>
          <table:table-cell table:style-name="ce1" office:value-type="string" calcext:value-type="string">
            <text:p>0.016801239020163495</text:p>
          </table:table-cell>
          <table:table-cell table:style-name="ce1" office:value-type="string" calcext:value-type="string">
            <text:p>-0.004448005578220561</text:p>
          </table:table-cell>
          <table:table-cell table:style-name="ce1" office:value-type="string" calcext:value-type="string">
            <text:p>-0.04722378821862839</text:p>
          </table:table-cell>
          <table:table-cell table:style-name="ce1" office:value-type="float" office:value="0.00773260864230839" calcext:value-type="float">
            <text:p>0,0077326086</text:p>
          </table:table-cell>
          <table:table-cell table:style-name="ce1" office:value-type="float" office:value="-0.0105252603043078" calcext:value-type="float">
            <text:p>-0,0105252603</text:p>
          </table:table-cell>
          <table:table-cell table:style-name="ce1" office:value-type="float" office:value="-0.00204106850270872" calcext:value-type="float">
            <text:p>-0,0020410685</text:p>
          </table:table-cell>
          <table:table-cell table:style-name="ce1" office:value-type="float" office:value="0.0719416817113707" calcext:value-type="float">
            <text:p>0,0719416817</text:p>
          </table:table-cell>
          <table:table-cell table:style-name="ce1" office:value-type="float" office:value="0.0477234187330024" calcext:value-type="float">
            <text:p>0,047723418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31325847587743" calcext:value-type="float">
            <text:p>-0,0131325848</text:p>
          </table:table-cell>
          <table:table-cell table:style-name="ce1" office:value-type="float" office:value="-0.007457281691186" calcext:value-type="float">
            <text:p>-0,0074572817</text:p>
          </table:table-cell>
          <table:table-cell table:style-name="ce1" office:value-type="float" office:value="0.0326912113632129" calcext:value-type="float">
            <text:p>0,0326912114</text:p>
          </table:table-cell>
          <table:table-cell table:style-name="ce1" office:value-type="float" office:value="0.528952836990356" calcext:value-type="float">
            <text:p>0,528952837</text:p>
          </table:table-cell>
          <table:table-cell table:style-name="ce1" office:value-type="float" office:value="0.528955936431885" calcext:value-type="float">
            <text:p>0,5289559364</text:p>
          </table:table-cell>
          <table:table-cell table:style-name="ce1" office:value-type="float" office:value="0.528954744338989" calcext:value-type="float">
            <text:p>0,5289547443</text:p>
          </table:table-cell>
          <table:table-cell table:style-name="ce1" office:value-type="float" office:value="-0.184359952807426" calcext:value-type="float">
            <text:p>-0,1843599528</text:p>
          </table:table-cell>
          <table:table-cell table:style-name="ce1" office:value-type="float" office:value="4.10377073287964" calcext:value-type="float">
            <text:p>4,1037707329</text:p>
          </table:table-cell>
          <table:table-cell table:style-name="ce1" office:value-type="float" office:value="-0.881742238998413" calcext:value-type="float">
            <text:p>-0,881742239</text:p>
          </table:table-cell>
        </table:table-row>
        <table:table-row table:style-name="ro1">
          <table:table-cell table:style-name="ce1" office:value-type="string" calcext:value-type="string">
            <text:p>2.562743902206421</text:p>
          </table:table-cell>
          <table:table-cell table:style-name="ce1" office:value-type="string" calcext:value-type="string">
            <text:p>0.018744707107543945</text:p>
          </table:table-cell>
          <table:table-cell table:style-name="ce1" office:value-type="string" calcext:value-type="string">
            <text:p>77.8595540523529</text:p>
          </table:table-cell>
          <table:table-cell table:style-name="ce1" office:value-type="float" office:value="-0.0193683605071266" calcext:value-type="float">
            <text:p>-0,0193683605</text:p>
          </table:table-cell>
          <table:table-cell table:style-name="ce1" office:value-type="float" office:value="0.0362640682163786" calcext:value-type="float">
            <text:p>0,0362640682</text:p>
          </table:table-cell>
          <table:table-cell table:style-name="ce1" office:value-type="float" office:value="0.324229739330433" calcext:value-type="float">
            <text:p>0,3242297393</text:p>
          </table:table-cell>
          <table:table-cell table:style-name="ce1" office:value-type="float" office:value="0.0188534776028876" calcext:value-type="float">
            <text:p>0,0188534776</text:p>
          </table:table-cell>
          <table:table-cell table:number-columns-repeated="2" table:style-name="ce1" office:value-type="float" office:value="-0.00679863814407022" calcext:value-type="float">
            <text:p>-0,0067986381</text:p>
          </table:table-cell>
          <table:table-cell table:style-name="ce1" office:value-type="float" office:value="-0.181023389101028" calcext:value-type="float">
            <text:p>-0,1810233891</text:p>
          </table:table-cell>
          <table:table-cell table:style-name="ce1" office:value-type="float" office:value="4.10343170166016" calcext:value-type="float">
            <text:p>4,1034317017</text:p>
          </table:table-cell>
          <table:table-cell table:style-name="ce1" office:value-type="float" office:value="-0.868070662021637" calcext:value-type="float">
            <text:p>-0,868070662</text:p>
          </table:table-cell>
          <table:table-cell table:style-name="ce1" office:value-type="string" calcext:value-type="string">
            <text:p>0.018853477602887626</text:p>
          </table:table-cell>
          <table:table-cell table:style-name="ce1" office:value-type="string" calcext:value-type="string">
            <text:p>-0.006798638144070223</text:p>
          </table:table-cell>
          <table:table-cell table:style-name="ce1" office:value-type="string" calcext:value-type="string">
            <text:p>-0.04779747101097108</text:p>
          </table:table-cell>
          <table:table-cell table:style-name="ce1" office:value-type="float" office:value="0.00742467982797987" calcext:value-type="float">
            <text:p>0,0074246798</text:p>
          </table:table-cell>
          <table:table-cell table:style-name="ce1" office:value-type="float" office:value="-0.0106228208509964" calcext:value-type="float">
            <text:p>-0,0106228209</text:p>
          </table:table-cell>
          <table:table-cell table:style-name="ce1" office:value-type="float" office:value="-0.00191202107358862" calcext:value-type="float">
            <text:p>-0,0019120211</text:p>
          </table:table-cell>
          <table:table-cell table:style-name="ce1" office:value-type="float" office:value="0.0853456444143085" calcext:value-type="float">
            <text:p>0,0853456444</text:p>
          </table:table-cell>
          <table:table-cell table:style-name="ce1" office:value-type="float" office:value="0.0285452137818585" calcext:value-type="float">
            <text:p>0,028545213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89518818416091" calcext:value-type="float">
            <text:p>-0,0018951882</text:p>
          </table:table-cell>
          <table:table-cell table:style-name="ce1" office:value-type="float" office:value="-0.000600431706627607" calcext:value-type="float">
            <text:p>-0,0006004317</text:p>
          </table:table-cell>
          <table:table-cell table:style-name="ce1" office:value-type="float" office:value="0.0045820025047017" calcext:value-type="float">
            <text:p>0,0045820025</text:p>
          </table:table-cell>
          <table:table-cell table:style-name="ce1" office:value-type="float" office:value="0.541597604751587" calcext:value-type="float">
            <text:p>0,5415976048</text:p>
          </table:table-cell>
          <table:table-cell table:style-name="ce1" office:value-type="float" office:value="0.541613340377808" calcext:value-type="float">
            <text:p>0,5416133404</text:p>
          </table:table-cell>
          <table:table-cell table:style-name="ce1" office:value-type="float" office:value="0.541615009307861" calcext:value-type="float">
            <text:p>0,5416150093</text:p>
          </table:table-cell>
          <table:table-cell table:style-name="ce1" office:value-type="float" office:value="-0.181023389101028" calcext:value-type="float">
            <text:p>-0,1810233891</text:p>
          </table:table-cell>
          <table:table-cell table:style-name="ce1" office:value-type="float" office:value="4.10343170166016" calcext:value-type="float">
            <text:p>4,1034317017</text:p>
          </table:table-cell>
          <table:table-cell table:style-name="ce1" office:value-type="float" office:value="-0.868070662021637" calcext:value-type="float">
            <text:p>-0,868070662</text:p>
          </table:table-cell>
        </table:table-row>
        <table:table-row table:style-name="ro1">
          <table:table-cell table:style-name="ce1" office:value-type="string" calcext:value-type="string">
            <text:p>2.5777180194854736</text:p>
          </table:table-cell>
          <table:table-cell table:style-name="ce1" office:value-type="string" calcext:value-type="string">
            <text:p>0.014974117279052734</text:p>
          </table:table-cell>
          <table:table-cell table:style-name="ce1" office:value-type="string" calcext:value-type="string">
            <text:p>78.48837780952454</text:p>
          </table:table-cell>
          <table:table-cell table:style-name="ce1" office:value-type="float" office:value="-0.0152093198101531" calcext:value-type="float">
            <text:p>-0,0152093198</text:p>
          </table:table-cell>
          <table:table-cell table:style-name="ce1" office:value-type="float" office:value="0.0360118632271662" calcext:value-type="float">
            <text:p>0,0360118632</text:p>
          </table:table-cell>
          <table:table-cell table:style-name="ce1" office:value-type="float" office:value="0.313976910379198" calcext:value-type="float">
            <text:p>0,3139769104</text:p>
          </table:table-cell>
          <table:table-cell table:style-name="ce1" office:value-type="float" office:value="0.018548909369614" calcext:value-type="float">
            <text:p>0,0185489094</text:p>
          </table:table-cell>
          <table:table-cell table:number-columns-repeated="2" table:style-name="ce1" office:value-type="float" office:value="-0.0101586162899967" calcext:value-type="float">
            <text:p>-0,0101586163</text:p>
          </table:table-cell>
          <table:table-cell table:style-name="ce1" office:value-type="float" office:value="-0.177615821361542" calcext:value-type="float">
            <text:p>-0,1776158214</text:p>
          </table:table-cell>
          <table:table-cell table:style-name="ce1" office:value-type="float" office:value="4.10196113586426" calcext:value-type="float">
            <text:p>4,1019611359</text:p>
          </table:table-cell>
          <table:table-cell table:style-name="ce1" office:value-type="float" office:value="-0.856600046157837" calcext:value-type="float">
            <text:p>-0,8566000462</text:p>
          </table:table-cell>
          <table:table-cell table:style-name="ce1" office:value-type="string" calcext:value-type="string">
            <text:p>0.018548909369614043</text:p>
          </table:table-cell>
          <table:table-cell table:style-name="ce1" office:value-type="string" calcext:value-type="string">
            <text:p>-0.0101586162899967</text:p>
          </table:table-cell>
          <table:table-cell table:style-name="ce1" office:value-type="string" calcext:value-type="string">
            <text:p>-0.04675938837819333</text:p>
          </table:table-cell>
          <table:table-cell table:style-name="ce1" office:value-type="float" office:value="0.00581050815213799" calcext:value-type="float">
            <text:p>0,0058105082</text:p>
          </table:table-cell>
          <table:table-cell table:style-name="ce1" office:value-type="float" office:value="-0.0108792204649136" calcext:value-type="float">
            <text:p>-0,0108792205</text:p>
          </table:table-cell>
          <table:table-cell table:style-name="ce1" office:value-type="float" office:value="-0.00125994644518252" calcext:value-type="float">
            <text:p>-0,0012599464</text:p>
          </table:table-cell>
          <table:table-cell table:style-name="ce1" office:value-type="float" office:value="0.097476613837991" calcext:value-type="float">
            <text:p>0,0974766138</text:p>
          </table:table-cell>
          <table:table-cell table:style-name="ce1" office:value-type="float" office:value="0.00583311946433238" calcext:value-type="float">
            <text:p>0,005833119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859064593168836" calcext:value-type="float">
            <text:p>-0,0085906459</text:p>
          </table:table-cell>
          <table:table-cell table:style-name="ce1" office:value-type="float" office:value="-0.00136463168914255" calcext:value-type="float">
            <text:p>-0,0013646317</text:p>
          </table:table-cell>
          <table:table-cell table:style-name="ce1" office:value-type="float" office:value="0.0200223226795675" calcext:value-type="float">
            <text:p>0,0200223227</text:p>
          </table:table-cell>
          <table:table-cell table:style-name="ce1" office:value-type="float" office:value="0.626329183578491" calcext:value-type="float">
            <text:p>0,6263291836</text:p>
          </table:table-cell>
          <table:table-cell table:style-name="ce1" office:value-type="float" office:value="0.626297473907471" calcext:value-type="float">
            <text:p>0,6262974739</text:p>
          </table:table-cell>
          <table:table-cell table:style-name="ce1" office:value-type="float" office:value="0.626295804977417" calcext:value-type="float">
            <text:p>0,626295805</text:p>
          </table:table-cell>
          <table:table-cell table:style-name="ce1" office:value-type="float" office:value="-0.177615821361542" calcext:value-type="float">
            <text:p>-0,1776158214</text:p>
          </table:table-cell>
          <table:table-cell table:style-name="ce1" office:value-type="float" office:value="4.10196113586426" calcext:value-type="float">
            <text:p>4,1019611359</text:p>
          </table:table-cell>
          <table:table-cell table:style-name="ce1" office:value-type="float" office:value="-0.856600046157837" calcext:value-type="float">
            <text:p>-0,8566000462</text:p>
          </table:table-cell>
        </table:table-row>
        <table:table-row table:style-name="ro1">
          <table:table-cell table:style-name="ce1" office:value-type="string" calcext:value-type="string">
            <text:p>2.5994136333465576</text:p>
          </table:table-cell>
          <table:table-cell table:style-name="ce1" office:value-type="string" calcext:value-type="string">
            <text:p>0.021695613861083984</text:p>
          </table:table-cell>
          <table:table-cell table:style-name="ce1" office:value-type="string" calcext:value-type="string">
            <text:p>79.04555344581604</text:p>
          </table:table-cell>
          <table:table-cell table:style-name="ce1" office:value-type="float" office:value="-0.0102389483984968" calcext:value-type="float">
            <text:p>-0,0102389484</text:p>
          </table:table-cell>
          <table:table-cell table:style-name="ce1" office:value-type="float" office:value="0.0348805024297218" calcext:value-type="float">
            <text:p>0,0348805024</text:p>
          </table:table-cell>
          <table:table-cell table:style-name="ce1" office:value-type="float" office:value="0.302500320437514" calcext:value-type="float">
            <text:p>0,3025003204</text:p>
          </table:table-cell>
          <table:table-cell table:style-name="ce1" office:value-type="float" office:value="0.0185023280861125" calcext:value-type="float">
            <text:p>0,0185023281</text:p>
          </table:table-cell>
          <table:table-cell table:number-columns-repeated="2" table:style-name="ce1" office:value-type="float" office:value="-0.0127062427958118" calcext:value-type="float">
            <text:p>-0,0127062428</text:p>
          </table:table-cell>
          <table:table-cell table:style-name="ce1" office:value-type="float" office:value="-0.173753067851067" calcext:value-type="float">
            <text:p>-0,1737530679</text:p>
          </table:table-cell>
          <table:table-cell table:style-name="ce1" office:value-type="float" office:value="4.09981298446655" calcext:value-type="float">
            <text:p>4,0998129845</text:p>
          </table:table-cell>
          <table:table-cell table:style-name="ce1" office:value-type="float" office:value="-0.845437824726105" calcext:value-type="float">
            <text:p>-0,8454378247</text:p>
          </table:table-cell>
          <table:table-cell table:style-name="ce1" office:value-type="string" calcext:value-type="string">
            <text:p>0.01850232808611249</text:p>
          </table:table-cell>
          <table:table-cell table:style-name="ce1" office:value-type="string" calcext:value-type="string">
            <text:p>-0.012706242795811796</text:p>
          </table:table-cell>
          <table:table-cell table:style-name="ce1" office:value-type="string" calcext:value-type="string">
            <text:p>-0.04626736514714717</text:p>
          </table:table-cell>
          <table:table-cell table:style-name="ce1" office:value-type="float" office:value="0.00456279594304592" calcext:value-type="float">
            <text:p>0,0045627959</text:p>
          </table:table-cell>
          <table:table-cell table:style-name="ce1" office:value-type="float" office:value="-0.0108035589681499" calcext:value-type="float">
            <text:p>-0,010803559</text:p>
          </table:table-cell>
          <table:table-cell table:style-name="ce1" office:value-type="float" office:value="-0.000726799339718288" calcext:value-type="float">
            <text:p>-0,0007267993</text:p>
          </table:table-cell>
          <table:table-cell table:style-name="ce1" office:value-type="float" office:value="0.10596168231034" calcext:value-type="float">
            <text:p>0,1059616823</text:p>
          </table:table-cell>
          <table:table-cell table:style-name="ce1" office:value-type="float" office:value="-0.0142580346735429" calcext:value-type="float">
            <text:p>-0,014258034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745499936386472" calcext:value-type="float">
            <text:p>-0,0074549994</text:p>
          </table:table-cell>
          <table:table-cell table:style-name="ce1" office:value-type="float" office:value="0.000452058229925488" calcext:value-type="float">
            <text:p>0,0004520582</text:p>
          </table:table-cell>
          <table:table-cell table:style-name="ce1" office:value-type="float" office:value="0.0183773677028447" calcext:value-type="float">
            <text:p>0,0183773677</text:p>
          </table:table-cell>
          <table:table-cell table:style-name="ce1" office:value-type="float" office:value="0.557886123657227" calcext:value-type="float">
            <text:p>0,5578861237</text:p>
          </table:table-cell>
          <table:table-cell table:style-name="ce1" office:value-type="float" office:value="0.55790376663208" calcext:value-type="float">
            <text:p>0,5579037666</text:p>
          </table:table-cell>
          <table:table-cell table:style-name="ce1" office:value-type="float" office:value="0.557905197143555" calcext:value-type="float">
            <text:p>0,5579051971</text:p>
          </table:table-cell>
          <table:table-cell table:style-name="ce1" office:value-type="float" office:value="-0.173753067851067" calcext:value-type="float">
            <text:p>-0,1737530679</text:p>
          </table:table-cell>
          <table:table-cell table:style-name="ce1" office:value-type="float" office:value="4.09981298446655" calcext:value-type="float">
            <text:p>4,0998129845</text:p>
          </table:table-cell>
          <table:table-cell table:style-name="ce1" office:value-type="float" office:value="-0.845437824726105" calcext:value-type="float">
            <text:p>-0,8454378247</text:p>
          </table:table-cell>
        </table:table-row>
        <table:table-row table:style-name="ro1" table:number-rows-repeated="1048413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2T17:41:48.053387004</dc:date>
    <meta:editing-duration>PT1M56S</meta:editing-duration>
    <meta:editing-cycles>1</meta:editing-cycles>
    <meta:document-statistic meta:table-count="1" meta:cell-count="486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data.D1:data.D162" svg:x="0.32cm" svg:y="0.18cm" svg:width="13.097cm" svg:height="8.64cm">
          <chartooo:coordinate-region svg:x="1.153cm" svg:y="0.379cm" svg:width="12.23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D1:data.D162" chart:class="chart:bar">
            <chart:data-point chart:repeated="1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9722353219986">
                <text:p>0.289722353219986</text:p>
                <draw:g>
                  <svg:desc>data.D1:data.D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8015285730362">
                <text:p>0.278015285730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784863114357">
                <text:p>0.27784863114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35178551077843">
                <text:p>-0.135178551077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3770987987518">
                <text:p>0.2737709879875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8972942829132">
                <text:p>0.2589729428291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54097080230713">
                <text:p>-0.154097080230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52171194553375">
                <text:p>-0.152171194553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8708481192589">
                <text:p>0.2387084811925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3958596587181">
                <text:p>0.223958596587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75865852832794">
                <text:p>-0.2758658528327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82065033912659">
                <text:p>-0.282065033912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0977591276169">
                <text:p>0.140977591276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82171446084976">
                <text:p>0.0982171446084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53084583580494">
                <text:p>0.0153084583580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95564597845078">
                <text:p>-0.195564597845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544119700789452">
                <text:p>-0.0544119700789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23328548669815">
                <text:p>0.0923328548669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623314678668976">
                <text:p>-0.06233146786689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42350513488054">
                <text:p>-0.01423505134880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8053982257843">
                <text:p>0.1080539822578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80454406142235">
                <text:p>0.08804544061422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9618392586708">
                <text:p>0.04096183925867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06682379543781">
                <text:p>0.04066823795437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82144036889076">
                <text:p>0.05821440368890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08282040059566">
                <text:p>0.03082820400595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17435881495476">
                <text:p>0.0217435881495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28500210121274">
                <text:p>0.01285002101212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423550512641668">
                <text:p>-0.00423550512641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208819266408682">
                <text:p>-0.02088192664086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289631523191929">
                <text:p>-0.02896315231919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369318462908268">
                <text:p>-0.03693184629082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48109374094654">
                <text:p>-0.248109374094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681826546788216">
                <text:p>-0.0681826546788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830644592642784">
                <text:p>-0.08306445926427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900486409664154">
                <text:p>-0.0900486409664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968216955661774">
                <text:p>-0.09682169556617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03228904306889">
                <text:p>-0.1032289043068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09728917479515">
                <text:p>-0.1097289174795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0874716937542">
                <text:p>-0.108747169375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15150131285191">
                <text:p>-0.1151501312851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13254696130753">
                <text:p>-0.1132546961307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11879773437977">
                <text:p>-0.1118797734379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03488706052303">
                <text:p>-0.1034887060523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02337211370468">
                <text:p>-0.102337211370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941167548298836">
                <text:p>-0.09411675482988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864366888999939">
                <text:p>-0.08643668889999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7175712287426">
                <text:p>-0.071757122874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571141913533211">
                <text:p>-0.05711419135332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432104058563709">
                <text:p>-0.04321040585637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95702442526817">
                <text:p>-0.02957024425268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161981116980314">
                <text:p>-0.01619811169803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319774402305484">
                <text:p>-0.003197744023054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315845827572048">
                <text:p>0.00315845827572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55977681279182">
                <text:p>0.01559776812791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16808449476957">
                <text:p>0.02168084494769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74859089404345">
                <text:p>0.0274859089404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332544490695">
                <text:p>0.033325444906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48489151895046">
                <text:p>0.04484891518950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9952644854784">
                <text:p>0.0499526448547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52516132593155">
                <text:p>0.05525161325931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02479502558708">
                <text:p>0.0602479502558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94699904322624">
                <text:p>0.05946999043226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33241697190664">
                <text:p>-0.1332416971906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33033466191939">
                <text:p>-0.1330334661919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32938324393314">
                <text:p>-0.132938324393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32222480152124">
                <text:p>-0.1322224801521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16125892387864">
                <text:p>-0.1161258923878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12068042021107">
                <text:p>-0.112068042021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719882230975746">
                <text:p>-0.07198822309757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621336996003887">
                <text:p>-0.06213369960038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35146712132925">
                <text:p>-0.0351467121329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830224767200833">
                <text:p>-0.008302247672008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664812180130228">
                <text:p>0.006648121801302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73180398548191">
                <text:p>0.03731803985481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51596825700835">
                <text:p>0.06515968257008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19863249356916">
                <text:p>0.07198632493569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865996489654991">
                <text:p>0.08659964896549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1914579669635">
                <text:p>0.1019145796696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416016837609">
                <text:p>0.114160168376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4555721465084">
                <text:p>0.1245557214650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7796615531415">
                <text:p>0.127796615531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9665755195382">
                <text:p>0.1296657551953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1556952533163">
                <text:p>0.1315569525331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30132154274134">
                <text:p>0.1301321542741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6894407986123">
                <text:p>0.1268944079861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4139733428572">
                <text:p>0.1241397334285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5413985226625">
                <text:p>0.115413985226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2373477514879">
                <text:p>0.1123734775148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3063408147406">
                <text:p>0.1030634081474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7678970867469">
                <text:p>0.0976789708674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32711585141994">
                <text:p>0.08327115851419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05795708848279">
                <text:p>0.07057957088482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61528719335013">
                <text:p>0.0561528719335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00754124023894">
                <text:p>0.04007541240238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66565927606145">
                <text:p>0.02665659276061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54594778281602">
                <text:p>0.01545947782816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04286837774433">
                <text:p>0.009042868377744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118334450684258">
                <text:p>-0.001183344506842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101213466712377">
                <text:p>-0.01012134667123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218677120973115">
                <text:p>-0.02186771209731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335187854641979">
                <text:p>-0.03351878546419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387599009209899">
                <text:p>-0.03875990092098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499566465552988">
                <text:p>-0.04995664655529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563807918943097">
                <text:p>-0.05638079189430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615029468698381">
                <text:p>-0.06150294686983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69128798407123">
                <text:p>-0.0691287984071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745913643090997">
                <text:p>-0.07459136430909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785440878229745">
                <text:p>-0.07854408782297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796354426369991">
                <text:p>-0.07963544263699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810432308295995">
                <text:p>-0.08104323082959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801634344237822">
                <text:p>-0.08016343442378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786902741011646">
                <text:p>-0.07869027410116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726346287554429">
                <text:p>-0.07263462875544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677534176991034">
                <text:p>-0.06775341769910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5828323945932">
                <text:p>-0.058283239459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537157415880902">
                <text:p>-0.05371574158809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433833131359683">
                <text:p>-0.04338331313596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381784200952906">
                <text:p>-0.03817842009529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280365658073146">
                <text:p>-0.02803656580731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190483783414863">
                <text:p>-0.01904837834148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130197314177582">
                <text:p>-0.01301973141775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986673853383112">
                <text:p>0.0009866738533831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993170623127141">
                <text:p>0.009931706231271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31961406398289">
                <text:p>0.01319614063982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40042391937387">
                <text:p>0.02400423919373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80254370716895">
                <text:p>0.02802543707168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47776760887585">
                <text:p>0.03477767608875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85043695684016">
                <text:p>0.03850436956840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22781524550239">
                <text:p>0.04227815245502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42999811371627">
                <text:p>0.04429998113716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52211528303631">
                <text:p>0.04522115283036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49622807230938">
                <text:p>0.04496228072309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35779977548166">
                <text:p>0.04357799775481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25598257951392">
                <text:p>0.04255982579513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10878300942757">
                <text:p>0.04108783009427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85583317766748">
                <text:p>0.03855833177667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65655908747691">
                <text:p>0.03656559087476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41538577283054">
                <text:p>0.03415385772830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99654926524072">
                <text:p>0.02996549265240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75557759321398">
                <text:p>0.02755577593213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30152478540765">
                <text:p>0.02301524785407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00287408028718">
                <text:p>0.02002874080287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06545266045694">
                <text:p>0.01065452660456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83921580405239">
                <text:p>0.002839215804052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511213724593413">
                <text:p>-0.005112137245934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137017655429246">
                <text:p>-0.01370176554292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205089895954402">
                <text:p>-0.02050898959544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297099188075079">
                <text:p>-0.02970991880750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348155071583783">
                <text:p>-0.03481550715837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367224147165321">
                <text:p>-0.03672241471653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403885994606686">
                <text:p>-0.04038859946066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41177854094982">
                <text:p>-0.0411778540949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404822493904776">
                <text:p>-0.04048224939047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391186668916985">
                <text:p>-0.03911866689169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363918128344345">
                <text:p>-0.03639181283443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327218801061979">
                <text:p>-0.03272188010619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25775362141028">
                <text:p>-0.0257753621410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247489327599329">
                <text:p>-0.02474893275993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193683605071266">
                <text:p>-0.01936836050712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152093198101531">
                <text:p>-0.01520931981015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102389483984968">
                <text:p>-0.01023894839849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7cm" xlink:href=".." xlink:type="simple" chart:class="chart:bar" chart:style-name="ch1">
        <chart:legend chart:legend-position="end" svg:x="13.735cm" svg:y="4.199cm" style:legend-expansion="high" chart:style-name="ch2"/>
        <chart:plot-area chart:style-name="ch3" table:cell-range-address="data.E1:data.E162" svg:x="0.347cm" svg:y="0.231cm" svg:width="13.095cm" svg:height="8.637cm">
          <chartooo:coordinate-region svg:x="1.18cm" svg:y="0.43cm" svg:width="12.235cm" svg:height="8.2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E1:data.E162" chart:class="chart:bar">
            <chart:data-point chart:repeated="1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1496157646179">
                <text:p>2.91496157646179</text:p>
                <draw:g>
                  <svg:desc>data.E1:data.E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5705089569092">
                <text:p>2.85705089569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1986808776855">
                <text:p>2.81986808776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8576817512512">
                <text:p>2.88576817512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1343388557434">
                <text:p>2.81343388557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9907355308533">
                <text:p>2.69907355308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0550436973572">
                <text:p>2.50550436973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7129602432251">
                <text:p>2.27129602432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8168473243713">
                <text:p>2.181684732437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0470280647278">
                <text:p>2.00470280647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5533332824707">
                <text:p>1.855333328247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1256051063538">
                <text:p>1.61256051063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3429582118988">
                <text:p>1.634295821189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59663772583">
                <text:p>1.55596637725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4607808589935">
                <text:p>1.046078085899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07620310783386">
                <text:p>0.9076203107833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7126157283783">
                <text:p>1.271261572837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30995738506317">
                <text:p>0.8309957385063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8109395503998">
                <text:p>0.628109395503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414710521698">
                <text:p>0.57414710521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5169909000397">
                <text:p>0.7751699090003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46069252490997">
                <text:p>0.7460692524909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9682881832123">
                <text:p>0.4596828818321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8313245773315">
                <text:p>0.438313245773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8270597457886">
                <text:p>0.6582705974578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39110255241394">
                <text:p>0.339110255241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8758974075317">
                <text:p>0.3087589740753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4150400161743">
                <text:p>0.244150400161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9068754911423">
                <text:p>0.1990687549114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4526263475418">
                <text:p>0.154526263475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8265395760536">
                <text:p>0.1282653957605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2588459849358">
                <text:p>0.102588459849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0197653045525">
                <text:p>0.220197653045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60966995358467">
                <text:p>0.03609669953584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95545037463307">
                <text:p>0.003955450374633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27406107634306">
                <text:p>-0.027406107634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580930188298225">
                <text:p>-0.0580930188298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879357308149338">
                <text:p>-0.08793573081493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09728917479515">
                <text:p>-0.1097289174795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23746775090694">
                <text:p>-0.1237467750906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44866302609444">
                <text:p>-0.144866302609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71708732843399">
                <text:p>-0.1717087328433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84060275554657">
                <text:p>-0.1840602755546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96271687746048">
                <text:p>-0.1962716877460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08203285932541">
                <text:p>-0.208203285932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12634161114693">
                <text:p>-0.2126341611146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10905522108078">
                <text:p>-0.2109055221080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1527136862278">
                <text:p>-0.215271368622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4939156770706">
                <text:p>-0.2049391567707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96108758449554">
                <text:p>-0.1961087584495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87278211116791">
                <text:p>-0.1872782111167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71699970960617">
                <text:p>-0.1716999709606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56689465045929">
                <text:p>-0.1566894650459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42130628228188">
                <text:p>-0.1421306282281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21662594377995">
                <text:p>-0.121662594377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08404226601124">
                <text:p>-0.1084042266011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885657072067261">
                <text:p>-0.08856570720672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757396444678307">
                <text:p>-0.07573964446783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508287735283375">
                <text:p>-0.0508287735283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20568735897541">
                <text:p>-0.0205687358975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290797953493893">
                <text:p>-0.002907979534938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0082650706172">
                <text:p>0.0200826507061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68147566914558">
                <text:p>0.03681475669145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1741515634916">
                <text:p>0.2017415156349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6473470131556">
                <text:p>0.2164734701315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27304590521035">
                <text:p>0.2273045905210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39494554238555">
                <text:p>0.2394945542385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44765311847498">
                <text:p>0.2447653118474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43776766054424">
                <text:p>0.2437767660544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27152481491183">
                <text:p>0.2271524814911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2266382135843">
                <text:p>0.222663821358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02768001659417">
                <text:p>0.2027680016594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81174813229361">
                <text:p>0.1811748132293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67337553603436">
                <text:p>0.1673375536034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35950685418271">
                <text:p>0.1359506854182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967684300267138">
                <text:p>0.09676843002671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74461579010075">
                <text:p>0.08744615790100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25033338754615">
                <text:p>0.06250333387546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16970520831931">
                <text:p>0.03169705208319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4357918995716">
                <text:p>-0.00043579189957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269002053099052">
                <text:p>-0.02690020530990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401672042912033">
                <text:p>-0.04016720429120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505886797729972">
                <text:p>-0.05058867977299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715283445588509">
                <text:p>-0.07152834455885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932741137336434">
                <text:p>-0.09327411373364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06503035643218">
                <text:p>-0.1065030356432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14517484550123">
                <text:p>-0.1145174845501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30767070952757">
                <text:p>-0.1307670709527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32801104842881">
                <text:p>-0.1328011048428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40796185275655">
                <text:p>-0.140796185275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4323765039444">
                <text:p>-0.143237650394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45165408007157">
                <text:p>-0.1451654080071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44166507378772">
                <text:p>-0.1441665073787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39860271671672">
                <text:p>-0.1398602716716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32856616083487">
                <text:p>-0.1328566160834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24917689848829">
                <text:p>-0.1249176898488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16979523665375">
                <text:p>-0.116979523665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11807152031013">
                <text:p>-0.1118071520310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02269530848221">
                <text:p>-0.1022695308482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23550896070622">
                <text:p>-0.09235508960706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775638688700619">
                <text:p>-0.07756386887006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614654670259628">
                <text:p>-0.06146546702596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23311243188441">
                <text:p>-0.05233112431884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31769530221038">
                <text:p>-0.0317695302210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169419086736592">
                <text:p>-0.01694190867365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484137394160814">
                <text:p>-0.004841373941608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72746474265385">
                <text:p>0.01727464742653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60086014132119">
                <text:p>0.03600860141321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37382936734637">
                <text:p>0.05373829367346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12198247352937">
                <text:p>0.06121982473529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57763964917373">
                <text:p>0.07577639649173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838305786435987">
                <text:p>0.08383057864359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79177184384546">
                <text:p>0.08791771843845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5274142737006">
                <text:p>0.0952741427370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6781082543326">
                <text:p>0.0967810825433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77864152303448">
                <text:p>0.09778641523034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971510154137641">
                <text:p>0.09715101541376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39950354765227">
                <text:p>0.09399503547652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18124529452604">
                <text:p>0.09181245294526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58762026017095">
                <text:p>0.08587620260170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78480635424731">
                <text:p>0.0784806354247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730324207839591">
                <text:p>0.07303242078395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78326858525498">
                <text:p>0.05783268585254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58043402802475">
                <text:p>0.04580434028024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10591787270581">
                <text:p>0.04105917872705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4707948080448">
                <text:p>0.0247079480804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76230070215684">
                <text:p>0.01762300702156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40537596947548">
                <text:p>0.00405375969475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490754328087478">
                <text:p>-0.004907543280874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171592715785574">
                <text:p>-0.01715927157855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268481645048998">
                <text:p>-0.02684816450489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371405482421526">
                <text:p>-0.03714054824215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389275368429536">
                <text:p>-0.03892753684295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50315741935377">
                <text:p>-0.0503157419353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531199915854858">
                <text:p>-0.05311999158548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567639143727892">
                <text:p>-0.05676391437278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596276927821304">
                <text:p>-0.05962769278213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597654860416416">
                <text:p>-0.05976548604164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591342125129656">
                <text:p>-0.05913421251296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568017204145522">
                <text:p>-0.05680172041455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551468087935153">
                <text:p>-0.05514680879351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513819110030768">
                <text:p>-0.05138191100307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489829616020376">
                <text:p>-0.04898296160203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413395252795947">
                <text:p>-0.04133952527959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349111781990225">
                <text:p>-0.03491117819902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283346606596706">
                <text:p>-0.02833466065967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207808673925077">
                <text:p>-0.02078086739250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144357465050919">
                <text:p>-0.01443574650509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502551193737115">
                <text:p>-0.005025511937371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21608016477829">
                <text:p>0.001216080164778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368703212402186">
                <text:p>0.003687032124021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08031468619707">
                <text:p>0.01080314686197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39118468864637">
                <text:p>0.01391184688646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13641538744631">
                <text:p>0.02136415387446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46961011866073">
                <text:p>0.02469610118660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83127053587605">
                <text:p>0.02831270535876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11396275941616">
                <text:p>0.03113962759416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50842010143592">
                <text:p>0.0350842010143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54094028366546">
                <text:p>0.03540940283665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62640682163786">
                <text:p>0.03626406821637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60118632271662">
                <text:p>0.03601186322716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48805024297218">
                <text:p>0.03488050242972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